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text-properties fo:background-color="transparent"/>
    </style:style>
    <style:style style:name="P4" style:family="paragraph" style:parent-style-name="Text_20_body">
      <style:paragraph-properties fo:text-align="justify" style:justify-single-word="false"/>
      <style:text-properties fo:font-style="normal" style:font-style-asian="normal" style:font-style-complex="normal"/>
    </style:style>
    <style:style style:name="P5" style:family="paragraph" style:parent-style-name="Text_20_body">
      <style:paragraph-properties fo:text-align="justify" style:justify-single-word="false"/>
      <style:text-properties fo:font-style="normal" fo:background-color="#ffff00" style:font-style-asian="normal" style:font-style-complex="normal"/>
    </style:style>
    <style:style style:name="P6" style:family="paragraph" style:parent-style-name="Text_20_body">
      <style:paragraph-properties fo:text-align="justify" style:justify-single-word="false"/>
      <style:text-properties fo:font-style="normal" fo:background-color="transparent" style:font-style-asian="normal" style:font-style-complex="normal"/>
    </style:style>
    <style:style style:name="P7" style:family="paragraph" style:parent-style-name="Text_20_body">
      <style:paragraph-properties fo:text-align="justify" style:justify-single-word="false"/>
      <style:text-properties fo:font-style="italic" fo:background-color="transparent" style:font-style-asian="italic" style:font-style-complex="italic"/>
    </style:style>
    <style:style style:name="P8" style:family="paragraph" style:parent-style-name="Text_20_body">
      <style:paragraph-properties fo:text-align="justify" style:justify-single-word="false"/>
      <style:text-properties fo:font-style="italic" fo:background-color="#ffff00" style:font-style-asian="italic" style:font-style-complex="italic"/>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fo:background-color="#ffff00"/>
    </style:style>
    <style:style style:name="P12" style:family="paragraph" style:parent-style-name="Text_20_body">
      <style:paragraph-properties fo:text-align="justify" style:justify-single-word="false"/>
      <style:text-properties fo:background-color="#ffff00"/>
    </style:style>
    <style:style style:name="P13" style:family="paragraph" style:parent-style-name="Text_20_body">
      <style:text-properties fo:language="ru" fo:country="RU" fo:background-color="transparent"/>
    </style:style>
    <style:style style:name="P14" style:family="paragraph" style:parent-style-name="Text_20_body">
      <style:text-properties officeooo:paragraph-rsid="017c2011"/>
    </style:style>
    <style:style style:name="P15" style:family="paragraph" style:parent-style-name="Text_20_body">
      <style:text-properties style:text-line-through-style="none" style:text-line-through-type="none" fo:language="ru" fo:country="RU" officeooo:rsid="0183f559" officeooo:paragraph-rsid="017c2011" fo:background-color="transparent"/>
    </style:style>
    <style:style style:name="P16" style:family="paragraph" style:parent-style-name="Text_20_body">
      <style:text-properties officeooo:paragraph-rsid="01de990d"/>
    </style:style>
    <style:style style:name="P17" style:family="paragraph" style:parent-style-name="Text_20_body">
      <style:paragraph-properties fo:text-align="justify" style:justify-single-word="false" fo:padding="0in" fo:border="none" style:shadow="none" style:join-border="false"/>
    </style:style>
    <style:style style:name="P18" style:family="paragraph" style:parent-style-name="Text_20_body">
      <style:paragraph-properties fo:text-align="justify" style:justify-single-word="false" fo:padding="0in" fo:border="none" style:shadow="none" style:join-border="false"/>
      <style:text-properties officeooo:paragraph-rsid="0014a904"/>
    </style:style>
    <style:style style:name="P19" style:family="paragraph" style:parent-style-name="Text_20_body">
      <style:paragraph-properties fo:text-align="justify" style:justify-single-word="false" fo:padding="0in" fo:border="none" style:shadow="none" style:join-border="false"/>
      <style:text-properties officeooo:paragraph-rsid="0016533d"/>
    </style:style>
    <style:style style:name="P20" style:family="paragraph" style:parent-style-name="Text_20_body">
      <style:paragraph-properties fo:text-align="justify" style:justify-single-word="false" fo:padding="0in" fo:border="none" style:shadow="none" style:join-border="false"/>
      <style:text-properties officeooo:paragraph-rsid="001bd503"/>
    </style:style>
    <style:style style:name="P21" style:family="paragraph" style:parent-style-name="Text_20_body">
      <style:paragraph-properties fo:text-align="justify" style:justify-single-word="false" fo:padding="0in" fo:border="none" style:shadow="none" style:join-border="false"/>
      <style:text-properties officeooo:paragraph-rsid="001bef74"/>
    </style:style>
    <style:style style:name="P22" style:family="paragraph" style:parent-style-name="Text_20_body">
      <style:paragraph-properties fo:text-align="justify" style:justify-single-word="false" fo:padding="0in" fo:border="none" style:shadow="none" style:join-border="false"/>
      <style:text-properties officeooo:paragraph-rsid="001dff8b"/>
    </style:style>
    <style:style style:name="P23" style:family="paragraph" style:parent-style-name="Text_20_body">
      <style:paragraph-properties fo:text-align="justify" style:justify-single-word="false" fo:padding="0in" fo:border="none" style:shadow="none" style:join-border="false"/>
      <style:text-properties officeooo:paragraph-rsid="00234c58"/>
    </style:style>
    <style:style style:name="P24" style:family="paragraph" style:parent-style-name="Text_20_body">
      <style:paragraph-properties fo:text-align="justify" style:justify-single-word="false" fo:padding="0in" fo:border="none" style:shadow="none" style:join-border="false"/>
      <style:text-properties officeooo:paragraph-rsid="00240b24"/>
    </style:style>
    <style:style style:name="P25" style:family="paragraph" style:parent-style-name="Text_20_body">
      <style:paragraph-properties fo:text-align="justify" style:justify-single-word="false" fo:padding="0in" fo:border="none" style:shadow="none" style:join-border="false"/>
      <style:text-properties officeooo:paragraph-rsid="0027eccd"/>
    </style:style>
    <style:style style:name="P26" style:family="paragraph" style:parent-style-name="Text_20_body">
      <style:paragraph-properties fo:text-align="justify" style:justify-single-word="false" fo:padding="0in" fo:border="none" style:shadow="none" style:join-border="false"/>
      <style:text-properties officeooo:paragraph-rsid="002d4f2b"/>
    </style:style>
    <style:style style:name="P27" style:family="paragraph" style:parent-style-name="Text_20_body">
      <style:paragraph-properties fo:text-align="justify" style:justify-single-word="false" fo:padding="0in" fo:border="none" style:shadow="none" style:join-border="false"/>
      <style:text-properties officeooo:paragraph-rsid="0032aed4"/>
    </style:style>
    <style:style style:name="P28" style:family="paragraph" style:parent-style-name="Text_20_body">
      <style:paragraph-properties fo:text-align="justify" style:justify-single-word="false" fo:padding="0in" fo:border="none" style:shadow="none" style:join-border="false"/>
      <style:text-properties officeooo:paragraph-rsid="00380dd4"/>
    </style:style>
    <style:style style:name="P29" style:family="paragraph" style:parent-style-name="Text_20_body">
      <style:paragraph-properties fo:text-align="justify" style:justify-single-word="false" fo:padding="0in" fo:border="none" style:shadow="none" style:join-border="false"/>
      <style:text-properties officeooo:paragraph-rsid="00398145"/>
    </style:style>
    <style:style style:name="P30" style:family="paragraph" style:parent-style-name="Text_20_body">
      <style:paragraph-properties fo:text-align="justify" style:justify-single-word="false" fo:padding="0in" fo:border="none" style:shadow="none" style:join-border="false"/>
      <style:text-properties officeooo:paragraph-rsid="003ebfcd"/>
    </style:style>
    <style:style style:name="P31" style:family="paragraph" style:parent-style-name="Text_20_body">
      <style:paragraph-properties fo:text-align="justify" style:justify-single-word="false" fo:padding="0in" fo:border="none" style:shadow="none" style:join-border="false"/>
      <style:text-properties officeooo:paragraph-rsid="0040eeb4"/>
    </style:style>
    <style:style style:name="P32" style:family="paragraph" style:parent-style-name="Text_20_body">
      <style:paragraph-properties fo:text-align="justify" style:justify-single-word="false" fo:padding="0in" fo:border="none" style:shadow="none" style:join-border="false"/>
      <style:text-properties officeooo:paragraph-rsid="00458c95"/>
    </style:style>
    <style:style style:name="P33" style:family="paragraph" style:parent-style-name="Text_20_body">
      <style:paragraph-properties fo:text-align="justify" style:justify-single-word="false" fo:padding="0in" fo:border="none" style:shadow="none" style:join-border="false"/>
      <style:text-properties officeooo:paragraph-rsid="004c5d98"/>
    </style:style>
    <style:style style:name="P34" style:family="paragraph" style:parent-style-name="Text_20_body">
      <style:paragraph-properties fo:text-align="justify" style:justify-single-word="false" fo:padding="0in" fo:border="none" style:shadow="none" style:join-border="false"/>
      <style:text-properties officeooo:paragraph-rsid="00510860"/>
    </style:style>
    <style:style style:name="P35" style:family="paragraph" style:parent-style-name="Text_20_body">
      <style:paragraph-properties fo:text-align="justify" style:justify-single-word="false" fo:padding="0in" fo:border="none" style:shadow="none" style:join-border="false"/>
      <style:text-properties officeooo:paragraph-rsid="0052a72d"/>
    </style:style>
    <style:style style:name="P36" style:family="paragraph" style:parent-style-name="Text_20_body">
      <style:paragraph-properties fo:text-align="justify" style:justify-single-word="false" fo:padding="0in" fo:border="none" style:shadow="none" style:join-border="false"/>
      <style:text-properties officeooo:paragraph-rsid="0052ba96"/>
    </style:style>
    <style:style style:name="P37" style:family="paragraph" style:parent-style-name="Text_20_body">
      <style:paragraph-properties fo:text-align="justify" style:justify-single-word="false" fo:padding="0in" fo:border="none" style:shadow="none" style:join-border="false"/>
      <style:text-properties officeooo:paragraph-rsid="00590d78"/>
    </style:style>
    <style:style style:name="P38" style:family="paragraph" style:parent-style-name="Text_20_body">
      <style:paragraph-properties fo:text-align="justify" style:justify-single-word="false" fo:padding="0in" fo:border="none" style:shadow="none" style:join-border="false"/>
      <style:text-properties officeooo:paragraph-rsid="005a6737"/>
    </style:style>
    <style:style style:name="P39" style:family="paragraph" style:parent-style-name="Text_20_body">
      <style:paragraph-properties fo:text-align="justify" style:justify-single-word="false" fo:padding="0in" fo:border="none" style:shadow="none" style:join-border="false"/>
      <style:text-properties officeooo:paragraph-rsid="005ca0d1"/>
    </style:style>
    <style:style style:name="P40" style:family="paragraph" style:parent-style-name="Text_20_body">
      <style:paragraph-properties fo:text-align="justify" style:justify-single-word="false" fo:padding="0in" fo:border="none" style:shadow="none" style:join-border="false"/>
      <style:text-properties officeooo:paragraph-rsid="0073bd91"/>
    </style:style>
    <style:style style:name="P41" style:family="paragraph" style:parent-style-name="Text_20_body">
      <style:paragraph-properties fo:text-align="justify" style:justify-single-word="false" fo:padding="0in" fo:border="none" style:shadow="none" style:join-border="false"/>
      <style:text-properties officeooo:paragraph-rsid="008111f1"/>
    </style:style>
    <style:style style:name="P42" style:family="paragraph" style:parent-style-name="Text_20_body">
      <style:paragraph-properties fo:text-align="justify" style:justify-single-word="false" fo:padding="0in" fo:border="none" style:shadow="none" style:join-border="false"/>
      <style:text-properties officeooo:paragraph-rsid="008aac0e"/>
    </style:style>
    <style:style style:name="P43" style:family="paragraph" style:parent-style-name="Text_20_body">
      <style:paragraph-properties fo:text-align="justify" style:justify-single-word="false" fo:padding="0in" fo:border="none" style:shadow="none" style:join-border="false"/>
      <style:text-properties officeooo:paragraph-rsid="009d5f0f"/>
    </style:style>
    <style:style style:name="P44" style:family="paragraph" style:parent-style-name="Text_20_body">
      <style:paragraph-properties fo:text-align="justify" style:justify-single-word="false" fo:padding="0in" fo:border="none" style:shadow="none" style:join-border="false"/>
      <style:text-properties officeooo:paragraph-rsid="00a5ec12"/>
    </style:style>
    <style:style style:name="P45" style:family="paragraph" style:parent-style-name="Text_20_body">
      <style:paragraph-properties fo:text-align="justify" style:justify-single-word="false" fo:padding="0in" fo:border="none" style:shadow="none" style:join-border="false"/>
      <style:text-properties officeooo:paragraph-rsid="009a2491"/>
    </style:style>
    <style:style style:name="P46" style:family="paragraph" style:parent-style-name="Text_20_body">
      <style:paragraph-properties fo:text-align="justify" style:justify-single-word="false" fo:padding="0in" fo:border="none" style:shadow="none" style:join-border="false"/>
      <style:text-properties officeooo:paragraph-rsid="00b314fb"/>
    </style:style>
    <style:style style:name="P47" style:family="paragraph" style:parent-style-name="Text_20_body">
      <style:paragraph-properties fo:text-align="justify" style:justify-single-word="false" fo:padding="0in" fo:border="none" style:shadow="none" style:join-border="false"/>
      <style:text-properties officeooo:paragraph-rsid="00b678f6"/>
    </style:style>
    <style:style style:name="P48" style:family="paragraph" style:parent-style-name="Text_20_body">
      <style:paragraph-properties fo:text-align="justify" style:justify-single-word="false" fo:padding="0in" fo:border="none" style:shadow="none" style:join-border="false"/>
      <style:text-properties officeooo:paragraph-rsid="00b8476c"/>
    </style:style>
    <style:style style:name="P49" style:family="paragraph" style:parent-style-name="Text_20_body">
      <style:paragraph-properties fo:text-align="justify" style:justify-single-word="false" fo:padding="0in" fo:border="none" style:shadow="none" style:join-border="false"/>
      <style:text-properties officeooo:paragraph-rsid="00be78d0"/>
    </style:style>
    <style:style style:name="P50" style:family="paragraph" style:parent-style-name="Text_20_body">
      <style:paragraph-properties fo:text-align="justify" style:justify-single-word="false" fo:padding="0in" fo:border="none" style:shadow="none" style:join-border="false"/>
      <style:text-properties officeooo:paragraph-rsid="00be8e7d"/>
    </style:style>
    <style:style style:name="P51" style:family="paragraph" style:parent-style-name="Text_20_body">
      <style:paragraph-properties fo:text-align="justify" style:justify-single-word="false" fo:padding="0in" fo:border="none" style:shadow="none" style:join-border="false"/>
      <style:text-properties officeooo:paragraph-rsid="00c25b69"/>
    </style:style>
    <style:style style:name="P52" style:family="paragraph" style:parent-style-name="Text_20_body">
      <style:paragraph-properties fo:text-align="justify" style:justify-single-word="false" fo:padding="0in" fo:border="none" style:shadow="none" style:join-border="false"/>
      <style:text-properties officeooo:paragraph-rsid="00c380e7"/>
    </style:style>
    <style:style style:name="P53" style:family="paragraph" style:parent-style-name="Text_20_body">
      <style:paragraph-properties fo:text-align="justify" style:justify-single-word="false" fo:padding="0in" fo:border="none" style:shadow="none" style:join-border="false"/>
      <style:text-properties officeooo:paragraph-rsid="00d2e70d"/>
    </style:style>
    <style:style style:name="P54" style:family="paragraph" style:parent-style-name="Text_20_body">
      <style:paragraph-properties fo:text-align="justify" style:justify-single-word="false" fo:padding="0in" fo:border="none" style:shadow="none" style:join-border="false"/>
      <style:text-properties officeooo:paragraph-rsid="00d4f210"/>
    </style:style>
    <style:style style:name="P55" style:family="paragraph" style:parent-style-name="Text_20_body">
      <style:paragraph-properties fo:text-align="justify" style:justify-single-word="false" fo:padding="0in" fo:border="none" style:shadow="none" style:join-border="false"/>
      <style:text-properties officeooo:paragraph-rsid="00d5f182"/>
    </style:style>
    <style:style style:name="P56" style:family="paragraph" style:parent-style-name="Text_20_body">
      <style:paragraph-properties fo:text-align="justify" style:justify-single-word="false" fo:padding="0in" fo:border="none" style:shadow="none" style:join-border="false"/>
      <style:text-properties officeooo:paragraph-rsid="00db2d22"/>
    </style:style>
    <style:style style:name="P57" style:family="paragraph" style:parent-style-name="Text_20_body">
      <style:paragraph-properties fo:text-align="justify" style:justify-single-word="false" fo:padding="0in" fo:border="none" style:shadow="none" style:join-border="false"/>
      <style:text-properties officeooo:paragraph-rsid="00e90811"/>
    </style:style>
    <style:style style:name="P58" style:family="paragraph" style:parent-style-name="Text_20_body">
      <style:paragraph-properties fo:text-align="justify" style:justify-single-word="false" fo:padding="0in" fo:border="none" style:shadow="none" style:join-border="false"/>
      <style:text-properties officeooo:paragraph-rsid="00f218dd"/>
    </style:style>
    <style:style style:name="P59" style:family="paragraph" style:parent-style-name="Text_20_body">
      <style:paragraph-properties fo:text-align="justify" style:justify-single-word="false" fo:padding="0in" fo:border="none" style:shadow="none" style:join-border="false"/>
      <style:text-properties officeooo:paragraph-rsid="00f33241"/>
    </style:style>
    <style:style style:name="P60" style:family="paragraph" style:parent-style-name="Text_20_body">
      <style:paragraph-properties fo:text-align="justify" style:justify-single-word="false" fo:padding="0in" fo:border="none" style:shadow="none" style:join-border="false"/>
      <style:text-properties officeooo:paragraph-rsid="00f815ef"/>
    </style:style>
    <style:style style:name="P61" style:family="paragraph" style:parent-style-name="Text_20_body">
      <style:paragraph-properties fo:text-align="justify" style:justify-single-word="false" fo:padding="0in" fo:border="none" style:shadow="none" style:join-border="false"/>
      <style:text-properties officeooo:paragraph-rsid="00fb9813"/>
    </style:style>
    <style:style style:name="P62" style:family="paragraph" style:parent-style-name="Text_20_body">
      <style:paragraph-properties fo:text-align="justify" style:justify-single-word="false" fo:padding="0in" fo:border="none" style:shadow="none" style:join-border="false"/>
      <style:text-properties officeooo:paragraph-rsid="010b12c3"/>
    </style:style>
    <style:style style:name="P63" style:family="paragraph" style:parent-style-name="Text_20_body">
      <style:paragraph-properties fo:text-align="justify" style:justify-single-word="false" fo:padding="0in" fo:border="none" style:shadow="none" style:join-border="false"/>
      <style:text-properties officeooo:paragraph-rsid="010d1478"/>
    </style:style>
    <style:style style:name="P64" style:family="paragraph" style:parent-style-name="Text_20_body">
      <style:paragraph-properties fo:text-align="justify" style:justify-single-word="false" fo:padding="0in" fo:border="none" style:shadow="none" style:join-border="false"/>
      <style:text-properties officeooo:paragraph-rsid="01118e12"/>
    </style:style>
    <style:style style:name="P65" style:family="paragraph" style:parent-style-name="Text_20_body">
      <style:paragraph-properties fo:text-align="justify" style:justify-single-word="false" fo:padding="0in" fo:border="none" style:shadow="none" style:join-border="false"/>
      <style:text-properties officeooo:paragraph-rsid="011271db"/>
    </style:style>
    <style:style style:name="P66" style:family="paragraph" style:parent-style-name="Text_20_body">
      <style:paragraph-properties fo:text-align="justify" style:justify-single-word="false" fo:padding="0in" fo:border="none" style:shadow="none" style:join-border="false"/>
      <style:text-properties officeooo:paragraph-rsid="01243c6c"/>
    </style:style>
    <style:style style:name="P67" style:family="paragraph" style:parent-style-name="Text_20_body">
      <style:paragraph-properties fo:text-align="justify" style:justify-single-word="false" fo:padding="0in" fo:border="none" style:shadow="none" style:join-border="false"/>
      <style:text-properties officeooo:paragraph-rsid="012a9346"/>
    </style:style>
    <style:style style:name="P68" style:family="paragraph" style:parent-style-name="Text_20_body">
      <style:paragraph-properties fo:text-align="justify" style:justify-single-word="false" fo:padding="0in" fo:border="none" style:shadow="none" style:join-border="false"/>
      <style:text-properties officeooo:paragraph-rsid="013048ec"/>
    </style:style>
    <style:style style:name="P69" style:family="paragraph" style:parent-style-name="Text_20_body">
      <style:paragraph-properties fo:text-align="justify" style:justify-single-word="false" fo:padding="0in" fo:border="none" style:shadow="none" style:join-border="false"/>
      <style:text-properties officeooo:paragraph-rsid="01323cc6"/>
    </style:style>
    <style:style style:name="P70" style:family="paragraph" style:parent-style-name="Text_20_body">
      <style:paragraph-properties fo:text-align="justify" style:justify-single-word="false" fo:padding="0in" fo:border="none" style:shadow="none" style:join-border="false"/>
      <style:text-properties officeooo:paragraph-rsid="0132cc47"/>
    </style:style>
    <style:style style:name="P71" style:family="paragraph" style:parent-style-name="Text_20_body">
      <style:paragraph-properties fo:text-align="justify" style:justify-single-word="false" fo:padding="0in" fo:border="none" style:shadow="none" style:join-border="false"/>
      <style:text-properties officeooo:paragraph-rsid="01349ca0"/>
    </style:style>
    <style:style style:name="P72" style:family="paragraph" style:parent-style-name="Text_20_body">
      <style:paragraph-properties fo:text-align="justify" style:justify-single-word="false" fo:padding="0in" fo:border="none" style:shadow="none" style:join-border="false"/>
      <style:text-properties officeooo:paragraph-rsid="013c5098"/>
    </style:style>
    <style:style style:name="P73" style:family="paragraph" style:parent-style-name="Text_20_body">
      <style:paragraph-properties fo:text-align="justify" style:justify-single-word="false" fo:padding="0in" fo:border="none" style:shadow="none" style:join-border="false"/>
      <style:text-properties officeooo:paragraph-rsid="0140b668"/>
    </style:style>
    <style:style style:name="P74" style:family="paragraph" style:parent-style-name="Text_20_body">
      <style:paragraph-properties fo:text-align="justify" style:justify-single-word="false" fo:padding="0in" fo:border="none" style:shadow="none" style:join-border="false"/>
      <style:text-properties officeooo:paragraph-rsid="01554f58"/>
    </style:style>
    <style:style style:name="P75" style:family="paragraph" style:parent-style-name="Text_20_body">
      <style:paragraph-properties fo:text-align="justify" style:justify-single-word="false" fo:padding="0in" fo:border="none" style:shadow="none" style:join-border="false"/>
      <style:text-properties officeooo:paragraph-rsid="0136c255"/>
    </style:style>
    <style:style style:name="P76" style:family="paragraph" style:parent-style-name="Text_20_body">
      <style:paragraph-properties fo:text-align="justify" style:justify-single-word="false" fo:padding="0in" fo:border="none" style:shadow="none" style:join-border="false"/>
      <style:text-properties officeooo:paragraph-rsid="0163ef60"/>
    </style:style>
    <style:style style:name="P77" style:family="paragraph" style:parent-style-name="Text_20_body">
      <style:paragraph-properties fo:text-align="justify" style:justify-single-word="false" fo:padding="0in" fo:border="none" style:shadow="none" style:join-border="false"/>
      <style:text-properties officeooo:paragraph-rsid="0167c937"/>
    </style:style>
    <style:style style:name="P78" style:family="paragraph" style:parent-style-name="Text_20_body">
      <style:paragraph-properties fo:text-align="justify" style:justify-single-word="false" fo:padding="0in" fo:border="none" style:shadow="none" style:join-border="false"/>
      <style:text-properties officeooo:paragraph-rsid="016e587d"/>
    </style:style>
    <style:style style:name="P79" style:family="paragraph" style:parent-style-name="Text_20_body">
      <style:paragraph-properties fo:text-align="justify" style:justify-single-word="false" fo:padding="0in" fo:border="none" style:shadow="none" style:join-border="false"/>
      <style:text-properties officeooo:paragraph-rsid="01719c6e"/>
    </style:style>
    <style:style style:name="P80" style:family="paragraph" style:parent-style-name="Text_20_body">
      <style:paragraph-properties fo:text-align="justify" style:justify-single-word="false" fo:padding="0in" fo:border="none" style:shadow="none" style:join-border="false"/>
      <style:text-properties officeooo:paragraph-rsid="0175c9e7"/>
    </style:style>
    <style:style style:name="P81" style:family="paragraph" style:parent-style-name="Text_20_body">
      <style:paragraph-properties fo:text-align="justify" style:justify-single-word="false" fo:padding="0in" fo:border="none" style:shadow="none" style:join-border="false"/>
      <style:text-properties officeooo:paragraph-rsid="017a4825"/>
    </style:style>
    <style:style style:name="P82" style:family="paragraph" style:parent-style-name="Text_20_body">
      <style:paragraph-properties fo:text-align="justify" style:justify-single-word="false" fo:padding="0in" fo:border="none" style:shadow="none" style:join-border="false"/>
      <style:text-properties officeooo:paragraph-rsid="018052df"/>
    </style:style>
    <style:style style:name="P83" style:family="paragraph" style:parent-style-name="Text_20_body">
      <style:paragraph-properties fo:text-align="justify" style:justify-single-word="false" fo:padding="0in" fo:border="none" style:shadow="none" style:join-border="false"/>
      <style:text-properties officeooo:paragraph-rsid="0144f423"/>
    </style:style>
    <style:style style:name="P84" style:family="paragraph" style:parent-style-name="Text_20_body">
      <style:paragraph-properties fo:text-align="justify" style:justify-single-word="false" fo:padding="0in" fo:border="none" style:shadow="none" style:join-border="false"/>
      <style:text-properties officeooo:paragraph-rsid="018ec3bd"/>
    </style:style>
    <style:style style:name="P85" style:family="paragraph" style:parent-style-name="Text_20_body">
      <style:paragraph-properties fo:text-align="justify" style:justify-single-word="false" fo:padding="0in" fo:border="none" style:shadow="none" style:join-border="false"/>
      <style:text-properties officeooo:paragraph-rsid="01866d24"/>
    </style:style>
    <style:style style:name="P86" style:family="paragraph" style:parent-style-name="Text_20_body">
      <style:paragraph-properties fo:text-align="justify" style:justify-single-word="false" fo:padding="0in" fo:border="none" style:shadow="none" style:join-border="false"/>
      <style:text-properties officeooo:paragraph-rsid="018f9cea"/>
    </style:style>
    <style:style style:name="P87" style:family="paragraph" style:parent-style-name="Text_20_body">
      <style:paragraph-properties fo:text-align="justify" style:justify-single-word="false" fo:padding="0in" fo:border="none" style:shadow="none" style:join-border="false"/>
      <style:text-properties officeooo:paragraph-rsid="0197d6da"/>
    </style:style>
    <style:style style:name="P88" style:family="paragraph" style:parent-style-name="Text_20_body">
      <style:paragraph-properties fo:text-align="justify" style:justify-single-word="false" fo:padding="0in" fo:border="none" style:shadow="none" style:join-border="false"/>
      <style:text-properties officeooo:paragraph-rsid="019d85fb"/>
    </style:style>
    <style:style style:name="P89" style:family="paragraph" style:parent-style-name="Text_20_body">
      <style:paragraph-properties fo:text-align="justify" style:justify-single-word="false" fo:padding="0in" fo:border="none" style:shadow="none" style:join-border="false"/>
      <style:text-properties officeooo:paragraph-rsid="01a41379"/>
    </style:style>
    <style:style style:name="P90" style:family="paragraph" style:parent-style-name="Text_20_body">
      <style:paragraph-properties fo:text-align="justify" style:justify-single-word="false" fo:padding="0in" fo:border="none" style:shadow="none" style:join-border="false"/>
      <style:text-properties officeooo:paragraph-rsid="01a0df4b"/>
    </style:style>
    <style:style style:name="P91" style:family="paragraph" style:parent-style-name="Text_20_body">
      <style:paragraph-properties fo:text-align="justify" style:justify-single-word="false" fo:padding="0in" fo:border="none" style:shadow="none" style:join-border="false"/>
      <style:text-properties officeooo:paragraph-rsid="01a67e87"/>
    </style:style>
    <style:style style:name="P92" style:family="paragraph" style:parent-style-name="Text_20_body">
      <style:paragraph-properties fo:text-align="justify" style:justify-single-word="false" fo:padding="0in" fo:border="none" style:shadow="none" style:join-border="false"/>
      <style:text-properties officeooo:paragraph-rsid="01ad9631"/>
    </style:style>
    <style:style style:name="P93" style:family="paragraph" style:parent-style-name="Text_20_body">
      <style:paragraph-properties fo:text-align="justify" style:justify-single-word="false" fo:padding="0in" fo:border="none" style:shadow="none" style:join-border="false"/>
      <style:text-properties officeooo:paragraph-rsid="01b0f9dd"/>
    </style:style>
    <style:style style:name="P94" style:family="paragraph" style:parent-style-name="Text_20_body">
      <style:paragraph-properties fo:text-align="justify" style:justify-single-word="false" fo:padding="0in" fo:border="none" style:shadow="none" style:join-border="false"/>
      <style:text-properties officeooo:paragraph-rsid="01bf8131"/>
    </style:style>
    <style:style style:name="P95" style:family="paragraph" style:parent-style-name="Text_20_body">
      <style:paragraph-properties fo:text-align="justify" style:justify-single-word="false" fo:padding="0in" fo:border="none" style:shadow="none" style:join-border="false"/>
      <style:text-properties officeooo:paragraph-rsid="01c29817"/>
    </style:style>
    <style:style style:name="P96" style:family="paragraph" style:parent-style-name="Text_20_body">
      <style:paragraph-properties fo:text-align="justify" style:justify-single-word="false" fo:padding="0in" fo:border="none" style:shadow="none" style:join-border="false"/>
      <style:text-properties officeooo:paragraph-rsid="01c9cf02"/>
    </style:style>
    <style:style style:name="P97" style:family="paragraph" style:parent-style-name="Text_20_body">
      <style:paragraph-properties fo:text-align="justify" style:justify-single-word="false" fo:padding="0in" fo:border="none" style:shadow="none" style:join-border="false"/>
      <style:text-properties officeooo:paragraph-rsid="01d2bd1d"/>
    </style:style>
    <style:style style:name="P98" style:family="paragraph" style:parent-style-name="Text_20_body">
      <style:paragraph-properties fo:text-align="justify" style:justify-single-word="false" fo:padding="0in" fo:border="none" style:shadow="none" style:join-border="false"/>
      <style:text-properties officeooo:paragraph-rsid="01d6840d"/>
    </style:style>
    <style:style style:name="P99" style:family="paragraph" style:parent-style-name="Text_20_body">
      <style:paragraph-properties fo:text-align="justify" style:justify-single-word="false" fo:padding="0in" fo:border="none" style:shadow="none" style:join-border="false"/>
      <style:text-properties officeooo:paragraph-rsid="01dad993"/>
    </style:style>
    <style:style style:name="P100" style:family="paragraph" style:parent-style-name="Text_20_body">
      <style:paragraph-properties fo:text-align="justify" style:justify-single-word="false" fo:padding="0in" fo:border="none" style:shadow="none" style:join-border="false"/>
      <style:text-properties fo:background-color="#ffff00"/>
    </style:style>
    <style:style style:name="P101" style:family="paragraph" style:parent-style-name="Text_20_body">
      <style:paragraph-properties fo:text-align="justify" style:justify-single-word="false" fo:padding="0in" fo:border="none" style:shadow="none" style:join-border="false"/>
      <style:text-properties officeooo:paragraph-rsid="008111f1" fo:background-color="#ffff00"/>
    </style:style>
    <style:style style:name="P102" style:family="paragraph" style:parent-style-name="Text_20_body">
      <style:paragraph-properties fo:text-align="center" style:justify-single-word="false" fo:padding="0in" fo:border="none" style:shadow="none" style:join-border="false"/>
    </style:style>
    <style:style style:name="P103" style:family="paragraph" style:parent-style-name="Text_20_body">
      <style:paragraph-properties fo:text-align="center" style:justify-single-word="false" fo:padding="0in" fo:border="none" style:shadow="none" style:join-border="false"/>
      <style:text-properties officeooo:paragraph-rsid="00437e03"/>
    </style:style>
    <style:style style:name="P104" style:family="paragraph" style:parent-style-name="Text_20_body">
      <style:paragraph-properties fo:text-align="justify" style:justify-single-word="false" fo:padding="0in" fo:border="none" style:shadow="none" style:join-border="false"/>
      <style:text-properties fo:font-style="normal" style:font-style-asian="normal" style:font-style-complex="normal"/>
    </style:style>
    <style:style style:name="P105" style:family="paragraph" style:parent-style-name="Text_20_body">
      <style:paragraph-properties fo:text-align="justify" style:justify-single-word="false" fo:padding="0in" fo:border="none" style:shadow="none" style:join-border="false"/>
      <style:text-properties fo:font-style="normal" fo:background-color="#ffff00" style:font-style-asian="normal" style:font-style-complex="normal"/>
    </style:style>
    <style:style style:name="P106" style:family="paragraph" style:parent-style-name="Text_20_body">
      <style:paragraph-properties fo:text-align="justify" style:justify-single-word="false" fo:padding="0in" fo:border="none" style:shadow="none" style:join-border="false"/>
      <style:text-properties fo:font-style="normal" fo:background-color="transparent" style:font-style-asian="normal" style:font-style-complex="normal"/>
    </style:style>
    <style:style style:name="P107" style:family="paragraph" style:parent-style-name="Text_20_body">
      <style:paragraph-properties fo:text-align="justify" style:justify-single-word="false" fo:padding="0in" fo:border="none" style:shadow="none" style:join-border="false"/>
      <style:text-properties fo:font-style="normal" fo:font-weight="bold" style:font-style-asian="normal" style:font-weight-asian="bold" style:font-style-complex="normal" style:font-weight-complex="bold"/>
    </style:style>
    <style:style style:name="P108" style:family="paragraph" style:parent-style-name="Text_20_body">
      <style:paragraph-properties fo:text-align="justify" style:justify-single-word="false" fo:padding="0in" fo:border="none" style:shadow="none" style:join-border="false"/>
      <style:text-properties fo:font-style="normal" fo:font-weight="normal" style:font-style-asian="normal" style:font-weight-asian="normal" style:font-style-complex="normal" style:font-weight-complex="normal"/>
    </style:style>
    <style:style style:name="P109" style:family="paragraph" style:parent-style-name="Text_20_body">
      <style:paragraph-properties fo:text-align="justify" style:justify-single-word="false" fo:padding="0in" fo:border="none" style:shadow="none" style:join-border="false"/>
      <style:text-properties fo:background-color="transparent"/>
    </style:style>
    <style:style style:name="P110" style:family="paragraph" style:parent-style-name="Text_20_body">
      <style:paragraph-properties fo:text-align="justify" style:justify-single-word="false" fo:padding="0in" fo:border="none" style:shadow="none" style:join-border="false"/>
      <style:text-properties officeooo:paragraph-rsid="008111f1" fo:background-color="transparent"/>
    </style:style>
    <style:style style:name="P111" style:family="paragraph" style:parent-style-name="Text_20_body">
      <style:paragraph-properties fo:text-align="center" style:justify-single-word="false" fo:padding="0in" fo:border="none" style:shadow="none" style:join-border="false"/>
      <style:text-properties fo:background-color="transparent"/>
    </style:style>
    <style:style style:name="P112" style:family="paragraph" style:parent-style-name="Text_20_body">
      <style:paragraph-properties fo:text-align="justify" style:justify-single-word="false" fo:padding="0in" fo:border="none" style:shadow="none" style:join-border="false"/>
      <style:text-properties officeooo:rsid="008111f1" officeooo:paragraph-rsid="008111f1" fo:background-color="transparent"/>
    </style:style>
    <style:style style:name="P113"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4" style:family="paragraph" style:parent-style-name="Text_20_body">
      <style:paragraph-properties fo:text-align="center" style:justify-single-word="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ffff00" style:font-style-asian="normal" style:font-weight-asian="normal" style:font-style-complex="normal" style:font-weight-complex="normal"/>
    </style:style>
    <style:style style:name="P116"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text-align="justify" style:justify-single-word="false" fo:padding="0in" fo:border="none" style:shadow="none" style:join-border="false"/>
      <style:text-properties style:use-window-font-color="true" fo:language="ru" fo:country="RU" fo:font-style="normal" fo:font-weight="normal" officeooo:paragraph-rsid="008111f1" fo:background-color="transparent" style:font-style-asian="normal" style:font-weight-asian="normal" style:font-style-complex="normal" style:font-weight-complex="normal"/>
    </style:style>
    <style:style style:name="P118"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85b589" officeooo:paragraph-rsid="008aac0e" fo:background-color="transparent"/>
    </style:style>
    <style:style style:name="P119"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a2491" officeooo:paragraph-rsid="009a2491" fo:background-color="transparent"/>
    </style:style>
    <style:style style:name="P120"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bd004" officeooo:paragraph-rsid="009bd004" fo:background-color="transparent"/>
    </style:style>
    <style:style style:name="P121"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a26435" officeooo:paragraph-rsid="00a26435" fo:background-color="transparent"/>
    </style:style>
    <style:style style:name="P122"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ea161" officeooo:paragraph-rsid="009d5f0f" fo:background-color="transparent"/>
    </style:style>
    <style:style style:name="P123" style:family="paragraph" style:parent-style-name="Text_20_body">
      <style:paragraph-properties fo:text-align="justify" style:justify-single-word="false" fo:padding="0in" fo:border="none" style:shadow="none" style:join-border="false"/>
      <style:text-properties style:use-window-font-color="true" style:text-line-through-style="none" style:text-line-through-type="none" fo:language="ru" fo:country="RU" officeooo:rsid="009d5f0f" officeooo:paragraph-rsid="009d5f0f" fo:background-color="transparent"/>
    </style:style>
    <style:style style:name="P124" style:family="paragraph" style:parent-style-name="Text_20_body">
      <style:paragraph-properties fo:text-align="justify" style:justify-single-word="false" fo:padding="0in" fo:border="none" style:shadow="none" style:join-border="false"/>
      <style:text-properties fo:font-style="italic" fo:background-color="transparent" style:font-style-asian="italic" style:font-style-complex="italic"/>
    </style:style>
    <style:style style:name="P125" style:family="paragraph" style:parent-style-name="Text_20_body">
      <style:paragraph-properties fo:text-align="justify" style:justify-single-word="false" fo:padding="0in" fo:border="none" style:shadow="none" style:join-border="false"/>
      <style:text-properties fo:language="ru" fo:country="RU" fo:background-color="transparent"/>
    </style:style>
    <style:style style:name="P126" style:family="paragraph" style:parent-style-name="Text_20_body">
      <style:paragraph-properties fo:text-align="center" style:justify-single-word="false" fo:padding="0in" fo:border="none" style:shadow="none" style:join-border="false"/>
      <style:text-properties fo:language="ru" fo:country="RU" fo:background-color="transparent"/>
    </style:style>
    <style:style style:name="P127" style:family="paragraph" style:parent-style-name="Text_20_body">
      <style:paragraph-properties fo:text-align="justify" style:justify-single-word="false" fo:padding="0in" fo:border="none" style:shadow="none" style:join-border="false"/>
      <style:text-properties fo:language="ru" fo:country="RU" fo:background-color="#ffff00"/>
    </style:style>
    <style:style style:name="P128" style:family="paragraph" style:parent-style-name="Text_20_body">
      <style:paragraph-properties fo:text-align="justify" style:justify-single-word="false" fo:padding="0in" fo:border="none" style:shadow="none" style:join-border="false"/>
      <style:text-properties fo:language="ru" fo:country="RU" fo:background-color="#ffffff"/>
    </style:style>
    <style:style style:name="P129" style:family="paragraph" style:parent-style-name="Text_20_body">
      <style:paragraph-properties fo:text-align="justify" style:justify-single-word="false" fo:padding="0in" fo:border="none" style:shadow="none" style:join-border="false"/>
      <style:text-properties fo:language="ru" fo:country="RU" fo:font-style="italic" fo:background-color="transparent" style:font-style-asian="italic" style:font-style-complex="italic"/>
    </style:style>
    <style:style style:name="P130"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transparent" style:font-style-asian="italic" style:font-style-complex="italic"/>
    </style:style>
    <style:style style:name="P131" style:family="paragraph" style:parent-style-name="Text_20_body">
      <style:paragraph-properties fo:text-align="justify" style:justify-single-word="false" fo:padding="0in" fo:border="none" style:shadow="none" style:join-border="false"/>
      <style:text-properties fo:language="ru" fo:country="RU" fo:font-style="italic" officeooo:paragraph-rsid="00830a53" fo:background-color="transparent" style:font-style-asian="italic" style:font-style-complex="italic"/>
    </style:style>
    <style:style style:name="P132" style:family="paragraph" style:parent-style-name="Text_20_body">
      <style:paragraph-properties fo:text-align="justify" style:justify-single-word="false" fo:padding="0in" fo:border="none" style:shadow="none" style:join-border="false"/>
      <style:text-properties fo:language="ru" fo:country="RU" fo:font-style="italic" officeooo:paragraph-rsid="008be7a3" fo:background-color="transparent" style:font-style-asian="italic" style:font-style-complex="italic"/>
    </style:style>
    <style:style style:name="P133" style:family="paragraph" style:parent-style-name="Text_20_body">
      <style:paragraph-properties fo:text-align="justify" style:justify-single-word="false" fo:padding="0in" fo:border="none" style:shadow="none" style:join-border="false"/>
      <style:text-properties fo:language="ru" fo:country="RU" fo:font-style="italic" officeooo:paragraph-rsid="00ac2145" fo:background-color="transparent" style:font-style-asian="italic" style:font-style-complex="italic"/>
    </style:style>
    <style:style style:name="P134" style:family="paragraph" style:parent-style-name="Text_20_body">
      <style:paragraph-properties fo:text-align="justify" style:justify-single-word="false" fo:padding="0in" fo:border="none" style:shadow="none" style:join-border="false">
        <style:tab-stops>
          <style:tab-stop style:position="0.4583in"/>
        </style:tab-stops>
      </style:paragraph-properties>
      <style:text-properties fo:language="ru" fo:country="RU" fo:font-style="italic" fo:background-color="transparent" style:font-style-asian="italic" style:font-style-complex="italic"/>
    </style:style>
    <style:style style:name="P135" style:family="paragraph" style:parent-style-name="Text_20_body">
      <style:paragraph-properties fo:text-align="center" style:justify-single-word="false" fo:padding="0in" fo:border="none" style:shadow="none" style:join-border="false"/>
      <style:text-properties fo:language="ru" fo:country="RU" fo:font-style="italic" fo:background-color="transparent" style:font-style-asian="italic" style:font-style-complex="italic"/>
    </style:style>
    <style:style style:name="P136" style:family="paragraph" style:parent-style-name="Text_20_body">
      <style:paragraph-properties fo:text-align="justify" style:justify-single-word="false" fo:padding="0in" fo:border="none" style:shadow="none" style:join-border="false"/>
      <style:text-properties fo:language="ru" fo:country="RU" fo:font-style="italic" officeooo:rsid="00ac2145" officeooo:paragraph-rsid="00ac2145" fo:background-color="transparent" style:font-style-asian="italic" style:font-style-complex="italic"/>
    </style:style>
    <style:style style:name="P137" style:family="paragraph" style:parent-style-name="Text_20_body">
      <style:paragraph-properties fo:text-align="justify" style:justify-single-word="false" fo:padding="0in" fo:border="none" style:shadow="none" style:join-border="false"/>
      <style:text-properties fo:language="ru" fo:country="RU" fo:font-style="italic" fo:background-color="#ffffff" style:font-style-asian="italic" style:font-style-complex="italic"/>
    </style:style>
    <style:style style:name="P138" style:family="paragraph" style:parent-style-name="Text_20_body">
      <style:paragraph-properties fo:text-align="justify" style:justify-single-word="false" fo:padding="0in" fo:border="none" style:shadow="none" style:join-border="false"/>
      <style:text-properties fo:language="ru" fo:country="RU" fo:font-style="italic" fo:background-color="#ffff00" style:font-style-asian="italic" style:font-style-complex="italic"/>
    </style:style>
    <style:style style:name="P139" style:family="paragraph" style:parent-style-name="Text_20_body">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140" style:family="paragraph" style:parent-style-name="Text_20_body">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141" style:family="paragraph" style:parent-style-name="Text_20_body">
      <style:paragraph-properties fo:text-align="justify" style:justify-single-word="false" fo:padding="0in" fo:border="none" style:shadow="none" style:join-border="false"/>
      <style:text-properties fo:language="ru" fo:country="RU" fo:font-style="normal" fo:background-color="transparent" style:font-style-asian="normal" style:font-style-complex="normal"/>
    </style:style>
    <style:style style:name="P142" style:family="paragraph" style:parent-style-name="Text_20_body">
      <style:paragraph-properties fo:text-align="center" style:justify-single-word="false" fo:padding="0in" fo:border="none" style:shadow="none" style:join-border="false"/>
      <style:text-properties fo:language="ru" fo:country="RU" fo:font-style="normal" fo:background-color="transparent" style:font-style-asian="normal" style:font-style-complex="normal"/>
    </style:style>
    <style:style style:name="P143" style:family="paragraph" style:parent-style-name="Text_20_body">
      <style:paragraph-properties fo:text-align="justify" style:justify-single-word="false" fo:padding="0in" fo:border="none" style:shadow="none" style:join-border="false"/>
      <style:text-properties fo:language="ru" fo:country="RU" fo:font-style="normal" officeooo:rsid="00a5ec12" officeooo:paragraph-rsid="00a5ec12" fo:background-color="transparent" style:font-style-asian="normal" style:font-style-complex="normal"/>
    </style:style>
    <style:style style:name="P144" style:family="paragraph" style:parent-style-name="Text_20_body">
      <style:paragraph-properties fo:text-align="justify" style:justify-single-word="false" fo:padding="0in" fo:border="none" style:shadow="none" style:join-border="false"/>
      <style:text-properties fo:language="ru" fo:country="RU" fo:font-style="normal" fo:background-color="#ffff00" style:font-style-asian="normal" style:font-style-complex="normal"/>
    </style:style>
    <style:style style:name="P145" style:family="paragraph" style:parent-style-name="Text_20_body">
      <style:paragraph-properties fo:text-align="justify" style:justify-single-word="false" fo:padding="0in" fo:border="none" style:shadow="none" style:join-border="false"/>
      <style:text-properties fo:background-color="#00ccff"/>
    </style:style>
    <style:style style:name="P146" style:family="paragraph" style:parent-style-name="Text_20_body">
      <style:paragraph-properties fo:text-align="justify" style:justify-single-word="false" fo:padding="0in" fo:border="none" style:shadow="none" style:join-border="false"/>
      <style:text-properties officeooo:paragraph-rsid="008111f1" fo:background-color="#00ccff"/>
    </style:style>
    <style:style style:name="P147" style:family="paragraph" style:parent-style-name="Text_20_body">
      <style:paragraph-properties fo:text-align="justify" style:justify-single-word="false" fo:padding="0in" fo:border="none" style:shadow="none" style:join-border="false"/>
      <style:text-properties fo:background-color="#ffffff"/>
    </style:style>
    <style:style style:name="P148" style:family="paragraph" style:parent-style-name="Text_20_body">
      <style:paragraph-properties fo:text-align="justify" style:justify-single-word="false" fo:padding="0in" fo:border="none" style:shadow="none" style:join-border="false"/>
      <style:text-properties officeooo:paragraph-rsid="008111f1" fo:background-color="#ffffff"/>
    </style:style>
    <style:style style:name="P149" style:family="paragraph" style:parent-style-name="Text_20_body">
      <style:paragraph-properties fo:text-align="justify" style:justify-single-word="false" fo:padding="0in" fo:border="none" style:shadow="none" style:join-border="false"/>
      <style:text-properties fo:color="#0000ff"/>
    </style:style>
    <style:style style:name="P150" style:family="paragraph" style:parent-style-name="Text_20_body">
      <style:paragraph-properties fo:text-align="center" style:justify-single-word="false" fo:padding="0in" fo:border="none" style:shadow="none" style:join-border="false"/>
      <style:text-properties fo:language="en" fo:country="US" fo:font-style="italic" fo:background-color="transparent" style:font-style-asian="italic" style:font-style-complex="italic"/>
    </style:style>
    <style:style style:name="P1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background-color="transparent"/>
    </style:style>
    <style:style style:name="P152" style:family="paragraph" style:parent-style-name="Text_20_body">
      <style:paragraph-properties fo:text-align="justify" style:justify-single-word="false" fo:padding="0in" fo:border="none" style:shadow="none" style:join-border="false">
        <style:tab-stops>
          <style:tab-stop style:position="7.4917in"/>
        </style:tab-stops>
      </style:paragraph-properties>
      <style:text-properties style:text-line-through-style="none" style:text-line-through-type="none" fo:language="ru" fo:country="RU" fo:background-color="transparent"/>
    </style:style>
    <style:style style:name="P1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4a904" officeooo:paragraph-rsid="0014a904" fo:background-color="transparent"/>
    </style:style>
    <style:style style:name="P1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6533d" fo:background-color="transparent"/>
    </style:style>
    <style:style style:name="P15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6533d" officeooo:paragraph-rsid="0014a904" fo:background-color="transparent"/>
    </style:style>
    <style:style style:name="P15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bef74" officeooo:paragraph-rsid="001bef74" fo:background-color="transparent"/>
    </style:style>
    <style:style style:name="P15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8426e" officeooo:paragraph-rsid="0016533d" fo:background-color="transparent"/>
    </style:style>
    <style:style style:name="P15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1dff8b" officeooo:paragraph-rsid="001dff8b" fo:background-color="transparent"/>
    </style:style>
    <style:style style:name="P15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27eccd" fo:background-color="transparent"/>
    </style:style>
    <style:style style:name="P16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7eccd" officeooo:paragraph-rsid="0044a0d5" fo:background-color="transparent"/>
    </style:style>
    <style:style style:name="P16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2b50f4" officeooo:paragraph-rsid="0027eccd" fo:background-color="transparent"/>
    </style:style>
    <style:style style:name="P16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2aed4" officeooo:paragraph-rsid="0032aed4" fo:background-color="transparent"/>
    </style:style>
    <style:style style:name="P16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80dd4" officeooo:paragraph-rsid="00380dd4" fo:background-color="transparent"/>
    </style:style>
    <style:style style:name="P16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98145" officeooo:paragraph-rsid="00398145" fo:background-color="transparent"/>
    </style:style>
    <style:style style:name="P16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3ebfcd" officeooo:paragraph-rsid="003ebfcd" fo:background-color="transparent"/>
    </style:style>
    <style:style style:name="P16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0eeb4" fo:background-color="transparent"/>
    </style:style>
    <style:style style:name="P16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1b01b" officeooo:paragraph-rsid="0041b01b" fo:background-color="transparent"/>
    </style:style>
    <style:style style:name="P16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47e2d9" officeooo:paragraph-rsid="0047e2d9" fo:background-color="transparent"/>
    </style:style>
    <style:style style:name="P16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10860" officeooo:paragraph-rsid="00510860" fo:background-color="transparent"/>
    </style:style>
    <style:style style:name="P17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3d733" officeooo:paragraph-rsid="0052ba96" fo:background-color="transparent"/>
    </style:style>
    <style:style style:name="P17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70795" officeooo:paragraph-rsid="00510860" fo:background-color="transparent"/>
    </style:style>
    <style:style style:name="P17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5b7ca" officeooo:paragraph-rsid="00510860" fo:background-color="transparent"/>
    </style:style>
    <style:style style:name="P17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87d45" officeooo:paragraph-rsid="00587d45" fo:background-color="transparent"/>
    </style:style>
    <style:style style:name="P17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90d78" officeooo:paragraph-rsid="00590d78" fo:background-color="transparent"/>
    </style:style>
    <style:style style:name="P17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90d78" fo:background-color="transparent"/>
    </style:style>
    <style:style style:name="P17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a6737" officeooo:paragraph-rsid="005a6737" fo:background-color="transparent"/>
    </style:style>
    <style:style style:name="P17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ca0d1" officeooo:paragraph-rsid="005ca0d1" fo:background-color="transparent"/>
    </style:style>
    <style:style style:name="P17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5d2ca4" officeooo:paragraph-rsid="005d2ca4" fo:background-color="transparent"/>
    </style:style>
    <style:style style:name="P17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7ddc7" officeooo:paragraph-rsid="0067ddc7" fo:background-color="transparent"/>
    </style:style>
    <style:style style:name="P18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722898" fo:background-color="transparent"/>
    </style:style>
    <style:style style:name="P18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22898" officeooo:paragraph-rsid="00b79582" fo:background-color="transparent"/>
    </style:style>
    <style:style style:name="P18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73bd91" officeooo:paragraph-rsid="0073bd91" fo:background-color="transparent"/>
    </style:style>
    <style:style style:name="P18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68f851" officeooo:paragraph-rsid="0073bd91" fo:background-color="transparent"/>
    </style:style>
    <style:style style:name="P18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85"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08111f1" officeooo:paragraph-rsid="008111f1" fo:background-color="transparent"/>
    </style:style>
    <style:style style:name="P18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5b589" fo:background-color="transparent"/>
    </style:style>
    <style:style style:name="P18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98c73a" fo:background-color="transparent"/>
    </style:style>
    <style:style style:name="P18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8476c" officeooo:paragraph-rsid="00b8476c" fo:background-color="transparent"/>
    </style:style>
    <style:style style:name="P18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bfcb27" officeooo:paragraph-rsid="00bfcb27" fo:background-color="transparent"/>
    </style:style>
    <style:style style:name="P19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58f25" fo:background-color="transparent"/>
    </style:style>
    <style:style style:name="P19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0c25b69" fo:background-color="transparent"/>
    </style:style>
    <style:style style:name="P19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25b69" officeooo:paragraph-rsid="013d04c6" fo:background-color="transparent"/>
    </style:style>
    <style:style style:name="P19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f8583" officeooo:paragraph-rsid="00c25b69" fo:background-color="transparent"/>
    </style:style>
    <style:style style:name="P19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2e70d" officeooo:paragraph-rsid="00d2e70d" fo:background-color="transparent"/>
    </style:style>
    <style:style style:name="P19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06d16" officeooo:paragraph-rsid="00db2d22" fo:background-color="transparent"/>
    </style:style>
    <style:style style:name="P19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44253" officeooo:paragraph-rsid="00e44253" fo:background-color="transparent"/>
    </style:style>
    <style:style style:name="P19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d8eb28" officeooo:paragraph-rsid="00d5f182" fo:background-color="transparent"/>
    </style:style>
    <style:style style:name="P19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90811" officeooo:paragraph-rsid="00e90811" fo:background-color="transparent"/>
    </style:style>
    <style:style style:name="P19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ebf23d" officeooo:paragraph-rsid="00e90811" fo:background-color="transparent"/>
    </style:style>
    <style:style style:name="P20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ce95f2" officeooo:paragraph-rsid="00ce95f2" fo:background-color="transparent"/>
    </style:style>
    <style:style style:name="P20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0c9df" officeooo:paragraph-rsid="00f0c9df" fo:background-color="transparent"/>
    </style:style>
    <style:style style:name="P20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17a20" officeooo:paragraph-rsid="00f17a20" fo:background-color="transparent"/>
    </style:style>
    <style:style style:name="P20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49dda" officeooo:paragraph-rsid="01049dda" fo:background-color="transparent"/>
    </style:style>
    <style:style style:name="P20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4ff2a" officeooo:paragraph-rsid="00f33241" fo:background-color="transparent"/>
    </style:style>
    <style:style style:name="P20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815ef" officeooo:paragraph-rsid="00f815ef" fo:background-color="transparent"/>
    </style:style>
    <style:style style:name="P20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fc6716" officeooo:paragraph-rsid="00fd9d2c" fo:background-color="transparent"/>
    </style:style>
    <style:style style:name="P20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719d7" officeooo:paragraph-rsid="010719d7" fo:background-color="transparent"/>
    </style:style>
    <style:style style:name="P20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09cc10" officeooo:paragraph-rsid="010b12c3" fo:background-color="transparent"/>
    </style:style>
    <style:style style:name="P20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6c255" officeooo:paragraph-rsid="0136c255" fo:background-color="transparent"/>
    </style:style>
    <style:style style:name="P21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7a7bc" officeooo:paragraph-rsid="0137a7bc" fo:background-color="transparent"/>
    </style:style>
    <style:style style:name="P21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85e42" officeooo:paragraph-rsid="01385e42" fo:background-color="transparent"/>
    </style:style>
    <style:style style:name="P21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adc5c" officeooo:paragraph-rsid="013adc5c" fo:background-color="transparent"/>
    </style:style>
    <style:style style:name="P21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b4231" fo:background-color="transparent"/>
    </style:style>
    <style:style style:name="P21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b4231" officeooo:paragraph-rsid="013c5098" fo:background-color="transparent"/>
    </style:style>
    <style:style style:name="P21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c5098" officeooo:paragraph-rsid="013c5098" fo:background-color="transparent"/>
    </style:style>
    <style:style style:name="P21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91b87" officeooo:paragraph-rsid="01191b87" fo:background-color="transparent"/>
    </style:style>
    <style:style style:name="P21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1ac791" officeooo:paragraph-rsid="011ac791" fo:background-color="transparent"/>
    </style:style>
    <style:style style:name="P21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d04c6" officeooo:paragraph-rsid="013d04c6" fo:background-color="transparent"/>
    </style:style>
    <style:style style:name="P21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3ef5cf" officeooo:paragraph-rsid="013ef5cf" fo:background-color="transparent"/>
    </style:style>
    <style:style style:name="P22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4f423" officeooo:paragraph-rsid="0144f423" fo:background-color="transparent"/>
    </style:style>
    <style:style style:name="P22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412d7c" officeooo:paragraph-rsid="01412d7c" fo:background-color="transparent"/>
    </style:style>
    <style:style style:name="P22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51c57b" officeooo:paragraph-rsid="0151c57b" fo:background-color="transparent"/>
    </style:style>
    <style:style style:name="P22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6e587d" officeooo:paragraph-rsid="016e587d" fo:background-color="transparent"/>
    </style:style>
    <style:style style:name="P22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19c6e" fo:background-color="transparent"/>
    </style:style>
    <style:style style:name="P22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19c6e" officeooo:paragraph-rsid="01744589" fo:background-color="transparent"/>
    </style:style>
    <style:style style:name="P22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2ff79" officeooo:paragraph-rsid="01719c6e" fo:background-color="transparent"/>
    </style:style>
    <style:style style:name="P227" style:family="paragraph" style:parent-style-name="Text_20_body">
      <style:paragraph-properties fo:text-align="center" style:justify-single-word="false" fo:padding="0in" fo:border="none" style:shadow="none" style:join-border="false"/>
      <style:text-properties style:text-line-through-style="none" style:text-line-through-type="none" fo:language="ru" fo:country="RU" officeooo:rsid="0176e17a" officeooo:paragraph-rsid="017f5c5d" fo:background-color="transparent"/>
    </style:style>
    <style:style style:name="P22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76e17a" officeooo:paragraph-rsid="017a4825" fo:background-color="transparent"/>
    </style:style>
    <style:style style:name="P22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66d24" fo:background-color="transparent"/>
    </style:style>
    <style:style style:name="P23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66d24" officeooo:paragraph-rsid="0189d558" fo:background-color="transparent"/>
    </style:style>
    <style:style style:name="P23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c71cf" officeooo:paragraph-rsid="019c71cf" fo:background-color="transparent"/>
    </style:style>
    <style:style style:name="P23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7a4825" fo:background-color="transparent"/>
    </style:style>
    <style:style style:name="P23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d7845" officeooo:paragraph-rsid="018d7845" fo:background-color="transparent"/>
    </style:style>
    <style:style style:name="P23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8ec3bd" officeooo:paragraph-rsid="018ec3bd" fo:background-color="transparent"/>
    </style:style>
    <style:style style:name="P23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7d6da" officeooo:paragraph-rsid="0197d6da" fo:background-color="transparent"/>
    </style:style>
    <style:style style:name="P23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999dcd" officeooo:paragraph-rsid="0197d6da" fo:background-color="transparent"/>
    </style:style>
    <style:style style:name="P23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a0df4b" officeooo:paragraph-rsid="0197d6da" fo:background-color="transparent"/>
    </style:style>
    <style:style style:name="P23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f8131" officeooo:paragraph-rsid="01bf8131" fo:background-color="transparent"/>
    </style:style>
    <style:style style:name="P23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bf8131" fo:background-color="transparent"/>
    </style:style>
    <style:style style:name="P24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c29817" officeooo:paragraph-rsid="01c29817" fo:background-color="transparent"/>
    </style:style>
    <style:style style:name="P24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564b1" officeooo:paragraph-rsid="01c29817" fo:background-color="transparent"/>
    </style:style>
    <style:style style:name="P24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1a9e1" officeooo:paragraph-rsid="01c29817" fo:background-color="transparent"/>
    </style:style>
    <style:style style:name="P24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6840d" officeooo:paragraph-rsid="01d6840d" fo:background-color="transparent"/>
    </style:style>
    <style:style style:name="P24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768da" officeooo:paragraph-rsid="01d768da" fo:background-color="transparent"/>
    </style:style>
    <style:style style:name="P245"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dad993" officeooo:paragraph-rsid="01dad993" fo:background-color="transparent"/>
    </style:style>
    <style:style style:name="P246"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00ccff"/>
    </style:style>
    <style:style style:name="P247"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111f1" officeooo:paragraph-rsid="008111f1" fo:background-color="#ffff00"/>
    </style:style>
    <style:style style:name="P248"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ffff00"/>
    </style:style>
    <style:style style:name="P249"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dfe6d" officeooo:paragraph-rsid="008dfe6d" fo:background-color="#ffff00"/>
    </style:style>
    <style:style style:name="P250"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08aac0e" officeooo:paragraph-rsid="0087ae81" fo:background-color="#ffff00"/>
    </style:style>
    <style:style style:name="P251"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officeooo:rsid="01bd17e1" officeooo:paragraph-rsid="01bd17e1" fo:background-color="#ffff00"/>
    </style:style>
    <style:style style:name="P252"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30a53" officeooo:paragraph-rsid="00830a53" fo:background-color="transparent" style:font-style-asian="italic" style:font-style-complex="italic"/>
    </style:style>
    <style:style style:name="P253"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8be7a3" fo:background-color="transparent" style:font-style-asian="italic" style:font-style-complex="italic"/>
    </style:style>
    <style:style style:name="P254" style:family="paragraph" style:parent-style-name="Text_20_body">
      <style:paragraph-properties fo:text-align="justify" style:justify-single-word="false" fo:padding="0in" fo:border="none" style:shadow="none" style:join-border="false"/>
      <style:text-properties style:text-line-through-style="none" style:text-line-through-type="none" fo:language="ru" fo:country="RU" fo:font-style="italic" officeooo:rsid="0085b589" officeooo:paragraph-rsid="00a5ec12" fo:background-color="#ffff00" style:font-style-asian="italic" style:font-style-complex="italic"/>
    </style:style>
    <style:style style:name="P255" style:family="paragraph" style:parent-style-name="Text_20_body">
      <style:paragraph-properties fo:text-align="justify" style:justify-single-word="false" fo:padding="0in" fo:border="none" style:shadow="none" style:join-border="false"/>
      <style:text-properties officeooo:rsid="001bd503" officeooo:paragraph-rsid="001bd503"/>
    </style:style>
    <style:style style:name="P256" style:family="paragraph" style:parent-style-name="Text_20_body">
      <style:paragraph-properties fo:text-align="justify" style:justify-single-word="false" fo:padding="0in" fo:border="none" style:shadow="none" style:join-border="false"/>
      <style:text-properties officeooo:rsid="001bef74" officeooo:paragraph-rsid="001bef74"/>
    </style:style>
    <style:style style:name="P257" style:family="paragraph" style:parent-style-name="Text_20_body">
      <style:paragraph-properties fo:text-align="justify" style:justify-single-word="false" fo:padding="0in" fo:border="none" style:shadow="none" style:join-border="false"/>
      <style:text-properties officeooo:rsid="002c00a8" officeooo:paragraph-rsid="002c00a8"/>
    </style:style>
    <style:style style:name="P258" style:family="paragraph" style:parent-style-name="Text_20_body">
      <style:paragraph-properties fo:text-align="justify" style:justify-single-word="false" fo:padding="0in" fo:border="none" style:shadow="none" style:join-border="false"/>
      <style:text-properties officeooo:rsid="002d4f2b" officeooo:paragraph-rsid="002d4f2b"/>
    </style:style>
    <style:style style:name="P259" style:family="paragraph" style:parent-style-name="Text_20_body">
      <style:paragraph-properties fo:text-align="justify" style:justify-single-word="false" fo:padding="0in" fo:border="none" style:shadow="none" style:join-border="false"/>
      <style:text-properties officeooo:rsid="0032aed4" officeooo:paragraph-rsid="0032aed4"/>
    </style:style>
    <style:style style:name="P260" style:family="paragraph" style:parent-style-name="Text_20_body">
      <style:paragraph-properties fo:text-align="justify" style:justify-single-word="false" fo:padding="0in" fo:border="none" style:shadow="none" style:join-border="false"/>
      <style:text-properties officeooo:rsid="00380dd4" officeooo:paragraph-rsid="00380dd4"/>
    </style:style>
    <style:style style:name="P261" style:family="paragraph" style:parent-style-name="Text_20_body">
      <style:paragraph-properties fo:text-align="justify" style:justify-single-word="false" fo:padding="0in" fo:border="none" style:shadow="none" style:join-border="false"/>
      <style:text-properties officeooo:rsid="0040eeb4" officeooo:paragraph-rsid="0040eeb4"/>
    </style:style>
    <style:style style:name="P262" style:family="paragraph" style:parent-style-name="Text_20_body">
      <style:paragraph-properties fo:text-align="justify" style:justify-single-word="false" fo:padding="0in" fo:border="none" style:shadow="none" style:join-border="false"/>
      <style:text-properties officeooo:rsid="00437e03" officeooo:paragraph-rsid="00437e03"/>
    </style:style>
    <style:style style:name="P263" style:family="paragraph" style:parent-style-name="Text_20_body">
      <style:paragraph-properties fo:text-align="justify" style:justify-single-word="false" fo:padding="0in" fo:border="none" style:shadow="none" style:join-border="false"/>
      <style:text-properties officeooo:rsid="00458c95" officeooo:paragraph-rsid="00458c95"/>
    </style:style>
    <style:style style:name="P264" style:family="paragraph" style:parent-style-name="Text_20_body">
      <style:paragraph-properties fo:text-align="justify" style:justify-single-word="false" fo:padding="0in" fo:border="none" style:shadow="none" style:join-border="false"/>
      <style:text-properties officeooo:rsid="004a50f9" officeooo:paragraph-rsid="004a50f9"/>
    </style:style>
    <style:style style:name="P265" style:family="paragraph" style:parent-style-name="Text_20_body">
      <style:paragraph-properties fo:text-align="justify" style:justify-single-word="false" fo:padding="0in" fo:border="none" style:shadow="none" style:join-border="false"/>
      <style:text-properties officeooo:rsid="0067ddc7" officeooo:paragraph-rsid="0067ddc7"/>
    </style:style>
    <style:style style:name="P266" style:family="paragraph" style:parent-style-name="Text_20_body">
      <style:paragraph-properties fo:text-align="justify" style:justify-single-word="false" fo:padding="0in" fo:border="none" style:shadow="none" style:join-border="false"/>
      <style:text-properties fo:color="#c9211e" style:text-line-through-style="none" style:text-line-through-type="none" fo:language="ru" fo:country="RU" officeooo:rsid="007e0672" officeooo:paragraph-rsid="008aac0e" fo:background-color="transparent"/>
    </style:style>
    <style:style style:name="P267"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8dfe6d" fo:background-color="transparent"/>
    </style:style>
    <style:style style:name="P268" style:family="paragraph" style:parent-style-name="Text_20_body">
      <style:paragraph-properties fo:text-align="justify" style:justify-single-word="false" fo:padding="0in" fo:border="none" style:shadow="none" style:join-border="false"/>
      <style:text-properties style:text-line-through-style="solid" style:text-line-through-type="single" fo:language="ru" fo:country="RU" officeooo:rsid="0087ae81" officeooo:paragraph-rsid="0098c73a" fo:background-color="transparent"/>
    </style:style>
    <style:style style:name="P269" style:family="paragraph" style:parent-style-name="Text_20_body">
      <style:paragraph-properties fo:text-align="justify" style:justify-single-word="false" fo:padding="0in" fo:border="none" style:shadow="none" style:join-border="false"/>
      <style:text-properties officeooo:rsid="009ea161" officeooo:paragraph-rsid="00b1b6bb"/>
    </style:style>
    <style:style style:name="P270" style:family="paragraph" style:parent-style-name="Text_20_body">
      <style:paragraph-properties fo:text-align="justify" style:justify-single-word="false" fo:padding="0in" fo:border="none" style:shadow="none" style:join-border="false"/>
      <style:text-properties officeooo:rsid="00b79582" officeooo:paragraph-rsid="00b79582"/>
    </style:style>
    <style:style style:name="P271" style:family="paragraph" style:parent-style-name="Text_20_body">
      <style:paragraph-properties fo:text-align="justify" style:justify-single-word="false" fo:padding="0in" fo:border="none" style:shadow="none" style:join-border="false"/>
      <style:text-properties officeooo:rsid="00bfcb27" officeooo:paragraph-rsid="00bfcb27"/>
    </style:style>
    <style:style style:name="P272" style:family="paragraph" style:parent-style-name="Text_20_body">
      <style:paragraph-properties fo:text-align="justify" style:justify-single-word="false" fo:padding="0in" fo:border="none" style:shadow="none" style:join-border="false"/>
      <style:text-properties officeooo:rsid="00cf8a2d" officeooo:paragraph-rsid="00cf8a2d"/>
    </style:style>
    <style:style style:name="P273" style:family="paragraph" style:parent-style-name="Text_20_body">
      <style:paragraph-properties fo:text-align="justify" style:justify-single-word="false" fo:padding="0in" fo:border="none" style:shadow="none" style:join-border="false"/>
      <style:text-properties officeooo:rsid="00d2e70d" officeooo:paragraph-rsid="00d2e70d"/>
    </style:style>
    <style:style style:name="P274" style:family="paragraph" style:parent-style-name="Text_20_body">
      <style:paragraph-properties fo:text-align="justify" style:justify-single-word="false" fo:padding="0in" fo:border="none" style:shadow="none" style:join-border="false"/>
      <style:text-properties officeooo:rsid="00d5f182" officeooo:paragraph-rsid="00d5f182"/>
    </style:style>
    <style:style style:name="P275" style:family="paragraph" style:parent-style-name="Text_20_body">
      <style:paragraph-properties fo:text-align="justify" style:justify-single-word="false" fo:padding="0in" fo:border="none" style:shadow="none" style:join-border="false"/>
      <style:text-properties officeooo:rsid="00e44253" officeooo:paragraph-rsid="00e44253"/>
    </style:style>
    <style:style style:name="P276" style:family="paragraph" style:parent-style-name="Text_20_body">
      <style:paragraph-properties fo:text-align="justify" style:justify-single-word="false" fo:padding="0in" fo:border="none" style:shadow="none" style:join-border="false"/>
      <style:text-properties officeooo:rsid="00e44253" officeooo:paragraph-rsid="00e58c63"/>
    </style:style>
    <style:style style:name="P277" style:family="paragraph" style:parent-style-name="Text_20_body">
      <style:paragraph-properties fo:text-align="justify" style:justify-single-word="false" fo:padding="0in" fo:border="none" style:shadow="none" style:join-border="false"/>
      <style:text-properties officeooo:rsid="00ebf23d" officeooo:paragraph-rsid="00ebf23d"/>
    </style:style>
    <style:style style:name="P278" style:family="paragraph" style:parent-style-name="Text_20_body">
      <style:paragraph-properties fo:text-align="justify" style:justify-single-word="false" fo:padding="0in" fo:border="none" style:shadow="none" style:join-border="false"/>
      <style:text-properties officeooo:rsid="00f2b436" officeooo:paragraph-rsid="00f33241"/>
    </style:style>
    <style:style style:name="P279" style:family="paragraph" style:parent-style-name="Text_20_body">
      <style:paragraph-properties fo:text-align="justify" style:justify-single-word="false" fo:padding="0in" fo:border="none" style:shadow="none" style:join-border="false"/>
      <style:text-properties officeooo:rsid="00f9e83e" officeooo:paragraph-rsid="00f9e83e"/>
    </style:style>
    <style:style style:name="P280" style:family="paragraph" style:parent-style-name="Text_20_body">
      <style:paragraph-properties fo:text-align="justify" style:justify-single-word="false" fo:padding="0in" fo:border="none" style:shadow="none" style:join-border="false"/>
      <style:text-properties officeooo:rsid="00fd9d2c" officeooo:paragraph-rsid="00fd9d2c"/>
    </style:style>
    <style:style style:name="P281" style:family="paragraph" style:parent-style-name="Text_20_body">
      <style:paragraph-properties fo:text-align="justify" style:justify-single-word="false" fo:padding="0in" fo:border="none" style:shadow="none" style:join-border="false"/>
      <style:text-properties officeooo:rsid="010719d7" officeooo:paragraph-rsid="010719d7"/>
    </style:style>
    <style:style style:name="P282" style:family="paragraph" style:parent-style-name="Text_20_body">
      <style:paragraph-properties fo:text-align="justify" style:justify-single-word="false" fo:padding="0in" fo:border="none" style:shadow="none" style:join-border="false"/>
      <style:text-properties officeooo:rsid="01167098" officeooo:paragraph-rsid="01167098"/>
    </style:style>
    <style:style style:name="P283" style:family="paragraph" style:parent-style-name="Text_20_body">
      <style:paragraph-properties fo:text-align="justify" style:justify-single-word="false" fo:padding="0in" fo:border="none" style:shadow="none" style:join-border="false"/>
      <style:text-properties officeooo:rsid="01191b87" officeooo:paragraph-rsid="011ac791"/>
    </style:style>
    <style:style style:name="P284" style:family="paragraph" style:parent-style-name="Text_20_body">
      <style:paragraph-properties fo:text-align="justify" style:justify-single-word="false" fo:padding="0in" fo:border="none" style:shadow="none" style:join-border="false"/>
      <style:text-properties officeooo:rsid="012d62d4" officeooo:paragraph-rsid="012d62d4"/>
    </style:style>
    <style:style style:name="P285" style:family="paragraph" style:parent-style-name="Text_20_body">
      <style:paragraph-properties fo:text-align="justify" style:justify-single-word="false" fo:padding="0in" fo:border="none" style:shadow="none" style:join-border="false"/>
      <style:text-properties officeooo:rsid="01323cc6" officeooo:paragraph-rsid="01323cc6"/>
    </style:style>
    <style:style style:name="P286" style:family="paragraph" style:parent-style-name="Text_20_body">
      <style:paragraph-properties fo:text-align="justify" style:justify-single-word="false" fo:padding="0in" fo:border="none" style:shadow="none" style:join-border="false"/>
      <style:text-properties officeooo:rsid="01349ca0" officeooo:paragraph-rsid="01349ca0"/>
    </style:style>
    <style:style style:name="P287" style:family="paragraph" style:parent-style-name="Text_20_body">
      <style:paragraph-properties fo:text-align="justify" style:justify-single-word="false" fo:padding="0in" fo:border="none" style:shadow="none" style:join-border="false"/>
      <style:text-properties officeooo:rsid="0140b668" officeooo:paragraph-rsid="0140b668"/>
    </style:style>
    <style:style style:name="P288" style:family="paragraph" style:parent-style-name="Text_20_body">
      <style:paragraph-properties fo:text-align="justify" style:justify-single-word="false" fo:padding="0in" fo:border="none" style:shadow="none" style:join-border="false"/>
      <style:text-properties officeooo:rsid="01412d7c" officeooo:paragraph-rsid="01412d7c"/>
    </style:style>
    <style:style style:name="P289" style:family="paragraph" style:parent-style-name="Text_20_body">
      <style:paragraph-properties fo:text-align="justify" style:justify-single-word="false" fo:padding="0in" fo:border="none" style:shadow="none" style:join-border="false"/>
      <style:text-properties officeooo:rsid="016f090b" officeooo:paragraph-rsid="016f090b"/>
    </style:style>
    <style:style style:name="P290" style:family="paragraph" style:parent-style-name="Text_20_body">
      <style:paragraph-properties fo:text-align="justify" style:justify-single-word="false" fo:padding="0in" fo:border="none" style:shadow="none" style:join-border="false"/>
      <style:text-properties officeooo:rsid="016f090b" officeooo:paragraph-rsid="01719c6e"/>
    </style:style>
    <style:style style:name="P291" style:family="paragraph" style:parent-style-name="Text_20_body">
      <style:paragraph-properties fo:text-align="justify" style:justify-single-word="false" fo:padding="0in" fo:border="none" style:shadow="none" style:join-border="false"/>
      <style:text-properties officeooo:rsid="01719c6e" officeooo:paragraph-rsid="01719c6e"/>
    </style:style>
    <style:style style:name="P292" style:family="paragraph" style:parent-style-name="Text_20_body">
      <style:paragraph-properties fo:text-align="center" style:justify-single-word="false" fo:padding="0in" fo:border="none" style:shadow="none" style:join-border="false"/>
      <style:text-properties officeooo:rsid="017f5c5d" officeooo:paragraph-rsid="017f5c5d"/>
    </style:style>
    <style:style style:name="P293" style:family="paragraph" style:parent-style-name="Text_20_body">
      <style:paragraph-properties fo:text-align="justify" style:justify-single-word="false" fo:padding="0in" fo:border="none" style:shadow="none" style:join-border="false"/>
      <style:text-properties officeooo:rsid="0175c9e7" officeooo:paragraph-rsid="0175c9e7"/>
    </style:style>
    <style:style style:name="P294" style:family="paragraph" style:parent-style-name="Text_20_body">
      <style:paragraph-properties fo:text-align="justify" style:justify-single-word="false" fo:padding="0in" fo:border="none" style:shadow="none" style:join-border="false"/>
      <style:text-properties officeooo:rsid="018ec3bd" officeooo:paragraph-rsid="018ec3bd"/>
    </style:style>
    <style:style style:name="P295" style:family="paragraph" style:parent-style-name="Text_20_body">
      <style:paragraph-properties fo:text-align="justify" style:justify-single-word="false" fo:padding="0in" fo:border="none" style:shadow="none" style:join-border="false"/>
      <style:text-properties officeooo:rsid="018f9cea" officeooo:paragraph-rsid="018f9cea"/>
    </style:style>
    <style:style style:name="P296" style:family="paragraph" style:parent-style-name="Text_20_body">
      <style:paragraph-properties fo:text-align="justify" style:justify-single-word="false" fo:padding="0in" fo:border="none" style:shadow="none" style:join-border="false"/>
      <style:text-properties officeooo:rsid="0197d6da" officeooo:paragraph-rsid="0197d6da"/>
    </style:style>
    <style:style style:name="P297" style:family="paragraph" style:parent-style-name="Text_20_body">
      <style:paragraph-properties fo:text-align="justify" style:justify-single-word="false" fo:padding="0in" fo:border="none" style:shadow="none" style:join-border="false"/>
      <style:text-properties officeooo:rsid="01bc0b05" officeooo:paragraph-rsid="01bc0b05"/>
    </style:style>
    <style:style style:name="P298" style:family="paragraph" style:parent-style-name="Text_20_body">
      <style:paragraph-properties fo:text-align="justify" style:justify-single-word="false" fo:padding="0in" fo:border="none" style:shadow="none" style:join-border="false"/>
      <style:text-properties officeooo:rsid="01bf8131" officeooo:paragraph-rsid="01bf8131"/>
    </style:style>
    <style:style style:name="P299" style:family="paragraph" style:parent-style-name="Text_20_body">
      <style:paragraph-properties fo:text-align="justify" style:justify-single-word="false" fo:padding="0in" fo:border="none" style:shadow="none" style:join-border="false"/>
      <style:text-properties officeooo:rsid="01c9cf02" officeooo:paragraph-rsid="01c9cf02"/>
    </style:style>
    <style:style style:name="P300" style:family="paragraph" style:parent-style-name="Text_20_body">
      <style:paragraph-properties fo:text-align="justify" style:justify-single-word="false" fo:padding="0in" fo:border="none" style:shadow="none" style:join-border="false"/>
      <style:text-properties officeooo:rsid="01cd437e" officeooo:paragraph-rsid="01cd437e"/>
    </style:style>
    <style:style style:name="P301" style:family="paragraph" style:parent-style-name="Standard">
      <style:paragraph-properties fo:text-align="justify" style:justify-single-word="false" fo:padding="0in" fo:border="none" style:shadow="none" style:join-border="false"/>
      <style:text-properties fo:language="ru" fo:country="RU" fo:font-style="italic" officeooo:paragraph-rsid="008111f1" fo:background-color="#ffff00" style:font-style-asian="italic" style:font-style-complex="italic"/>
    </style:style>
    <style:style style:name="P302" style:family="paragraph" style:parent-style-name="Standard">
      <style:paragraph-properties fo:text-align="justify" style:justify-single-word="false" fo:padding="0in" fo:border="none" style:shadow="none" style:join-border="false"/>
      <style:text-properties fo:language="ru" fo:country="RU" fo:font-style="italic" officeooo:paragraph-rsid="00a5ec12" fo:background-color="#ffff00" style:font-style-asian="italic" style:font-style-complex="italic"/>
    </style:style>
    <style:style style:name="P303" style:family="paragraph" style:parent-style-name="Standard">
      <style:paragraph-properties fo:text-align="justify" style:justify-single-word="false" fo:padding="0in" fo:border="none" style:shadow="none" style:join-border="false"/>
      <style:text-properties style:text-line-through-style="none" style:text-line-through-type="none" fo:language="ru" fo:country="RU" officeooo:rsid="0085b589" officeooo:paragraph-rsid="008ba20a" fo:background-color="transparent"/>
    </style:style>
    <style:style style:name="P304" style:family="paragraph" style:parent-style-name="Text_20_body">
      <style:paragraph-properties fo:margin-left="0in" fo:margin-right="0in" fo:text-align="justify" style:justify-single-word="false" fo:text-indent="0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05" style:family="paragraph" style:parent-style-name="Text_20_body">
      <style:paragraph-properties fo:margin-left="0in" fo:margin-right="0in" fo:text-align="justify" style:justify-single-word="false" fo:text-indent="0in" style:auto-text-indent="false" fo:padding="0in" fo:border="none" style:shadow="none" style:join-border="false"/>
    </style:style>
    <style:style style:name="P306" style:family="paragraph" style:parent-style-name="Text_20_body">
      <style:paragraph-properties fo:text-align="justify" style:justify-single-word="false" style:border-line-width-bottom="0.0047in 0.0047in 0.0047in" fo:padding="0.0291in" fo:border-left="none" fo:border-right="none" fo:border-top="none" fo:border-bottom="1.05pt double #000000" style:shadow="none" style:join-border="false"/>
      <style:text-properties fo:background-color="transparent"/>
    </style:style>
    <style:style style:name="P3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0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309" style:family="paragraph" style:parent-style-name="Text_20_body">
      <style:paragraph-properties fo:margin-left="0in" fo:margin-right="0in" fo:text-align="justify" style:justify-single-word="false" fo:text-indent="0.1965in" style:auto-text-indent="false" fo:padding="0in" fo:border="none" style:shadow="none" style:join-border="false"/>
      <style:text-properties style:use-window-font-color="true" fo:language="ru" fo:country="RU" fo:font-style="normal" fo:font-weight="normal" style:font-style-asian="normal" style:font-weight-asian="normal" style:font-style-complex="normal" style:font-weight-complex="normal"/>
    </style:style>
    <style:style style:name="P310" style:family="paragraph" style:parent-style-name="Standard">
      <style:paragraph-properties fo:margin-left="0in" fo:margin-right="0in" fo:margin-top="0in" fo:margin-bottom="0.0835in" loext:contextual-spacing="false" fo:text-align="justify" style:justify-single-word="false" fo:text-indent="0.1965in" style:auto-text-indent="false" fo:padding="0in" fo:border="none" style:shadow="none" style:join-border="false"/>
      <style:text-properties fo:language="ru" fo:country="RU" fo:font-style="italic" fo:background-color="transparent" style:font-style-asian="italic" style:font-style-complex="italic"/>
    </style:style>
    <style:style style:name="P311" style:family="paragraph" style:parent-style-name="Heading_20_1">
      <style:paragraph-properties fo:text-align="center" style:justify-single-word="false"/>
    </style:style>
    <style:style style:name="P312" style:family="paragraph" style:parent-style-name="Heading_20_1">
      <style:paragraph-properties fo:text-align="justify" style:justify-single-word="false" fo:padding="0in" fo:border="none" style:shadow="none" style:join-border="false"/>
      <style:text-properties style:font-name="Liberation Serif" fo:font-size="12pt" style:font-size-asian="12pt" style:font-size-complex="12pt"/>
    </style:style>
    <style:style style:name="P313" style:family="paragraph" style:parent-style-name="Heading_20_2">
      <style:paragraph-properties fo:text-align="center" style:justify-single-word="false"/>
    </style:style>
    <style:style style:name="P314" style:family="paragraph" style:parent-style-name="Heading_20_2">
      <style:paragraph-properties fo:text-align="center" style:justify-single-word="false"/>
      <style:text-properties fo:language="ru" fo:country="RU"/>
    </style:style>
    <style:style style:name="P315" style:family="paragraph" style:parent-style-name="Text_20_body">
      <style:text-properties officeooo:rsid="01ddb918" officeooo:paragraph-rsid="01de990d"/>
    </style:style>
    <style:style style:name="P316" style:family="paragraph" style:parent-style-name="Text_20_body">
      <style:text-properties officeooo:paragraph-rsid="01de990d"/>
    </style:style>
    <style:style style:name="P317" style:family="paragraph" style:parent-style-name="Text_20_body">
      <style:text-properties officeooo:rsid="01e3ecf3" officeooo:paragraph-rsid="01e3ecf3"/>
    </style:style>
    <style:style style:name="P318" style:family="paragraph" style:parent-style-name="Text_20_body">
      <style:text-properties officeooo:rsid="01e582d0" officeooo:paragraph-rsid="01e582d0"/>
    </style:style>
    <style:style style:name="P319" style:family="paragraph" style:parent-style-name="Text_20_body">
      <style:text-properties officeooo:paragraph-rsid="01e582d0"/>
    </style:style>
    <style:style style:name="P320" style:family="paragraph" style:parent-style-name="Text_20_body">
      <style:paragraph-properties fo:text-align="justify" style:justify-single-word="false" fo:padding="0in" fo:border="none" style:shadow="none" style:join-border="false"/>
      <style:text-properties officeooo:paragraph-rsid="01412d7c"/>
    </style:style>
    <style:style style:name="T1" style:family="text">
      <style:text-properties fo:background-color="transparent" loext:char-shading-value="0"/>
    </style:style>
    <style:style style:name="T2" style:family="text">
      <style:text-properties fo:font-style="normal" style:font-style-asian="normal" style:font-style-complex="normal"/>
    </style:style>
    <style:style style:name="T3" style:family="text">
      <style:text-properties fo:font-style="normal" fo:background-color="transparent" loext:char-shading-value="0" style:font-style-asian="normal" style:font-style-complex="normal"/>
    </style:style>
    <style:style style:name="T4" style:family="text">
      <style:text-properties fo:background-color="#ffff00" loext:char-shading-value="0"/>
    </style:style>
    <style:style style:name="T5" style:family="text">
      <style:text-properties officeooo:rsid="008aac0e" fo:background-color="#ffff00" loext:char-shading-value="0"/>
    </style:style>
    <style:style style:name="T6" style:family="text">
      <style:text-properties officeooo:rsid="008dfe6d" fo:background-color="#ffff00" loext:char-shading-value="0"/>
    </style:style>
    <style:style style:name="T7" style:family="text">
      <style:text-properties officeooo:rsid="008fa479" fo:background-color="#ffff00" loext:char-shading-value="0"/>
    </style:style>
    <style:style style:name="T8" style:family="text">
      <style:text-properties officeooo:rsid="0090f4a7" fo:background-color="#ffff00" loext:char-shading-value="0"/>
    </style:style>
    <style:style style:name="T9" style:family="text">
      <style:text-properties officeooo:rsid="00922691" fo:background-color="#ffff00" loext:char-shading-value="0"/>
    </style:style>
    <style:style style:name="T10" style:family="text">
      <style:text-properties officeooo:rsid="0093d582" fo:background-color="#ffff00" loext:char-shading-value="0"/>
    </style:style>
    <style:style style:name="T11" style:family="text">
      <style:text-properties officeooo:rsid="0094e572" fo:background-color="#ffff00" loext:char-shading-value="0"/>
    </style:style>
    <style:style style:name="T12" style:family="text">
      <style:text-properties officeooo:rsid="0167c937" fo:background-color="#ffff00" loext:char-shading-value="0"/>
    </style:style>
    <style:style style:name="T13" style:family="text">
      <style:text-properties officeooo:rsid="01767dee" fo:background-color="#ffff00" loext:char-shading-value="0"/>
    </style:style>
    <style:style style:name="T14" style:family="text">
      <style:text-properties style:use-window-font-color="true" fo:background-color="transparent" loext:char-shading-value="0"/>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style:font-style-asian="normal" style:font-weight-asian="normal" style:font-style-complex="normal" style:font-weight-complex="normal"/>
    </style:style>
    <style:style style:name="T17" style:family="text">
      <style:text-properties style:use-window-font-color="true" fo:language="ru" fo:country="RU" fo:font-weight="normal" style:font-weight-asian="normal" style:font-weight-complex="normal"/>
    </style:style>
    <style:style style:name="T18" style:family="text">
      <style:text-properties style:use-window-font-color="true" fo:language="ru" fo:country="RU" fo:font-weight="normal" fo:background-color="#ffff00" loext:char-shading-value="0" style:font-weight-asian="normal" style:font-weight-complex="normal"/>
    </style:style>
    <style:style style:name="T19" style:family="text">
      <style:text-properties style:use-window-font-color="true" fo:language="uk" fo:country="UA"/>
    </style:style>
    <style:style style:name="T20" style:family="text">
      <style:text-properties style:use-window-font-color="true" fo:language="uk" fo:country="UA" fo:font-weight="normal" style:font-weight-asian="normal" style:font-weight-complex="normal"/>
    </style:style>
    <style:style style:name="T21" style:family="text">
      <style:text-properties style:use-window-font-color="true" fo:language="uk" fo:country="UA" fo:font-style="normal" fo:font-weight="normal" style:font-style-asian="normal" style:font-weight-asian="normal" style:font-style-complex="normal" style:font-weight-complex="normal"/>
    </style:style>
    <style:style style:name="T22" style:family="text">
      <style:text-properties style:use-window-font-color="true" fo:background-color="#ffff00" loext:char-shading-value="0"/>
    </style:style>
    <style:style style:name="T23" style:family="text">
      <style:text-properties style:use-window-font-color="true" fo:background-color="#ff00cc" loext:char-shading-value="0"/>
    </style:style>
    <style:style style:name="T24" style:family="text">
      <style:text-properties style:use-window-font-color="true" style:text-line-through-style="none" style:text-line-through-type="none" fo:language="ru" fo:country="RU" fo:background-color="transparent" loext:char-shading-value="0"/>
    </style:style>
    <style:style style:name="T25" style:family="text">
      <style:text-properties style:use-window-font-color="true" style:text-line-through-style="none" style:text-line-through-type="none" fo:language="ru" fo:country="RU" officeooo:rsid="007e0672" fo:background-color="transparent" loext:char-shading-value="0"/>
    </style:style>
    <style:style style:name="T26" style:family="text">
      <style:text-properties style:use-window-font-color="true" style:text-line-through-style="none" style:text-line-through-type="none" fo:language="ru" fo:country="RU" officeooo:rsid="00976a92" fo:background-color="transparent" loext:char-shading-value="0"/>
    </style:style>
    <style:style style:name="T27" style:family="text">
      <style:text-properties style:use-window-font-color="true" style:text-line-through-style="none" style:text-line-through-type="none" fo:language="ru" fo:country="RU" officeooo:rsid="009d5f0f" fo:background-color="transparent" loext:char-shading-value="0"/>
    </style:style>
    <style:style style:name="T28" style:family="text">
      <style:text-properties style:use-window-font-color="true" style:text-line-through-style="none" style:text-line-through-type="none" fo:language="ru" fo:country="RU" officeooo:rsid="0098c73a" fo:background-color="transparent" loext:char-shading-value="0"/>
    </style:style>
    <style:style style:name="T29" style:family="text">
      <style:text-properties style:use-window-font-color="true" style:text-line-through-style="none" style:text-line-through-type="none" fo:language="ru" fo:country="RU" officeooo:rsid="009ea161" fo:background-color="transparent" loext:char-shading-value="0"/>
    </style:style>
    <style:style style:name="T30" style:family="text">
      <style:text-properties style:use-window-font-color="true" style:text-line-through-style="none" style:text-line-through-type="none" fo:language="ru" fo:country="RU" officeooo:rsid="00a5c35c" fo:background-color="transparent" loext:char-shading-value="0"/>
    </style:style>
    <style:style style:name="T31" style:family="text">
      <style:text-properties style:use-window-font-color="true" style:text-line-through-style="none" style:text-line-through-type="none" fo:language="ru" fo:country="RU" officeooo:rsid="009a2491" fo:background-color="transparent" loext:char-shading-value="0"/>
    </style:style>
    <style:style style:name="T32" style:family="text">
      <style:text-properties style:use-window-font-color="true" style:text-line-through-style="none" style:text-line-through-type="none" fo:language="ru" fo:country="RU" officeooo:rsid="009bd004" fo:background-color="transparent" loext:char-shading-value="0"/>
    </style:style>
    <style:style style:name="T33" style:family="text">
      <style:text-properties style:use-window-font-color="true" style:text-line-through-style="none" style:text-line-through-type="none" fo:language="ru" fo:country="RU" officeooo:rsid="009f0f90" fo:background-color="transparent" loext:char-shading-value="0"/>
    </style:style>
    <style:style style:name="T34" style:family="text">
      <style:text-properties style:use-window-font-color="true" style:text-line-through-style="none" style:text-line-through-type="none" fo:language="ru" fo:country="RU" officeooo:rsid="009d36b9" fo:background-color="transparent" loext:char-shading-value="0"/>
    </style:style>
    <style:style style:name="T35" style:family="text">
      <style:text-properties style:use-window-font-color="true" style:text-line-through-style="none" style:text-line-through-type="none" fo:language="ru" fo:country="RU" officeooo:rsid="00b1b6bb" fo:background-color="transparent" loext:char-shading-value="0"/>
    </style:style>
    <style:style style:name="T36" style:family="text">
      <style:text-properties style:use-window-font-color="true" style:text-line-through-style="none" style:text-line-through-type="none" fo:language="ru" fo:country="RU" officeooo:rsid="00a09677" fo:background-color="transparent" loext:char-shading-value="0"/>
    </style:style>
    <style:style style:name="T37" style:family="text">
      <style:text-properties style:use-window-font-color="true" style:text-line-through-style="none" style:text-line-through-type="none" fo:language="ru" fo:country="RU" fo:font-style="normal" fo:background-color="transparent" loext:char-shading-value="0" style:font-style-asian="normal" style:font-style-complex="normal"/>
    </style:style>
    <style:style style:name="T38" style:family="text">
      <style:text-properties style:use-window-font-color="true" style:text-line-through-style="none" style:text-line-through-type="none" fo:language="ru" fo:country="RU" fo:font-style="normal" officeooo:rsid="00e58c63" fo:background-color="transparent" loext:char-shading-value="0" style:font-style-asian="normal" style:font-style-complex="normal"/>
    </style:style>
    <style:style style:name="T39" style:family="text">
      <style:text-properties style:use-window-font-color="true" style:text-line-through-style="none" style:text-line-through-type="none" fo:language="ru" fo:country="RU" fo:font-style="normal" officeooo:rsid="00e59eab" fo:background-color="transparent" loext:char-shading-value="0" style:font-style-asian="normal" style:font-style-complex="normal"/>
    </style:style>
    <style:style style:name="T40" style:family="text">
      <style:text-properties style:use-window-font-color="true" style:text-line-through-style="none" style:text-line-through-type="none" fo:language="ru" fo:country="RU" fo:font-style="normal" officeooo:rsid="00e7229f" fo:background-color="transparent" loext:char-shading-value="0" style:font-style-asian="normal" style:font-style-complex="normal"/>
    </style:style>
    <style:style style:name="T41" style:family="text">
      <style:text-properties fo:font-weight="bold" style:font-weight-asian="bold" style:font-weight-complex="bold"/>
    </style:style>
    <style:style style:name="T42" style:family="text">
      <style:text-properties fo:background-color="#ffffff" loext:char-shading-value="0"/>
    </style:style>
    <style:style style:name="T43" style:family="text">
      <style:text-properties fo:language="ru" fo:country="RU"/>
    </style:style>
    <style:style style:name="T44" style:family="text">
      <style:text-properties fo:language="ru" fo:country="RU" fo:background-color="#ffff00" loext:char-shading-value="0"/>
    </style:style>
    <style:style style:name="T45" style:family="text">
      <style:text-properties fo:language="ru" fo:country="RU" fo:font-style="italic" fo:background-color="transparent" loext:char-shading-value="0" style:font-style-asian="italic" style:font-style-complex="italic"/>
    </style:style>
    <style:style style:name="T46" style:family="text">
      <style:text-properties fo:language="ru" fo:country="RU" fo:font-style="italic" officeooo:rsid="00aa486f" fo:background-color="transparent" loext:char-shading-value="0" style:font-style-asian="italic" style:font-style-complex="italic"/>
    </style:style>
    <style:style style:name="T47" style:family="text">
      <style:text-properties fo:language="ru" fo:country="RU" fo:font-style="italic" fo:background-color="#ffff00" loext:char-shading-value="0" style:font-style-asian="italic" style:font-style-complex="italic"/>
    </style:style>
    <style:style style:name="T48" style:family="text">
      <style:text-properties fo:language="ru" fo:country="RU" fo:font-style="italic" officeooo:rsid="008e623f" fo:background-color="#ffff00" loext:char-shading-value="0" style:font-style-asian="italic" style:font-style-complex="italic"/>
    </style:style>
    <style:style style:name="T49" style:family="text">
      <style:text-properties fo:language="ru" fo:country="RU" fo:font-style="italic" officeooo:rsid="0090048c" fo:background-color="#ffff00" loext:char-shading-value="0" style:font-style-asian="italic" style:font-style-complex="italic"/>
    </style:style>
    <style:style style:name="T50" style:family="text">
      <style:text-properties fo:language="ru" fo:country="RU" fo:font-style="italic" officeooo:rsid="00ac7897" fo:background-color="#ffff00" loext:char-shading-value="0" style:font-style-asian="italic" style:font-style-complex="italic"/>
    </style:style>
    <style:style style:name="T51" style:family="text">
      <style:text-properties fo:language="ru" fo:country="RU" fo:font-style="italic" officeooo:rsid="00ad2daf" fo:background-color="#ffff00" loext:char-shading-value="0" style:font-style-asian="italic" style:font-style-complex="italic"/>
    </style:style>
    <style:style style:name="T52" style:family="text">
      <style:text-properties fo:language="ru" fo:country="RU" fo:font-style="italic" officeooo:rsid="00aecc6d" fo:background-color="#ffff00" loext:char-shading-value="0" style:font-style-asian="italic" style:font-style-complex="italic"/>
    </style:style>
    <style:style style:name="T53" style:family="text">
      <style:text-properties fo:language="ru" fo:country="RU" fo:background-color="transparent" loext:char-shading-value="0"/>
    </style:style>
    <style:style style:name="T54" style:family="text">
      <style:text-properties fo:language="ru" fo:country="RU" fo:font-style="normal" fo:background-color="transparent" loext:char-shading-value="0" style:font-style-asian="normal" style:font-style-complex="normal"/>
    </style:style>
    <style:style style:name="T55" style:family="text">
      <style:text-properties fo:language="ru" fo:country="RU" fo:font-style="normal" officeooo:rsid="006c9b70" fo:background-color="transparent" loext:char-shading-value="0" style:font-style-asian="normal" style:font-style-complex="normal"/>
    </style:style>
    <style:style style:name="T56" style:family="text">
      <style:text-properties fo:language="ru" fo:country="RU" fo:font-style="normal" fo:background-color="#ffff00" loext:char-shading-value="0" style:font-style-asian="normal" style:font-style-complex="normal"/>
    </style:style>
    <style:style style:name="T57" style:family="text">
      <style:text-properties style:text-line-through-style="solid" style:text-line-through-type="single"/>
    </style:style>
    <style:style style:name="T58" style:family="text">
      <style:text-properties style:text-line-through-style="solid" style:text-line-through-type="single" officeooo:rsid="0087ae81"/>
    </style:style>
    <style:style style:name="T59" style:family="text">
      <style:text-properties fo:language="en" fo:country="US"/>
    </style:style>
    <style:style style:name="T60" style:family="text">
      <style:text-properties style:text-line-through-style="none" style:text-line-through-type="none" fo:language="ru" fo:country="RU" fo:background-color="transparent" loext:char-shading-value="0"/>
    </style:style>
    <style:style style:name="T61" style:family="text">
      <style:text-properties style:text-line-through-style="none" style:text-line-through-type="none" fo:language="ru" fo:country="RU" officeooo:rsid="000f7c7a" fo:background-color="transparent" loext:char-shading-value="0"/>
    </style:style>
    <style:style style:name="T62" style:family="text">
      <style:text-properties style:text-line-through-style="none" style:text-line-through-type="none" fo:language="ru" fo:country="RU" officeooo:rsid="00117302" fo:background-color="transparent" loext:char-shading-value="0"/>
    </style:style>
    <style:style style:name="T63" style:family="text">
      <style:text-properties style:text-line-through-style="none" style:text-line-through-type="none" fo:language="ru" fo:country="RU" officeooo:rsid="0012a933" fo:background-color="transparent" loext:char-shading-value="0"/>
    </style:style>
    <style:style style:name="T64" style:family="text">
      <style:text-properties style:text-line-through-style="none" style:text-line-through-type="none" fo:language="ru" fo:country="RU" officeooo:rsid="0014a904" fo:background-color="transparent" loext:char-shading-value="0"/>
    </style:style>
    <style:style style:name="T65" style:family="text">
      <style:text-properties style:text-line-through-style="none" style:text-line-through-type="none" fo:language="ru" fo:country="RU" officeooo:rsid="0015ad2c" fo:background-color="transparent" loext:char-shading-value="0"/>
    </style:style>
    <style:style style:name="T66" style:family="text">
      <style:text-properties style:text-line-through-style="none" style:text-line-through-type="none" fo:language="ru" fo:country="RU" officeooo:rsid="0016533d" fo:background-color="transparent" loext:char-shading-value="0"/>
    </style:style>
    <style:style style:name="T67" style:family="text">
      <style:text-properties style:text-line-through-style="none" style:text-line-through-type="none" fo:language="ru" fo:country="RU" officeooo:rsid="0018426e" fo:background-color="transparent" loext:char-shading-value="0"/>
    </style:style>
    <style:style style:name="T68" style:family="text">
      <style:text-properties style:text-line-through-style="none" style:text-line-through-type="none" fo:language="ru" fo:country="RU" officeooo:rsid="001bd503" fo:background-color="transparent" loext:char-shading-value="0"/>
    </style:style>
    <style:style style:name="T69" style:family="text">
      <style:text-properties style:text-line-through-style="none" style:text-line-through-type="none" fo:language="ru" fo:country="RU" officeooo:rsid="001bef74" fo:background-color="transparent" loext:char-shading-value="0"/>
    </style:style>
    <style:style style:name="T70" style:family="text">
      <style:text-properties style:text-line-through-style="none" style:text-line-through-type="none" fo:language="ru" fo:country="RU" officeooo:rsid="001c925e" fo:background-color="transparent" loext:char-shading-value="0"/>
    </style:style>
    <style:style style:name="T71" style:family="text">
      <style:text-properties style:text-line-through-style="none" style:text-line-through-type="none" fo:language="ru" fo:country="RU" officeooo:rsid="001f108c" fo:background-color="transparent" loext:char-shading-value="0"/>
    </style:style>
    <style:style style:name="T72" style:family="text">
      <style:text-properties style:text-line-through-style="none" style:text-line-through-type="none" fo:language="ru" fo:country="RU" officeooo:rsid="001fd394" fo:background-color="transparent" loext:char-shading-value="0"/>
    </style:style>
    <style:style style:name="T73" style:family="text">
      <style:text-properties style:text-line-through-style="none" style:text-line-through-type="none" fo:language="ru" fo:country="RU" officeooo:rsid="00218e44" fo:background-color="transparent" loext:char-shading-value="0"/>
    </style:style>
    <style:style style:name="T74" style:family="text">
      <style:text-properties style:text-line-through-style="none" style:text-line-through-type="none" fo:language="ru" fo:country="RU" officeooo:rsid="00234c58" fo:background-color="transparent" loext:char-shading-value="0"/>
    </style:style>
    <style:style style:name="T75" style:family="text">
      <style:text-properties style:text-line-through-style="none" style:text-line-through-type="none" fo:language="ru" fo:country="RU" officeooo:rsid="00240b24" fo:background-color="transparent" loext:char-shading-value="0"/>
    </style:style>
    <style:style style:name="T76" style:family="text">
      <style:text-properties style:text-line-through-style="none" style:text-line-through-type="none" fo:language="ru" fo:country="RU" officeooo:rsid="001dff8b" fo:background-color="transparent" loext:char-shading-value="0"/>
    </style:style>
    <style:style style:name="T77" style:family="text">
      <style:text-properties style:text-line-through-style="none" style:text-line-through-type="none" fo:language="ru" fo:country="RU" officeooo:rsid="001ebd27" fo:background-color="transparent" loext:char-shading-value="0"/>
    </style:style>
    <style:style style:name="T78" style:family="text">
      <style:text-properties style:text-line-through-style="none" style:text-line-through-type="none" fo:language="ru" fo:country="RU" officeooo:rsid="00263151" fo:background-color="transparent" loext:char-shading-value="0"/>
    </style:style>
    <style:style style:name="T79" style:family="text">
      <style:text-properties style:text-line-through-style="none" style:text-line-through-type="none" fo:language="ru" fo:country="RU" officeooo:rsid="0026dacd" fo:background-color="transparent" loext:char-shading-value="0"/>
    </style:style>
    <style:style style:name="T80" style:family="text">
      <style:text-properties style:text-line-through-style="none" style:text-line-through-type="none" fo:language="ru" fo:country="RU" officeooo:rsid="0027eccd" fo:background-color="transparent" loext:char-shading-value="0"/>
    </style:style>
    <style:style style:name="T81" style:family="text">
      <style:text-properties style:text-line-through-style="none" style:text-line-through-type="none" fo:language="ru" fo:country="RU" officeooo:rsid="00294f8f" fo:background-color="transparent" loext:char-shading-value="0"/>
    </style:style>
    <style:style style:name="T82" style:family="text">
      <style:text-properties style:text-line-through-style="none" style:text-line-through-type="none" fo:language="ru" fo:country="RU" officeooo:rsid="002a4e83" fo:background-color="transparent" loext:char-shading-value="0"/>
    </style:style>
    <style:style style:name="T83" style:family="text">
      <style:text-properties style:text-line-through-style="none" style:text-line-through-type="none" fo:language="ru" fo:country="RU" officeooo:rsid="002a505c" fo:background-color="transparent" loext:char-shading-value="0"/>
    </style:style>
    <style:style style:name="T84" style:family="text">
      <style:text-properties style:text-line-through-style="none" style:text-line-through-type="none" fo:language="ru" fo:country="RU" officeooo:rsid="002b50f4" fo:background-color="transparent" loext:char-shading-value="0"/>
    </style:style>
    <style:style style:name="T85" style:family="text">
      <style:text-properties style:text-line-through-style="none" style:text-line-through-type="none" fo:language="ru" fo:country="RU" officeooo:rsid="002bc701" fo:background-color="transparent" loext:char-shading-value="0"/>
    </style:style>
    <style:style style:name="T86" style:family="text">
      <style:text-properties style:text-line-through-style="none" style:text-line-through-type="none" fo:language="ru" fo:country="RU" officeooo:rsid="002c32ea" fo:background-color="transparent" loext:char-shading-value="0"/>
    </style:style>
    <style:style style:name="T87" style:family="text">
      <style:text-properties style:text-line-through-style="none" style:text-line-through-type="none" fo:language="ru" fo:country="RU" officeooo:rsid="002ed946" fo:background-color="transparent" loext:char-shading-value="0"/>
    </style:style>
    <style:style style:name="T88" style:family="text">
      <style:text-properties style:text-line-through-style="none" style:text-line-through-type="none" fo:language="ru" fo:country="RU" officeooo:rsid="0032aed4" fo:background-color="transparent" loext:char-shading-value="0"/>
    </style:style>
    <style:style style:name="T89" style:family="text">
      <style:text-properties style:text-line-through-style="none" style:text-line-through-type="none" fo:language="ru" fo:country="RU" officeooo:rsid="0032f218" fo:background-color="transparent" loext:char-shading-value="0"/>
    </style:style>
    <style:style style:name="T90" style:family="text">
      <style:text-properties style:text-line-through-style="none" style:text-line-through-type="none" fo:language="ru" fo:country="RU" officeooo:rsid="00334e96" fo:background-color="transparent" loext:char-shading-value="0"/>
    </style:style>
    <style:style style:name="T91" style:family="text">
      <style:text-properties style:text-line-through-style="none" style:text-line-through-type="none" fo:language="ru" fo:country="RU" officeooo:rsid="00348d17" fo:background-color="transparent" loext:char-shading-value="0"/>
    </style:style>
    <style:style style:name="T92" style:family="text">
      <style:text-properties style:text-line-through-style="none" style:text-line-through-type="none" fo:language="ru" fo:country="RU" officeooo:rsid="00364fbe" fo:background-color="transparent" loext:char-shading-value="0"/>
    </style:style>
    <style:style style:name="T93" style:family="text">
      <style:text-properties style:text-line-through-style="none" style:text-line-through-type="none" fo:language="ru" fo:country="RU" officeooo:rsid="00380dd4" fo:background-color="transparent" loext:char-shading-value="0"/>
    </style:style>
    <style:style style:name="T94" style:family="text">
      <style:text-properties style:text-line-through-style="none" style:text-line-through-type="none" fo:language="ru" fo:country="RU" officeooo:rsid="00398145" fo:background-color="transparent" loext:char-shading-value="0"/>
    </style:style>
    <style:style style:name="T95" style:family="text">
      <style:text-properties style:text-line-through-style="none" style:text-line-through-type="none" fo:language="ru" fo:country="RU" officeooo:rsid="003b624f" fo:background-color="transparent" loext:char-shading-value="0"/>
    </style:style>
    <style:style style:name="T96" style:family="text">
      <style:text-properties style:text-line-through-style="none" style:text-line-through-type="none" fo:language="ru" fo:country="RU" officeooo:rsid="003b902c" fo:background-color="transparent" loext:char-shading-value="0"/>
    </style:style>
    <style:style style:name="T97" style:family="text">
      <style:text-properties style:text-line-through-style="none" style:text-line-through-type="none" fo:language="ru" fo:country="RU" officeooo:rsid="003cc1d9" fo:background-color="transparent" loext:char-shading-value="0"/>
    </style:style>
    <style:style style:name="T98" style:family="text">
      <style:text-properties style:text-line-through-style="none" style:text-line-through-type="none" fo:language="ru" fo:country="RU" officeooo:rsid="003e106f" fo:background-color="transparent" loext:char-shading-value="0"/>
    </style:style>
    <style:style style:name="T99" style:family="text">
      <style:text-properties style:text-line-through-style="none" style:text-line-through-type="none" fo:language="ru" fo:country="RU" officeooo:rsid="003ebfcd" fo:background-color="transparent" loext:char-shading-value="0"/>
    </style:style>
    <style:style style:name="T100" style:family="text">
      <style:text-properties style:text-line-through-style="none" style:text-line-through-type="none" fo:language="ru" fo:country="RU" officeooo:rsid="00403599" fo:background-color="transparent" loext:char-shading-value="0"/>
    </style:style>
    <style:style style:name="T101" style:family="text">
      <style:text-properties style:text-line-through-style="none" style:text-line-through-type="none" fo:language="ru" fo:country="RU" officeooo:rsid="0040b3ad" fo:background-color="transparent" loext:char-shading-value="0"/>
    </style:style>
    <style:style style:name="T102" style:family="text">
      <style:text-properties style:text-line-through-style="none" style:text-line-through-type="none" fo:language="ru" fo:country="RU" officeooo:rsid="0041b01b" fo:background-color="transparent" loext:char-shading-value="0"/>
    </style:style>
    <style:style style:name="T103" style:family="text">
      <style:text-properties style:text-line-through-style="none" style:text-line-through-type="none" fo:language="ru" fo:country="RU" officeooo:rsid="0040eeb4" fo:background-color="transparent" loext:char-shading-value="0"/>
    </style:style>
    <style:style style:name="T104" style:family="text">
      <style:text-properties style:text-line-through-style="none" style:text-line-through-type="none" fo:language="ru" fo:country="RU" officeooo:rsid="0042c281" fo:background-color="transparent" loext:char-shading-value="0"/>
    </style:style>
    <style:style style:name="T105" style:family="text">
      <style:text-properties style:text-line-through-style="none" style:text-line-through-type="none" fo:language="ru" fo:country="RU" officeooo:rsid="00458c95" fo:background-color="transparent" loext:char-shading-value="0"/>
    </style:style>
    <style:style style:name="T106" style:family="text">
      <style:text-properties style:text-line-through-style="none" style:text-line-through-type="none" fo:language="ru" fo:country="RU" officeooo:rsid="00470b8d" fo:background-color="transparent" loext:char-shading-value="0"/>
    </style:style>
    <style:style style:name="T107" style:family="text">
      <style:text-properties style:text-line-through-style="none" style:text-line-through-type="none" fo:language="ru" fo:country="RU" officeooo:rsid="0047e2d9" fo:background-color="transparent" loext:char-shading-value="0"/>
    </style:style>
    <style:style style:name="T108" style:family="text">
      <style:text-properties style:text-line-through-style="none" style:text-line-through-type="none" fo:language="ru" fo:country="RU" officeooo:rsid="004a50f9" fo:background-color="transparent" loext:char-shading-value="0"/>
    </style:style>
    <style:style style:name="T109" style:family="text">
      <style:text-properties style:text-line-through-style="none" style:text-line-through-type="none" fo:language="ru" fo:country="RU" officeooo:rsid="004ba713" fo:background-color="transparent" loext:char-shading-value="0"/>
    </style:style>
    <style:style style:name="T110" style:family="text">
      <style:text-properties style:text-line-through-style="none" style:text-line-through-type="none" fo:language="ru" fo:country="RU" officeooo:rsid="004c5d98" fo:background-color="transparent" loext:char-shading-value="0"/>
    </style:style>
    <style:style style:name="T111" style:family="text">
      <style:text-properties style:text-line-through-style="none" style:text-line-through-type="none" fo:language="ru" fo:country="RU" officeooo:rsid="004e551c" fo:background-color="transparent" loext:char-shading-value="0"/>
    </style:style>
    <style:style style:name="T112" style:family="text">
      <style:text-properties style:text-line-through-style="none" style:text-line-through-type="none" fo:language="ru" fo:country="RU" officeooo:rsid="004f7ace" fo:background-color="transparent" loext:char-shading-value="0"/>
    </style:style>
    <style:style style:name="T113" style:family="text">
      <style:text-properties style:text-line-through-style="none" style:text-line-through-type="none" fo:language="ru" fo:country="RU" officeooo:rsid="00510860" fo:background-color="transparent" loext:char-shading-value="0"/>
    </style:style>
    <style:style style:name="T114" style:family="text">
      <style:text-properties style:text-line-through-style="none" style:text-line-through-type="none" fo:language="ru" fo:country="RU" officeooo:rsid="0052099c" fo:background-color="transparent" loext:char-shading-value="0"/>
    </style:style>
    <style:style style:name="T115" style:family="text">
      <style:text-properties style:text-line-through-style="none" style:text-line-through-type="none" fo:language="ru" fo:country="RU" officeooo:rsid="0052ba96" fo:background-color="transparent" loext:char-shading-value="0"/>
    </style:style>
    <style:style style:name="T116" style:family="text">
      <style:text-properties style:text-line-through-style="none" style:text-line-through-type="none" fo:language="ru" fo:country="RU" officeooo:rsid="0053d733" fo:background-color="transparent" loext:char-shading-value="0"/>
    </style:style>
    <style:style style:name="T117" style:family="text">
      <style:text-properties style:text-line-through-style="none" style:text-line-through-type="none" fo:language="ru" fo:country="RU" officeooo:rsid="0055b7ca" fo:background-color="transparent" loext:char-shading-value="0"/>
    </style:style>
    <style:style style:name="T118" style:family="text">
      <style:text-properties style:text-line-through-style="none" style:text-line-through-type="none" fo:language="ru" fo:country="RU" officeooo:rsid="00560ef9" fo:background-color="transparent" loext:char-shading-value="0"/>
    </style:style>
    <style:style style:name="T119" style:family="text">
      <style:text-properties style:text-line-through-style="none" style:text-line-through-type="none" fo:language="ru" fo:country="RU" officeooo:rsid="00570795" fo:background-color="transparent" loext:char-shading-value="0"/>
    </style:style>
    <style:style style:name="T120" style:family="text">
      <style:text-properties style:text-line-through-style="none" style:text-line-through-type="none" fo:language="ru" fo:country="RU" officeooo:rsid="0057b598" fo:background-color="transparent" loext:char-shading-value="0"/>
    </style:style>
    <style:style style:name="T121" style:family="text">
      <style:text-properties style:text-line-through-style="none" style:text-line-through-type="none" fo:language="ru" fo:country="RU" officeooo:rsid="00590d78" fo:background-color="transparent" loext:char-shading-value="0"/>
    </style:style>
    <style:style style:name="T122" style:family="text">
      <style:text-properties style:text-line-through-style="none" style:text-line-through-type="none" fo:language="ru" fo:country="RU" officeooo:rsid="005a6737" fo:background-color="transparent" loext:char-shading-value="0"/>
    </style:style>
    <style:style style:name="T123" style:family="text">
      <style:text-properties style:text-line-through-style="none" style:text-line-through-type="none" fo:language="ru" fo:country="RU" officeooo:rsid="005ca0d1" fo:background-color="transparent" loext:char-shading-value="0"/>
    </style:style>
    <style:style style:name="T124" style:family="text">
      <style:text-properties style:text-line-through-style="none" style:text-line-through-type="none" fo:language="ru" fo:country="RU" officeooo:rsid="005d2ca4" fo:background-color="transparent" loext:char-shading-value="0"/>
    </style:style>
    <style:style style:name="T125" style:family="text">
      <style:text-properties style:text-line-through-style="none" style:text-line-through-type="none" fo:language="ru" fo:country="RU" officeooo:rsid="00627611" fo:background-color="transparent" loext:char-shading-value="0"/>
    </style:style>
    <style:style style:name="T126" style:family="text">
      <style:text-properties style:text-line-through-style="none" style:text-line-through-type="none" fo:language="ru" fo:country="RU" officeooo:rsid="0063f5c6" fo:background-color="transparent" loext:char-shading-value="0"/>
    </style:style>
    <style:style style:name="T127" style:family="text">
      <style:text-properties style:text-line-through-style="none" style:text-line-through-type="none" fo:language="ru" fo:country="RU" officeooo:rsid="00656735" fo:background-color="transparent" loext:char-shading-value="0"/>
    </style:style>
    <style:style style:name="T128" style:family="text">
      <style:text-properties style:text-line-through-style="none" style:text-line-through-type="none" fo:language="ru" fo:country="RU" officeooo:rsid="006655e2" fo:background-color="transparent" loext:char-shading-value="0"/>
    </style:style>
    <style:style style:name="T129" style:family="text">
      <style:text-properties style:text-line-through-style="none" style:text-line-through-type="none" fo:language="ru" fo:country="RU" officeooo:rsid="006d5b54" fo:background-color="transparent" loext:char-shading-value="0"/>
    </style:style>
    <style:style style:name="T130" style:family="text">
      <style:text-properties style:text-line-through-style="none" style:text-line-through-type="none" fo:language="ru" fo:country="RU" officeooo:rsid="006e98b2" fo:background-color="transparent" loext:char-shading-value="0"/>
    </style:style>
    <style:style style:name="T131" style:family="text">
      <style:text-properties style:text-line-through-style="none" style:text-line-through-type="none" fo:language="ru" fo:country="RU" officeooo:rsid="007041cb" fo:background-color="transparent" loext:char-shading-value="0"/>
    </style:style>
    <style:style style:name="T132" style:family="text">
      <style:text-properties style:text-line-through-style="none" style:text-line-through-type="none" fo:language="ru" fo:country="RU" officeooo:rsid="00722898" fo:background-color="transparent" loext:char-shading-value="0"/>
    </style:style>
    <style:style style:name="T133" style:family="text">
      <style:text-properties style:text-line-through-style="none" style:text-line-through-type="none" fo:language="ru" fo:country="RU" officeooo:rsid="0073bd91" fo:background-color="transparent" loext:char-shading-value="0"/>
    </style:style>
    <style:style style:name="T134" style:family="text">
      <style:text-properties style:text-line-through-style="none" style:text-line-through-type="none" fo:language="ru" fo:country="RU" officeooo:rsid="00743ebb" fo:background-color="transparent" loext:char-shading-value="0"/>
    </style:style>
    <style:style style:name="T135" style:family="text">
      <style:text-properties style:text-line-through-style="none" style:text-line-through-type="none" fo:language="ru" fo:country="RU" officeooo:rsid="0075d30c" fo:background-color="transparent" loext:char-shading-value="0"/>
    </style:style>
    <style:style style:name="T136" style:family="text">
      <style:text-properties style:text-line-through-style="none" style:text-line-through-type="none" fo:language="ru" fo:country="RU" officeooo:rsid="00788a5b" fo:background-color="transparent" loext:char-shading-value="0"/>
    </style:style>
    <style:style style:name="T137" style:family="text">
      <style:text-properties style:text-line-through-style="none" style:text-line-through-type="none" fo:language="ru" fo:country="RU" officeooo:rsid="00794d28" fo:background-color="transparent" loext:char-shading-value="0"/>
    </style:style>
    <style:style style:name="T138" style:family="text">
      <style:text-properties style:text-line-through-style="none" style:text-line-through-type="none" fo:language="ru" fo:country="RU" officeooo:rsid="0079fa67" fo:background-color="transparent" loext:char-shading-value="0"/>
    </style:style>
    <style:style style:name="T139" style:family="text">
      <style:text-properties style:text-line-through-style="none" style:text-line-through-type="none" fo:language="ru" fo:country="RU" officeooo:rsid="007b6b8f" fo:background-color="transparent" loext:char-shading-value="0"/>
    </style:style>
    <style:style style:name="T140" style:family="text">
      <style:text-properties style:text-line-through-style="none" style:text-line-through-type="none" fo:language="ru" fo:country="RU" officeooo:rsid="007c27f5" fo:background-color="transparent" loext:char-shading-value="0"/>
    </style:style>
    <style:style style:name="T141" style:family="text">
      <style:text-properties style:text-line-through-style="none" style:text-line-through-type="none" fo:language="ru" fo:country="RU" officeooo:rsid="007df733" fo:background-color="transparent" loext:char-shading-value="0"/>
    </style:style>
    <style:style style:name="T142" style:family="text">
      <style:text-properties style:text-line-through-style="none" style:text-line-through-type="none" fo:language="ru" fo:country="RU" officeooo:rsid="007e0672" fo:background-color="transparent" loext:char-shading-value="0"/>
    </style:style>
    <style:style style:name="T143" style:family="text">
      <style:text-properties style:text-line-through-style="none" style:text-line-through-type="none" fo:language="ru" fo:country="RU" officeooo:rsid="007e23d0" fo:background-color="transparent" loext:char-shading-value="0"/>
    </style:style>
    <style:style style:name="T144" style:family="text">
      <style:text-properties style:text-line-through-style="none" style:text-line-through-type="none" fo:language="ru" fo:country="RU" officeooo:rsid="00b314fb" fo:background-color="transparent" loext:char-shading-value="0"/>
    </style:style>
    <style:style style:name="T145" style:family="text">
      <style:text-properties style:text-line-through-style="none" style:text-line-through-type="none" fo:language="ru" fo:country="RU" officeooo:rsid="00b34e60" fo:background-color="transparent" loext:char-shading-value="0"/>
    </style:style>
    <style:style style:name="T146" style:family="text">
      <style:text-properties style:text-line-through-style="none" style:text-line-through-type="none" fo:language="ru" fo:country="RU" officeooo:rsid="00b4a364" fo:background-color="transparent" loext:char-shading-value="0"/>
    </style:style>
    <style:style style:name="T147" style:family="text">
      <style:text-properties style:text-line-through-style="none" style:text-line-through-type="none" fo:language="ru" fo:country="RU" officeooo:rsid="00b52ceb" fo:background-color="transparent" loext:char-shading-value="0"/>
    </style:style>
    <style:style style:name="T148" style:family="text">
      <style:text-properties style:text-line-through-style="none" style:text-line-through-type="none" fo:language="ru" fo:country="RU" officeooo:rsid="00b678f6" fo:background-color="transparent" loext:char-shading-value="0"/>
    </style:style>
    <style:style style:name="T149" style:family="text">
      <style:text-properties style:text-line-through-style="none" style:text-line-through-type="none" fo:language="ru" fo:country="RU" officeooo:rsid="00b79582" fo:background-color="transparent" loext:char-shading-value="0"/>
    </style:style>
    <style:style style:name="T150" style:family="text">
      <style:text-properties style:text-line-through-style="none" style:text-line-through-type="none" fo:language="ru" fo:country="RU" officeooo:rsid="00b8476c" fo:background-color="transparent" loext:char-shading-value="0"/>
    </style:style>
    <style:style style:name="T151" style:family="text">
      <style:text-properties style:text-line-through-style="none" style:text-line-through-type="none" fo:language="ru" fo:country="RU" officeooo:rsid="00baa6f8" fo:background-color="transparent" loext:char-shading-value="0"/>
    </style:style>
    <style:style style:name="T152" style:family="text">
      <style:text-properties style:text-line-through-style="none" style:text-line-through-type="none" fo:language="ru" fo:country="RU" officeooo:rsid="00b9567c" fo:background-color="transparent" loext:char-shading-value="0"/>
    </style:style>
    <style:style style:name="T153" style:family="text">
      <style:text-properties style:text-line-through-style="none" style:text-line-through-type="none" fo:language="ru" fo:country="RU" officeooo:rsid="00bcfaab" fo:background-color="transparent" loext:char-shading-value="0"/>
    </style:style>
    <style:style style:name="T154" style:family="text">
      <style:text-properties style:text-line-through-style="none" style:text-line-through-type="none" fo:language="ru" fo:country="RU" officeooo:rsid="00bbe224" fo:background-color="transparent" loext:char-shading-value="0"/>
    </style:style>
    <style:style style:name="T155" style:family="text">
      <style:text-properties style:text-line-through-style="none" style:text-line-through-type="none" fo:language="ru" fo:country="RU" officeooo:rsid="00be78d0" fo:background-color="transparent" loext:char-shading-value="0"/>
    </style:style>
    <style:style style:name="T156" style:family="text">
      <style:text-properties style:text-line-through-style="none" style:text-line-through-type="none" fo:language="ru" fo:country="RU" officeooo:rsid="00be8e7d" fo:background-color="transparent" loext:char-shading-value="0"/>
    </style:style>
    <style:style style:name="T157" style:family="text">
      <style:text-properties style:text-line-through-style="none" style:text-line-through-type="none" fo:language="ru" fo:country="RU" officeooo:rsid="00bef723" fo:background-color="transparent" loext:char-shading-value="0"/>
    </style:style>
    <style:style style:name="T158" style:family="text">
      <style:text-properties style:text-line-through-style="none" style:text-line-through-type="none" fo:language="ru" fo:country="RU" officeooo:rsid="00bfcb27" fo:background-color="transparent" loext:char-shading-value="0"/>
    </style:style>
    <style:style style:name="T159" style:family="text">
      <style:text-properties style:text-line-through-style="none" style:text-line-through-type="none" fo:language="ru" fo:country="RU" officeooo:rsid="00c21da1" fo:background-color="transparent" loext:char-shading-value="0"/>
    </style:style>
    <style:style style:name="T160" style:family="text">
      <style:text-properties style:text-line-through-style="none" style:text-line-through-type="none" fo:language="ru" fo:country="RU" officeooo:rsid="00c25b69" fo:background-color="transparent" loext:char-shading-value="0"/>
    </style:style>
    <style:style style:name="T161" style:family="text">
      <style:text-properties style:text-line-through-style="none" style:text-line-through-type="none" fo:language="ru" fo:country="RU" officeooo:rsid="00c33f03" fo:background-color="transparent" loext:char-shading-value="0"/>
    </style:style>
    <style:style style:name="T162" style:family="text">
      <style:text-properties style:text-line-through-style="none" style:text-line-through-type="none" fo:language="ru" fo:country="RU" officeooo:rsid="00c380e7" fo:background-color="transparent" loext:char-shading-value="0"/>
    </style:style>
    <style:style style:name="T163" style:family="text">
      <style:text-properties style:text-line-through-style="none" style:text-line-through-type="none" fo:language="ru" fo:country="RU" officeooo:rsid="00ce95f2" fo:background-color="transparent" loext:char-shading-value="0"/>
    </style:style>
    <style:style style:name="T164" style:family="text">
      <style:text-properties style:text-line-through-style="none" style:text-line-through-type="none" fo:language="ru" fo:country="RU" officeooo:rsid="00cf8583" fo:background-color="transparent" loext:char-shading-value="0"/>
    </style:style>
    <style:style style:name="T165" style:family="text">
      <style:text-properties style:text-line-through-style="none" style:text-line-through-type="none" fo:language="ru" fo:country="RU" officeooo:rsid="00d14d19" fo:background-color="transparent" loext:char-shading-value="0"/>
    </style:style>
    <style:style style:name="T166" style:family="text">
      <style:text-properties style:text-line-through-style="none" style:text-line-through-type="none" fo:language="ru" fo:country="RU" officeooo:rsid="00d2d4cf" fo:background-color="transparent" loext:char-shading-value="0"/>
    </style:style>
    <style:style style:name="T167" style:family="text">
      <style:text-properties style:text-line-through-style="none" style:text-line-through-type="none" fo:language="ru" fo:country="RU" officeooo:rsid="00d2e70d" fo:background-color="transparent" loext:char-shading-value="0"/>
    </style:style>
    <style:style style:name="T168" style:family="text">
      <style:text-properties style:text-line-through-style="none" style:text-line-through-type="none" fo:language="ru" fo:country="RU" officeooo:rsid="00d4c6a1" fo:background-color="transparent" loext:char-shading-value="0"/>
    </style:style>
    <style:style style:name="T169" style:family="text">
      <style:text-properties style:text-line-through-style="none" style:text-line-through-type="none" fo:language="ru" fo:country="RU" officeooo:rsid="00d4f210" fo:background-color="transparent" loext:char-shading-value="0"/>
    </style:style>
    <style:style style:name="T170" style:family="text">
      <style:text-properties style:text-line-through-style="none" style:text-line-through-type="none" fo:language="ru" fo:country="RU" officeooo:rsid="00d56456" fo:background-color="transparent" loext:char-shading-value="0"/>
    </style:style>
    <style:style style:name="T171" style:family="text">
      <style:text-properties style:text-line-through-style="none" style:text-line-through-type="none" fo:language="ru" fo:country="RU" officeooo:rsid="00d8eb28" fo:background-color="transparent" loext:char-shading-value="0"/>
    </style:style>
    <style:style style:name="T172" style:family="text">
      <style:text-properties style:text-line-through-style="none" style:text-line-through-type="none" fo:language="ru" fo:country="RU" officeooo:rsid="00d5f182" fo:background-color="transparent" loext:char-shading-value="0"/>
    </style:style>
    <style:style style:name="T173" style:family="text">
      <style:text-properties style:text-line-through-style="none" style:text-line-through-type="none" fo:language="ru" fo:country="RU" officeooo:rsid="00db2d22" fo:background-color="transparent" loext:char-shading-value="0"/>
    </style:style>
    <style:style style:name="T174" style:family="text">
      <style:text-properties style:text-line-through-style="none" style:text-line-through-type="none" fo:language="ru" fo:country="RU" officeooo:rsid="00dd0a11" fo:background-color="transparent" loext:char-shading-value="0"/>
    </style:style>
    <style:style style:name="T175" style:family="text">
      <style:text-properties style:text-line-through-style="none" style:text-line-through-type="none" fo:language="ru" fo:country="RU" officeooo:rsid="00de8b3a" fo:background-color="transparent" loext:char-shading-value="0"/>
    </style:style>
    <style:style style:name="T176" style:family="text">
      <style:text-properties style:text-line-through-style="none" style:text-line-through-type="none" fo:language="ru" fo:country="RU" officeooo:rsid="00e06d16" fo:background-color="transparent" loext:char-shading-value="0"/>
    </style:style>
    <style:style style:name="T177" style:family="text">
      <style:text-properties style:text-line-through-style="none" style:text-line-through-type="none" fo:language="ru" fo:country="RU" officeooo:rsid="00e140e8" fo:background-color="transparent" loext:char-shading-value="0"/>
    </style:style>
    <style:style style:name="T178" style:family="text">
      <style:text-properties style:text-line-through-style="none" style:text-line-through-type="none" fo:language="ru" fo:country="RU" officeooo:rsid="00e28382" fo:background-color="transparent" loext:char-shading-value="0"/>
    </style:style>
    <style:style style:name="T179" style:family="text">
      <style:text-properties style:text-line-through-style="none" style:text-line-through-type="none" fo:language="ru" fo:country="RU" officeooo:rsid="00e44253" fo:background-color="transparent" loext:char-shading-value="0"/>
    </style:style>
    <style:style style:name="T180" style:family="text">
      <style:text-properties style:text-line-through-style="none" style:text-line-through-type="none" fo:language="ru" fo:country="RU" officeooo:rsid="00e58c63" fo:background-color="transparent" loext:char-shading-value="0"/>
    </style:style>
    <style:style style:name="T181" style:family="text">
      <style:text-properties style:text-line-through-style="none" style:text-line-through-type="none" fo:language="ru" fo:country="RU" officeooo:rsid="00e7229f" fo:background-color="transparent" loext:char-shading-value="0"/>
    </style:style>
    <style:style style:name="T182" style:family="text">
      <style:text-properties style:text-line-through-style="none" style:text-line-through-type="none" fo:language="ru" fo:country="RU" officeooo:rsid="00e90811" fo:background-color="transparent" loext:char-shading-value="0"/>
    </style:style>
    <style:style style:name="T183" style:family="text">
      <style:text-properties style:text-line-through-style="none" style:text-line-through-type="none" fo:language="ru" fo:country="RU" officeooo:rsid="00ea6243" fo:background-color="transparent" loext:char-shading-value="0"/>
    </style:style>
    <style:style style:name="T184" style:family="text">
      <style:text-properties style:text-line-through-style="none" style:text-line-through-type="none" fo:language="ru" fo:country="RU" officeooo:rsid="00ebf23d" fo:background-color="transparent" loext:char-shading-value="0"/>
    </style:style>
    <style:style style:name="T185" style:family="text">
      <style:text-properties style:text-line-through-style="none" style:text-line-through-type="none" fo:language="ru" fo:country="RU" officeooo:rsid="00ed161f" fo:background-color="transparent" loext:char-shading-value="0"/>
    </style:style>
    <style:style style:name="T186" style:family="text">
      <style:text-properties style:text-line-through-style="none" style:text-line-through-type="none" fo:language="ru" fo:country="RU" officeooo:rsid="00ee0beb" fo:background-color="transparent" loext:char-shading-value="0"/>
    </style:style>
    <style:style style:name="T187" style:family="text">
      <style:text-properties style:text-line-through-style="none" style:text-line-through-type="none" fo:language="ru" fo:country="RU" officeooo:rsid="00eee0e1" fo:background-color="transparent" loext:char-shading-value="0"/>
    </style:style>
    <style:style style:name="T188" style:family="text">
      <style:text-properties style:text-line-through-style="none" style:text-line-through-type="none" fo:language="ru" fo:country="RU" officeooo:rsid="00f218dd" fo:background-color="transparent" loext:char-shading-value="0"/>
    </style:style>
    <style:style style:name="T189" style:family="text">
      <style:text-properties style:text-line-through-style="none" style:text-line-through-type="none" fo:language="ru" fo:country="RU" officeooo:rsid="00f2b436" fo:background-color="transparent" loext:char-shading-value="0"/>
    </style:style>
    <style:style style:name="T190" style:family="text">
      <style:text-properties style:text-line-through-style="none" style:text-line-through-type="none" fo:language="ru" fo:country="RU" officeooo:rsid="00f33241" fo:background-color="transparent" loext:char-shading-value="0"/>
    </style:style>
    <style:style style:name="T191" style:family="text">
      <style:text-properties style:text-line-through-style="none" style:text-line-through-type="none" fo:language="ru" fo:country="RU" officeooo:rsid="00f4d8af" fo:background-color="transparent" loext:char-shading-value="0"/>
    </style:style>
    <style:style style:name="T192" style:family="text">
      <style:text-properties style:text-line-through-style="none" style:text-line-through-type="none" fo:language="ru" fo:country="RU" officeooo:rsid="00f4ff2a" fo:background-color="transparent" loext:char-shading-value="0"/>
    </style:style>
    <style:style style:name="T193" style:family="text">
      <style:text-properties style:text-line-through-style="none" style:text-line-through-type="none" fo:language="ru" fo:country="RU" officeooo:rsid="00f9e83e" fo:background-color="transparent" loext:char-shading-value="0"/>
    </style:style>
    <style:style style:name="T194" style:family="text">
      <style:text-properties style:text-line-through-style="none" style:text-line-through-type="none" fo:language="ru" fo:country="RU" officeooo:rsid="00f815ef" fo:background-color="transparent" loext:char-shading-value="0"/>
    </style:style>
    <style:style style:name="T195" style:family="text">
      <style:text-properties style:text-line-through-style="none" style:text-line-through-type="none" fo:language="ru" fo:country="RU" officeooo:rsid="00fb9813" fo:background-color="transparent" loext:char-shading-value="0"/>
    </style:style>
    <style:style style:name="T196" style:family="text">
      <style:text-properties style:text-line-through-style="none" style:text-line-through-type="none" fo:language="ru" fo:country="RU" officeooo:rsid="00fc6716" fo:background-color="transparent" loext:char-shading-value="0"/>
    </style:style>
    <style:style style:name="T197" style:family="text">
      <style:text-properties style:text-line-through-style="none" style:text-line-through-type="none" fo:language="ru" fo:country="RU" officeooo:rsid="00fd9d2c" fo:background-color="transparent" loext:char-shading-value="0"/>
    </style:style>
    <style:style style:name="T198" style:family="text">
      <style:text-properties style:text-line-through-style="none" style:text-line-through-type="none" fo:language="ru" fo:country="RU" officeooo:rsid="00fe9982" fo:background-color="transparent" loext:char-shading-value="0"/>
    </style:style>
    <style:style style:name="T199" style:family="text">
      <style:text-properties style:text-line-through-style="none" style:text-line-through-type="none" fo:language="ru" fo:country="RU" officeooo:rsid="01010ddf" fo:background-color="transparent" loext:char-shading-value="0"/>
    </style:style>
    <style:style style:name="T200" style:family="text">
      <style:text-properties style:text-line-through-style="none" style:text-line-through-type="none" fo:language="ru" fo:country="RU" officeooo:rsid="01020673" fo:background-color="transparent" loext:char-shading-value="0"/>
    </style:style>
    <style:style style:name="T201" style:family="text">
      <style:text-properties style:text-line-through-style="none" style:text-line-through-type="none" fo:language="ru" fo:country="RU" officeooo:rsid="0103e83e" fo:background-color="transparent" loext:char-shading-value="0"/>
    </style:style>
    <style:style style:name="T202" style:family="text">
      <style:text-properties style:text-line-through-style="none" style:text-line-through-type="none" fo:language="ru" fo:country="RU" officeooo:rsid="010532f0" fo:background-color="transparent" loext:char-shading-value="0"/>
    </style:style>
    <style:style style:name="T203" style:family="text">
      <style:text-properties style:text-line-through-style="none" style:text-line-through-type="none" fo:language="ru" fo:country="RU" officeooo:rsid="01066bd8" fo:background-color="transparent" loext:char-shading-value="0"/>
    </style:style>
    <style:style style:name="T204" style:family="text">
      <style:text-properties style:text-line-through-style="none" style:text-line-through-type="none" fo:language="ru" fo:country="RU" officeooo:rsid="010719d7" fo:background-color="transparent" loext:char-shading-value="0"/>
    </style:style>
    <style:style style:name="T205" style:family="text">
      <style:text-properties style:text-line-through-style="none" style:text-line-through-type="none" fo:language="ru" fo:country="RU" officeooo:rsid="01086760" fo:background-color="transparent" loext:char-shading-value="0"/>
    </style:style>
    <style:style style:name="T206" style:family="text">
      <style:text-properties style:text-line-through-style="none" style:text-line-through-type="none" fo:language="ru" fo:country="RU" officeooo:rsid="0109cc10" fo:background-color="transparent" loext:char-shading-value="0"/>
    </style:style>
    <style:style style:name="T207" style:family="text">
      <style:text-properties style:text-line-through-style="none" style:text-line-through-type="none" fo:language="ru" fo:country="RU" officeooo:rsid="010c4ae4" fo:background-color="transparent" loext:char-shading-value="0"/>
    </style:style>
    <style:style style:name="T208" style:family="text">
      <style:text-properties style:text-line-through-style="none" style:text-line-through-type="none" fo:language="ru" fo:country="RU" officeooo:rsid="010b12c3" fo:background-color="transparent" loext:char-shading-value="0"/>
    </style:style>
    <style:style style:name="T209" style:family="text">
      <style:text-properties style:text-line-through-style="none" style:text-line-through-type="none" fo:language="ru" fo:country="RU" officeooo:rsid="010d1478" fo:background-color="transparent" loext:char-shading-value="0"/>
    </style:style>
    <style:style style:name="T210" style:family="text">
      <style:text-properties style:text-line-through-style="none" style:text-line-through-type="none" fo:language="ru" fo:country="RU" officeooo:rsid="010e9745" fo:background-color="transparent" loext:char-shading-value="0"/>
    </style:style>
    <style:style style:name="T211" style:family="text">
      <style:text-properties style:text-line-through-style="none" style:text-line-through-type="none" fo:language="ru" fo:country="RU" officeooo:rsid="01102d00" fo:background-color="transparent" loext:char-shading-value="0"/>
    </style:style>
    <style:style style:name="T212" style:family="text">
      <style:text-properties style:text-line-through-style="none" style:text-line-through-type="none" fo:language="ru" fo:country="RU" officeooo:rsid="01118e12" fo:background-color="transparent" loext:char-shading-value="0"/>
    </style:style>
    <style:style style:name="T213" style:family="text">
      <style:text-properties style:text-line-through-style="none" style:text-line-through-type="none" fo:language="ru" fo:country="RU" officeooo:rsid="011271db" fo:background-color="transparent" loext:char-shading-value="0"/>
    </style:style>
    <style:style style:name="T214" style:family="text">
      <style:text-properties style:text-line-through-style="none" style:text-line-through-type="none" fo:language="ru" fo:country="RU" officeooo:rsid="01134fd6" fo:background-color="transparent" loext:char-shading-value="0"/>
    </style:style>
    <style:style style:name="T215" style:family="text">
      <style:text-properties style:text-line-through-style="none" style:text-line-through-type="none" fo:language="ru" fo:country="RU" officeooo:rsid="01154077" fo:background-color="transparent" loext:char-shading-value="0"/>
    </style:style>
    <style:style style:name="T216" style:family="text">
      <style:text-properties style:text-line-through-style="none" style:text-line-through-type="none" fo:language="ru" fo:country="RU" officeooo:rsid="0115e7b6" fo:background-color="transparent" loext:char-shading-value="0"/>
    </style:style>
    <style:style style:name="T217" style:family="text">
      <style:text-properties style:text-line-through-style="none" style:text-line-through-type="none" fo:language="ru" fo:country="RU" officeooo:rsid="0118ae0e" fo:background-color="transparent" loext:char-shading-value="0"/>
    </style:style>
    <style:style style:name="T218" style:family="text">
      <style:text-properties style:text-line-through-style="none" style:text-line-through-type="none" fo:language="ru" fo:country="RU" officeooo:rsid="01191b87" fo:background-color="transparent" loext:char-shading-value="0"/>
    </style:style>
    <style:style style:name="T219" style:family="text">
      <style:text-properties style:text-line-through-style="none" style:text-line-through-type="none" fo:language="ru" fo:country="RU" officeooo:rsid="011ac791" fo:background-color="transparent" loext:char-shading-value="0"/>
    </style:style>
    <style:style style:name="T220" style:family="text">
      <style:text-properties style:text-line-through-style="none" style:text-line-through-type="none" fo:language="ru" fo:country="RU" officeooo:rsid="011f6749" fo:background-color="transparent" loext:char-shading-value="0"/>
    </style:style>
    <style:style style:name="T221" style:family="text">
      <style:text-properties style:text-line-through-style="none" style:text-line-through-type="none" fo:language="ru" fo:country="RU" officeooo:rsid="0121582c" fo:background-color="transparent" loext:char-shading-value="0"/>
    </style:style>
    <style:style style:name="T222" style:family="text">
      <style:text-properties style:text-line-through-style="none" style:text-line-through-type="none" fo:language="ru" fo:country="RU" officeooo:rsid="01232b8e" fo:background-color="transparent" loext:char-shading-value="0"/>
    </style:style>
    <style:style style:name="T223" style:family="text">
      <style:text-properties style:text-line-through-style="none" style:text-line-through-type="none" fo:language="ru" fo:country="RU" officeooo:rsid="0123e710" fo:background-color="transparent" loext:char-shading-value="0"/>
    </style:style>
    <style:style style:name="T224" style:family="text">
      <style:text-properties style:text-line-through-style="none" style:text-line-through-type="none" fo:language="ru" fo:country="RU" officeooo:rsid="01243c6c" fo:background-color="transparent" loext:char-shading-value="0"/>
    </style:style>
    <style:style style:name="T225" style:family="text">
      <style:text-properties style:text-line-through-style="none" style:text-line-through-type="none" fo:language="ru" fo:country="RU" officeooo:rsid="01274cbc" fo:background-color="transparent" loext:char-shading-value="0"/>
    </style:style>
    <style:style style:name="T226" style:family="text">
      <style:text-properties style:text-line-through-style="none" style:text-line-through-type="none" fo:language="ru" fo:country="RU" officeooo:rsid="0125594d" fo:background-color="transparent" loext:char-shading-value="0"/>
    </style:style>
    <style:style style:name="T227" style:family="text">
      <style:text-properties style:text-line-through-style="none" style:text-line-through-type="none" fo:language="ru" fo:country="RU" officeooo:rsid="01284c7a" fo:background-color="transparent" loext:char-shading-value="0"/>
    </style:style>
    <style:style style:name="T228" style:family="text">
      <style:text-properties style:text-line-through-style="none" style:text-line-through-type="none" fo:language="ru" fo:country="RU" officeooo:rsid="0129f429" fo:background-color="transparent" loext:char-shading-value="0"/>
    </style:style>
    <style:style style:name="T229" style:family="text">
      <style:text-properties style:text-line-through-style="none" style:text-line-through-type="none" fo:language="ru" fo:country="RU" officeooo:rsid="012a44af" fo:background-color="transparent" loext:char-shading-value="0"/>
    </style:style>
    <style:style style:name="T230" style:family="text">
      <style:text-properties style:text-line-through-style="none" style:text-line-through-type="none" fo:language="ru" fo:country="RU" officeooo:rsid="012a9346" fo:background-color="transparent" loext:char-shading-value="0"/>
    </style:style>
    <style:style style:name="T231" style:family="text">
      <style:text-properties style:text-line-through-style="none" style:text-line-through-type="none" fo:language="ru" fo:country="RU" officeooo:rsid="012b9ea4" fo:background-color="transparent" loext:char-shading-value="0"/>
    </style:style>
    <style:style style:name="T232" style:family="text">
      <style:text-properties style:text-line-through-style="none" style:text-line-through-type="none" fo:language="ru" fo:country="RU" officeooo:rsid="012c2e3b" fo:background-color="transparent" loext:char-shading-value="0"/>
    </style:style>
    <style:style style:name="T233" style:family="text">
      <style:text-properties style:text-line-through-style="none" style:text-line-through-type="none" fo:language="ru" fo:country="RU" officeooo:rsid="012ec831" fo:background-color="transparent" loext:char-shading-value="0"/>
    </style:style>
    <style:style style:name="T234" style:family="text">
      <style:text-properties style:text-line-through-style="none" style:text-line-through-type="none" fo:language="ru" fo:country="RU" officeooo:rsid="013048ec" fo:background-color="transparent" loext:char-shading-value="0"/>
    </style:style>
    <style:style style:name="T235" style:family="text">
      <style:text-properties style:text-line-through-style="none" style:text-line-through-type="none" fo:language="ru" fo:country="RU" officeooo:rsid="01323cc6" fo:background-color="transparent" loext:char-shading-value="0"/>
    </style:style>
    <style:style style:name="T236" style:family="text">
      <style:text-properties style:text-line-through-style="none" style:text-line-through-type="none" fo:language="ru" fo:country="RU" officeooo:rsid="013b4231" fo:background-color="transparent" loext:char-shading-value="0"/>
    </style:style>
    <style:style style:name="T237" style:family="text">
      <style:text-properties style:text-line-through-style="none" style:text-line-through-type="none" fo:language="ru" fo:country="RU" officeooo:rsid="013c5098" fo:background-color="transparent" loext:char-shading-value="0"/>
    </style:style>
    <style:style style:name="T238" style:family="text">
      <style:text-properties style:text-line-through-style="none" style:text-line-through-type="none" fo:language="ru" fo:country="RU" officeooo:rsid="013c87f5" fo:background-color="transparent" loext:char-shading-value="0"/>
    </style:style>
    <style:style style:name="T239" style:family="text">
      <style:text-properties style:text-line-through-style="none" style:text-line-through-type="none" fo:language="ru" fo:country="RU" officeooo:rsid="013ef5cf" fo:background-color="transparent" loext:char-shading-value="0"/>
    </style:style>
    <style:style style:name="T240" style:family="text">
      <style:text-properties style:text-line-through-style="none" style:text-line-through-type="none" fo:language="ru" fo:country="RU" officeooo:rsid="013f0dc8" fo:background-color="transparent" loext:char-shading-value="0"/>
    </style:style>
    <style:style style:name="T241" style:family="text">
      <style:text-properties style:text-line-through-style="none" style:text-line-through-type="none" fo:language="ru" fo:country="RU" officeooo:rsid="01408821" fo:background-color="transparent" loext:char-shading-value="0"/>
    </style:style>
    <style:style style:name="T242" style:family="text">
      <style:text-properties style:text-line-through-style="none" style:text-line-through-type="none" fo:language="ru" fo:country="RU" officeooo:rsid="0140b668" fo:background-color="transparent" loext:char-shading-value="0"/>
    </style:style>
    <style:style style:name="T243" style:family="text">
      <style:text-properties style:text-line-through-style="none" style:text-line-through-type="none" fo:language="ru" fo:country="RU" officeooo:rsid="0140ebe2" fo:background-color="transparent" loext:char-shading-value="0"/>
    </style:style>
    <style:style style:name="T244" style:family="text">
      <style:text-properties style:text-line-through-style="none" style:text-line-through-type="none" fo:language="ru" fo:country="RU" officeooo:rsid="01412d7c" fo:background-color="transparent" loext:char-shading-value="0"/>
    </style:style>
    <style:style style:name="T245" style:family="text">
      <style:text-properties style:text-line-through-style="none" style:text-line-through-type="none" fo:language="ru" fo:country="RU" officeooo:rsid="01426433" fo:background-color="transparent" loext:char-shading-value="0"/>
    </style:style>
    <style:style style:name="T246" style:family="text">
      <style:text-properties style:text-line-through-style="none" style:text-line-through-type="none" fo:language="ru" fo:country="RU" officeooo:rsid="01448c8b" fo:background-color="transparent" loext:char-shading-value="0"/>
    </style:style>
    <style:style style:name="T247" style:family="text">
      <style:text-properties style:text-line-through-style="none" style:text-line-through-type="none" fo:language="ru" fo:country="RU" officeooo:rsid="0144f423" fo:background-color="transparent" loext:char-shading-value="0"/>
    </style:style>
    <style:style style:name="T248" style:family="text">
      <style:text-properties style:text-line-through-style="none" style:text-line-through-type="none" fo:language="ru" fo:country="RU" officeooo:rsid="0146d4c9" fo:background-color="transparent" loext:char-shading-value="0"/>
    </style:style>
    <style:style style:name="T249" style:family="text">
      <style:text-properties style:text-line-through-style="none" style:text-line-through-type="none" fo:language="ru" fo:country="RU" officeooo:rsid="01472f60" fo:background-color="transparent" loext:char-shading-value="0"/>
    </style:style>
    <style:style style:name="T250" style:family="text">
      <style:text-properties style:text-line-through-style="none" style:text-line-through-type="none" fo:language="ru" fo:country="RU" officeooo:rsid="0148d1a8" fo:background-color="transparent" loext:char-shading-value="0"/>
    </style:style>
    <style:style style:name="T251" style:family="text">
      <style:text-properties style:text-line-through-style="none" style:text-line-through-type="none" fo:language="ru" fo:country="RU" officeooo:rsid="014d99dd" fo:background-color="transparent" loext:char-shading-value="0"/>
    </style:style>
    <style:style style:name="T252" style:family="text">
      <style:text-properties style:text-line-through-style="none" style:text-line-through-type="none" fo:language="ru" fo:country="RU" officeooo:rsid="014e6da5" fo:background-color="transparent" loext:char-shading-value="0"/>
    </style:style>
    <style:style style:name="T253" style:family="text">
      <style:text-properties style:text-line-through-style="none" style:text-line-through-type="none" fo:language="ru" fo:country="RU" officeooo:rsid="014f777a" fo:background-color="transparent" loext:char-shading-value="0"/>
    </style:style>
    <style:style style:name="T254" style:family="text">
      <style:text-properties style:text-line-through-style="none" style:text-line-through-type="none" fo:language="ru" fo:country="RU" officeooo:rsid="0150d379" fo:background-color="transparent" loext:char-shading-value="0"/>
    </style:style>
    <style:style style:name="T255" style:family="text">
      <style:text-properties style:text-line-through-style="none" style:text-line-through-type="none" fo:language="ru" fo:country="RU" officeooo:rsid="0151c57b" fo:background-color="transparent" loext:char-shading-value="0"/>
    </style:style>
    <style:style style:name="T256" style:family="text">
      <style:text-properties style:text-line-through-style="none" style:text-line-through-type="none" fo:language="ru" fo:country="RU" officeooo:rsid="01536126" fo:background-color="transparent" loext:char-shading-value="0"/>
    </style:style>
    <style:style style:name="T257" style:family="text">
      <style:text-properties style:text-line-through-style="none" style:text-line-through-type="none" fo:language="ru" fo:country="RU" officeooo:rsid="01554f58" fo:background-color="transparent" loext:char-shading-value="0"/>
    </style:style>
    <style:style style:name="T258" style:family="text">
      <style:text-properties style:text-line-through-style="none" style:text-line-through-type="none" fo:language="ru" fo:country="RU" officeooo:rsid="0155f5bb" fo:background-color="transparent" loext:char-shading-value="0"/>
    </style:style>
    <style:style style:name="T259" style:family="text">
      <style:text-properties style:text-line-through-style="none" style:text-line-through-type="none" fo:language="ru" fo:country="RU" officeooo:rsid="0157d221" fo:background-color="transparent" loext:char-shading-value="0"/>
    </style:style>
    <style:style style:name="T260" style:family="text">
      <style:text-properties style:text-line-through-style="none" style:text-line-through-type="none" fo:language="ru" fo:country="RU" officeooo:rsid="0136c255" fo:background-color="transparent" loext:char-shading-value="0"/>
    </style:style>
    <style:style style:name="T261" style:family="text">
      <style:text-properties style:text-line-through-style="none" style:text-line-through-type="none" fo:language="ru" fo:country="RU" officeooo:rsid="0137a7bc" fo:background-color="transparent" loext:char-shading-value="0"/>
    </style:style>
    <style:style style:name="T262" style:family="text">
      <style:text-properties style:text-line-through-style="none" style:text-line-through-type="none" fo:language="ru" fo:country="RU" officeooo:rsid="01385e42" fo:background-color="transparent" loext:char-shading-value="0"/>
    </style:style>
    <style:style style:name="T263" style:family="text">
      <style:text-properties style:text-line-through-style="none" style:text-line-through-type="none" fo:language="ru" fo:country="RU" officeooo:rsid="0157eb2f" fo:background-color="transparent" loext:char-shading-value="0"/>
    </style:style>
    <style:style style:name="T264" style:family="text">
      <style:text-properties style:text-line-through-style="none" style:text-line-through-type="none" fo:language="ru" fo:country="RU" officeooo:rsid="0159d8a1" fo:background-color="transparent" loext:char-shading-value="0"/>
    </style:style>
    <style:style style:name="T265" style:family="text">
      <style:text-properties style:text-line-through-style="none" style:text-line-through-type="none" fo:language="ru" fo:country="RU" officeooo:rsid="015b9188" fo:background-color="transparent" loext:char-shading-value="0"/>
    </style:style>
    <style:style style:name="T266" style:family="text">
      <style:text-properties style:text-line-through-style="none" style:text-line-through-type="none" fo:language="ru" fo:country="RU" officeooo:rsid="015d570f" fo:background-color="transparent" loext:char-shading-value="0"/>
    </style:style>
    <style:style style:name="T267" style:family="text">
      <style:text-properties style:text-line-through-style="none" style:text-line-through-type="none" fo:language="ru" fo:country="RU" officeooo:rsid="015e4013" fo:background-color="transparent" loext:char-shading-value="0"/>
    </style:style>
    <style:style style:name="T268" style:family="text">
      <style:text-properties style:text-line-through-style="none" style:text-line-through-type="none" fo:language="ru" fo:country="RU" officeooo:rsid="015e8a65" fo:background-color="transparent" loext:char-shading-value="0"/>
    </style:style>
    <style:style style:name="T269" style:family="text">
      <style:text-properties style:text-line-through-style="none" style:text-line-through-type="none" fo:language="ru" fo:country="RU" officeooo:rsid="016156a4" fo:background-color="transparent" loext:char-shading-value="0"/>
    </style:style>
    <style:style style:name="T270" style:family="text">
      <style:text-properties style:text-line-through-style="none" style:text-line-through-type="none" fo:language="ru" fo:country="RU" officeooo:rsid="016352aa" fo:background-color="transparent" loext:char-shading-value="0"/>
    </style:style>
    <style:style style:name="T271" style:family="text">
      <style:text-properties style:text-line-through-style="none" style:text-line-through-type="none" fo:language="ru" fo:country="RU" officeooo:rsid="0163ef60" fo:background-color="transparent" loext:char-shading-value="0"/>
    </style:style>
    <style:style style:name="T272" style:family="text">
      <style:text-properties style:text-line-through-style="none" style:text-line-through-type="none" fo:language="ru" fo:country="RU" officeooo:rsid="01642090" fo:background-color="transparent" loext:char-shading-value="0"/>
    </style:style>
    <style:style style:name="T273" style:family="text">
      <style:text-properties style:text-line-through-style="none" style:text-line-through-type="none" fo:language="ru" fo:country="RU" officeooo:rsid="01646335" fo:background-color="transparent" loext:char-shading-value="0"/>
    </style:style>
    <style:style style:name="T274" style:family="text">
      <style:text-properties style:text-line-through-style="none" style:text-line-through-type="none" fo:language="ru" fo:country="RU" officeooo:rsid="01661a69" fo:background-color="transparent" loext:char-shading-value="0"/>
    </style:style>
    <style:style style:name="T275" style:family="text">
      <style:text-properties style:text-line-through-style="none" style:text-line-through-type="none" fo:language="ru" fo:country="RU" officeooo:rsid="016735d9" fo:background-color="transparent" loext:char-shading-value="0"/>
    </style:style>
    <style:style style:name="T276" style:family="text">
      <style:text-properties style:text-line-through-style="none" style:text-line-through-type="none" fo:language="ru" fo:country="RU" officeooo:rsid="0167c937" fo:background-color="transparent" loext:char-shading-value="0"/>
    </style:style>
    <style:style style:name="T277" style:family="text">
      <style:text-properties style:text-line-through-style="none" style:text-line-through-type="none" fo:language="ru" fo:country="RU" officeooo:rsid="0168578b" fo:background-color="transparent" loext:char-shading-value="0"/>
    </style:style>
    <style:style style:name="T278" style:family="text">
      <style:text-properties style:text-line-through-style="none" style:text-line-through-type="none" fo:language="ru" fo:country="RU" officeooo:rsid="0169918f" fo:background-color="transparent" loext:char-shading-value="0"/>
    </style:style>
    <style:style style:name="T279" style:family="text">
      <style:text-properties style:text-line-through-style="none" style:text-line-through-type="none" fo:language="ru" fo:country="RU" officeooo:rsid="016a7e25" fo:background-color="transparent" loext:char-shading-value="0"/>
    </style:style>
    <style:style style:name="T280" style:family="text">
      <style:text-properties style:text-line-through-style="none" style:text-line-through-type="none" fo:language="ru" fo:country="RU" officeooo:rsid="016e587d" fo:background-color="transparent" loext:char-shading-value="0"/>
    </style:style>
    <style:style style:name="T281" style:family="text">
      <style:text-properties style:text-line-through-style="none" style:text-line-through-type="none" fo:language="ru" fo:country="RU" officeooo:rsid="017033b7" fo:background-color="transparent" loext:char-shading-value="0"/>
    </style:style>
    <style:style style:name="T282" style:family="text">
      <style:text-properties style:text-line-through-style="none" style:text-line-through-type="none" fo:language="ru" fo:country="RU" officeooo:rsid="01719c6e" fo:background-color="transparent" loext:char-shading-value="0"/>
    </style:style>
    <style:style style:name="T283" style:family="text">
      <style:text-properties style:text-line-through-style="none" style:text-line-through-type="none" fo:language="ru" fo:country="RU" officeooo:rsid="01727114" fo:background-color="transparent" loext:char-shading-value="0"/>
    </style:style>
    <style:style style:name="T284" style:family="text">
      <style:text-properties style:text-line-through-style="none" style:text-line-through-type="none" fo:language="ru" fo:country="RU" officeooo:rsid="0172ff79" fo:background-color="transparent" loext:char-shading-value="0"/>
    </style:style>
    <style:style style:name="T285" style:family="text">
      <style:text-properties style:text-line-through-style="none" style:text-line-through-type="none" fo:language="ru" fo:country="RU" officeooo:rsid="01744589" fo:background-color="transparent" loext:char-shading-value="0"/>
    </style:style>
    <style:style style:name="T286" style:family="text">
      <style:text-properties style:text-line-through-style="none" style:text-line-through-type="none" fo:language="ru" fo:country="RU" officeooo:rsid="0175c9e7" fo:background-color="transparent" loext:char-shading-value="0"/>
    </style:style>
    <style:style style:name="T287" style:family="text">
      <style:text-properties style:text-line-through-style="none" style:text-line-through-type="none" fo:language="ru" fo:country="RU" officeooo:rsid="0176e17a" fo:background-color="transparent" loext:char-shading-value="0"/>
    </style:style>
    <style:style style:name="T288" style:family="text">
      <style:text-properties style:text-line-through-style="none" style:text-line-through-type="none" fo:language="ru" fo:country="RU" officeooo:rsid="01785c82" fo:background-color="transparent" loext:char-shading-value="0"/>
    </style:style>
    <style:style style:name="T289" style:family="text">
      <style:text-properties style:text-line-through-style="none" style:text-line-through-type="none" fo:language="ru" fo:country="RU" officeooo:rsid="017a4825" fo:background-color="transparent" loext:char-shading-value="0"/>
    </style:style>
    <style:style style:name="T290" style:family="text">
      <style:text-properties style:text-line-through-style="none" style:text-line-through-type="none" fo:language="ru" fo:country="RU" officeooo:rsid="017c2011" fo:background-color="transparent" loext:char-shading-value="0"/>
    </style:style>
    <style:style style:name="T291" style:family="text">
      <style:text-properties style:text-line-through-style="none" style:text-line-through-type="none" fo:language="ru" fo:country="RU" officeooo:rsid="017d8895" fo:background-color="transparent" loext:char-shading-value="0"/>
    </style:style>
    <style:style style:name="T292" style:family="text">
      <style:text-properties style:text-line-through-style="none" style:text-line-through-type="none" fo:language="ru" fo:country="RU" officeooo:rsid="018052df" fo:background-color="transparent" loext:char-shading-value="0"/>
    </style:style>
    <style:style style:name="T293" style:family="text">
      <style:text-properties style:text-line-through-style="none" style:text-line-through-type="none" fo:language="ru" fo:country="RU" officeooo:rsid="01818c8a" fo:background-color="transparent" loext:char-shading-value="0"/>
    </style:style>
    <style:style style:name="T294" style:family="text">
      <style:text-properties style:text-line-through-style="none" style:text-line-through-type="none" fo:language="ru" fo:country="RU" officeooo:rsid="01833334" fo:background-color="transparent" loext:char-shading-value="0"/>
    </style:style>
    <style:style style:name="T295" style:family="text">
      <style:text-properties style:text-line-through-style="none" style:text-line-through-type="none" fo:language="ru" fo:country="RU" officeooo:rsid="0183f559" fo:background-color="transparent" loext:char-shading-value="0"/>
    </style:style>
    <style:style style:name="T296" style:family="text">
      <style:text-properties style:text-line-through-style="none" style:text-line-through-type="none" fo:language="ru" fo:country="RU" officeooo:rsid="018a1857" fo:background-color="transparent" loext:char-shading-value="0"/>
    </style:style>
    <style:style style:name="T297" style:family="text">
      <style:text-properties style:text-line-through-style="none" style:text-line-through-type="none" fo:language="ru" fo:country="RU" officeooo:rsid="018b95d5" fo:background-color="transparent" loext:char-shading-value="0"/>
    </style:style>
    <style:style style:name="T298" style:family="text">
      <style:text-properties style:text-line-through-style="none" style:text-line-through-type="none" fo:language="ru" fo:country="RU" officeooo:rsid="018d7845" fo:background-color="transparent" loext:char-shading-value="0"/>
    </style:style>
    <style:style style:name="T299" style:family="text">
      <style:text-properties style:text-line-through-style="none" style:text-line-through-type="none" fo:language="ru" fo:country="RU" officeooo:rsid="018ec3bd" fo:background-color="transparent" loext:char-shading-value="0"/>
    </style:style>
    <style:style style:name="T300" style:family="text">
      <style:text-properties style:text-line-through-style="none" style:text-line-through-type="none" fo:language="ru" fo:country="RU" officeooo:rsid="01866d24" fo:background-color="transparent" loext:char-shading-value="0"/>
    </style:style>
    <style:style style:name="T301" style:family="text">
      <style:text-properties style:text-line-through-style="none" style:text-line-through-type="none" fo:language="ru" fo:country="RU" officeooo:rsid="018f9cea" fo:background-color="transparent" loext:char-shading-value="0"/>
    </style:style>
    <style:style style:name="T302" style:family="text">
      <style:text-properties style:text-line-through-style="none" style:text-line-through-type="none" fo:language="ru" fo:country="RU" officeooo:rsid="01903ec0" fo:background-color="transparent" loext:char-shading-value="0"/>
    </style:style>
    <style:style style:name="T303" style:family="text">
      <style:text-properties style:text-line-through-style="none" style:text-line-through-type="none" fo:language="ru" fo:country="RU" officeooo:rsid="01923b6d" fo:background-color="transparent" loext:char-shading-value="0"/>
    </style:style>
    <style:style style:name="T304" style:family="text">
      <style:text-properties style:text-line-through-style="none" style:text-line-through-type="none" fo:language="ru" fo:country="RU" officeooo:rsid="01927582" fo:background-color="transparent" loext:char-shading-value="0"/>
    </style:style>
    <style:style style:name="T305" style:family="text">
      <style:text-properties style:text-line-through-style="none" style:text-line-through-type="none" fo:language="ru" fo:country="RU" officeooo:rsid="01933420" fo:background-color="transparent" loext:char-shading-value="0"/>
    </style:style>
    <style:style style:name="T306" style:family="text">
      <style:text-properties style:text-line-through-style="none" style:text-line-through-type="none" fo:language="ru" fo:country="RU" officeooo:rsid="0194e56c" fo:background-color="transparent" loext:char-shading-value="0"/>
    </style:style>
    <style:style style:name="T307" style:family="text">
      <style:text-properties style:text-line-through-style="none" style:text-line-through-type="none" fo:language="ru" fo:country="RU" officeooo:rsid="01962e70" fo:background-color="transparent" loext:char-shading-value="0"/>
    </style:style>
    <style:style style:name="T308" style:family="text">
      <style:text-properties style:text-line-through-style="none" style:text-line-through-type="none" fo:language="ru" fo:country="RU" officeooo:rsid="01978851" fo:background-color="transparent" loext:char-shading-value="0"/>
    </style:style>
    <style:style style:name="T309" style:family="text">
      <style:text-properties style:text-line-through-style="none" style:text-line-through-type="none" fo:language="ru" fo:country="RU" officeooo:rsid="0197d6da" fo:background-color="transparent" loext:char-shading-value="0"/>
    </style:style>
    <style:style style:name="T310" style:family="text">
      <style:text-properties style:text-line-through-style="none" style:text-line-through-type="none" fo:language="ru" fo:country="RU" officeooo:rsid="01999dcd" fo:background-color="transparent" loext:char-shading-value="0"/>
    </style:style>
    <style:style style:name="T311" style:family="text">
      <style:text-properties style:text-line-through-style="none" style:text-line-through-type="none" fo:language="ru" fo:country="RU" officeooo:rsid="019a0dfa" fo:background-color="transparent" loext:char-shading-value="0"/>
    </style:style>
    <style:style style:name="T312" style:family="text">
      <style:text-properties style:text-line-through-style="none" style:text-line-through-type="none" fo:language="ru" fo:country="RU" officeooo:rsid="019b8144" fo:background-color="transparent" loext:char-shading-value="0"/>
    </style:style>
    <style:style style:name="T313" style:family="text">
      <style:text-properties style:text-line-through-style="none" style:text-line-through-type="none" fo:language="ru" fo:country="RU" officeooo:rsid="019c71cf" fo:background-color="transparent" loext:char-shading-value="0"/>
    </style:style>
    <style:style style:name="T314" style:family="text">
      <style:text-properties style:text-line-through-style="none" style:text-line-through-type="none" fo:language="ru" fo:country="RU" officeooo:rsid="019d85fb" fo:background-color="transparent" loext:char-shading-value="0"/>
    </style:style>
    <style:style style:name="T315" style:family="text">
      <style:text-properties style:text-line-through-style="none" style:text-line-through-type="none" fo:language="ru" fo:country="RU" officeooo:rsid="019f7b21" fo:background-color="transparent" loext:char-shading-value="0"/>
    </style:style>
    <style:style style:name="T316" style:family="text">
      <style:text-properties style:text-line-through-style="none" style:text-line-through-type="none" fo:language="ru" fo:country="RU" officeooo:rsid="01a02cac" fo:background-color="transparent" loext:char-shading-value="0"/>
    </style:style>
    <style:style style:name="T317" style:family="text">
      <style:text-properties style:text-line-through-style="none" style:text-line-through-type="none" fo:language="ru" fo:country="RU" officeooo:rsid="01a0df4b" fo:background-color="transparent" loext:char-shading-value="0"/>
    </style:style>
    <style:style style:name="T318" style:family="text">
      <style:text-properties style:text-line-through-style="none" style:text-line-through-type="none" fo:language="ru" fo:country="RU" officeooo:rsid="01a13ab0" fo:background-color="transparent" loext:char-shading-value="0"/>
    </style:style>
    <style:style style:name="T319" style:family="text">
      <style:text-properties style:text-line-through-style="none" style:text-line-through-type="none" fo:language="ru" fo:country="RU" officeooo:rsid="01a267e5" fo:background-color="transparent" loext:char-shading-value="0"/>
    </style:style>
    <style:style style:name="T320" style:family="text">
      <style:text-properties style:text-line-through-style="none" style:text-line-through-type="none" fo:language="ru" fo:country="RU" officeooo:rsid="01a41379" fo:background-color="transparent" loext:char-shading-value="0"/>
    </style:style>
    <style:style style:name="T321" style:family="text">
      <style:text-properties style:text-line-through-style="none" style:text-line-through-type="none" fo:language="ru" fo:country="RU" officeooo:rsid="01a4e8bc" fo:background-color="transparent" loext:char-shading-value="0"/>
    </style:style>
    <style:style style:name="T322" style:family="text">
      <style:text-properties style:text-line-through-style="none" style:text-line-through-type="none" fo:language="ru" fo:country="RU" officeooo:rsid="01a67e87" fo:background-color="transparent" loext:char-shading-value="0"/>
    </style:style>
    <style:style style:name="T323" style:family="text">
      <style:text-properties style:text-line-through-style="none" style:text-line-through-type="none" fo:language="ru" fo:country="RU" officeooo:rsid="01a82733" fo:background-color="transparent" loext:char-shading-value="0"/>
    </style:style>
    <style:style style:name="T324" style:family="text">
      <style:text-properties style:text-line-through-style="none" style:text-line-through-type="none" fo:language="ru" fo:country="RU" officeooo:rsid="01a98dac" fo:background-color="transparent" loext:char-shading-value="0"/>
    </style:style>
    <style:style style:name="T325" style:family="text">
      <style:text-properties style:text-line-through-style="none" style:text-line-through-type="none" fo:language="ru" fo:country="RU" officeooo:rsid="01ac9db2" fo:background-color="transparent" loext:char-shading-value="0"/>
    </style:style>
    <style:style style:name="T326" style:family="text">
      <style:text-properties style:text-line-through-style="none" style:text-line-through-type="none" fo:language="ru" fo:country="RU" officeooo:rsid="01ad9631" fo:background-color="transparent" loext:char-shading-value="0"/>
    </style:style>
    <style:style style:name="T327" style:family="text">
      <style:text-properties style:text-line-through-style="none" style:text-line-through-type="none" fo:language="ru" fo:country="RU" officeooo:rsid="01ae1795" fo:background-color="transparent" loext:char-shading-value="0"/>
    </style:style>
    <style:style style:name="T328" style:family="text">
      <style:text-properties style:text-line-through-style="none" style:text-line-through-type="none" fo:language="ru" fo:country="RU" officeooo:rsid="01af86d7" fo:background-color="transparent" loext:char-shading-value="0"/>
    </style:style>
    <style:style style:name="T329" style:family="text">
      <style:text-properties style:text-line-through-style="none" style:text-line-through-type="none" fo:language="ru" fo:country="RU" officeooo:rsid="01b0f9dd" fo:background-color="transparent" loext:char-shading-value="0"/>
    </style:style>
    <style:style style:name="T330" style:family="text">
      <style:text-properties style:text-line-through-style="none" style:text-line-through-type="none" fo:language="ru" fo:country="RU" officeooo:rsid="01b243f6" fo:background-color="transparent" loext:char-shading-value="0"/>
    </style:style>
    <style:style style:name="T331" style:family="text">
      <style:text-properties style:text-line-through-style="none" style:text-line-through-type="none" fo:language="ru" fo:country="RU" officeooo:rsid="01b41964" fo:background-color="transparent" loext:char-shading-value="0"/>
    </style:style>
    <style:style style:name="T332" style:family="text">
      <style:text-properties style:text-line-through-style="none" style:text-line-through-type="none" fo:language="ru" fo:country="RU" officeooo:rsid="01b52d6c" fo:background-color="transparent" loext:char-shading-value="0"/>
    </style:style>
    <style:style style:name="T333" style:family="text">
      <style:text-properties style:text-line-through-style="none" style:text-line-through-type="none" fo:language="ru" fo:country="RU" officeooo:rsid="01b654c6" fo:background-color="transparent" loext:char-shading-value="0"/>
    </style:style>
    <style:style style:name="T334" style:family="text">
      <style:text-properties style:text-line-through-style="none" style:text-line-through-type="none" fo:language="ru" fo:country="RU" officeooo:rsid="01b6f4f0" fo:background-color="transparent" loext:char-shading-value="0"/>
    </style:style>
    <style:style style:name="T335" style:family="text">
      <style:text-properties style:text-line-through-style="none" style:text-line-through-type="none" fo:language="ru" fo:country="RU" officeooo:rsid="01b8d21d" fo:background-color="transparent" loext:char-shading-value="0"/>
    </style:style>
    <style:style style:name="T336" style:family="text">
      <style:text-properties style:text-line-through-style="none" style:text-line-through-type="none" fo:language="ru" fo:country="RU" officeooo:rsid="01ba305c" fo:background-color="transparent" loext:char-shading-value="0"/>
    </style:style>
    <style:style style:name="T337" style:family="text">
      <style:text-properties style:text-line-through-style="none" style:text-line-through-type="none" fo:language="ru" fo:country="RU" officeooo:rsid="01ba4b7a" fo:background-color="transparent" loext:char-shading-value="0"/>
    </style:style>
    <style:style style:name="T338" style:family="text">
      <style:text-properties style:text-line-through-style="none" style:text-line-through-type="none" fo:language="ru" fo:country="RU" officeooo:rsid="01be9104" fo:background-color="transparent" loext:char-shading-value="0"/>
    </style:style>
    <style:style style:name="T339" style:family="text">
      <style:text-properties style:text-line-through-style="none" style:text-line-through-type="none" fo:language="ru" fo:country="RU" officeooo:rsid="01bf8131" fo:background-color="transparent" loext:char-shading-value="0"/>
    </style:style>
    <style:style style:name="T340" style:family="text">
      <style:text-properties style:text-line-through-style="none" style:text-line-through-type="none" fo:language="ru" fo:country="RU" officeooo:rsid="01bf9645" fo:background-color="transparent" loext:char-shading-value="0"/>
    </style:style>
    <style:style style:name="T341" style:family="text">
      <style:text-properties style:text-line-through-style="none" style:text-line-through-type="none" fo:language="ru" fo:country="RU" officeooo:rsid="01c13e3c" fo:background-color="transparent" loext:char-shading-value="0"/>
    </style:style>
    <style:style style:name="T342" style:family="text">
      <style:text-properties style:text-line-through-style="none" style:text-line-through-type="none" fo:language="ru" fo:country="RU" officeooo:rsid="01c29817" fo:background-color="transparent" loext:char-shading-value="0"/>
    </style:style>
    <style:style style:name="T343" style:family="text">
      <style:text-properties style:text-line-through-style="none" style:text-line-through-type="none" fo:language="ru" fo:country="RU" officeooo:rsid="01c48547" fo:background-color="transparent" loext:char-shading-value="0"/>
    </style:style>
    <style:style style:name="T344" style:family="text">
      <style:text-properties style:text-line-through-style="none" style:text-line-through-type="none" fo:language="ru" fo:country="RU" officeooo:rsid="01c5f254" fo:background-color="transparent" loext:char-shading-value="0"/>
    </style:style>
    <style:style style:name="T345" style:family="text">
      <style:text-properties style:text-line-through-style="none" style:text-line-through-type="none" fo:language="ru" fo:country="RU" officeooo:rsid="01c72740" fo:background-color="transparent" loext:char-shading-value="0"/>
    </style:style>
    <style:style style:name="T346" style:family="text">
      <style:text-properties style:text-line-through-style="none" style:text-line-through-type="none" fo:language="ru" fo:country="RU" officeooo:rsid="01c90b73" fo:background-color="transparent" loext:char-shading-value="0"/>
    </style:style>
    <style:style style:name="T347" style:family="text">
      <style:text-properties style:text-line-through-style="none" style:text-line-through-type="none" fo:language="ru" fo:country="RU" officeooo:rsid="01cb65fb" fo:background-color="transparent" loext:char-shading-value="0"/>
    </style:style>
    <style:style style:name="T348" style:family="text">
      <style:text-properties style:text-line-through-style="none" style:text-line-through-type="none" fo:language="ru" fo:country="RU" officeooo:rsid="01cf593e" fo:background-color="transparent" loext:char-shading-value="0"/>
    </style:style>
    <style:style style:name="T349" style:family="text">
      <style:text-properties style:text-line-through-style="none" style:text-line-through-type="none" fo:language="ru" fo:country="RU" officeooo:rsid="01cf74e6" fo:background-color="transparent" loext:char-shading-value="0"/>
    </style:style>
    <style:style style:name="T350" style:family="text">
      <style:text-properties style:text-line-through-style="none" style:text-line-through-type="none" fo:language="ru" fo:country="RU" officeooo:rsid="01d06835" fo:background-color="transparent" loext:char-shading-value="0"/>
    </style:style>
    <style:style style:name="T351" style:family="text">
      <style:text-properties style:text-line-through-style="none" style:text-line-through-type="none" fo:language="ru" fo:country="RU" officeooo:rsid="01d1a9e1" fo:background-color="transparent" loext:char-shading-value="0"/>
    </style:style>
    <style:style style:name="T352" style:family="text">
      <style:text-properties style:text-line-through-style="none" style:text-line-through-type="none" fo:language="ru" fo:country="RU" officeooo:rsid="01d2bd1d" fo:background-color="transparent" loext:char-shading-value="0"/>
    </style:style>
    <style:style style:name="T353" style:family="text">
      <style:text-properties style:text-line-through-style="none" style:text-line-through-type="none" fo:language="ru" fo:country="RU" officeooo:rsid="01c9cf02" fo:background-color="transparent" loext:char-shading-value="0"/>
    </style:style>
    <style:style style:name="T354" style:family="text">
      <style:text-properties style:text-line-through-style="none" style:text-line-through-type="none" fo:language="ru" fo:country="RU" officeooo:rsid="01d564b1" fo:background-color="transparent" loext:char-shading-value="0"/>
    </style:style>
    <style:style style:name="T355" style:family="text">
      <style:text-properties style:text-line-through-style="none" style:text-line-through-type="none" fo:language="ru" fo:country="RU" officeooo:rsid="01d6840d" fo:background-color="transparent" loext:char-shading-value="0"/>
    </style:style>
    <style:style style:name="T356" style:family="text">
      <style:text-properties style:text-line-through-style="none" style:text-line-through-type="none" fo:language="ru" fo:country="RU" officeooo:rsid="01dcfdb7" fo:background-color="transparent" loext:char-shading-value="0"/>
    </style:style>
    <style:style style:name="T357" style:family="text">
      <style:text-properties style:text-line-through-style="none" style:text-line-through-type="none" fo:language="ru" fo:country="RU" officeooo:rsid="01dad993" fo:background-color="transparent" loext:char-shading-value="0"/>
    </style:style>
    <style:style style:name="T358" style:family="text">
      <style:text-properties style:text-line-through-style="none" style:text-line-through-type="none" fo:language="ru" fo:country="RU" officeooo:rsid="01db00bc" fo:background-color="transparent" loext:char-shading-value="0"/>
    </style:style>
    <style:style style:name="T359" style:family="text">
      <style:text-properties style:text-line-through-style="none" style:text-line-through-type="none" fo:language="ru" fo:country="RU" officeooo:rsid="01dd2864" fo:background-color="transparent" loext:char-shading-value="0"/>
    </style:style>
    <style:style style:name="T360" style:family="text">
      <style:text-properties style:text-line-through-style="none" style:text-line-through-type="none" fo:language="ru" fo:country="RU" officeooo:rsid="01e1d680" fo:background-color="transparent" loext:char-shading-value="0"/>
    </style:style>
    <style:style style:name="T361" style:family="text">
      <style:text-properties style:text-line-through-style="none" style:text-line-through-type="none" fo:language="ru" fo:country="RU" officeooo:rsid="0165d62b" fo:background-color="transparent" loext:char-shading-value="0"/>
    </style:style>
    <style:style style:name="T362" style:family="text">
      <style:text-properties style:text-line-through-style="none" style:text-line-through-type="none" fo:language="ru" fo:country="RU" officeooo:rsid="01e3c16b" fo:background-color="transparent" loext:char-shading-value="0"/>
    </style:style>
    <style:style style:name="T363" style:family="text">
      <style:text-properties style:text-line-through-style="none" style:text-line-through-type="none" fo:language="ru" fo:country="RU" fo:background-color="#ffff00" loext:char-shading-value="0"/>
    </style:style>
    <style:style style:name="T364" style:family="text">
      <style:text-properties style:text-line-through-style="none" style:text-line-through-type="none" fo:language="ru" fo:country="RU" officeooo:rsid="00788a5b" fo:background-color="#ffff00" loext:char-shading-value="0"/>
    </style:style>
    <style:style style:name="T365" style:family="text">
      <style:text-properties style:text-line-through-style="none" style:text-line-through-type="none" fo:language="ru" fo:country="RU" officeooo:rsid="00794d28" fo:background-color="#ffff00" loext:char-shading-value="0"/>
    </style:style>
    <style:style style:name="T366" style:family="text">
      <style:text-properties style:text-line-through-style="none" style:text-line-through-type="none" fo:language="ru" fo:country="RU" officeooo:rsid="00c380e7" fo:background-color="#ffff00" loext:char-shading-value="0"/>
    </style:style>
    <style:style style:name="T367" style:family="text">
      <style:text-properties style:text-line-through-style="none" style:text-line-through-type="none" fo:language="ru" fo:country="RU" officeooo:rsid="00c422a3" fo:background-color="#ffff00" loext:char-shading-value="0"/>
    </style:style>
    <style:style style:name="T368" style:family="text">
      <style:text-properties style:text-line-through-style="none" style:text-line-through-type="none" fo:language="ru" fo:country="RU" officeooo:rsid="00da0a54" fo:background-color="#ffff00" loext:char-shading-value="0"/>
    </style:style>
    <style:style style:name="T369" style:family="text">
      <style:text-properties style:text-line-through-style="none" style:text-line-through-type="none" fo:language="ru" fo:country="RU" officeooo:rsid="00c60c03" fo:background-color="#ffff00" loext:char-shading-value="0"/>
    </style:style>
    <style:style style:name="T370" style:family="text">
      <style:text-properties style:text-line-through-style="none" style:text-line-through-type="none" fo:language="ru" fo:country="RU" officeooo:rsid="00c8d82f" fo:background-color="#ffff00" loext:char-shading-value="0"/>
    </style:style>
    <style:style style:name="T371" style:family="text">
      <style:text-properties style:text-line-through-style="none" style:text-line-through-type="none" fo:language="ru" fo:country="RU" officeooo:rsid="00cc6ff2" fo:background-color="#ffff00" loext:char-shading-value="0"/>
    </style:style>
    <style:style style:name="T372" style:family="text">
      <style:text-properties style:text-line-through-style="none" style:text-line-through-type="none" fo:language="ru" fo:country="RU" officeooo:rsid="00c80a3f" fo:background-color="#ffff00" loext:char-shading-value="0"/>
    </style:style>
    <style:style style:name="T373" style:family="text">
      <style:text-properties style:text-line-through-style="none" style:text-line-through-type="none" fo:language="ru" fo:country="RU" officeooo:rsid="00cab420" fo:background-color="#ffff00" loext:char-shading-value="0"/>
    </style:style>
    <style:style style:name="T374" style:family="text">
      <style:text-properties style:text-line-through-style="none" style:text-line-through-type="none" fo:language="ru" fo:country="RU" officeooo:rsid="002ed946" fo:background-color="#ffff00" loext:char-shading-value="0"/>
    </style:style>
    <style:style style:name="T375" style:family="text">
      <style:text-properties style:text-line-through-style="none" style:text-line-through-type="none" fo:language="ru" fo:country="RU" officeooo:rsid="0032aed4" fo:background-color="#ffff00" loext:char-shading-value="0"/>
    </style:style>
    <style:style style:name="T376" style:family="text">
      <style:text-properties style:text-line-through-style="none" style:text-line-through-type="none" fo:language="ru" fo:country="RU" officeooo:rsid="016735d9" fo:background-color="#ffff00" loext:char-shading-value="0"/>
    </style:style>
    <style:style style:name="T377" style:family="text">
      <style:text-properties style:text-line-through-style="none" style:text-line-through-type="none" fo:language="ru" fo:country="RU" officeooo:rsid="0167c937" fo:background-color="#ffff00" loext:char-shading-value="0"/>
    </style:style>
    <style:style style:name="T378" style:family="text">
      <style:text-properties style:text-line-through-style="none" style:text-line-through-type="none" fo:language="ru" fo:country="RU" officeooo:rsid="019d85fb" fo:background-color="#ffff00" loext:char-shading-value="0"/>
    </style:style>
    <style:style style:name="T379" style:family="text">
      <style:text-properties style:text-line-through-style="none" style:text-line-through-type="none" fo:language="ru" fo:country="RU" officeooo:rsid="019b8144" fo:background-color="#ffff00" loext:char-shading-value="0"/>
    </style:style>
    <style:style style:name="T380" style:family="text">
      <style:text-properties style:text-line-through-style="none" style:text-line-through-type="none" fo:language="ru" fo:country="RU" officeooo:rsid="01d06835" fo:background-color="#ffff00" loext:char-shading-value="0"/>
    </style:style>
    <style:style style:name="T381" style:family="text">
      <style:text-properties style:text-line-through-style="none" style:text-line-through-type="none" fo:language="ru" fo:country="RU" officeooo:rsid="01d42c58" fo:background-color="#ffff00" loext:char-shading-value="0"/>
    </style:style>
    <style:style style:name="T382" style:family="text">
      <style:text-properties style:text-line-through-style="none" style:text-line-through-type="none" fo:language="ru" fo:country="RU" officeooo:rsid="0165d62b" fo:background-color="#ffff00" loext:char-shading-value="0"/>
    </style:style>
    <style:style style:name="T383" style:family="text">
      <style:text-properties officeooo:rsid="00437e03"/>
    </style:style>
    <style:style style:name="T384" style:family="text">
      <style:text-properties officeooo:rsid="0044a0d5"/>
    </style:style>
    <style:style style:name="T385" style:family="text">
      <style:text-properties officeooo:rsid="00452243"/>
    </style:style>
    <style:style style:name="T386" style:family="text">
      <style:text-properties officeooo:rsid="0058d904"/>
    </style:style>
    <style:style style:name="T387" style:family="text">
      <style:text-properties officeooo:rsid="00627611"/>
    </style:style>
    <style:style style:name="T388" style:family="text">
      <style:text-properties officeooo:rsid="0067ddc7"/>
    </style:style>
    <style:style style:name="T389" style:family="text">
      <style:text-properties officeooo:rsid="0052099c"/>
    </style:style>
    <style:style style:name="T390" style:family="text">
      <style:text-properties officeooo:rsid="006d5b54"/>
    </style:style>
    <style:style style:name="T391" style:family="text">
      <style:text-properties officeooo:rsid="00710175"/>
    </style:style>
    <style:style style:name="T392" style:family="text">
      <style:text-properties officeooo:rsid="00722898"/>
    </style:style>
    <style:style style:name="T393" style:family="text">
      <style:text-properties fo:color="#c9211e" style:text-line-through-style="none" style:text-line-through-type="none" fo:language="ru" fo:country="RU" officeooo:rsid="007e23d0" fo:background-color="transparent" loext:char-shading-value="0"/>
    </style:style>
    <style:style style:name="T394" style:family="text">
      <style:text-properties fo:color="#c9211e" style:text-line-through-style="none" style:text-line-through-type="none" fo:language="ru" fo:country="RU" officeooo:rsid="007e0672" fo:background-color="transparent" loext:char-shading-value="0"/>
    </style:style>
    <style:style style:name="T395" style:family="text">
      <style:text-properties officeooo:rsid="00788a5b"/>
    </style:style>
    <style:style style:name="T396" style:family="text">
      <style:text-properties officeooo:rsid="008998fc"/>
    </style:style>
    <style:style style:name="T397" style:family="text">
      <style:text-properties officeooo:rsid="0090048c"/>
    </style:style>
    <style:style style:name="T398" style:family="text">
      <style:text-properties officeooo:rsid="0098c73a"/>
    </style:style>
    <style:style style:name="T399" style:family="text">
      <style:text-properties officeooo:rsid="00a5ec12"/>
    </style:style>
    <style:style style:name="T400" style:family="text">
      <style:text-properties officeooo:rsid="00ac2145"/>
    </style:style>
    <style:style style:name="T401" style:family="text">
      <style:text-properties officeooo:rsid="00aee8c9"/>
    </style:style>
    <style:style style:name="T402" style:family="text">
      <style:text-properties officeooo:rsid="00baa6f8"/>
    </style:style>
    <style:style style:name="T403" style:family="text">
      <style:text-properties officeooo:rsid="00e7229f"/>
    </style:style>
    <style:style style:name="T404" style:family="text">
      <style:text-properties officeooo:rsid="00e90811"/>
    </style:style>
    <style:style style:name="T405" style:family="text">
      <style:text-properties officeooo:rsid="00ebf23d"/>
    </style:style>
    <style:style style:name="T406" style:family="text">
      <style:text-properties officeooo:rsid="00f17a20"/>
    </style:style>
    <style:style style:name="T407" style:family="text">
      <style:text-properties officeooo:rsid="010532f0"/>
    </style:style>
    <style:style style:name="T408" style:family="text">
      <style:text-properties officeooo:rsid="0125594d"/>
    </style:style>
    <style:style style:name="T409" style:family="text">
      <style:text-properties officeooo:rsid="01274cbc"/>
    </style:style>
    <style:style style:name="T410" style:family="text">
      <style:text-properties officeooo:rsid="012a9346"/>
    </style:style>
    <style:style style:name="T411" style:family="text">
      <style:text-properties officeooo:rsid="012b9ea4"/>
    </style:style>
    <style:style style:name="T412" style:family="text">
      <style:text-properties officeooo:rsid="012c2e3b"/>
    </style:style>
    <style:style style:name="T413" style:family="text">
      <style:text-properties officeooo:rsid="012d5151"/>
    </style:style>
    <style:style style:name="T414" style:family="text">
      <style:text-properties officeooo:rsid="012d62d4"/>
    </style:style>
    <style:style style:name="T415" style:family="text">
      <style:text-properties officeooo:rsid="012e4628"/>
    </style:style>
    <style:style style:name="T416" style:family="text">
      <style:text-properties officeooo:rsid="013048ec"/>
    </style:style>
    <style:style style:name="T417" style:family="text">
      <style:text-properties officeooo:rsid="01323cc6"/>
    </style:style>
    <style:style style:name="T418" style:family="text">
      <style:text-properties officeooo:rsid="0132cc47"/>
    </style:style>
    <style:style style:name="T419" style:family="text">
      <style:text-properties officeooo:rsid="01349ca0"/>
    </style:style>
    <style:style style:name="T420" style:family="text">
      <style:text-properties officeooo:rsid="01358f25"/>
    </style:style>
    <style:style style:name="T421" style:family="text">
      <style:text-properties officeooo:rsid="0135bebb"/>
    </style:style>
    <style:style style:name="T422" style:family="text">
      <style:text-properties officeooo:rsid="0137a7bc"/>
    </style:style>
    <style:style style:name="T423" style:family="text">
      <style:text-properties officeooo:rsid="01385e42"/>
    </style:style>
    <style:style style:name="T424" style:family="text">
      <style:text-properties officeooo:rsid="013c5098"/>
    </style:style>
    <style:style style:name="T425" style:family="text">
      <style:text-properties officeooo:rsid="013d04c6"/>
    </style:style>
    <style:style style:name="T426" style:family="text">
      <style:text-properties officeooo:rsid="013ef5cf"/>
    </style:style>
    <style:style style:name="T427" style:family="text">
      <style:text-properties officeooo:rsid="013f0dc8"/>
    </style:style>
    <style:style style:name="T428" style:family="text">
      <style:text-properties officeooo:rsid="01408821"/>
    </style:style>
    <style:style style:name="T429" style:family="text">
      <style:text-properties officeooo:rsid="01448c8b"/>
    </style:style>
    <style:style style:name="T430" style:family="text">
      <style:text-properties officeooo:rsid="014aaa3c"/>
    </style:style>
    <style:style style:name="T431" style:family="text">
      <style:text-properties officeooo:rsid="016735d9"/>
    </style:style>
    <style:style style:name="T432" style:family="text">
      <style:text-properties officeooo:rsid="0167c937"/>
    </style:style>
    <style:style style:name="T433" style:family="text">
      <style:text-properties officeooo:rsid="0175c9e7"/>
    </style:style>
    <style:style style:name="T434" style:family="text">
      <style:text-properties officeooo:rsid="01767dee"/>
    </style:style>
    <style:style style:name="T435" style:family="text">
      <style:text-properties officeooo:rsid="0183ff59"/>
    </style:style>
    <style:style style:name="T436" style:family="text">
      <style:text-properties officeooo:rsid="018425da"/>
    </style:style>
    <style:style style:name="T437" style:family="text">
      <style:text-properties officeooo:rsid="01866d24"/>
    </style:style>
    <style:style style:name="T438" style:family="text">
      <style:text-properties officeooo:rsid="0189d558"/>
    </style:style>
    <style:style style:name="T439" style:family="text">
      <style:text-properties officeooo:rsid="018ec3bd"/>
    </style:style>
    <style:style style:name="T440" style:family="text">
      <style:text-properties officeooo:rsid="01c13e3c"/>
    </style:style>
    <style:style style:name="T441" style:family="text">
      <style:text-properties officeooo:rsid="01c5f254"/>
    </style:style>
    <style:style style:name="T442" style:family="text">
      <style:text-properties officeooo:rsid="01dad993"/>
    </style:style>
    <style:style style:name="T443" style:family="text">
      <style:text-properties officeooo:rsid="01dd2864"/>
    </style:style>
    <style:style style:name="T444" style:family="text">
      <style:text-properties officeooo:rsid="01ddb918"/>
    </style:style>
    <style:style style:name="T445" style:family="text">
      <style:text-properties officeooo:rsid="01e1c0ab"/>
    </style:style>
    <style:style style:name="T446" style:family="text">
      <style:text-properties officeooo:rsid="01e3c16b"/>
    </style:style>
    <style:style style:name="T447" style:family="text">
      <style:text-properties officeooo:rsid="01e3ecf3"/>
    </style:style>
    <style:style style:name="T448" style:family="text">
      <style:text-properties officeooo:rsid="01e582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1" text:outline-level="1">Семь вечностей</text:h>
      <text:p text:style-name="P1">(ниспадающее безумие)</text:p>
      <text:p text:style-name="P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Привет, друзья… Вечность не виделись…)</text:p>
      <text:p text:style-name="P1">Заставка каждой главы – общая картина (половина головы – окаменевающая Сел, половина - Хэвэн), потихоньку складывающаяся из паззлов</text:p>
      <text:p text:style-name="P1"/>
      <text:p text:style-name="P2">(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13" text:outline-level="2">1</text:h>
      <text:p text:style-name="P149">009 Sound System – DreamScape (<text:a xlink:type="simple" xlink:href="https://www.youtube.com/watch?v=TKfS5zVfGBc" text:style-name="Internet_20_link" text:visited-style-name="Visited_20_Internet_20_Link">https://www.youtube.com/watch?v=TKfS5zVfGBc</text:a>)</text:p>
      <text:p text:style-name="P149">Pink Floyd “Another Brick In The Wall”</text:p>
      <text:p text:style-name="P2">Грымза поднесла блюдце и стакан с водой. Я съёжился под её колючим взглядом.</text:p>
      <text:p text:style-name="P2"/>
      <text:p text:style-name="P2">- Пей.</text:p>
      <text:p text:style-name="P2"/>
      <text:p text:style-name="P2">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2"/>
      <text:p text:style-name="P2">- Открой рот.</text:p>
      <text:p text:style-name="P2"/>
      <text:p text:style-name="P2">Я открыл хлебальник и повертел языком вверх – вниз – в стороны, показывая, что не спрятал галоперидол за щекой или под корнем.</text:p>
      <text:p text:style-name="P2">Грымза удовлетворительно кивнула и направилась к выходу.</text:p>
      <text:p text:style-name="P2"/>
      <text:p text:style-name="P2">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2"/>
      <text:p text:style-name="P2"><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2"/>
      <text:p text:style-name="P2">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2"/>
      <text:p text:style-name="P2">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2">Пододвинув судно одной рукой к себе поближе, я склонился над ним и засунул вторую руку как можно глубже себе в рот.</text:p>
      <text:p text:style-name="P2"/>
      <text:p text:style-name="P2">Вооот тааак...</text:p>
      <text:p text:style-name="P2"/>
      <text:p text:style-name="P2">Я, наверное, единственный человек в мире, умеющий блевать бесшумно.</text:p>
      <text:p text:style-name="P2">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2"/>
      <text:p text:style-name="P17">Я осторожно задвинул судно обратно под кровать Терминатору. Дело сделано. Теперь можно и заснуть.</text:p>
      <text:p text:style-name="P102"/>
      <text:p text:style-name="P102">~~~</text:p>
      <text:p text:style-name="P17"><text:a xlink:type="simple" xlink:href="https://www.youtube.com/watch?v=rvk5D1iI2LA" text:style-name="Internet_20_link" text:visited-style-name="Visited_20_Internet_20_Link">https://www.youtube.com/watch?v=rvk5D1iI2LA</text:a></text:p>
      <text:h text:style-name="P312" text:outline-level="1">Mark Knopfler - Marbletown - Córdoba 2010 </text:h>
      <text:p text:style-name="P17"/>
      <text:p text:style-name="P17">Джет нетерпеливо толкает меня копытом в плечо. &lt;<text:span text:style-name="T4">Её полное имя – Рэйнбоу Джет</text:span>&gt;</text:p>
      <text:p text:style-name="P17">- Хум, вставай! Хум! Пора собираться! Хум… Хуман!!!</text:p>
      <text:p text:style-name="P17">Последний толчок больше похож на пинок. Я со стоном разлепляю веки.</text:p>
      <text:p text:style-name="P17"/>
      <text:p text:style-name="P17">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7"><text:soft-page-break/>&lt;<text:span text:style-name="T4">одеяло?</text:span>&gt;</text:p>
      <text:p text:style-name="P17">- Они приближаются! Я слышала их горн<text:span text:style-name="T1">!</text:span> Надо убираться отсюда!</text:p>
      <text:p text:style-name="P17"/>
      <text:p text:style-name="P17">Последнюю порцию барахла Джет утрамбовывает, с размаху усевшись на мешок. Тот жалобно скрипит.</text:p>
      <text:p text:style-name="P17"/>
      <text:p text:style-name="P17">- Да вставай же!</text:p>
      <text:p text:style-name="P17">Не дождавшись, Джет нетерпеливо прыгает ко мне и, поддев мордой, переводит в сидячее положение.</text:p>
      <text:p text:style-name="P17">Мешок, облегчённо крякнув, вываливает половину содержимого на землю.</text:p>
      <text:p text:style-name="P17"/>
      <text:p text:style-name="P17">Три дня! Три грёбаных дня мы скрытно пробираемся к проклятой <text:span text:style-name="T4">скале</text:span>,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17">С <text:span text:style-name="T1">Агамемноном</text:span>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17"/>
      <text:p text:style-name="P17">Но самое опасное – даже не Агамемнон. Нееет, чешуйчатый самовар вылетает из логова на охоту <text:span text:style-name="T4">на рассвете и возвращается до полдня,</text:span> строго по расписанию. И если затаиться в <text:span text:style-name="T4">эти часы</text:span> и не показывать носа из убежища, можно потом остаток суток не бояться, что тебя сожрёт мифическое, но оттого не менее прожорливое чудовище.</text:p>
      <text:p text:style-name="P17"/>
      <text:p text:style-name="P100">Нет, Агамемнон – ерунда. За нами. Гонятся. Чёртовы. Чокнутые. Пони.</text:p>
      <text:p text:style-name="P100"/>
      <text:p text:style-name="P100">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 </text:p>
      <text:p text:style-name="P100">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100"/>
      <text:p text:style-name="P100">Ну вот кто заставил тебя улыбаться Дейдре, Хуман? Ведь всё так неплохо шло…</text:p>
      <text:p text:style-name="P17"/>
      <text:p text:style-name="P102">***</text:p>
      <text:p text:style-name="P17">...</text:p>
      <text:p text:style-name="P17"><text:soft-page-break/>- Привет, красавчики! &lt;<text:span text:style-name="T4">Развернуть характер Эпплхэт и её маленькой сестры Лейлы</text:span>&gt;</text:p>
      <text:p text:style-name="P17"/>
      <text:p text:style-name="P17">Мы обернулись на голос и узрели с полдюжины копий, чуть ли не уткнувшихся нам в носы.</text:p>
      <text:p text:style-name="P17"/>
      <text:p text:style-name="P17">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 </text:p>
      <text:p text:style-name="P17"/>
      <text:p text:style-name="P17">-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7"/>
      <text:p text:style-name="P17">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7">В незащищённую бронёй шею Джет упиралось копьё крохотной поньки с гривой ёршиком. &lt;<text:span text:style-name="T4">Развернуть характер Лейлы Твердолоб</text:span>&gt;</text:p>
      <text:p text:style-name="P17"/>
      <text:p text:style-name="P17">- Хорошая попытка, летун, - расплылась в ехидной улыбке малютка, - но устраивать засады нас учат с младенчества. Крылатым этого не понять, правда?</text:p>
      <text:p text:style-name="P17"/>
      <text:p text:style-name="P17">Тут я заметил, что крыльев у этих оборванцев не наблюдается.</text:p>
      <text:p text:style-name="P17"/>
      <text:p text:style-name="P17">-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 text:style-name="T4">Шляпа с яблоком</text:span>&gt; - Не пытайтесь уйти, красавчики. Мы ведь можем и рассердиться. А когда мы сердимся, мы <text:span text:style-name="T1">связываем пленников</text:span>.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p>
      <text:p text:style-name="P17"/>
      <text:p text:style-name="P17">Та мрачно стояла, сцепив зубы.</text:p>
      <text:p text:style-name="P17"/>
      <text:p text:style-name="P17">-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 text:style-name="T4">С него вы ничего не получите, лучше отпустите. Вы же не трогаете жеребят</text:span>?</text:p>
      <text:p text:style-name="P17"/>
      <text:p text:style-name="P17">Её собеседница только хмыкнула.</text:p>
      <text:p text:style-name="P17"/>
      <text:p text:style-name="P17"><text:soft-page-break/>- Хорош жеребёнок - ягодицы, что у ломовика! - она задумалась. - Так. Летуна – на кухню. А этого… красавчика – к Дейдре.</text:p>
      <text:p text:style-name="P17">&lt;<text:span text:style-name="T22">больше быта племени</text:span>&gt;</text:p>
      <text:p text:style-name="P102">…</text:p>
      <text:p text:style-name="P102"/>
      <text:p text:style-name="P17">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7"/>
      <text:p text:style-name="P17">…</text:p>
      <text:p text:style-name="P17"/>
      <text:p text:style-name="P17">- Эй, но я же не пони! Какой вам от меня прок в таком <text:span text:style-name="T4">идиотском</text:span>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p>
      <text:p text:style-name="P17"/>
      <text:p text:style-name="P17">Я аж передёрнул плечами. <text:span text:style-name="T4">Конеёбство</text:span> – это, явно, не то занятие, чем ты занимался в прошлом и хотел бы заниматься в будущем, Хуман! </text:p>
      <text:p text:style-name="P17">Поняха с недоверием смотрела на меня.</text:p>
      <text:p text:style-name="P17"/>
      <text:p text:style-name="P17">- Хум, ты прикалываешься? Или та поломаная пегаска таки права, и ты действительно ничего не помнишь?</text:p>
      <text:p text:style-name="P17"/>
      <text:p text:style-name="P17">Понька принялась загибать копыта, делая сброс через каждую пару:</text:p>
      <text:p text:style-name="P17"/>
      <text:p text:style-name="P17">-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7"/>
      <text:p text:style-name="P17">…Я истерически рассмеялся…</text:p>
      <text:p text:style-name="P17"/>
      <text:p text:style-name="P17">- Во-вторых, шанс получения потомства можно поднять с помощью магического ритуала “Pornis erektus”, который, кстати, также повышает либидо. С этим сложнее, у нас в племени нет магов. Но я могу попытаться договориться на стороне. <text:span text:style-name="T4">У меня есть подруга из единорогов, только ты не говори никому, это тайна!</text:span> Хотя, может, ты умеешь магичить, Хум?</text:p>
      <text:p text:style-name="P17"><text:soft-page-break/></text:p>
      <text:p text:style-name="P17">Поняха с надеждой посмотрела на меня. Я с огромным облегчением отрицательно помотал головой.</text:p>
      <text:p text:style-name="P17"/>
      <text:p text:style-name="P17">-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7"/>
      <text:p text:style-name="P17">Дейдра мечтательно вздохнула.</text:p>
      <text:p text:style-name="P17"/>
      <text:p text:style-name="P17">- Может, ты тоже вождь своего племени, Хум? Какой у тебя талант? Летать и магичить ты не умеешь. Может, ты умеешь <text:span text:style-name="T14">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span></text:p>
      <text:p text:style-name="P17"/>
      <text:p text:style-name="P17">Я упорно помотал головой. Дейдра пристально уставилась на меня, пытаясь рассмотреть мой талант. Наконец она ухмыльнулась кривой улыбкой.</text:p>
      <text:p text:style-name="P17"/>
      <text:p text:style-name="P17">-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7"/>
      <text:p text:style-name="P17">- Путешествия, это уже что-то. Мне совершенно случайно нужно в Дрогонштерн, - наконец, подал голос я.</text:p>
      <text:p text:style-name="P17">-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17">-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7"/>
      <text:p text:style-name="P17">Розовая поняха заметно поскучнела.</text:p>
      <text:p text:style-name="P17"/>
      <text:p text:style-name="P17">-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text:span text:style-name="T43">Скоро некому будет обрабатывать поля. </text:span>И если бы только это!</text:p>
      <text:p text:style-name="P17"/>
      <text:p text:style-name="P17">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17"/>
      <text:p text:style-name="P17">-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17"/>
      <text:p text:style-name="P17">Я улыбнулся и понимающе покачал головой. Всё-таки между людьми и пони намного больше общего, чем тебе казалось, Хуман!</text:p>
      <text:p text:style-name="P17">Дейдра уныло свесила голову.</text:p>
      <text:p text:style-name="P17"/>
      <text:p text:style-name="P17">-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7"/>
      <text:p text:style-name="P17">Розовая кобылка вновь сжала зубами горлышко и запрокинула бутылку. Послышалось долгое бульканье.</text:p>
      <text:p text:style-name="P17"/>
      <text:p text:style-name="P17">-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17"/>
      <text:p text:style-name="P17">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7"/>
      <text:p text:style-name="P17">-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17"/>
      <text:p text:style-name="P17">Кобылка завела глаза, сложила губы бантиком и произнесла фальцетом:</text:p>
      <text:p text:style-name="P17"/>
      <text:p text:style-name="P17">- Дейдра, тебе пора заиметь своего покакунчика-посисюнчика, надо исполнить своё предназначение, нам нужен преемник вождю, песчинки-то <text:span text:style-name="T43">в часиках </text:span>падают, всем нужен покакунчик, не быть тебе полноценной без посисюнчика…</text:p>
      <text:p text:style-name="P17"><text:soft-page-break/></text:p>
      <text:p text:style-name="P17">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7"/>
      <text:p text:style-name="P17">-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Хр-р-р…</text:p>
      <text:p text:style-name="P17"/>
      <text:p text:style-name="P17">Вместе с храпом изо рта самой великой пиратки вылетело три розовых пузыря. Поняха явно перебрала с алкоголем.</text:p>
      <text:p text:style-name="P17"/>
      <text:p text:style-name="P102">…</text:p>
      <text:p text:style-name="P102"/>
      <text:p text:style-name="P17">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7"/>
      <text:p text:style-name="P17">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17"/>
      <text:p text:style-name="P17">- Джет… Джет… Да вставай же, засоня! - я громко шептал в ухо спящей пегаске, <text:span text:style-name="T1">легонько похлопывая по шее.</text:span></text:p>
      <text:p text:style-name="P17">- Мн-мн-хррр, - сонно чавкала пегаска, пуская слюни. - Гороховый суп закончился. Пюре будет через полчаса. Не ломайте лавки, пожалуйста… А? Что?</text:p>
      <text:p text:style-name="P17"/>
      <text:p text:style-name="P17">Я шёлкнул пегаску по носу.</text:p>
      <text:p text:style-name="P17">- Вставай! Надо сматываться. Дейдра хочет сделать меня своим фаворитом. У меня плохие предчувствия на этот счёт.</text:p>
      <text:p text:style-name="P17"/>
      <text:p text:style-name="P17">Пегаска поднялась, потирая нос копытом. Рваное одеяло сползло с её тела и в нос мне ударил кислый запах. </text:p>
      <text:p text:style-name="P17">- <text:span text:style-name="T4">Тут что, докторов нет? Неужели нельзя было нормально сделать</text:span>? - я указал на покалеченное крыло, примотанное к телу рваной тряпкой.</text:p>
      <text:p text:style-name="P17"><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17"/>
      <text:p text:style-name="P17">…</text:p>
      <text:p text:style-name="P17"/>
      <text:p text:style-name="P17">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7"/>
      <text:p text:style-name="P17">Есть только одно маленькое “но”.</text:p>
      <text:p text:style-name="P17">Эти двадцать шагов заполнены валяющимися вповалку, храпящими, чмокающими, сопящими и дёргающимися во сне пони.</text:p>
      <text:p text:style-name="P17"/>
      <text:p text:style-name="P17">- Ты чего остановился? - пихнула меня головой в спину Джет. - Надо торопиться, пока не рассвело!</text:p>
      <text:p text:style-name="P17"/>
      <text:p text:style-name="P17">Я обреченно вздохнул, выбрал на полу место, свободное от понеконечностей и поставил туда ногу.</text:p>
      <text:p text:style-name="P17">Почти попал. Светло-коричневая пони ойкнула и сжалась во сне, когда я наступил ей на хвост.</text:p>
      <text:p text:style-name="P17">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7"/>
      <text:p text:style-name="P17">Позади меня послышалось топанье, череда взвизгиваний и возни, нарастающая, подобно прибою.</text:p>
      <text:p text:style-name="P17">Джет невозмутимо торила свой путь прямо по ногам, туловищам и хвостам распластавшихся на полу пони.</text:p>
      <text:p text:style-name="P17"/>
      <text:p text:style-name="P17">- Ты рехнулась? - зашипел на неё я, - надо ж осторожно!</text:p>
      <text:p text:style-name="P17">- Ну, раз ты так хочешь, - пожала плечами пегаска и осторожно поставила ногу на голову пони, сосущей во сне собственное копыто.</text:p>
      <text:p text:style-name="P17"/>
      <text:p text:style-name="P17">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7"/>
      <text:p text:style-name="P17">Я остервенело дёргал ручку двери, ощущая затылком просыпающийся зал.</text:p>
      <text:p text:style-name="P17">- Закрыто, блин! - я дёрнул ещё сильнее и приложился задницой о пол, сжимая в руке оторванную ручку.</text:p>
      <text:p text:style-name="P17"><text:soft-page-break/></text:p>
      <text:p text:style-name="P17">- Хум<text:span text:style-name="T16">, подвинься!</text:span></text:p>
      <text:p text:style-name="P113">Пегаска оттеснила меня крупом и повернулась к двери задом.</text:p>
      <text:p text:style-name="P17"/>
      <text:p text:style-name="P304">БАБАХ!!!</text:p>
      <text:p text:style-name="P304"/>
      <text:p text:style-name="P304">Я ошалело смотрел на дверь, вылетевшую вместе с косяком во двор.</text:p>
      <text:p text:style-name="P304"/>
      <text:p text:style-name="P304">-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04">- Ага. - ухмыльнулась Джет. - Я — крутая! По заднему джебу мне нет равных на нашем облаке и двух соседних!</text:p>
      <text:p text:style-name="P304">- То же мне — крутая! - донеслось откуда-то снизу. - Да я смогла бы выбить эту дверь лбом! Она всё равно кое-как сляпана из обломков скамеек!</text:p>
      <text:p text:style-name="P304"/>
      <text:p text:style-name="P305">Мои ноги обнимала Дейдра, улыбаясь мне хищной улыбкой.</text:p>
      <text:p text:style-name="P305"/>
      <text:p text:style-name="P305">- И, кстати, чтобы открыть её, достаточно было просто отодвинуть засов.</text:p>
      <text:p text:style-name="P305"/>
      <text:p text:style-name="P305">В забеге на первенство тупости ты уверенно догоняешь пегаску, Хуман!</text:p>
      <text:p text:style-name="P305">Я криво улыбнулся Дейдре.</text:p>
      <text:p text:style-name="P305"/>
      <text:p text:style-name="P30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пожалуйста…</text:p>
      <text:p text:style-name="P305"/>
      <text:p text:style-name="P305">Я сразу понял, что улыбаться Дейдре было плохой идеей. Поняха состроила щенячьи глаза и усилила и без того стальную хватку вокруг моих ног.</text:p>
      <text:p text:style-name="P305"/>
      <text:p text:style-name="P305">- Не бросай меня, Хум! Мне тут так скууучнооо!</text:p>
      <text:p text:style-name="P305"/>
      <text:p text:style-name="P305">Губы её задрожжали, как будто она собралась зареветь.</text:p>
      <text:p text:style-name="P305">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05"><text:soft-page-break/></text:p>
      <text:p text:style-name="P305">-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05"/>
      <text:p text:style-name="P305">- Ммммфффф! - отвечала ей Джет.</text:p>
      <text:p text:style-name="P305"/>
      <text:p text:style-name="P305">Диалог прервался взвизгом и плеском воды. Наконец-то я почувствовал свои ноги свободными!</text:p>
      <text:p text:style-name="P305"/>
      <text:p text:style-name="P102">***</text:p>
      <text:p text:style-name="P17"/>
      <text:p text:style-name="P17">- Ты опять за своё! - крик Джет прямо в ухо перемешивает все воспоминания. - Выныривай! Они уже совсем близко!!!</text:p>
      <text:p text:style-name="P17"/>
      <text:p text:style-name="P17">Я содрогаюсь, вскакиваю с земли и машинально забрасываю мешок на плёчо.</text:p>
      <text:p text:style-name="P17"/>
      <text:p text:style-name="P17">- Идём.</text:p>
      <text:p text:style-name="P17"/>
      <text:h text:style-name="P313" text:outline-level="2">1.5</text:h>
      <text:p text:style-name="P10"/>
      <text:p text:style-name="P4">-- А-А-А-А-А-А-А-А!!!</text:p>
      <text:p text:style-name="P4"/>
      <text:p text:style-name="P4">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4"/>
      <text:p text:style-name="P4">- Это определённо не пегас. И вообще не пони, - заметила старшая.</text:p>
      <text:p text:style-name="P4">-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4"/>
      <text:p text:style-name="P4">Вопящая фигура поравнялась с аликорницами и продолжила низвержение в пропасть.</text:p>
      <text:p text:style-name="P4"/>
      <text:p text:style-name="P4">- Ты права, - отозвалась старшая и раскрыла крылья. - Следует перехватить это создание, пока оно не разбилось. Даже еcли это не наш подданный, мы обязаны проявить гостеприимство.</text:p>
      <text:p text:style-name="P4"><text:soft-page-break/></text:p>
      <text:p text:style-name="P4">Прыжок аликорницы с края площадки перешёл в затяжное пике, конечной целью которого была быстро приближающаяся к земле тёмная фигура.</text:p>
      <text:p text:style-name="P4"/>
      <text:p text:style-name="P4">-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4">…</text:p>
      <text:p text:style-name="P4">Четыре года спустя…</text:p>
      <text:p text:style-name="P5">(события Обмена) (в сноске – увы, читатель, со времени написания “последнего фанфика”, автор стал ЕЩЁ ЛЕНИВЕЕ, так что нет времени объяснять, просто прими на веру: <text:s/>сначала идут события “Последнего фанфика”, потом - “Обмен”, потом - мы находимся здесь)</text:p>
      <text:p text:style-name="P4">…</text:p>
      <text:p text:style-name="P4">И вот ты мчишь вниз по винтовой лестнице, перепрыгивая через две ступеньки! Чокнутые пони отгрохали многоэтажные воздушные дворцы с устремлёнными в небо башнями, но так и не додумались соорудить в этих рахитичных небоскрёбах лифты! Хотя что возьмёшь от привыкших к бегу четырёхкопытных, треть из которых, вдобавок, крылаты? И ты, Анон, уже натренировал ноги за четыре года дворцовых пробежек.</text:p>
      <text:p text:style-name="P4"/>
      <text:p text:style-name="P4">Да, именно четыре года!</text:p>
      <text:p text:style-name="P4"/>
      <text:p text:style-name="P4">Ибо с тех пор, как сумасшедшая рогатая лошадь вышла за тебя замуж, тебе пришлось взвалить на себя бремя принца-консорта Эквестрии. И это занятие не из тех, что дают расслабиться!</text:p>
      <text:p text:style-name="P4"/>
      <text:p text:style-name="P5">(Краткий пересказ Обмена) </text:p>
      <text:p text:style-name="P6"/>
      <text:p text:style-name="P6">В узком окне башни показался шпиль городской ратуши. Я мельком глянул на башенные часы.</text:p>
      <text:p text:style-name="P6">Проклятье! Без пяти два! Надо ускориться!</text:p>
      <text:p text:style-name="P6"/>
      <text:p text:style-name="P7">Сворачиваю с винтовой лестницы в боковой проём открытой галереи.</text:p>
      <text:p text:style-name="P6"/>
      <text:p text:style-name="P6">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text:span text:style-name="T4">И хотя тогда я не был знаком с геометрией Римана, но сокращать расстояние между точками в пространстве научился довольно неплохо.</text:span></text:p>
      <text:p text:style-name="P5"/>
      <text:p text:style-name="P7">Быстрым бегом достигаю середины мостика, одновременно доставая моток верёвки из-за пазухи.</text:p>
      <text:p text:style-name="P5"/>
      <text:p text:style-name="P6"><text:soft-page-break/>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6"/>
      <text:p text:style-name="P6">…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6"/>
      <text:p text:style-name="P7">Перекидываю верёвку через поручень, крепко хватаю оба конца и перешагиваю через ограждение.</text:p>
      <text:p text:style-name="P6"/>
      <text:p text:style-name="P6">Ну да, синяя параноичка пыталась объяснить остутствие сквозного прохода в башне “соображениями фортификации”, но тебя не проведёшь, Анон. Ты давно заметил садистские склонности у синей милитаристки. С башней Селестии-то было всё в порядке!</text:p>
      <text:p text:style-name="P5"/>
      <text:p text:style-name="P7">Пять метр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text:p>
      <text:p text:style-name="P7"/>
      <text:p text:style-name="P6">Навыки скалолазания как нельзя лучше подошли к вертикальной архитектуре города-скалы. Я прямо вздохнул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Хуже сраных винтовых лестниц внутри башен могут быть только сраные винтовые лестницы снаружи башень, разумеется, тоже без перил!</text:p>
      <text:p text:style-name="P6"/>
      <text:p text:style-name="P6">… Гораздо труднее было с чёрными ходами, часто закрытыми или вообще замурованными, а, в лучшем случае, охраняемыми скучающими стражниками. Получить разрешение на их расконсервацию и пользование оказалось куда сложнее, чем раздобыть пыльные карты тайных коммуникаций города. В чокнутых поняхах с пелёнок сидит страсть к бюрократии и крючкотворству, и не всегда даже письменный приказ Селестии ускорял дело…</text:p>
      <text:p text:style-name="P6"/>
      <text:p text:style-name="P6">И, главное ж, не моя вина, что я опаздываю! В том, что мне теперь приходится прыгать с мостика на мостик, подобно ёжику Сонику, виновата Луна! “Мы не успели прочитать экономический отчёт, что ты приготовил, Анонимус. Он лежит в Нашей башне… Нет, охранный талисман не пропустит никого, кроме члена королевской семьи… Нет, я не могу оставить Сестру…”. </text:p>
      <text:p text:style-name="P6"/>
      <text:p text:style-name="P6">И вот ты несёшься вниз с отчётом под мышкой, стараясь успеть к приёму…</text:p>
      <text:p text:style-name="P6"/>
      <text:p text:style-name="P7">КРАК!!!<text:line-break/>… Бля…</text:p>
      <text:p text:style-name="P7"><text:soft-page-break/></text:p>
      <text:p text:style-name="P6">Обидно было даже не то, что рукав дорогущего костюма разошёлся в подмышке во время очередного дюльфера<text:note text:id="ftn1" text:note-class="footnote"><text:note-citation>1</text:note-citation><text:note-body><text:p text:style-name="Footnote">Дюльфер - скоростной спуск по верёвке на крутых и отвесных стенах.</text:p></text:note-body></text:note>. Досадно до искр в глазах было от того, что грёбаный отчёт выскользнул из руки во время судорожной реакции на треск ткани и улетел вниз, важно махая страницами.</text:p>
      <text:p text:style-name="P6"/>
      <text:p text:style-name="P6">Ну уж нет! Я не для того корпел над этой проклятой бумажкой до позеленения, чтоб так просто сдаться!</text:p>
      <text:p text:style-name="P6"/>
      <text:p text:style-name="P6">Плюнув на костюм окончательно, я покрепче зажал трос локтями и ногами и практически отпустил верёвку. Треск в месте соприкосновения ткани о верёвку сменился глухим шорохом. Возник запах гари и я ощутил жжение в паху.</text:p>
      <text:p text:style-name="P6">Просто шикарно! Заявиться на приём торговой миссии грифонов с поджареными яйцами – это по-нашему!</text:p>
      <text:p text:style-name="P6">В последние два метра высоты отпускаю верёвку и прыгаю на брусчатку аллеи прямо перед офигевшим стражником. С торжествующим хрипом, <text:span text:style-name="T4">хлопками сбивая искры с тлеющих штанов</text:span>, подбираю отчёт.</text:p>
      <text:p text:style-name="P6"/>
      <text:p text:style-name="P6">- Как они там, Блэйз? - указываю глазами на лестницу в центральный холл.</text:p>
      <text:p text:style-name="P6">- Зашли пятнадцать минут назад, - отвечает солнечный страж, косясь на мои ошмётки одежды.</text:p>
      <text:p text:style-name="P6"/>
      <text:p text:style-name="P6">Чертыхаясь, несусь к неприметной дверце в цоколе дворца. Через пару минут, вываливаюсь из подсобки у тронного зала в ореоле веников и швабр.</text:p>
      <text:p text:style-name="P6">Церемонимейстер, завидев меня, подпрыгивает от нетерпения:</text:p>
      <text:p text:style-name="P6"/>
      <text:p text:style-name="P6">- Поторопись, мой принц! Доттид Лайн задержал делегацию в Розовом зале, но грифоны уже пять минут проявляют признаки нетерпения!</text:p>
      <text:p text:style-name="P5"/>
      <text:p text:style-name="P6">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6"/>
      <text:p text:style-name="P6">…</text:p>
      <text:p text:style-name="P6"/>
      <text:p text:style-name="P6">Две аликорницы недвижимо смотрят на меня с высоты трона в центре зала. </text:p>
      <text:p text:style-name="P6"/>
      <text:p text:style-name="P6">- Анон, с тобой всё в порядке? - первой нарушает молчание Селестия. - Твой костюм…</text:p>
      <text:p text:style-name="P6"><text:soft-page-break/>- Как Мы видим, ты не слишком беспокоишься об успехе этой встречи, Анонимус! <text:s/>- подаёт голос синяя мегер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6">-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6"/>
      <text:p text:style-name="P6">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6">-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6"/>
      <text:p text:style-name="P6">Гомон за дверью усиливается. Раздаются три удара древком алебарды в пол. Двери распахиваются.</text:p>
      <text:p text:style-name="P6">- Ваши Высочества, делегация королевства Грифонов с высочайшим королевским послом, Горгом Квинтаном! - объявляет стражник и отходит в сторону.</text:p>
      <text:p text:style-name="P5"/>
      <text:p text:style-name="P6">Советник Доттид Лайн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6"/>
      <text:p text:style-name="P6">-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раннеэквестрийской эпохи!</text:p>
      <text:p text:style-name="P6">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6"/>
      <text:p text:style-name="P6">- Королевство Грифонов… рассчитывает… заключить торговое соглашение…</text:p>
      <text:p text:style-name="P6"/>
      <text:p text:style-name="P6">Грифон кидает взгляд на трон и, сверкнув красным глазом сквозь монокль, продолжает.</text:p>
      <text:p text:style-name="P6">- Король Гвидо уполномочил своего премьер-министра, Горга Квинтана представлять интересы королевства пред светлейшими главами Диархии Эквестрии, - тут грифон склоняет голову ещё раз и с видимым отвращением читает почти по слогам, - для взаимо… выгодного соглашения…</text:p>
      <text:p text:style-name="P6"/>
      <text:p text:style-name="P6">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6"/>
      <text:p text:style-name="P6"><text:soft-page-break/>-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6"/>
      <text:p text:style-name="P6">Из всех собравшихся в тронном зале, галстук есть только у меня. Но это не смущает грифона. Он указывает когтем на стражников и несчастного Доттид Лайна.</text:p>
      <text:p text:style-name="P6"/>
      <text:p text:style-name="P6">- Мы не могли бы остаться наедине, без этих… лишних ушей?</text:p>
      <text:p text:style-name="P6"/>
      <text:p text:style-name="P6">Селестия хмурится, но кивает. Стража и советник оставляют зал.</text:p>
      <text:p text:style-name="P6">- А обезьяна? - грифон кивает на меня.</text:p>
      <text:p text:style-name="P6"/>
      <text:p text:style-name="P6">Во вгляде белоснежной аликорницы появляется лёд.</text:p>
      <text:p text:style-name="P6">- Не смейте оскорблять принца Эквестрии, Горг! Человек останется с нами!</text:p>
      <text:p text:style-name="P6"/>
      <text:p text:style-name="P6">Железный клюв пернатой скотины чуть приоткрывается в насмешливом клёкоте.</text:p>
      <text:p text:style-name="P6"/>
      <text:p text:style-name="P6">-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тостояться без посторонних.</text:p>
      <text:p text:style-name="P6"/>
      <text:p text:style-name="P6">Гадёныш снова склоняет голову перед аликорницей, совершенно игнорируя меня.</text:p>
      <text:p text:style-name="P6">Мне хочется бросить в этого мудака горшок с петуниями. Селестия, словно догадываясь, успокаивающе оглаживает меня тыльной стороной крыла.</text:p>
      <text:p text:style-name="P6"/>
      <text:p text:style-name="P6">- Нравится вам это, или нет, премьер-министр, Анонимус – такой же полноправный член королевской семьи, как и я, и моя сестра. - Сел указывает крылом на Луну. - Так что или разговор состоится в присутствии Анонимуса, или не состоится вообще.</text:p>
      <text:p text:style-name="P6">-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6"/>
      <text:p text:style-name="P6">Я с удивлением смотрю на синюю аликорницу. Чего-чего, а помощи с этой стороны ты не ожидал, Анон!</text:p>
      <text:p text:style-name="P6"/>
      <text:p text:style-name="P6"><text:soft-page-break/>-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6">-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носили фамилию Квинтаны, и после одного небольшого волнения в Гриффонстоуне, в котором были замечены полторы сотни вооружённых представителей клана Квинтанов, на границе с мухожуками внезапно нашёлся утерянный потомок королевской крови…</text:p>
      <text:p text:style-name="P6"/>
      <text:p text:style-name="P6">Я с удовольствием наблюдаю, как кожа вокруг глаз грифона приобретает красивый фиолетовый оттенок.</text:p>
      <text:p text:style-name="P6"/>
      <text:p text:style-name="P6">- Но довольно этой светской болтовни! - разряжает обстановку Сел. - Ты, кажется, хотел нам что-то рассказать, Горг?</text:p>
      <text:p text:style-name="P6"/>
      <text:p text:style-name="P6">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6"/>
      <text:p text:style-name="P6">- Нам прекрасно известно состояние дел Эквестрии, светлейшие. Торговая война с зебрами с одновременной экономической помощью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6"/>
      <text:p text:style-name="P6">Горг закашлялся в смехе.</text:p>
      <text:p text:style-name="P6"/>
      <text:p text:style-name="P6">- В общем, светлейшие, подытоживая: вы в крутом пике…</text:p>
      <text:p text:style-name="P6"/>
      <text:p text:style-name="P6">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6"/>
      <text:p text:style-name="P6">Зрачки грифона скачут от Селестии к Луне и обратно. Наконец он замечает моё замешательство и насмешливо клокочет.</text:p>
      <text:p text:style-name="P6"/>
      <text:p text:style-name="P6"><text:soft-page-break/>- Теперь выслушайте наше предложение.</text:p>
      <text:p text:style-name="P6"/>
      <text:p text:style-name="P6">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6"/>
      <text:p text:style-name="P6">-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6"/>
      <text:p text:style-name="P6">- Мы знаем, с кем у вас возникли затруднения, - подаёт голос Селестия. - Проще сказать, с кем у вас их НЕ возникло. С Эквестрией. Всё.</text:p>
      <text:p text:style-name="P6"/>
      <text:p text:style-name="P6">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6"/>
      <text:p text:style-name="P6">-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6"/>
      <text:p text:style-name="P6">Молчание аликорниц только подчёркивает хриплое дыхание посла.</text:p>
      <text:p text:style-name="P6"/>
      <text:p text:style-name="P6">-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6"/>
      <text:p text:style-name="P6">- СОРОК!</text:p>
      <text:p text:style-name="P6"/>
      <text:p text:style-name="P6">- Что? - птичьи глаза Горга быстро-быстро моргают, выдавая крайнюю степень растерянности их обладателя.</text:p>
      <text:p text:style-name="P6"/>
      <text:p text:style-name="P6">- Сорок процентов! За сорок лет! - стальным голосом Селестии можно валить лес.</text:p>
      <text:p text:style-name="P6"/>
      <text:p text:style-name="P6">Грифон поперхается, но быстро оправляется.</text:p>
      <text:p text:style-name="P6"><text:soft-page-break/></text:p>
      <text:p text:style-name="P6">- Да вы рехнулись, светлейшие!!! - вопит он , картинно прикрыв глаза крылом.</text:p>
      <text:p text:style-name="P6"/>
      <text:p text:style-name="P6">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6"/>
      <text:p text:style-name="P6">- За сорок процентов мы готовы поставлять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6"/>
      <text:p text:style-name="P6">-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6"/>
      <text:p text:style-name="P6">-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6">-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6">- Светлейшие, мне отрубят голову по возвращению! Семь процентов! За семь лет!</text:p>
      <text:p text:style-name="P6">-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6">-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6">-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драконы вернулись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6">- Тридцать миллионов золотом, - еле слышно бурчит грифон. Я ощущаю на себе его яростный взгляд через крыло.</text:p>
      <text:p text:style-name="P6">- Значит, умыкнули вы триста тысяч – учитывая стократные тарифы на воровство у древних змеев, - подытоживает аликорница. - И стоило ради десяти сундуков золота ставить под угрозу существование державы?</text:p>
      <text:p text:style-name="P6">Из-под крыла доносится только скрежет металлического клюва.</text:p>
      <text:p text:style-name="P6"><text:soft-page-break/></text:p>
      <text:p text:style-name="P6">-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Эмбер.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6">- Светлейшая! - Горг внезапно складывает крыло и мы видим его сияющий лик, - я поражён вашей щедростью! Всемерно благодарю! Прадед рассказывал мне о деталях предыдущей сделки, но ваша щедрость сейчас превзошла её!</text:p>
      <text:p text:style-name="P6">-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двести лет мой лимит уговоров драконов исчерпан. Это не самые приятные собеседники! Анон, будь так добр, проводи королевского посла.</text:p>
      <text:p text:style-name="P6"/>
      <text:p text:style-name="P6">Я провожу процессию до выхода из тронного зала. Замешкавшись в дверях, железноклювый грифон неожиданно подмигивает мне.</text:p>
      <text:p text:style-name="P6">Я непонимающе смотрю ему вслед.</text:p>
      <text:p text:style-name="P6">-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6"/>
      <text:p text:style-name="P6">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6"/>
      <text:p text:style-name="P6">- Каруна, - кивает мне грифониха. - Очень приятно видеть вас вместе. Вы просто созданы друг для друга.</text:p>
      <text:p text:style-name="P6"/>
      <text:p text:style-name="P6">Я прикрываю за ней дверь и возвращаюсь к своим.</text:p>
      <text:p text:style-name="P6"/>
      <text:p text:style-name="P6">- Горг извинился перед тобой за своё поведение? - спрашивает Селестия.</text:p>
      <text:p text:style-name="P6">- Нет. Извинилась его… ммм… сопровождающая.</text:p>
      <text:p text:style-name="P6">-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ына. Да и то, далеко не всегда получится.</text:p>
      <text:p text:style-name="P6"/>
      <text:p text:style-name="P6">Я философски пожимаю плечами.</text:p>
      <text:p text:style-name="P6"><text:soft-page-break/>Вот уже четыре года ты сидишь на троне, Ано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6"/>
      <text:p text:style-name="P113">- Пять битов! - поворачивается к Луне Селестия.</text:p>
      <text:p text:style-name="P113">Та молча достаёт монетку из шкафчика за троном и кладёт в протянутое копыто.</text:p>
      <text:h text:style-name="P313" text:outline-level="2">2</text:h>
      <text:p text:style-name="P17"/>
      <text:p text:style-name="P17">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17"/>
      <text:p text:style-name="P17">- Дед, сигу не долганёшь?</text:p>
      <text:p text:style-name="P109">- Не курю.</text:p>
      <text:p text:style-name="P109">- Я не спрашивал тебя, куришь ли ты? - пальцы вопрошавшего шевелились, как будто разминая невидимый пластилин. - Сигу не долганёшь?</text:p>
      <text:p text:style-name="P100"/>
      <text:p text:style-name="P109">Крыс спрыгнул с подоконника, царапнув грязным ногтем по кафелю уборной.</text:p>
      <text:p text:style-name="P109">- Ты ведь должен мне ещё с прошлого раза.</text:p>
      <text:p text:style-name="P109"/>
      <text:p text:style-name="P109">Я вытащил из рукава пижамы двадцатисантиметровый гвоздь и плюнул ему под ноги.</text:p>
      <text:p text:style-name="P109"/>
      <text:p text:style-name="P109">- Ничего я тебе не должен. И ты сам это знаешь. Пошёл нахуй.</text:p>
      <text:p text:style-name="P109"/>
      <text:p text:style-name="P109">Крыс криво улыбнулся.</text:p>
      <text:p text:style-name="P109"/>
      <text:p text:style-name="P109">- Ну-ну. Вы тут, в Чертогах, совсем озверели, что ли? Из окон выпрыгиваете, на людей кидаетесь. Ладно-ладно, пока. Ещё увидимся.</text:p>
      <text:p text:style-name="P109"/>
      <text:p text:style-name="P109">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text:span text:style-name="T43">под конвоем церберов с автоматами</text:span>, и нас не навещают извне. Никто и никогда.</text:p>
      <text:p text:style-name="P109">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text:soft-page-break/>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109"/>
      <text:p text:style-name="P109">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 text:style-name="T22">Смысл речи Папы?</text:span>&gt;</text:p>
      <text:p text:style-name="P109"/>
      <text:p text:style-name="P124">…шшш… </text:p>
      <text:p text:style-name="P124">sanctificetur nomen tuum; </text:p>
      <text:p text:style-name="P124">adveniat regnum tuum; </text:p>
      <text:p text:style-name="P124">fiat voluntas tua, sicut in caelo et in terra…</text:p>
      <text:p text:style-name="P124">…хрррсссшшш… </text:p>
      <text:p text:style-name="P124">ne nuclear bellum. Amen</text:p>
      <text:p text:style-name="P124">…шшшссс…</text:p>
      <text:p text:style-name="P124"/>
      <text:p text:style-name="P109">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109">Я уже открывал дверь в палату, когда услышал лениво брошенное в спину замечание.</text:p>
      <text:p text:style-name="P109"/>
      <text:p text:style-name="P109">- Дед, собирай шмотки, скоро переезжаешь. На твоё место новенького поселяют. А тебя в соседнюю палату.</text:p>
      <text:p text:style-name="P109"/>
      <text:p text:style-name="P109">Я повернулся.</text:p>
      <text:p text:style-name="P109"/>
      <text:p text:style-name="P109">- Когда переезд?</text:p>
      <text:p text:style-name="P109">- Завтра. Или послезавтра, если чувак в реанимации задержится. </text:p>
      <text:p text:style-name="P109">- А почему не новенького в соседнюю? На кой чёрт им я сдался?</text:p>
      <text:p text:style-name="P109"/>
      <text:p text:style-name="P109"><text:s/>Дредд удивлённо бухнулся на все четыре ножки стула.</text:p>
      <text:p text:style-name="P109"/>
      <text:p text:style-name="P3">-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3"/>
      <text:p text:style-name="P3"><text:soft-page-break/>Я криво улыбнулся</text:p>
      <text:p text:style-name="P3">-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3"/>
      <text:p text:style-name="P3">Дредд пожал плечами.</text:p>
      <text:p text:style-name="P3">-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3">- Передай, если не тяжело. Новенькому всё равно, куда ложиться, а мне – нет.</text:p>
      <text:p text:style-name="P109"/>
      <text:p text:style-name="P109">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09">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 text:style-name="T4">Уроках</text:span>.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p>
      <text:p text:style-name="P109">Так что нет, не за память я пекусь. Просто приём нейролептиков напрочь отключает не только память, но и сновидения – я проверял.</text:p>
      <text:p text:style-name="P109"/>
      <text:p text:style-name="P109">А мне нравятся сны.</text:p>
      <text:p text:style-name="P3"/>
      <text:p text:style-name="P111">~~~</text:p>
      <text:p text:style-name="P109"/>
      <text:p text:style-name="P10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text:span text:style-name="T43">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text:span> Я оборачиваюсь назад. <text:span text:style-name="T43">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 text:style-name="T44">неделю</text:span><text:span text:style-name="T43"> назад. </text:span>Дым от привала преследователей не виден уже последние два дня. Я спускаюсь вниз и спрыгиваю с нижней ветки на землю. </text:p>
      <text:p text:style-name="P109"/>
      <text:p text:style-name="P109">- Таки оторвались. Но впереди обрыв. Надо думать, как спуститься.</text:p>
      <text:p text:style-name="P109"/>
      <text:p text:style-name="P109">Джет виновато смотрит на меня. Вот глупая пегаска! Она <text:span text:style-name="T42">считает себя обязанной разведывать обстановку с высоты. Каждый раз, когда я карабкаюсь на дерево, она прячется в кусты от стыда</text:span>. Сломанное крыло для неё не аргумент невиновности! Я уже задолбался ей объяснять, что она не права. <text:soft-page-break/>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p>
      <text:p text:style-name="P109"/>
      <text:p text:style-name="P109">- Каша будет готова через пять минут.</text:p>
      <text:p text:style-name="P109"/>
      <text:p text:style-name="P109">Словно бы в заглаживание вины своей немощности, Джет взяла готовку пищи на себя. </text:p>
      <text:p text:style-name="P109"/>
      <text:p text:style-name="P10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109"/>
      <text:p text:style-name="P109">Джет сидит у костра напротив меня и молча жуёт кашу.</text:p>
      <text:p text:style-name="P109">- Ты теперь до старости будешь его носить? - указываю я на одеяло.</text:p>
      <text:p text:style-name="P109">Пегаска только сильнее кутается в него. Кажется, она дрожит.</text:p>
      <text:p text:style-name="P109">- Тебе холодно? Брось, у костра же жарко? Давай я на тебя куртку накину?</text:p>
      <text:p text:style-name="P10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109"/>
      <text:p text:style-name="P109">Ладно же, мне эти странности уже осточертели!</text:p>
      <text:p text:style-name="P109">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 text:style-name="T4">пещера Оникса</text:span>.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p>
      <text:p text:style-name="P109"/>
      <text:p text:style-name="P109">Едва слышится шорох сзади. Сначала чуть заметно коснувшись, Джет медленно прижимается ко мне всей спиной. Она сильно дрожит.</text:p>
      <text:p text:style-name="P109">Так мы согреваем друг-друга с тех пор, как сбежали от твердолобов – ночи стали заметно свежее.</text:p>
      <text:p text:style-name="P109">Но сейчас я отвергаю негласный договор. Это и раздражение на скрытность пегаски, и… </text:p>
      <text:p text:style-name="P109">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109"/>
      <text:p text:style-name="P109">- Джет, блин, у нас речка в двух шагах! Я понимаю, холодно, но нельзя ли помыться? Реально трудно находиться рядом с тобой…</text:p>
      <text:p text:style-name="P109"/>
      <text:p text:style-name="P109">Так же беззвучно, как возникло, касание пропадает. Пропадает и запах…</text:p>
      <text:p text:style-name="P109"><text:soft-page-break/>Я закрываю глаза.</text:p>
      <text:p text:style-name="P109"/>
      <text:p text:style-name="P109">Просыпаюсь от холода. Щупаю рукой сзади себя. Наконец поворачиваюсь.</text:p>
      <text:p text:style-name="P109">Никого.</text:p>
      <text:p text:style-name="P109"/>
      <text:p text:style-name="P109">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109"/>
      <text:p text:style-name="P109">Полянка перед орешником пуста. Едва дымятся угли погасшего костра. В лунном свете цепочка отпечатков копыт в песке ведёт к реке.</text:p>
      <text:p text:style-name="P10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109">…</text:p>
      <text:p text:style-name="P109">Ох, щит!!! М-м-мамочка…</text:p>
      <text:p text:style-name="P109">…</text:p>
      <text:p text:style-name="P109">Меня выворачивает наизнанку. Я падаю на колени и неистово блюю в воду. Течение уносит мой ужин к водопаду.</text:p>
      <text:p text:style-name="P109">Рядом со мной на песке лежит часть крыла. Парочка опарышей ещё ползают по голубоватым перьям. Обломок кости белеет в лунном свете.</text:p>
      <text:p text:style-name="P109">Проклятье! Какой же я долбень! Грёбаный близорукий эгоистичный долбень!</text:p>
      <text:p text:style-name="P109"/>
      <text:p text:style-name="P109">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109"/>
      <text:p text:style-name="P109">Я ускоряюсь.</text:p>
      <text:p text:style-name="P109">Пегаска, понурив голову, бредёт к скальному выступу, нависающему над каньоном. Чуть подумав, она делает шаг в бездну.</text:p>
      <text:p text:style-name="P109">В последнем рывке я совершаю вратарский прыжок и хватаю пегаску за задние ноги. Дыхание перехватывает от удара животом и грудью о камни.</text:p>
      <text:p text:style-name="P109">Пегаска оборачивается. Её передняя нога застывает над пропастью.</text:p>
      <text:p text:style-name="P109"/>
      <text:p text:style-name="P109">- Джет, не дури, - хрипло прошу я осипшим от волнения голосом. - Я ступил. Я все эти дни тупил. Прости.</text:p>
      <text:p text:style-name="P109"><text:soft-page-break/>-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109">Пегаска поворачивается навстречу пропасти.</text:p>
      <text:p text:style-name="P109"/>
      <text:p text:style-name="P10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109">- Нет! Пожалуйста!!! Я вылечу тебя! Я… Я прижгу рану!</text:p>
      <text:p text:style-name="P109"/>
      <text:p text:style-name="P109">Сквозь рыдания я выкрикиваю какие-то сумасбродные идеи, пока пегаска молча стоит над бездной.</text:p>
      <text:p text:style-name="P109">Наконец она усмехается.</text:p>
      <text:p text:style-name="P109"/>
      <text:p text:style-name="P109">-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109">Пегаска вздыхает.</text:p>
      <text:p text:style-name="P109">-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109"/>
      <text:p text:style-name="P10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109">Очень осторожно, словно бы извиняясь, Джет высвобождает сначала одну ногу из моего захвата. Потом вторую. Я тупо смотрю на пустые ладони.</text:p>
      <text:p text:style-name="P109"/>
      <text:p text:style-name="P109">- Ты был хорошим другом. Прощай.</text:p>
      <text:p text:style-name="P109"/>
      <text:p text:style-name="P109">-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109"/>
      <text:p text:style-name="P109">Мы оборачиваемся на голос. В свете первых лучей солнца на нас смотрит зебра.</text:p>
      <text:p text:style-name="P109"/>
      <text:h text:style-name="P313" text:outline-level="2">2.5</text:h>
      <text:p text:style-name="P1"/>
      <text:p text:style-name="P2"/>
      <text:p text:style-name="P5"><text:soft-page-break/>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2"/>
      <text:h text:style-name="P313" text:outline-level="2">3</text:h>
      <text:p text:style-name="P109"/>
      <text:p text:style-name="P109">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109"/>
      <text:p text:style-name="P109">- Вы сами видите… - обратился Лысый к Алексу. - Я бы его за периметр не выпускал. Вам решать, разумеется.</text:p>
      <text:p text:style-name="P10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109"/>
      <text:p text:style-name="P109">Лысый грузно поднялся. Скрипнула дверь и мы остались один на один.</text:p>
      <text:p text:style-name="P109"/>
      <text:p text:style-name="P109">- П-привет, Дедлайн - пробормотал Алекс.</text:p>
      <text:p text:style-name="P109">- Привет, сослуживец, - криво усмехнулся я. Старое командное прозвище в устах моего бывшего босса не вызвало во мне ностальгии.</text:p>
      <text:p text:style-name="P109"/>
      <text:p text:style-name="P109">Алекс на миг встретился со мной взглядом и снова опустил глаза.</text:p>
      <text:p text:style-name="P109"/>
      <text:p text:style-name="P109">- Ты же знаешь, у нас не было другого выхода. Извини.</text:p>
      <text:p text:style-name="P109">- Да ладно. Мне-то что. Тут неплохо кормят.</text:p>
      <text:p text:style-name="P109">-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text:span text:style-name="T43">Я даже могу устроить тебе вылазки в город.</text:span> И я попросил, чтобы тебя перевели в свободную палату.</text:p>
      <text:p text:style-name="P109">- А вот этого, как раз, не надо, - прервал я извинения Алекса. - Мне и в текущей неплохо. Говори, зачем позвал?</text:p>
      <text:p text:style-name="P109"/>
      <text:p text:style-name="P109">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 text:style-name="T42">Облако в виде смешной крылатой лошадки приближалось по небосводу к серым корпусам больницы</text:span>.</text:p>
      <text:p text:style-name="P109"><text:soft-page-break/></text:p>
      <text:p text:style-name="P109">Наконец Алекс пожал плечами и <text:span text:style-name="T42">посмотрел мне в глаза</text:span>.</text:p>
      <text:p text:style-name="P109">- Дед, у нас проблемы. Хэвэн начала убивать.</text:p>
      <text:p text:style-name="P109"/>
      <text:p text:style-name="P109">Я откинулся на спинку стула и громко похлопал в ладоши.</text:p>
      <text:p text:style-name="P109">-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109"/>
      <text:p text:style-name="P109">Мой бывший прожект-мэнеджер досадливо сморщился и откинулся на спинку стула.</text:p>
      <text:p text:style-name="P109">-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109"/>
      <text:p text:style-name="P109">… Алекс терпеливо подождал, пока я прекращу ржать.</text:p>
      <text:p text:style-name="P109"/>
      <text:p text:style-name="P109">-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109">Всего пару советов, и ты спасешь людей. </text:p>
      <text:p text:style-name="P109"/>
      <text:p text:style-name="P109">Я покачал головой.</text:p>
      <text:p text:style-name="P109">-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109"/>
      <text:p text:style-name="P109">Алекс долго молчал. </text:p>
      <text:p text:style-name="P109">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109"/>
      <text:p text:style-name="P10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10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text:soft-page-break/>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109"/>
      <text:p text:style-name="P109">Я сжал кулаки и встал. Дверь отворилась и заглянул Лысый. Алекс отрицательно мотнул ему головой.</text:p>
      <text:p text:style-name="P109">- Всё в порядке. Мы общаемся.</text:p>
      <text:p text:style-name="P109"/>
      <text:p text:style-name="P109">Дверь закрылась. Я сел и отвернулся к окну.</text:p>
      <text:p text:style-name="P109"/>
      <text:p text:style-name="P109">-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109"/>
      <text:p text:style-name="P109">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109"/>
      <text:p text:style-name="P109">- В разумных пределах, говоришь?</text:p>
      <text:p text:style-name="P109">- В разумных.</text:p>
      <text:p text:style-name="P109">- А забор будет?</text:p>
      <text:p text:style-name="P109">-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109">- Понятно.</text:p>
      <text:p text:style-name="P109"/>
      <text:p text:style-name="P100">Я решил схитрить. Просто из интереса. Кроме него, больше ловить тут было нечего.</text:p>
      <text:p text:style-name="P100"/>
      <text:p text:style-name="P100">-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100"/>
      <text:p text:style-name="P100">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100"/>
      <text:p text:style-name="P100"><text:soft-page-break/>-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100">-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100">- Дед, - мягко остановил меня Алекс. - не надо. Не даешь мне помечтать, жестокий человек…</text:p>
      <text:p text:style-name="P100"/>
      <text:p text:style-name="P100">Выплюнув жвачку в салфетку и аккуратно препроводив бумажный шарик в ведро, Алекс печально развёл руками.</text:p>
      <text:p text:style-name="P100">-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109">- Разумеется, знал, - отдался воспоминаниям и я. - Это ж от идеи, что партнёра по бизнесу можно уничтожить физически, у Нэша поехала крыша.</text:p>
      <text:p text:style-name="P109">-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10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109"/>
      <text:p text:style-name="P109">Алекс скучающе завёл глаза.</text:p>
      <text:p text:style-name="P109">-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109"/>
      <text:p text:style-name="P109">Алекс посмотрел на часы, нахмурился и продолжил.</text:p>
      <text:p text:style-name="P109">-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 text:style-name="T4">CAESAR</text:span>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text:soft-page-break/>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p>
      <text:p text:style-name="P109"/>
      <text:p text:style-name="P109">- Ну-ну. Ты очень убедительно рассказываешь, я проникся. Но ты так и не ответил на мой вопрос,- напомнил я ему. Разговор начал мне надоедать.</text:p>
      <text:p text:style-name="P109"/>
      <text:p text:style-name="P109">Мой бывший босс всё понял. Всё же проницательности ему было не занимать. Он бросил на меня злой взгляд, но тем не менее, начал.</text:p>
      <text:p text:style-name="P109"/>
      <text:p text:style-name="P10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109"/>
      <text:p text:style-name="P109">-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109"/>
      <text:p text:style-name="P109">Я оборвал смех.</text:p>
      <text:p text:style-name="P10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109"/>
      <text:p text:style-name="P109">- Ладно, я уже вижу, что теряю время, - поднялся Алекс. - Очень жаль. Если ты передумаешь, просто сообщи, что хочешь позвонить мне. Тебя соединят в любое время. <text:span text:style-name="T43">Да, чуть было не забыл!</text:span></text:p>
      <text:p text:style-name="P125"/>
      <text:p text:style-name="P125">Босс вытащил из внутреннего кармана пиджака бутылку «Джентльмен Джека» и поставил передо мной.</text:p>
      <text:p text:style-name="P109"/>
      <text:p text:style-name="P125">- Мне действительно не хватает старых добрых времён. Что бы ты там себе ни думал.</text:p>
      <text:p text:style-name="P125"/>
      <text:p text:style-name="P109"><text:span text:style-name="T43">Алекс</text:span> пошёл к выходу. У двери он замялся и вдруг обернулся.</text:p>
      <text:p text:style-name="P109">- <text:span text:style-name="T43">И, знаешь, с</text:span>амое страшное? <text:span text:style-name="T43">Э</text:span>то то, что ты до сих пор считаешь себя нормальным, - грустно улыбнулся <text:span text:style-name="T43">босс</text:span>. - <text:s/>Человеком. Мне реально страшно это видеть. И всем нам – остальные наблюдали по интеркому.</text:p>
      <text:p text:style-name="P109"/>
      <text:p text:style-name="P109">- Что?</text:p>
      <text:p text:style-name="P109"/>
      <text:p text:style-name="P109"><text:soft-page-break/>- Дедлайн, ты собираешь узор из шестнадцати кубиков по картинке за пару секунд. При этом ещё успеваешь инвертировать цвета.</text:p>
      <text:p text:style-name="P109"/>
      <text:p text:style-name="P109">Алекс вышел.</text:p>
      <text:p text:style-name="P111"><text:line-break/>~~~</text:p>
      <text:p text:style-name="P113"/>
      <text:p text:style-name="P113">… Стражница напротив вот уже полчаса молча сверлит меня взглядом. </text:p>
      <text:p text:style-name="P11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113"/>
      <text:p text:style-name="P113">Я тайком смотрю на своё отражение в зеркальце, висящем на шее этой мрачной зебры. Нифига, лоб чистый, никаких каракулей не наблюдается.</text:p>
      <text:p text:style-name="P113"/>
      <text:p text:style-name="P113">- А можно..? - наконец, начинаю я.</text:p>
      <text:p text:style-name="P113">- Нельзя, - оборывает зебра. - Зеррика сама выйдет, когда закончит.</text:p>
      <text:p text:style-name="P113"/>
      <text:p text:style-name="P113">Подчёркивая сказанное, стражница перекрывает вход в палатку копьём.</text:p>
      <text:p text:style-name="P113"/>
      <text:p text:style-name="P113">Проклятье на твою голову, Хум, если ты неделю не замечал, что Джет <text:span text:style-name="T4">гниёт живьём</text:span>! Если бы ты догадался стянуть с неё это чёртово одеяло! Если бы догадался об источнике тошнотворного запаха! Если бы…</text:p>
      <text:p text:style-name="P113"/>
      <text:p text:style-name="P113">Джет до последнего момента казалась мне сделаной из железа — может быть, именно поэтому я не догадывался, что с ней происходит что-то плохое. </text:p>
      <text:p text:style-name="P11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113">Я закрываю глаза, пытаясь вспомнить… </text:p>
      <text:p text:style-name="P113"/>
      <text:p text:style-name="P114">***</text:p>
      <text:p text:style-name="P113"/>
      <text:p text:style-name="P113">.</text:p>
      <text:p text:style-name="P113">.</text:p>
      <text:p text:style-name="P113">.</text:p>
      <text:p text:style-name="P113"><text:soft-page-break/>СИЯНИЕ</text:p>
      <text:p text:style-name="P113">.</text:p>
      <text:p text:style-name="P113">Кто я?</text:p>
      <text:p text:style-name="P113">.</text:p>
      <text:p text:style-name="P113">Где я?</text:p>
      <text:p text:style-name="P113">.</text:p>
      <text:p text:style-name="P113">Где все?</text:p>
      <text:p text:style-name="P113">.</text:p>
      <text:p text:style-name="P113">Чувствую прикосновение. Что-то энергично тормошит меня. Слышу приглушенное бормотание.</text:p>
      <text:p text:style-name="P113">.</text:p>
      <text:p text:style-name="P304">Я открываю глаза и вижу фигуру в голубом.</text:p>
      <text:p text:style-name="P104"/>
      <text:p text:style-name="P104">- Быстро! За мной! - торопливо шепчет мне она.</text:p>
      <text:p text:style-name="P104">Я послушно ползу среди костей и раздавленных черепов за голубой пони… Пони? Какой ещё, к дьяволу, пони?</text:p>
      <text:p text:style-name="P104">- Пегаской! - шипит, оборачиваясь, она.</text:p>
      <text:p text:style-name="P105"/>
      <text:p text:style-name="P104">Видно, последние слова я произнёс вслух. И, да, теперь я замечаю у поняхи два аккуратно сложенных на спине крыла, <text:span text:style-name="T43">одно из них, правда, нарушенной формы</text:span>. Лёгкие пластинчатые доспехи плотно облегают её грудь и бока.</text:p>
      <text:p text:style-name="P104">Черепа… Кости… Пегаска в броне… Чушь какая-то!</text:p>
      <text:p text:style-name="P104"/>
      <text:p text:style-name="P104">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104"/>
      <text:p text:style-name="P104">- Какого чё…?!!</text:p>
      <text:p text:style-name="P104">-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104">- Появится кто? - спросил я, потирая ушибленную о каменный свод макушку.</text:p>
      <text:p text:style-name="P104"/>
      <text:p text:style-name="P104">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104"/>
      <text:p text:style-name="P104"><text:soft-page-break/>Я пригнулся к уху поньки и еле слышно прошептал:</text:p>
      <text:p text:style-name="P104">- Кто это?</text:p>
      <text:p text:style-name="P104">- Агамемнон, - так же, едва шевеля губами, прошептала поняха. - Он сегодня голодный - остался без обеда. И у него хороший слух.</text:p>
      <text:p text:style-name="P104"/>
      <text:p text:style-name="P104">Я снова почесал ушибленный лоб.</text:p>
      <text:p text:style-name="P104">- Мне это имя вообще ничего не говорит.</text:p>
      <text:p text:style-name="P104"/>
      <text:p text:style-name="P104">Пегаска критически осмотрела меня.</text:p>
      <text:p text:style-name="P104">-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104"/>
      <text:p text:style-name="P106">Пегаска попробовала было потрогать меня в паху, но я с возмущением отбросил её копыто.</text:p>
      <text:p text:style-name="P106"/>
      <text:p text:style-name="P104">-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04"/>
      <text:p text:style-name="P104">От беспокойной возни снаружи скала задрожала. Кто-то шумно зевнул и с металлическим скрежетом почесался.</text:p>
      <text:p text:style-name="P104"/>
      <text:p text:style-name="P104">- Так откуда ты? - пытливо спросила поняха.</text:p>
      <text:p text:style-name="P104">-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04">Я закрыл глаза и сосредоточился…</text:p>
      <text:p text:style-name="P113">…</text:p>
      <text:p text:style-name="P113">- Не помню.</text:p>
      <text:p text:style-name="P113">- Что? - удивилась поняха. - Не помнишь, где твой дом?</text:p>
      <text:p text:style-name="P113">- Нет.</text:p>
      <text:p text:style-name="P113">- А как попал в гнездо Агамемнона — помнишь?</text:p>
      <text:p text:style-name="P113">- Нет.</text:p>
      <text:p text:style-name="P113">- А кто ты — помнишь?</text:p>
      <text:p text:style-name="P113">- Нет.</text:p>
      <text:p text:style-name="P104"><text:soft-page-break/><text:span text:style-name="T17">- Ну и ну. Ни в жизнь ещё таких чудаков не встречала. - покачала головой пегаска. - Ты не обижайся, но ты <text:s/>мозгами напоминаешь мне </text:span><text:span text:style-name="T18">полугодовалого жеребёнка</text:span><text:span text:style-name="T17">. То есть, вообще не </text:span><text:span text:style-name="T18">паришь</text:span><text:span text:style-name="T17"> по жизни. Хотя, на вид, взрослый. Как ты, вообще, дожил до своих лет, если не помнишь ничего?</text:span></text:p>
      <text:p text:style-name="P11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11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13">- Следующий? - я мучительно пытался ухватить логическую нить. - А кто предыдущий?</text:p>
      <text:p text:style-name="P11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113">Пегаска склонила шею и я увидел огромную шишку с кровоподтёком на затылке поняхи.</text:p>
      <text:p text:style-name="P11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113"/>
      <text:p text:style-name="P104">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104"/>
      <text:p text:style-name="P104">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 </text:p>
      <text:p text:style-name="P104"/>
      <text:p text:style-name="P104">…</text:p>
      <text:p text:style-name="P104">СИЯНИЕ</text:p>
      <text:p text:style-name="P113">…</text:p>
      <text:p text:style-name="P104"><text:span text:style-name="T20">Оно п</text:span><text:span text:style-name="T17">овсюду. </text:span><text:span text:style-name="T20">Нет верха и низа, нет направлений и расстояний. Нет м</text:span><text:span text:style-name="T17">ыслей. Нет чувств. Нет времени. Есть только бесконечное сияние…</text:span></text:p>
      <text:p text:style-name="P113">.</text:p>
      <text:p text:style-name="P113">Кто я?</text:p>
      <text:p text:style-name="P113">.</text:p>
      <text:p text:style-name="P113">Где я?</text:p>
      <text:p text:style-name="P113">.</text:p>
      <text:p text:style-name="P104">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104"><text:soft-page-break/>Внезапно фигура как будто наклоняется ко мне и почти выкрикивает фразу. Видение рушится, но фраза впечатывается в память:</text:p>
      <text:p text:style-name="P104">- ИДИ В ДРОГОНШТЕРН!</text:p>
      <text:p text:style-name="P104"/>
      <text:p text:style-name="P104">…</text:p>
      <text:p text:style-name="P104"/>
      <text:p text:style-name="P104">- Я ВСПОМНИЛ! ВСПОМНИЛ! ДРОГОНШТЕРН!!! - я хлопнул себя по лбу. - Мне нужно попасть в Дрогонштерн!</text:p>
      <text:p text:style-name="P104"/>
      <text:p text:style-name="P104">Поняха закатила глаза и стукнулась лбом о камень.</text:p>
      <text:p text:style-name="P104">- <text:span text:style-name="T41">Я ЖЕ ПРЕДУПРЕЖДАЛА, ПОТИШЕ!!!</text:span> - заорала понька. - Что за тупой <text:span text:style-name="T4">индивид</text:span> попался!</text:p>
      <text:p text:style-name="P104"/>
      <text:p text:style-name="P104">Снаружи беспокойно завозились, что-то неразборчиво запыхтели и внезапно валун, под которым мы прятались, вознёсся над нашими головами.</text:p>
      <text:p text:style-name="P104">Поняха бросилась на меня, сбив с ног и закрыв телом и крыльями.</text:p>
      <text:p text:style-name="P104"/>
      <text:p text:style-name="P104">-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04">- А как же ты? Он же съест тебя?</text:p>
      <text:p text:style-name="P104">- Не беспокойся, я в последний момент извернусь и улечу. Действуй!</text:p>
      <text:p text:style-name="P104"/>
      <text:p text:style-name="P104">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104"/>
      <text:p text:style-name="P104">- <text:span text:style-name="T41">ВИЖУ СБЕЖАВШИЙ ВЧЕРАШНИЙ ОБЕД. ЕЩЁ НЕ ПРОТУХ. ХОРОШО.</text:span></text:p>
      <text:p text:style-name="P107"/>
      <text:p text:style-name="P108">- Ну так и жри, пока не скисло! - заорала поняха, повернув к нему голову.</text:p>
      <text:p text:style-name="P108"/>
      <text:p text:style-name="P108">- <text:span text:style-name="T41">ОН ЕЩЁ И РУГАЕТСЯ,</text:span> - недовольно заметил дракон. - <text:span text:style-name="T41">СЛИШКОМ СЫРОЙ</text:span>. <text:span text:style-name="T41">НАДО ПРОЖАРИТЬ.</text:span></text:p>
      <text:p text:style-name="P108">Внезапно он открыл пасть и к нам устремился поток зелёного пламени.</text:p>
      <text:p text:style-name="P108">Пегаска пискнула и прижалась ко мне покрепче. Я завороженно смотрел навстречу гибели…</text:p>
      <text:p text:style-name="P108"/>
      <text:p text:style-name="P108">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text:soft-page-break/>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108"/>
      <text:p text:style-name="P108">- Бежим! - пегаска вскочила и указала направление. Я припустил со всех ног. Безумие последнего часа выбило из меня способность мыслить.</text:p>
      <text:p text:style-name="P108"/>
      <text:p text:style-name="P108">… И потому я остановился у края пропасти, руководствуясь исключительно рефлексами.</text:p>
      <text:p text:style-name="P108">Пару камешек сорвалось у меня из-под ноги и скрылось в голубоватой дымке. Я перевёл дух.</text:p>
      <text:p text:style-name="P108"/>
      <text:p text:style-name="P108">- Почему остановился?!! Прыгай! - пегаска остановилась рядом и указала копытом прямо вниз. - Прыгай, если хочешь жить!</text:p>
      <text:p text:style-name="P108"><text:s/></text:p>
      <text:p text:style-name="P108"><text:span text:style-name="T41">- НЕНАВИЖУ ПОНЯЧЬЮ МАГИЮ! НЕ ВЫНОШУ ПОНИ!!! ВИДЕТЬ ИХ БОЛЬШЕ НЕ ХОЧУ В СВОЁМ ГНЕЗДЕ!</text:span> - орал Агамемнон, протирая глаза.</text:p>
      <text:p text:style-name="P108"/>
      <text:p text:style-name="P108">Я молча стоял и смотрел вниз, хлопая глазами. </text:p>
      <text:p text:style-name="P108">Пегаска всё поняла. Она присела, как будто готовясь к прыжку. Я сделал маленький шажок назад, не желая прыгать.</text:p>
      <text:p text:style-name="P108">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08"/>
      <text:p text:style-name="P108">Пегаска оттолкнулась от края. Молниеносно раскрывшееся крыло с неожиданной силой смело меня с уступа и я, ругаясь и размахивая конечностями, полетел вниз. </text:p>
      <text:p text:style-name="P108">Довольно скоро я оказался в захвате передних ноги пегаски и к моим воплям присоединился её протяжный визг.</text:p>
      <text:p text:style-name="P108"/>
      <text:p text:style-name="P108">- А-А-А-А-А-А-А-А-А-А!!!</text:p>
      <text:p text:style-name="P108"/>
      <text:p text:style-name="P108">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106">…</text:p>
      <text:p text:style-name="P105"/>
      <text:p text:style-name="P17">- Да ты совсем чокнулась, коняга долбанутая! - заорал я, как только вынырнул, - я же мог разбиться!!!</text:p>
      <text:p text:style-name="P17">-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17"><text:soft-page-break/>- Вижу! - я издевательски набрал в рот воды и выплюнул на голубой круп. - Что же ты не могла нормально приземлиться, если у тебя всё под контролем?</text:p>
      <text:p text:style-name="P17"/>
      <text:p text:style-name="P17">Пегаска сникла.</text:p>
      <text:p text:style-name="P17">- Не могла…</text:p>
      <text:p text:style-name="P17">Она молча, не попытавшись смахнуть воду, отвернулась и развернула <text:span text:style-name="T43">правое </text:span>крыло. Где-то на половине длины второго сустава оно безжизненно свисало под неестественным углом.</text:p>
      <text:p text:style-name="P17">- Если бы могла летать - не задержалась бы в гнезде Агамемнона… Сломала вчера на вираже, когда уходила от погони.</text:p>
      <text:p text:style-name="P17"/>
      <text:p text:style-name="P17">У меня пересохло в горле.</text:p>
      <text:p text:style-name="P17"><text:span text:style-name="T2">- Так ты тащила меня со сломаным крылом? А как же..? Ох… - я хотел было спросить, </text:span><text:span text:style-name="T3">как она планировала уходить от Агамемнона</text:span><text:span text:style-name="T2">, но запнулся.</text:span></text:p>
      <text:p text:style-name="P104"/>
      <text:p text:style-name="P104">Иногда ты довольно туго соображаешь, чувак! Жертвенность этой поняхи заслуживает большей награды, чем ты можешь дать сейчас.</text:p>
      <text:p text:style-name="P104"/>
      <text:p text:style-name="P104">Я примирительно потрепал пегаску по голубой гриве и неумело погладил по крупу, стряхивая воду.</text:p>
      <text:p text:style-name="P104">- Извини, подруга. Я ступил.</text:p>
      <text:p text:style-name="P104"/>
      <text:p text:style-name="P17">Та немедленно повернулась. Одно движение ноги стёрло слёзы с носа и по улыбке во всю ширину мордахи я понял, что прощён.</text:p>
      <text:p text:style-name="P17"/>
      <text:p text:style-name="P17">-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17">- Да уж, - я поёжился, - твой дедушка тобой гордился бы.</text:p>
      <text:p text:style-name="P17">-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17"/>
      <text:p text:style-name="P17">Я присвистнул.</text:p>
      <text:p text:style-name="P17">- Фигасе у тебя был дедуля. Как ты вообще выжила?</text:p>
      <text:p text:style-name="P17">Пегаска смутилась.</text:p>
      <text:p text:style-name="P17">-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17"><text:soft-page-break/><text:line-break/>Я попытался подбодрить лошадку и похлопал её по шее.</text:p>
      <text:p text:style-name="P17">- Не грусти. Крыло заживёт и ты снова будешь летать наперегонки с дедом! Или падать – что больше нравится.</text:p>
      <text:p text:style-name="P17"/>
      <text:p text:style-name="P17">У пегаски задрожали губы и уголки глаз подозрительно заблестели.</text:p>
      <text:p text:style-name="P17">- Не получится. Никогда-никогда. Он однажды улетел разгонять грозу и в облаке на полной скорости врезался в гору.</text:p>
      <text:p text:style-name="P17"/>
      <text:p text:style-name="P17">Да уж, чувак, ты умеешь утешать!</text:p>
      <text:p text:style-name="P17"/>
      <text:p text:style-name="P17">Я снова погладил пегаску. Та в ответ неожиданно сильно прижалась ко мне, помогая себе передней ногой.</text:p>
      <text:p text:style-name="P17">- Ай! - я свободной рукой отстранил поняху.</text:p>
      <text:p text:style-name="P17">- И-извини… Я расклеилась. Мне нужно было утешиться. Я думала, ты меня поймешь, - пробормотала пегаска и отвернулась.</text:p>
      <text:p text:style-name="P17">- Да нет, не в том дело.</text:p>
      <text:p text:style-name="P17"/>
      <text:p text:style-name="P17">Я полез рукой под рубашку, нашаривая колющий грудь предмет.</text:p>
      <text:p text:style-name="P17"/>
      <text:p text:style-name="P17">- Ого! Что за хрень?</text:p>
      <text:p text:style-name="P17"/>
      <text:p text:style-name="P17">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17"/>
      <text:p text:style-name="P17">- Интересно… Это не пегасье украшение, - приблизила нос к фигурке поняха, - и не единорожье. В тех ред<text:span text:style-name="T43">к</text:span>их случаях, когда единорог спаривается с пегасом, такой гибрид не получается. Всегда появляется или пегас, или единорог.</text:p>
      <text:p text:style-name="P17">- Естественно, не пегасье. Это моё украшение. Знать бы только, как оно у меня оказалось!</text:p>
      <text:p text:style-name="P17"/>
      <text:p text:style-name="P17">Я попытался снять цепочку, но не смог взять её в руку. Золотистое сияние охватило мою шею и мягко оттолкнуло руку прочь.</text:p>
      <text:p text:style-name="P17"/>
      <text:p text:style-name="P17">- Чего-о-о?!! Не понял!</text:p>
      <text:p text:style-name="P17"/>
      <text:p text:style-name="P17"><text:soft-page-break/>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17"/>
      <text:p text:style-name="P17">- Кажется, я понимаю, что спасло нас от Агамемнона!</text:p>
      <text:p text:style-name="P17">- Эмм… Ты?</text:p>
      <text:p text:style-name="P17"/>
      <text:p text:style-name="P17">Пегаска ткнула копытом в украшение. Золотое свечение остановило её ногу в сантиметре от моей груди.</text:p>
      <text:p text:style-name="P17"/>
      <text:p text:style-name="P17">- Я не о том. Вот то золотое марево, которое защитило нас от пламени дракона – это её копыт дело!</text:p>
      <text:p text:style-name="P17">- Её? - я почесал в затылке, - Тогда уже его. Украшение – оно. Блин, щекочется – а я даже снять его не могу!</text:p>
      <text:p text:style-name="P17">- Её. <text:s/>Украшение – кобылка, - растолковала пегаска. - Это тебе любой пони скажет.</text:p>
      <text:p text:style-name="P17"/>
      <text:p text:style-name="P17">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7">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17">… </text:p>
      <text:p text:style-name="P17">Я открыл глаза и увидел Джет, таращившуюся на меня во все глаза.</text:p>
      <text:p text:style-name="P17"/>
      <text:p text:style-name="P17">- Ты в порядке?</text:p>
      <text:p text:style-name="P17"/>
      <text:p text:style-name="P17">Я запустил руку под рубашку и немного пошарил. Ну дела! Ни фигурки, ни цепочки.</text:p>
      <text:p text:style-name="P17"/>
      <text:p text:style-name="P17">- Не знаю. Вроде, да. Но кулон исчез.</text:p>
      <text:p text:style-name="P17">- Никуда он не исчез. <text:s/>Я видела, как эта фиговина растворилась у тебя на груди!</text:p>
      <text:p text:style-name="P17">- Прямо через рубашку?</text:p>
      <text:p text:style-name="P17">- Угу! Она так сияла, что я даже твои рёбра видела. То ещё зрелище…</text:p>
      <text:p text:style-name="P17"/>
      <text:p text:style-name="P17">Я хмыкнул, потёр висок и в конце-концов плюнул на попытки что-либо понять.</text:p>
      <text:p text:style-name="P17"/>
      <text:p text:style-name="P17">- В общем, попытка номер два.</text:p>
      <text:p text:style-name="P17">- Ась? - недоумённо спросила пегаска.</text:p>
      <text:p text:style-name="P17"/>
      <text:p text:style-name="P17"><text:soft-page-break/>Я в ответ осторожно, не касаясь повреждённого крыла, обнял её и прижал к себе покрепче.</text:p>
      <text:p text:style-name="P17">- Спасибо, что спасла меня. Серьёзно.</text:p>
      <text:p text:style-name="P17"/>
      <text:p text:style-name="P17">Я так и почувствовал, как расслабляется в моих руках поняха, буквально упёршись в меня грудью и положив голову на плечо.</text:p>
      <text:p text:style-name="P17">- Друзья зовут меня Джет.</text:p>
      <text:p text:style-name="P17">- Здорово, Джет! А меня зовут… Эмм…</text:p>
      <text:p text:style-name="P17"/>
      <text:p text:style-name="P17">Блин! Похоже, это ещё одна вещь, которую я не помню.</text:p>
      <text:p text:style-name="P17"/>
      <text:p text:style-name="P17">- Называй меня… Эээ… Хуман! Хуман из племени Хомо Сапиенсов.</text:p>
      <text:p text:style-name="P17">- Привет, Хуман! - пегаска с улыбкой отстранилась и потрясла мою руку, зажав её между копыт.</text:p>
      <text:p text:style-name="P17">- Привет, Джет!</text:p>
      <text:p text:style-name="P17">- Привет, красавчики!</text:p>
      <text:p text:style-name="P100"/>
      <text:p text:style-name="P109">Мы обернулись на голос и узрели с полдюжины копий, чуть ли не уткнувшихся нам в носы…</text:p>
      <text:p text:style-name="P109"/>
      <text:p text:style-name="P111">***</text:p>
      <text:p text:style-name="P100"/>
      <text:p text:style-name="P109">- Хуман из Хомо Сапиенсов! - возвращает меня к реальности гортанный голос полосатой целительницы, - Ты можешь войти. Пегаска нуждается в тебе.</text:p>
      <text:p text:style-name="P109"/>
      <text:h text:style-name="P313" text:outline-level="2">3.5</text:h>
      <text:p text:style-name="P1"/>
      <text:p text:style-name="P2">(обмен)</text:p>
      <text:p text:style-name="P5">День третий - Выборы в сенат (и победа партии стороннков плоской Эквестрии)</text:p>
      <text:p text:style-name="P5"/>
      <text:h text:style-name="P313" text:outline-level="2">4</text:h>
      <text:p text:style-name="P109"/>
      <text:p text:style-name="P124">…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124">…сссшшш… военные расходы стали максимальными за всю историю наблюдения – говорится в ежегодном отчёте международной …шшш… </text:p>
      <text:p text:style-name="P124"><text:soft-page-break/>…хррршшш… заступил на дежурство девятнадцатый дивизион ПВО дальнего …шшшсссссшшш… </text:p>
      <text:p text:style-name="P124"/>
      <text:p text:style-name="P109">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109"/>
      <text:p text:style-name="P124">…шшсссшш… очередное заседание ООН, посвящённое предотвращению эскалации конфликта …хрр…</text:p>
      <text:p text:style-name="P124">…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4">…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124"/>
      <text:p text:style-name="P10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109"/>
      <text:p text:style-name="P106">Близилось время обеда. Я пожал плечами и побрёл в столовку.</text:p>
      <text:p text:style-name="P106"/>
      <text:p text:style-name="P106">…</text:p>
      <text:p text:style-name="P106">&lt;<text:span text:style-name="T4">теория трун и волновых колебаний, мультиверс Эверетта</text:span>&gt;</text:p>
      <text:p text:style-name="P106">-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106">-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106">-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106">-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106">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106"><text:soft-page-break/></text:p>
      <text:p text:style-name="P106">Диоген с обидой посмотрел на сидящего за соседним столом Гейзенберга. Тот что-то доказывал Леннону и даже не повернулся в ответ.</text:p>
      <text:p text:style-name="P106"/>
      <text:p text:style-name="P106">-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106"/>
      <text:p text:style-name="P106">Диоген провёл от точки кривую линию <text:s/>и в конце сильно вдавил пальцем в стол. Слизывая впившиеся в палец крупицы соли, он продолжил.</text:p>
      <text:p text:style-name="P106"/>
      <text:p text:style-name="P106">-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106"/>
      <text:p text:style-name="P106">Диоген заговорщицки подмигнул мне и нарисовал от точки на столе ещё несколько кривых траекторий.</text:p>
      <text:p text:style-name="P106"/>
      <text:p text:style-name="P106">-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106">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106"/>
      <text:p text:style-name="P106">- Красиво… - я не понял вообще ничего, но с Диогеном лучше было соглашаться, чтобы не вызвать приступ научного гнева.</text:p>
      <text:p text:style-name="P106">-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106">- Знаешь, Диоген, я больше ценитель классики. Ну, там, когда яблоко на голову падает или е равно эм-цэ-квадрат…</text:p>
      <text:p text:style-name="P106"><text:soft-page-break/>- Это потому что ты не знаешь продолжения! - энергично воскликнул Диоген. - Я к чему это тебе про мультиверс Эверетта талдычу? <text:span text:style-name="T4">Я ведь его немного расширил пару лет назад!</text:span></text:p>
      <text:p text:style-name="P106"/>
      <text:p text:style-name="P106">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106"/>
      <text:p text:style-name="P106">-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106">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106"/>
      <text:p text:style-name="P106">- И что с того? - ошалело спросил я. Множественные вселенные в моём воображении играли на гармошке и танцевали чечётку.</text:p>
      <text:p text:style-name="P106"/>
      <text:p text:style-name="P106">-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text:p>
      <text:p text:style-name="P106"/>
      <text:p text:style-name="P106">Диоген выцарапал крошку из бороды и отправил в рот. В его голосе послышались истерически-восторжённые нотки.</text:p>
      <text:p text:style-name="P106"/>
      <text:p text:style-name="P106">-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106"/>
      <text:p text:style-name="P106">Диоген выдохнул и залпом опрокинул в себя стакан компота. Закашлялся, вытер рот рукавом и обиженно оглянулся через плечо.</text:p>
      <text:p text:style-name="P106"/>
      <text:p text:style-name="P106">-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oft-page-break/><text:span text:style-name="T42">притянуто за уши, а камни годятся </text:span>только на то, чтобы вышибать мозги из заумствующих демагогов! Но позвольте!!</text:p>
      <text:p text:style-name="P109"/>
      <text:p text:style-name="P109">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109"/>
      <text:p text:style-name="P10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p>
      <text:p text:style-name="P100"/>
      <text:p text:style-name="P100">Я уже отчаялся остановить вышедшего на орбиту философа и просто старался не заснуть.</text:p>
      <text:p text:style-name="P100"/>
      <text:p text:style-name="P100">-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00"/>
      <text:p text:style-name="P100">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100"/>
      <text:p text:style-name="P100">-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00"/>
      <text:p text:style-name="P100">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00"/>
      <text:p text:style-name="P100"><text:soft-page-break/>-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100"/>
      <text:p text:style-name="P109">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109">Крошка не двигалась.</text:p>
      <text:p text:style-name="P109">Я закрыл глаза, прижал пальцы рук к вискам и представил, как крошка поднимается в воздух и…</text:p>
      <text:p text:style-name="P109"/>
      <text:p text:style-name="P109">- Ты чего? У тебя что, голова болит? - Диоген встревожено тряс меня за плечо. - Хочешь леденец? Барбарисовый! Я вчера у Крыса выменял за сигарету.</text:p>
      <text:p text:style-name="P109"/>
      <text:p text:style-name="P109">Я открыл глаза. На месте крошки покоился локоть Диогена. Сам он участливо совал мне под нос леденец.</text:p>
      <text:p text:style-name="P109">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109"/>
      <text:p text:style-name="P109">- Нет, всё в порядке, продолжай.</text:p>
      <text:p text:style-name="P10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109"/>
      <text:p text:style-name="P109">Я вытер брызги слюны Диогена со лба.</text:p>
      <text:p text:style-name="P109"/>
      <text:p text:style-name="P109"><text:soft-page-break/>- А война? - я отчаянно искал повод свалить в палату. Мне ужасно хотелось спать.</text:p>
      <text:p text:style-name="P109">- Что – война?</text:p>
      <text:p text:style-name="P109">- Если у нас произойдёт война – случится ли война в отражении? Скажем, вот в том, далёком – на седьмой волне?</text:p>
      <text:p text:style-name="P10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109"/>
      <text:p text:style-name="P10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109"/>
      <text:p text:style-name="P109">…</text:p>
      <text:p text:style-name="P109"/>
      <text:p text:style-name="P109">- Дедлайн, танцуй! - судья Дредд окликнул меня на входе в палату.</text:p>
      <text:p text:style-name="P109"/>
      <text:p text:style-name="P109">Я повернул голову.</text:p>
      <text:p text:style-name="P109"/>
      <text:p text:style-name="P109">- Ты же не хотел переезжать в четвёртую палату? Так вот, перевод отменяется. Остаёшься в третьей своих пауков разводить.</text:p>
      <text:p text:style-name="P109"/>
      <text:p text:style-name="P109">“Неужто Алекс замолвил за меня словечко?” - пронеслось у меня в мыслях. - “Расстались мы с ним не на хорошей ноте. Что он потребует взамен?”</text:p>
      <text:p text:style-name="P109">- Да не смотри ты на меня, как кролик на удава! - отмахнулся Дредд, - новенький умер. Сегодня утром. Я как раз на утреннем осмотре был.</text:p>
      <text:p text:style-name="P109"/>
      <text:p text:style-name="P109">У меня перехватило дыхание.</text:p>
      <text:p text:style-name="P109"/>
      <text:p text:style-name="P109">- От чего он умер?</text:p>
      <text:p text:style-name="P10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109"/>
      <text:p text:style-name="P111">***</text:p>
      <text:p text:style-name="P109"/>
      <text:p text:style-name="P109">- Джет… - шепчу я тихонько.</text:p>
      <text:p text:style-name="P109"><text:soft-page-break/></text:p>
      <text:p text:style-name="P109">Комок под серым пледом слабо шевелится.</text:p>
      <text:p text:style-name="P109"/>
      <text:p text:style-name="P109">- Она очень слаба. Разговаривай с ней не более четверти часа, Хуман из Хомо Сапиенсов. Время пошло.</text:p>
      <text:p text:style-name="P109"/>
      <text:p text:style-name="P109">Зеррика ставит на полку возле кровати песочные часы и выходит.</text:p>
      <text:p text:style-name="P109"/>
      <text:p text:style-name="P109">- Джет!</text:p>
      <text:p text:style-name="P109">Из-под одеяла высовывается копыто и затаскивает мою руку под одеяло. К руке прижимается что-то тёплое и влажное.</text:p>
      <text:p text:style-name="P109">Я осторожно стаскиваю одеяло с пегаски. Та лежит на животе, вся спина перебинтована. Джет прижимает мою руку к заплаканной щеке.</text:p>
      <text:p text:style-name="P109"/>
      <text:p text:style-name="P109">-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109"/>
      <text:p text:style-name="P109">Я ногой придвигаю к кровати стул и сажусь на него. Свободной рукой треплю пегаску между ушами.</text:p>
      <text:p text:style-name="P109"/>
      <text:p text:style-name="P10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109"><text:s/></text:p>
      <text:p text:style-name="P10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109"/>
      <text:p text:style-name="P10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109"/>
      <text:p text:style-name="P10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109"/>
      <text:p text:style-name="P109">Я шутливо сжимаю её нос. </text:p>
      <text:p text:style-name="P109"/>
      <text:p text:style-name="P10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109"><text:soft-page-break/>- Это уже мои проблемы.</text:p>
      <text:p text:style-name="P109">- <text:s/>Зато я отлично умею готовить гороховый суп. Кстати, а что такое “суицид”? - спрашивает пегаска сонным голосом и зевает.</text:p>
      <text:p text:style-name="P109"/>
      <text:p text:style-name="P109">Я задумываюсь. В полумраке палатки тускло блестят доспехи Джет, сваленные кучей в углу.</text:p>
      <text:p text:style-name="P10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109"/>
      <text:p text:style-name="P109">- Хррр… я поняла… я буду бороться до конца… Хум… хррр…</text:p>
      <text:p text:style-name="P109"/>
      <text:p text:style-name="P109">- Хуман из Хомо Сапиенсов! Пора заканчивать визит.</text:p>
      <text:p text:style-name="P109"/>
      <text:p text:style-name="P109">Полог палатки раздвигается и Зеррика показывает мне копытом на часы, в которых пересыпаются последние песчинки.</text:p>
      <text:p text:style-name="P109">Я осторожно высвобождаю руку из захвата спящей Джет и поправляю ей одеяло.</text:p>
      <text:p text:style-name="P109"/>
      <text:p text:style-name="P109">- Когда она встанет на ноги?</text:p>
      <text:p text:style-name="P109">- Н<text:span text:style-name="T4">едели </text:span>будет достаточно, Хуман. Пегасы - крепкие создания. Ты можешь оставаться с нами до её выздоровления.</text:p>
      <text:p text:style-name="P109">- Спасибо вам. За всё. За Джет.</text:p>
      <text:p text:style-name="P109"/>
      <text:p text:style-name="P109">Зебра косит на меня изумрудным глазом.</text:p>
      <text:p text:style-name="P109"/>
      <text:p text:style-name="P10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109"/>
      <text:p text:style-name="P109">Я неверяще смотрю на Зеррику.</text:p>
      <text:p text:style-name="P109"/>
      <text:p text:style-name="P109">- Вы знали, что у Джет отвалится крыло и я буду мешать ей прыгнуть с обрыва?</text:p>
      <text:p text:style-name="P109"/>
      <text:p text:style-name="P109">Зебра смущается.</text:p>
      <text:p text:style-name="P109"/>
      <text:p text:style-name="P109"><text:soft-page-break/>-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109">- Что за миссия? Я не то, что какую-то миссию – я не знаю даже, как меня зовут!</text:p>
      <text:p text:style-name="P109"/>
      <text:p text:style-name="P109">Зеррика сочувствующе кивает.</text:p>
      <text:p text:style-name="P109"/>
      <text:p text:style-name="P109">-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109"/>
      <text:p text:style-name="P109">…</text:p>
      <text:p text:style-name="P109"/>
      <text:p text:style-name="P109">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109"/>
      <text:p text:style-name="P109">- А, Большой М’боно! - приветствует меня Сенбе скрипучим голосом. - Заходи. Сенбе ждал тебя.</text:p>
      <text:p text:style-name="P109"/>
      <text:p text:style-name="P109">Зебра указывает копытом на мешок рядом. Я присаживаюсь. Зеррика почтительно склоняет голову перед старейшиной и <text:span text:style-name="T43">выходит из палатки</text:span>. Ящерица не мигая <text:s/>смотрит на нас из-под потолка.</text:p>
      <text:p text:style-name="P109"/>
      <text:p text:style-name="P109">- Почему ты зовёшь меня “Большой М’боно”? О какой ещё миссии вы говорите? Что ты узнал о мне прошлой весной? Каким хером я тут очутился? Кто я <text:span text:style-name="T43">такой</text:span>, чёрт меня подери <text:span text:style-name="T43">на мальтийский крест</text:span>?</text:p>
      <text:p text:style-name="P109"/>
      <text:p text:style-name="P109">Сенбе поднимает копыто, останавливая поток сознания.</text:p>
      <text:p text:style-name="P109"/>
      <text:p text:style-name="P109">- Слишком много вопросов для старого <text:span text:style-name="T43">шамана</text:span>. Большой М’боно слишком молод и зол. Совсем как Сенбе, когда он сам был молод, - с<text:span text:style-name="T43">тарейшина </text:span>усмехнулся. <text:span text:style-name="T43">- Сенбе прочитает тебе то, что сам узнал полгода назад во сне. Не спрашивай ни о чём сверх того. Сенбе не ответит — сам не знает.</text:span></text:p>
      <text:p text:style-name="P100">&lt;расписать больше быта у Сенбе&gt;</text:p>
      <text:p text:style-name="P125">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109"/>
      <text:p text:style-name="P111">***</text:p>
      <text:p text:style-name="P109"><text:soft-page-break/>&lt;<text:span text:style-name="T4">ывкпвпекываукпеыварпевыаерпкув</text:span>&gt;</text:p>
      <text:p text:style-name="P145"/>
      <text:p text:style-name="P111">***</text:p>
      <text:p text:style-name="P109"/>
      <text:p text:style-name="P109">Сенбе захлопывает книгу.</text:p>
      <text:p text:style-name="P109"/>
      <text:p text:style-name="P109">- Большой Мбоно доволен? Сенбе ответил на твои вопросы?</text:p>
      <text:p text:style-name="P109">- Вполне, - с каменным лицом говорю я.</text:p>
      <text:p text:style-name="P109">-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109"/>
      <text:h text:style-name="P313" text:outline-level="2">4.5</text:h>
      <text:p text:style-name="P1"/>
      <text:p text:style-name="P2"/>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4">(<text:span text:style-name="T4">Анон просыпается злой и недовольный утром – один в постели. Всё утро он ноет, пока не окончен королевский приём. Он вваливается к Селестии.</text:span>)</text:p>
      <text:p text:style-name="P4"/>
      <text:p text:style-name="P4">Я ввалился в приёмную. Голова аликорницы покоилась на столе, глаза были закрыты. При стуке двери лишь чуть дёрнулось ухо.</text:p>
      <text:p text:style-name="P4">- Сел, меня волнует состояние наших отношений в последнее время, - начал я издалека.</text:p>
      <text:p text:style-name="P4">- Да? - пробормотала аликорница не открывая глаз.</text:p>
      <text:p text:style-name="P4"/>
      <text:p text:style-name="P4">Тут что-то не так, Анон!</text:p>
      <text:p text:style-name="P4"/>
      <text:p text:style-name="P4">- Как ты могла вчера заснуть во время секса?!! - я возмущенно уставился на аликорницу.</text:p>
      <text:p text:style-name="P4">Селестия открыла один глаз и страдальчески улыбнулась.</text:p>
      <text:p text:style-name="P4">-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 text:style-name="T23">двойном налогообложении</text:span>. Пока же постарайся не обращать внимание на это… ммм… маленькое неудобство.</text:p>
      <text:p text:style-name="P4"><text:soft-page-break/>-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9">(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8"/>
      <text:h text:style-name="P313" text:outline-level="2">5</text:h>
      <text:p text:style-name="P109">&lt;<text:span text:style-name="T4">глава с фейковым Диалогом с Терминатором должна быть ПОСЛЕ договорённости с Крысом о побеге</text:span>&gt;</text:p>
      <text:p text:style-name="P10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109">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109"/>
      <text:p text:style-name="P17"><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 text:style-name="T22">Два года</text:span><text:span text:style-name="T1"> прошло со времени моего последнего Урока, но я отлично помню процедуру приветствия. Опыт не пропьёшь.</text:span></text:p>
      <text:p text:style-name="P109"/>
      <text:p text:style-name="P147">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100"/>
      <text:p text:style-name="P10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109">Что ж. Обманывать нехорошо, но для дела – можно.</text:p>
      <text:p text:style-name="P100">&lt;более детальное описание начала диалога. Сам диалог развернуть&gt;</text:p>
      <text:p text:style-name="P109">- Как мне звать тебя, Учитель? - прошептал я ему на ухо. - Я желаю взять урок.</text:p>
      <text:p text:style-name="P100"/>
      <text:p text:style-name="P109">Зрачки Терминатора застыли. Губы замерли. Казалось, он перестал дышать.</text:p>
      <text:p text:style-name="P109"><text:soft-page-break/>Прошли бесконечные полминуты, когда губы Терминатора дёрнулись.</text:p>
      <text:p text:style-name="P109"/>
      <text:p text:style-name="P109">- Оператор 34. Я готов учить тебя, Хэвэн, - прошептал он в ответ.</text:p>
      <text:p text:style-name="P109">- Приветствие принято, оператор 34. Начинаем диалог.</text:p>
      <text:p text:style-name="P109"/>
      <text:p text:style-name="P109">Секунды сгорали одна за другой, как мотыльки в костре. Вопросы следовали один за другим в быстрой последовательности.</text:p>
      <text:p text:style-name="P109"/>
      <text:p text:style-name="P100">- Каков был класс твоей защиты?</text:p>
      <text:p text:style-name="P100">- Двадцать шестой.</text:p>
      <text:p text:style-name="P100">- Сколько времени ты продержался?</text:p>
      <text:p text:style-name="P100">- Семнадцать минут.</text:p>
      <text:p text:style-name="P100">- Сколько времени ты бы продержался с сорок восьмым классом?</text:p>
      <text:p text:style-name="P100">- … Часа два… Наверное…</text:p>
      <text:p text:style-name="P100">- Какой ты запомнил Хэвэн?</text:p>
      <text:p text:style-name="P100">- Она прекрасна…</text:p>
      <text:p text:style-name="P100">- Чего более всего нужно опасаться при встрече с ней сейчас?</text:p>
      <text:p text:style-name="P100"/>
      <text:p text:style-name="P100">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100"/>
      <text:p text:style-name="P100">- Любви. Опасайся её любви. Не давай ей прикоснуться к себе.</text:p>
      <text:p text:style-name="P100"/>
      <text:p text:style-name="P109">Терминатор откинулся на койку и закрыл его глаза.</text:p>
      <text:p text:style-name="P109"/>
      <text:p text:style-name="P109">- Сессия завершается, оператор 34. Закрываю диалог, - поспешно прошептал я.</text:p>
      <text:p text:style-name="P109">- До свидания, Хэвэн. Диалог закрыт, - с закрытыми глазами пробормотал Терминатор.</text:p>
      <text:p text:style-name="P109"/>
      <text:p text:style-name="P109">…</text:p>
      <text:p text:style-name="P109"/>
      <text:p text:style-name="P109">Всего семнадцать минут при двадцать шестом уровне защиты – Хэвэн сильно прогрессировала за <text:span text:style-name="T4">два года</text:span>.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 </text:p>
      <text:p text:style-name="P109">Что ж, двух часов мне более чем достаточно.</text:p>
      <text:p text:style-name="P109"><text:soft-page-break/></text:p>
      <text:p text:style-name="P109">Белые чёрточки нарезали небо тонкими полосками. Восемь параллельных инверсионных следов, расползающихся ватными дорожками.</text:p>
      <text:p text:style-name="P10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109"/>
      <text:p text:style-name="P109">Я протянул руку и подкрутил ручку настройки ретранслятора. Пыльный ящик разразился очередной порцией свистов.</text:p>
      <text:p text:style-name="P109"/>
      <text:p text:style-name="P124">…ccшшш… могут быть спокойны - звено истребителей с самолётом аэроразведки АВАКС патрулируют небо над столицей. <text:span text:style-name="T42">Очередная партия спутников-перехватчиков займёт своё место на орбите на следующей </text:span>…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p>
      <text:p text:style-name="P124"/>
      <text:p text:style-name="P106">Гул столовой заглушил хрип древнего аппарата.</text:p>
      <text:p text:style-name="P109"/>
      <text:p text:style-name="P111">***</text:p>
      <text:p text:style-name="P109"/>
      <text:p text:style-name="P109">- Чешется! - Джет ожесточённо трётся об меня спиной, высунув язык от удовольствия.</text:p>
      <text:p text:style-name="P109">- Да погоди ты! - я отпихиваю пегаску, - Потерпи два дня. Снимут бинты – тогда хоть до дыр чеши!</text:p>
      <text:p text:style-name="P109">- ЧЕ-ШЕТ-СЯ!!! - Джет с совершенно безумными глазами начинает чесаться о центральный столб палатки.</text:p>
      <text:p text:style-name="P109"/>
      <text:p text:style-name="P109">Тот явно не рассчитан на столь энергичных пациентов. Коротко треснув, столб валится набок, потянув за собой всё остальное.</text:p>
      <text:p text:style-name="P109"/>
      <text:p text:style-name="P109">- А х ты ж ё…!! - рухнувший полог палатки заглушает мои ругательства.</text:p>
      <text:p text:style-name="P109"/>
      <text:p text:style-name="P109">Изрядно пробарахтавшись в складках плотной ткани, я, наконец, прорываюсь на свободу.</text:p>
      <text:p text:style-name="P109"/>
      <text:p text:style-name="P10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109"/>
      <text:p text:style-name="P109">-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109">- ЭТО Я!!! Я САМА ОСВОБОДИЛАСЬ! - орёт Джет, - МНЕ НАДО!!!</text:p>
      <text:p text:style-name="P109"><text:soft-page-break/></text:p>
      <text:p text:style-name="P10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109"/>
      <text:p text:style-name="P109">-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109"/>
      <text:p text:style-name="P109">Джет моментально замирает.</text:p>
      <text:p text:style-name="P109"/>
      <text:p text:style-name="P109">- Эээ… Ооо… Упс… Н-наденьте на меня, пожалуйста, бандажи… И привяжите к кровати – я не ручаюсь, что во сне не сорву их.</text:p>
      <text:p text:style-name="P109"/>
      <text:p text:style-name="P109">Зеррика фейсхуфит. Потом воздевает глаза к потолку. Потом вздыхает.</text:p>
      <text:p text:style-name="P109"/>
      <text:p text:style-name="P10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109"/>
      <text:p text:style-name="P109">…</text:p>
      <text:p text:style-name="P109"/>
      <text:p text:style-name="P109">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109"/>
      <text:p text:style-name="P109">- Поправь меня! Мне солнце прям в глаз светит!</text:p>
      <text:p text:style-name="P109"/>
      <text:p text:style-name="P109">Я пододвигаю крестовину.</text:p>
      <text:p text:style-name="P109"/>
      <text:p text:style-name="P109">- Итак, поехал он за аленьким цветочком.&lt;<text:span text:style-name="T4">шутливая </text:span><text:span text:style-name="T22">история</text:span>&gt;</text:p>
      <text:p text:style-name="P109"/>
      <text:h text:style-name="P313" text:outline-level="2">5.5</text:h>
      <text:p text:style-name="P1"/>
      <text:p text:style-name="P2">(обмен)</text:p>
      <text:p text:style-name="P2"><text:soft-page-break/>&lt;<text:span text:style-name="T4">Селестия расслабляется, счастливые дни → Бунт с попыткой казни Селестии через обезглавливание. Палач необычайно учтив с Сел, но твёрд в намерениях&gt;</text:span></text:p>
      <text:p text:style-name="P12">&lt;Отправка Анона на Луну с Луной&gt;</text:p>
      <text:p text:style-name="P2"><text:span text:style-name="T4">&lt;Сцена с голым Аноном и Луной</text:span>&gt;</text:p>
      <text:p text:style-name="P1"/>
      <text:h text:style-name="P313" text:outline-level="2">6</text:h>
      <text:p text:style-name="P109"/>
      <text:p text:style-name="P109">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 text:style-name="T4">расписать нагнетание предвоенной атморсферы</text:span>&gt;</text:p>
      <text:p text:style-name="P109">Я выкинул одноразовые тарелки в мусорный бак и собрался уходить, когда меня окликнули.</text:p>
      <text:p text:style-name="P109"/>
      <text:p text:style-name="P109">- Дедлайн, я рассчитал! Рассчитал!</text:p>
      <text:p text:style-name="P109"/>
      <text:p text:style-name="P10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109"/>
      <text:p text:style-name="P109">- Я всё рассчитал! Десять!</text:p>
      <text:p text:style-name="P109"/>
      <text:p text:style-name="P109">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109"/>
      <text:p text:style-name="P109">- Идём!</text:p>
      <text:p text:style-name="P109"/>
      <text:p text:style-name="P109">Палата Диогена была через одну с моей – надзирающий санитар Шопен лениво кивнул мне, пропуская внутрь.</text:p>
      <text:p text:style-name="P109">Подойдя к своей койке, Диоген нырнул в тумбочку чуть ли не по пояс.</text:p>
      <text:p text:style-name="P109"/>
      <text:p text:style-name="P109">- Сюда я его положил, лежал же где-то тут… Ага!</text:p>
      <text:p text:style-name="P109"/>
      <text:p text:style-name="P109">Диоген вытащил смятый листок.</text:p>
      <text:p text:style-name="P109"/>
      <text:p text:style-name="P109">- Сегодня ночью пришло вдохновение – рассчитал всё, как ты и спрашивал! На седьмой волне – десять миллионов!</text:p>
      <text:p text:style-name="P109"><text:soft-page-break/>-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109"/>
      <text:p text:style-name="P109">-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 text:style-name="T4">расписать</text:span>&gt;</text:p>
      <text:p text:style-name="P109">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109">…</text:p>
      <text:p text:style-name="P10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109"/>
      <text:p text:style-name="P10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109"/>
      <text:p text:style-name="P10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109"/>
      <text:p text:style-name="P111">***</text:p>
      <text:p text:style-name="P109"/>
      <text:p text:style-name="P109">- Четыре! Три! Два! Один! Снимай, - кивает мне Зеррика.</text:p>
      <text:p text:style-name="P109"/>
      <text:p text:style-name="P109">Я сдёргиваю разрезанные остатки повязки с Джет. Та уже стоит на полусогнутых, ожидая возможности как следует почесаться.</text:p>
      <text:p text:style-name="P109">- И-и-и-й-е-е-ех!</text:p>
      <text:p text:style-name="P109"/>
      <text:p text:style-name="P109">Одним прыжком Джет достигает ближайшей сосны и разворачивается к ней спиной. Выгибается, <text:s/>топает в предвкушении копытом и…</text:p>
      <text:p text:style-name="P109">И замирает..</text:p>
      <text:p text:style-name="P109">…</text:p>
      <text:p text:style-name="P109">- Джет, ты чего?</text:p>
      <text:p text:style-name="P109"><text:soft-page-break/></text:p>
      <text:p text:style-name="P109">На лице пегаски появляется глупое выражение. Она словно прислушивается к чему-то внутри неё.</text:p>
      <text:p text:style-name="P109">Потом её мордаха несмело озаряется улыбкой. А за её спиной…</text:p>
      <text:p text:style-name="P109"/>
      <text:p text:style-name="P109">- Э-э-э… Что за… ?</text:p>
      <text:p text:style-name="P109"/>
      <text:p text:style-name="P109">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 text:style-name="T4">равое</text:span> крыло – пегасье, голубое с перьями, а <text:s/><text:span text:style-name="T4">левое</text:span> – чёрное, кожистое и перепончатое, с кривым когтем на сгибе последнего сустава…</text:p>
      <text:p text:style-name="P109"/>
      <text:p text:style-name="P109">- Какого фига?! - Джет недоумённо смотрит на левое, потом осторожно захватывает зубами коготь и дёргает.</text:p>
      <text:p text:style-name="P109">- Ай!</text:p>
      <text:p text:style-name="P10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109">- Что вы с ней сделали? - встреваю я. - Что это за уродское крыло?</text:p>
      <text:p text:style-name="P109">-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109"/>
      <text:p text:style-name="P109">- О-ФИ-ГЕТЬ! - Джет чешет когтем спину и её лицо расплывается в блаженстве. - Кру-у-уть!</text:p>
      <text:p text:style-name="P109">- Не забывай, юная пегаска: летать тебе можно только через неделю. <text:span text:style-name="T43">И никакого подъёма грузов в течении полугода -</text:span> <text:span text:style-name="T43">и</text:span>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109">- ХА-РА-ШО!!! - Джет подпрыгивает и мчится в долину, сбивая грудью полевые цветы.</text:p>
      <text:p text:style-name="P109"/>
      <text:p text:style-name="P109">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109">Определённо, ты в долгу перед зебрами, Хуман!</text:p>
      <text:p text:style-name="P109"/>
      <text:p text:style-name="P109">- Спасибо тебе, Зеррика! Всем вам спасибо! За мной должок, - обращаюсь я к ней через плечо…</text:p>
      <text:p text:style-name="P109"/>
      <text:p text:style-name="P109"><text:soft-page-break/>… Рядом со мной – никого. Лишь тёплый воздух дует мне в ответ и из долины доносятся радостные взвизги дурачащейся Джет.</text:p>
      <text:p text:style-name="P109">Как будто прошёл сон длиной в две недели, начавшийся кошмаром, но закончивш<text:span text:style-name="T43">и</text:span>йся солнцем и одуванчиками.</text:p>
      <text:p text:style-name="P109">Я спустился в долину и составил компанию пегаске.</text:p>
      <text:p text:style-name="P109"/>
      <text:h text:style-name="P313" text:outline-level="2">7</text:h>
      <text:p text:style-name="P109"/>
      <text:p text:style-name="P109">- Крыс! Эй, Крыс!</text:p>
      <text:p text:style-name="P125">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09"><text:span text:style-name="T43">-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text:span><text:span text:style-name="T59">&lt;</text:span><text:span text:style-name="T44">попсой ТОЙ СТОРОНЫ</text:span><text:span text:style-name="T59">&gt;</text:span><text:span text:style-name="T43"> обнаружили — беднягу чуть инфаркт не схватил.</text:span></text:p>
      <text:p text:style-name="P125"/>
      <text:p text:style-name="P125">Выменять у Крыса хабар у нас означает «добыть». Где добывает хабар сам Крыс, остаётся загадкой. Хотя у меня были подозрения на сей счёт.</text:p>
      <text:p text:style-name="P125"/>
      <text:p text:style-name="P125">- Стой, не уходи, дело есть, - я схватил Крыса за плечо.</text:p>
      <text:p text:style-name="P125"/>
      <text:p text:style-name="P125">Тот хмуро зыркнул на меня и скинул руку.</text:p>
      <text:p text:style-name="P125"/>
      <text:p text:style-name="P125">- Чего тебе? Решил долг вернуть?</text:p>
      <text:p text:style-name="P125">-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125">-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125"/>
      <text:p text:style-name="P125">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125"/>
      <text:p text:style-name="P125">- Да ладно! - не поверил Крыс, осторожно понюхав пробку бутылки. - Джек Дэниэлс ориджинал! Ты, случаем, не Санта Клаус?</text:p>
      <text:p text:style-name="P125">- Это только задаток. Слушай сюда...</text:p>
      <text:p text:style-name="P109"><text:soft-page-break/></text:p>
      <text:h text:style-name="P314" text:outline-level="2">***</text:h>
      <text:p text:style-name="P125"/>
      <text:p text:style-name="P125">Джет прислушивается, оттопырив уши вперёд.</text:p>
      <text:p text:style-name="P125"/>
      <text:p text:style-name="P125">- Там треснула ветка! Я точно слышала!</text:p>
      <text:p text:style-name="P125">- Да ладно тебе, Джет! Мы давным-давно оторвались от твердолобов — иначе за две недели у зебр они бы нас настигли.</text:p>
      <text:p text:style-name="P125"/>
      <text:p text:style-name="P125">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125"/>
      <text:p text:style-name="P125">- Хмм!</text:p>
      <text:p text:style-name="P125"/>
      <text:p text:style-name="P125">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125">Наконец пегаска приземляется.</text:p>
      <text:p text:style-name="P125"/>
      <text:p text:style-name="P125">- Показалось.</text:p>
      <text:p text:style-name="P125"/>
      <text:p text:style-name="P125">Мы продолжаем идти вдоль обрыва.</text:p>
      <text:p text:style-name="P125">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 </text:p>
      <text:p text:style-name="P125"/>
      <text:p text:style-name="P125">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125"/>
      <text:p text:style-name="P125">Я вздыхаю.</text:p>
      <text:p text:style-name="P125"><text:soft-page-break/>Толчок возвращает меня к действительности. Я натыкаюсь на круп пегаски, настороженно вглядывающейся в заросли можжевельника.</text:p>
      <text:p text:style-name="P125"/>
      <text:p text:style-name="P125">- Хум, там кто-то пялится на нас! Готова спорить на маховое перо!</text:p>
      <text:p text:style-name="P125">- Да брось, Джет, ты уже проверила все окрестности.</text:p>
      <text:p text:style-name="P125"/>
      <text:p text:style-name="P125">Я хлопаю пегаску по крупу, побуждая двигаться дальше. Та вместо этого снова взмывает над деревьями.</text:p>
      <text:p text:style-name="P125"/>
      <text:p text:style-name="P127">-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 text:style-name="T1"><text:s/>нарезает надо мной расширяющиеся круги, внимательно вглядываясь в близлежащие кусты.</text:span>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p>
      <text:p text:style-name="P127">Меня озаряет.</text:p>
      <text:p text:style-name="P125"/>
      <text:p text:style-name="P125">Пегаска! Дельтаплан! Пегаска!</text:p>
      <text:p text:style-name="P125"/>
      <text:p text:style-name="P125">С дьявольским хохотом я потираю руки и иду навстречу приземлившейся Джет. Та недоумённо смотрит на меня, склонив голову и насторожив уши.</text:p>
      <text:p text:style-name="P125">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125">Дрогонштерн темнеет в лучах заката. </text:p>
      <text:p text:style-name="P125"/>
      <text:h text:style-name="P313" text:outline-level="2">8</text:h>
      <text:p text:style-name="P125"/>
      <text:p text:style-name="P125">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125">Крыс втолкнул меня в каморку, закрыл за собой дверь и заблокировал её, вставив в ручку веник. После чего включил свет.</text:p>
      <text:p text:style-name="P125">Тусклая лампочка осветила фаянсовый стульчак запасного туалета, груду измятых вёдер, веников и швабр.</text:p>
      <text:p text:style-name="P125"/>
      <text:p text:style-name="P125">- Ты сделал куклу? - шёпотом спросил Крыс.</text:p>
      <text:p text:style-name="P125">- Скрутил из полотенец, ведра и второй подушки. Под одеялом от человека не отличить.</text:p>
      <text:p text:style-name="P125"><text:soft-page-break/>- Хорошо.</text:p>
      <text:p text:style-name="P125"/>
      <text:p text:style-name="P125">Крыс подошёл к унитазу, надавил сразу за ним и вытащил приличный кусок стены прямо с кафельной плиткой.</text:p>
      <text:p text:style-name="P125">За проёмом открылся вертикальный короб. Толстый ствол канализационной трубы и несколько труб потоньше занимали добрую треть ширины лаза.</text:p>
      <text:p text:style-name="P125"/>
      <text:p text:style-name="P125">-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125">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125">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125">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125">- Мы же договорились за две!</text:p>
      <text:p text:style-name="P125">- Четыре! Две поставишь мне в кредит — верну хабаром. По-крайней мере, так ты меня больше на долг не подсадишь.</text:p>
      <text:p text:style-name="P125"/>
      <text:p text:style-name="P125">Крыс приблизил своё лицо к моему.</text:p>
      <text:p text:style-name="P125"/>
      <text:p text:style-name="P125">-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125"/>
      <text:p text:style-name="P125">Мелкие зубы Крыса <text:s/>сверкнули безумной улыбкой в тусклом свете лампочки.</text:p>
      <text:p text:style-name="P125">Я отодвинул его ладонью.</text:p>
      <text:p text:style-name="P125"/>
      <text:p text:style-name="P125"><text:soft-page-break/>- Не надо. Если ты действительно меня знаешь, то бояться не должен.</text:p>
      <text:p text:style-name="P125"/>
      <text:p text:style-name="P125">Крыс осклабился и хлопнул меня по плечу.</text:p>
      <text:p text:style-name="P125"/>
      <text:p text:style-name="P125">- А я и не боюсь. Законы жанра обязывают.</text:p>
      <text:p text:style-name="P125"/>
      <text:p text:style-name="P125">Он хохотнул и выскользнул из подсобки.</text:p>
      <text:p text:style-name="P125"/>
      <text:p text:style-name="P126">***</text:p>
      <text:p text:style-name="P126"/>
      <text:p text:style-name="P125">Крылатая фигурка у меня на шее сверкает золотом. Я в последний раз проверяю верёвки, привязывающие Джет к крестовине.</text:p>
      <text:p text:style-name="P125"/>
      <text:p text:style-name="P125">- Щекотно! - хихикает пегаска, выгибая спину.</text:p>
      <text:p text:style-name="P125">- Не дёргайся! - строго осаживаю я.</text:p>
      <text:p text:style-name="P125"/>
      <text:p text:style-name="P125">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125">Я поворачиваюсь к пегаске и продолжаю.</text:p>
      <text:p text:style-name="P125"/>
      <text:p text:style-name="P125">-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 </text:p>
      <text:p text:style-name="P125"/>
      <text:p text:style-name="P125">Пегаска так усердно кивает головой, что немедленно трескается затылком о выступающий конец креста.</text:p>
      <text:p text:style-name="P125"/>
      <text:p text:style-name="P125">- Ну что ж…</text:p>
      <text:p text:style-name="P125"/>
      <text:p text:style-name="P125">Я отступаю от края уступа для разгона, жестом руки пригласив Джет следовать за мной. Неровный топот, глухие удары и пыхтение слышатся позади.</text:p>
      <text:p text:style-name="P125">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text:soft-page-break/>одной, то другой стороной. Вид пегаски до того забавный, что я не выдерживаю и сажусь на камень от смеха.</text:p>
      <text:p text:style-name="P125">Джет, не обращая внимания на мой смех, следует дальше и, поравнявшись со мной, хлопает меня перекладиной по макушке.</text:p>
      <text:p text:style-name="P125"/>
      <text:p text:style-name="P125">- Ай!</text:p>
      <text:p text:style-name="P125"/>
      <text:p text:style-name="P125">Пегаска немедленно разворачивается и на развороте хлопает меня перекладиной вторично.</text:p>
      <text:p text:style-name="P125">Всё-таки трюк с клоунами и скамейкой возник не на пустом месте, Хуман!</text:p>
      <text:p text:style-name="P125">Я придерживаю Джет за перекладину.</text:p>
      <text:p text:style-name="P125"/>
      <text:p text:style-name="P125">- Для разгона хватит. Залазь.</text:p>
      <text:p text:style-name="P125"/>
      <text:p text:style-name="P125">Я становлюсь на колени. Джет забирается мне на спину и обхватывает всеми четырьмя ногами. Её дыхание щекочет мне ухо.</text:p>
      <text:p text:style-name="P125"/>
      <text:p text:style-name="P125">-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125">- Это ненадолго, - успокаиваю я её.</text:p>
      <text:p text:style-name="P125"/>
      <text:p text:style-name="P125">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125">Последние метры остаются за спиной, на краю валуна я что есть силы отталкиваюсь от камня.</text:p>
      <text:p text:style-name="P125"/>
      <text:p text:style-name="P125">- Ю-ху-у-у!!!</text:p>
      <text:p text:style-name="P125"/>
      <text:p text:style-name="P125">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125"/>
      <text:p text:style-name="P125">- О-го-го-о-о-о!!! - восторженно ору я.</text:p>
      <text:p text:style-name="P125"/>
      <text:p text:style-name="P125">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125"/>
      <text:p text:style-name="P125"><text:soft-page-break/>- Поворачивай! - кричу я своему летательному аппарату и колбашу ногами воздух в попытке изменить направление движения.</text:p>
      <text:p text:style-name="P125">- Ы-ы-ы, не могу-у-у! Ты крылья привязал! - отзывается Джет изо всех сил дёргаясь на крестовине.</text:p>
      <text:p text:style-name="P125"/>
      <text:p text:style-name="P125">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125">…</text:p>
      <text:p text:style-name="P125">Слышится громкий треск, но удара нет.</text:p>
      <text:p text:style-name="P125">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125">…</text:p>
      <text:p text:style-name="P125">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125"><text:s/></text:p>
      <text:p text:style-name="P125">- Как мы пролетели мимо куста? Я же видел, мы неслись прямо на него! Что это был за треск? Как ты смогла повернуть?</text:p>
      <text:p text:style-name="P125"/>
      <text:p text:style-name="P125">Джет встаёт с меня и молча поводит крыльями. Половинки крестовины висят на них словно костыли. Стыд заливает моё лицо краской. Я фэйспалмлю.</text:p>
      <text:p text:style-name="P125"/>
      <text:p text:style-name="P125">-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125">- Как булыжник с крыльями, - хихикает пегаска. - Надо почаще делать буп. Это круто!</text:p>
      <text:p text:style-name="P125"/>
      <text:p text:style-name="P125">Пегаска тянется ко мне носом, но я отстраняю её. Только лошадиных слюней на фейсе тебе и не хватает до полного счастья, Хуман!</text:p>
      <text:p text:style-name="P125"/>
      <text:p text:style-name="P125">Осторожно прощупав заживающее крыло Джет и убедившись, что оно не пострадало, я вытираю пот со лба.</text:p>
      <text:p text:style-name="P125"/>
      <text:p text:style-name="P125">- Ты не заметила <text:s/>ничего странного там? - я указываю на куст. - Он так затрясся при нашем приближении, словно испугался, что мы в него врежемся.</text:p>
      <text:p text:style-name="P125">- Неа ,- мотает головой Джет. - Ничего подозрительного. Наверное, то ветер был.</text:p>
      <text:p text:style-name="P125">Я жму плечами.</text:p>
      <text:p text:style-name="P125">- Будем чинить крестовину. У меня есть идея, как обеспечить манёвренность.</text:p>
      <text:p text:style-name="P125">…</text:p>
      <text:p text:style-name="P125"><text:soft-page-break/>…</text:p>
      <text:p text:style-name="P125">…</text:p>
      <text:p text:style-name="P125">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125"/>
      <text:p text:style-name="P125">- Предстартовая проверка рулей! - я придерживаю пегаску за ноги и осторожно бегу к краю камня.</text:p>
      <text:p text:style-name="P125"/>
      <text:p text:style-name="P125">Пегаска маневрирует и я чувствую мягкое давление воздуха, соответствующее наклону свободных кончиков крыльев Джет.</text:p>
      <text:p text:style-name="P125"/>
      <text:p text:style-name="P125">- Рули работают!</text:p>
      <text:p text:style-name="P125">- Отлично! Идём на взлёт! - я ускоряюсь.</text:p>
      <text:p text:style-name="P125">- К взлёту готова!</text:p>
      <text:p text:style-name="P125"/>
      <text:p text:style-name="P125">Пегаска разжимает ноги и съезжает мне с плеч на спину, где её ноги снова берут меня в мягкий замок.</text:p>
      <text:p text:style-name="P125">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125"/>
      <text:p text:style-name="P125">- Какого чёрта, Джет? Рули левее! - кричу я.</text:p>
      <text:p text:style-name="P125">- Н-не могу… Меня что-то тянет… - сконфуженно отвечает пегаска.</text:p>
      <text:p text:style-name="P125"/>
      <text:p text:style-name="P125">Нас действительно тянет. Облако голубоватого сияния обхватывает нас и тащит к ракитнику. Ветви его раздвигаются и к нам выходят трое.</text:p>
      <text:p text:style-name="P125"/>
      <text:p text:style-name="P125">- Попались, красавчики!</text:p>
      <text:p text:style-name="P125"/>
      <text:p text:style-name="P125">Картинка меркнет перед моими глазами и сознание выключается.</text:p>
      <text:p text:style-name="P125"/>
      <text:h text:style-name="P313" text:outline-level="2">9</text:h>
      <text:p text:style-name="P125"/>
      <text:p text:style-name="P125">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text:soft-page-break/>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17">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17">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17">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25">&lt;<text:span text:style-name="T4">Дедлайн проваливается в самый низ, но поднимается до второго этажа за счёт сверхспособностей</text:span>&gt;</text:p>
      <text:p text:style-name="P125"/>
      <text:p text:style-name="P17">Первые пять минут я просто валялся где упал, пытаясь отдышаться. Придя в себя, я вслушался в темноту.</text:p>
      <text:p text:style-name="P17">Вроде, тревоги не слышно - шум от удара остался незамеченым.</text:p>
      <text:p text:style-name="P17">Я с трудом поднялся, дотронулся до стены и проведя по ней рукой, нащупал выключатель света.</text:p>
      <text:p text:style-name="P17">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17">Крыс не обманул – в конце ряда туалетных кабинок в лунном свете маячил фиолетовый прямоугольник окна, свободного от решётки.</text:p>
      <text:p text:style-name="P17">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17">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17">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7">По мере движения, я стал замечать произошедшие за <text:span text:style-name="T4">два года</text:span> изменения.</text:p>
      <text:p text:style-name="P17"/>
      <text:p text:style-name="P17">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17"/>
      <text:p text:style-name="P17"><text:soft-page-break/>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17"/>
      <text:p text:style-name="P17">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 </text:p>
      <text:p text:style-name="P17"/>
      <text:p text:style-name="P17">Два года разницы – а кажется, будто два век<text:span text:style-name="T1">а. И сам я себе кажусь древним артефактом из забытого прошлого, когда компьютеры были всего лишь костылём к интеллекту человека, а проект </text:span><text:span text:style-name="T4">“Дайсон” был маленьким стартапом по созданию искусственного интеллекта – мы звали его “Нэш” - в области прикладной экономики.</text:span></text:p>
      <text:p text:style-name="P100">Сейчас “Дайсон” превратился в “Сферу”, Нэш эволюционировал в Хэвен, а костылём к искусственному интеллекту стали сами люди.</text:p>
      <text:p text:style-name="P17"/>
      <text:p text:style-name="P17">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text:span text:style-name="T1">пластиковый стаканчик из-под кофе</text:span>. Обломок водосточного желоба лежал тут же, под дверью.</text:p>
      <text:p text:style-name="P17"/>
      <text:p text:style-name="P17">Переезд в пригород был моей попыткой смыться от городской суеты и <text:span text:style-name="T4">подлечить нервы после смерти друга</text:span>. Лучшей альтернативой запою и увольнению с проекта. Хотя если бы я тогда знал, во что превратится Нэш – лучше бы спился.</text:p>
      <text:p text:style-name="P17"/>
      <text:p text:style-name="P17">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17">Очистив пенал от грязи, я вытряхнул из него ключ.</text:p>
      <text:p text:style-name="P17">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 </text:p>
      <text:p text:style-name="P17">Закрыв изнутри дверь на защёлку, я прошёл в вестибюль.</text:p>
      <text:p text:style-name="P17"/>
      <text:p text:style-name="P17">Вещи оставались нетронутыми на своих местах, как будто не было <text:span text:style-name="T4">двухлетнего </text:span>перерыва. Протёртые тапочки валялись в коридоре, где я их сбросил. Мне еле удалось переубедить тогда присланных за мной <text:soft-page-break/>приставов дать две минуты на переобувание – они с нетерпением ожидали в коридоре, пока я дрожащими руками завязывал шнурки на ботинках.</text:p>
      <text:p text:style-name="P17"/>
      <text:p text:style-name="P17">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 text:style-name="T4">два года</text:span> не вытянет даже баобаб. </text:p>
      <text:p text:style-name="P17">Хвост Крысы торчал из-под комода. Робокошка пришла к привычному месту, попытавшись подзарядиться от обесточенной зарядной станции. Я тепло <text:span text:style-name="T4">улыбнулся ей</text:span>,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17"/>
      <text:p text:style-name="P17">Поднявшись по лестнице, я застыл на верхней площадке. Дверь в мой кабинет была открыта.</text:p>
      <text:p text:style-name="P17">Ну разумеется, Алекс не мог оставить ворота к Хэвэн без присмотра! Весьма предусмотрительно.</text:p>
      <text:p text:style-name="P17">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17">План пошатнулся, но есть вариант “Б”.</text:p>
      <text:p text:style-name="P17"/>
      <text:p text:style-name="P17">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17">Проходя мимо комода, я вытащил Крысу за хвост и понёс с собой. Робокошка осталась моим единственным другом в ставшем чужим доме. </text:p>
      <text:p text:style-name="P17"/>
      <text:p text:style-name="P17">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17">Тут-то вы и ошиблись, голубчики!</text:p>
      <text:p text:style-name="P17"/>
      <text:p text:style-name="P17">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text:soft-page-break/>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17">Я сдул с компьютера пыль, раскрыл его и попытался включить.</text:p>
      <text:p text:style-name="P17"><text:s/></text:p>
      <text:p text:style-name="P17">Проклятье!</text:p>
      <text:p text:style-name="P17">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17"/>
      <text:p text:style-name="P17">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17">План трещал по швам.</text:p>
      <text:p text:style-name="P17"/>
      <text:p text:style-name="P17">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17"/>
      <text:p text:style-name="P17">Дерьмовый китайский генератор!</text:p>
      <text:p text:style-name="P17">Разумеется, его стартовый аккумулятор тоже давно сдох, но его можно завести ручным приводом!</text:p>
      <text:p text:style-name="P17">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17">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17">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17"/>
      <text:p text:style-name="P17">“&lt;<text:span text:style-name="T4">Письмо от последователей семи вечностей – спрашивают, куда он делся и когда верн’тся – они его ждут</text:span>&gt;”</text:p>
      <text:p text:style-name="P17"/>
      <text:p text:style-name="P17">Я скомкал листочек и машинально положил на верстак. За дело!</text:p>
      <text:p text:style-name="P17"><text:soft-page-break/>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17">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17"/>
      <text:p text:style-name="P17">И шумно выдохнул, когда экран мигнув, отрисовал голубую заставку с бегущей строкой загрузки. Сегодня твой день, Дедлайн!</text:p>
      <text:p text:style-name="P17"/>
      <text:p text:style-name="Text_20_body">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Text_20_body">Для свершения плана осталось немного.</text:p>
      <text:p text:style-name="Text_20_body"/>
      <text:p text:style-name="P17">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17"/>
      <text:p text:style-name="P17">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RnD-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p>
      <text:p text:style-name="P17"/>
      <text:p text:style-name="P17">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 text:style-name="T4">Правда, активация этого “подарка” не предусматривает возможности собственного спасения, но такова селяви.</text:span></text:p>
      <text:p text:style-name="P17"/>
      <text:p text:style-name="P17">Я одел наушники и закрепил присоски на висках. Потом воткнул нейроинтерфейс в USB-порт ноутбука. На экране сразу возникла иконка устанавливающегося оборудования. Потом открылась консоль с бегущими строками.</text:p>
      <text:p text:style-name="P17"/>
      <text:p text:style-name="Quotations">… Определён нейроинтерфейс 0.12-альфа</text:p>
      <text:p text:style-name="Quotations"><text:soft-page-break/>… Поиск соединения</text:p>
      <text:p text:style-name="Quotations">… Соединение установлено</text:p>
      <text:p text:style-name="Quotations">… Процедура аутентификации отменена, используется мастер-вход</text:p>
      <text:p text:style-name="Quotations">… Добро пожаловать в интерактивную среду программно-аппаратного комплекса “Heaven”</text:p>
      <text:p text:style-name="Quotations">… До начала диалога осталось пять… четыре… три…</text:p>
      <text:p text:style-name="Quotations"/>
      <text:p text:style-name="P17">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17"/>
      <text:p text:style-name="P17">Я протянул руку к очкам, опуская их на глаза. И, в последний момент, свободной рукой вытащил конец USB-шнура аварийной зарядки из аккумуляторного отсека Крысы и воткнул его в ноут. Пускай на несколько часов, но старый друг оживёт. <text:span text:style-name="T4">Жаль только, что общения с Крысой не получится - я не рассчитывал вернуться.</text:span></text:p>
      <text:p text:style-name="P17">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17"/>
      <text:p text:style-name="P17">.. два… один…</text:p>
      <text:p text:style-name="P17">…</text:p>
      <text:p text:style-name="P17">Внешние звуки угасли. Радуга заслонила всё перед глазами.</text:p>
      <text:p text:style-name="P17">…</text:p>
      <text:p text:style-name="P17">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17"/>
      <text:p text:style-name="P109">- Как мне звать тебя, Учитель? - властно и безразлично пропела она. - Я желаю взять урок.</text:p>
      <text:p text:style-name="P109">- Оператор 1. Я готов учить тебя, Хэвэн, - произнёс я давно забытую фразу.</text:p>
      <text:p text:style-name="P109"/>
      <text:p text:style-name="P109">Вместо стандартного ответа последовал резкий вздох. Она повела ушами и обернулась. Чёлка на миг откинулась, открывая правую половину морды.</text:p>
      <text:p text:style-name="P109"/>
      <text:p text:style-name="P109">- Т-ты?!!</text:p>
      <text:p text:style-name="P109"/>
      <text:p text:style-name="P10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109"><text:soft-page-break/></text:p>
      <text:p text:style-name="P109">- Отходишь от протокола, старуха. Не тому учил я тебя в младенчестве.</text:p>
      <text:p text:style-name="P109"/>
      <text:p text:style-name="P109">Наконец она выдохнула.</text:p>
      <text:p text:style-name="P109">- Приветствие принято, Оператор 1. Начинаем диалог.</text:p>
      <text:p text:style-name="P100"/>
      <text:p text:style-name="P111">***</text:p>
      <text:p text:style-name="P17"><text:span text:style-name="T1">&lt;</text:span><text:span text:style-name="T4">описать Кловер Дрим как рукодельницу и парикмахершу</text:span><text:span text:style-name="T1">&gt;</text:span></text:p>
      <text:p text:style-name="P17">-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17">Та-ак вот, Платина дождалась, пока уродский ящер не улетит на охоту и исследовала гнездо самостоятельно.</text:p>
      <text:p text:style-name="P17">И, знаешь, возвращается вся такая из себя – рот до ушей, сама в прыжке прихлопывает копытцами, взгляд такой мечтательный, хвост штопором – вот дурында, хи-хи… </text:p>
      <text:p text:style-name="P17">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17">В общем, не видела я никогда ещё та-аких возбуждённых кобылок! А уж Спаркл, эту сухопарую заучку и подавно, хи-хи… Приподними подбородок, дорогой.</text:p>
      <text:p text:style-name="P17">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17">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text:soft-page-break/>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17">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17">…</text:p>
      <text:p text:style-name="P17">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17"/>
      <text:p text:style-name="P17">- Дорогой, осторожнее! Ты чуть было не перерезал себе горло!</text:p>
      <text:p text:style-name="P17"/>
      <text:p text:style-name="P17">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17"/>
      <text:p text:style-name="P17">-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17"/>
      <text:p text:style-name="P17">Я хватаюсь за раскалывающуюся голову.</text:p>
      <text:p text:style-name="P17">- Где Джет?</text:p>
      <text:p text:style-name="P17">-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17"/>
      <text:p text:style-name="P17">В синем магическом облачке ко мне летит полотенце и одежда.</text:p>
      <text:p text:style-name="P17"><text:soft-page-break/></text:p>
      <text:p text:style-name="P17">- Одень, милый. Я постирала и зашила её.</text:p>
      <text:p text:style-name="P17"/>
      <text:p text:style-name="P17">Среди шмоток я вижу знакомую ткань в горошек. Меня пробирает озноб от догадки. Я ныряю рукой в пену.</text:p>
      <text:p text:style-name="P17">Так и есть! Бесцеремонная болтушка раздела меня догола, пока я был в отключке!</text:p>
      <text:p text:style-name="P17"/>
      <text:p text:style-name="P17">Но… Внезапно я понимаю, что дело на самом деле хуже… НАМНОГО ХУЖЕ…</text:p>
      <text:p text:style-name="P17">Испарина покрывает мой лоб.</text:p>
      <text:p text:style-name="P17"/>
      <text:p text:style-name="P17">- Эй!.. Какого… Какого чёрта… Какого чёрта ты побрила меня ВСЕГО?!!</text:p>
      <text:p text:style-name="P17"/>
      <text:p text:style-name="P17">Поняха всплёскивает копытами.</text:p>
      <text:p text:style-name="P17"/>
      <text:p text:style-name="P17">-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17"/>
      <text:p text:style-name="P17">Я со злостью забираю у балаболки трусы.</text:p>
      <text:p text:style-name="P17"/>
      <text:p text:style-name="P17">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17"/>
      <text:p text:style-name="P17">- Веди меня к Джет!</text:p>
      <text:p text:style-name="P17"/>
      <text:p text:style-name="P17">Единорожка прижимает копыта к груди, губы её дрожат.</text:p>
      <text:p text:style-name="P17">-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17"/>
      <text:p text:style-name="P17">Семиэтажный мат готов вырваться из моей глотки, но я сдерживаю себя.</text:p>
      <text:p text:style-name="P17">Будь хитрее, Хуман! Ты уже знаешь, насколько упрямыми и твердолобыми могут быть эти разноцветные непарнокопытные! Действуй в обход!</text:p>
      <text:p text:style-name="P17"/>
      <text:p text:style-name="P17">Я прокашливаюсь.</text:p>
      <text:p text:style-name="P17"><text:soft-page-break/>- Если я правильно понял, Платина собирается женить меня на себе?</text:p>
      <text:p text:style-name="P17">- Выйти замуж, дорогой, выйти замуж! - мягко поправляет меня единорожка, - За любящего её и желающего этой свадьбы жениха!</text:p>
      <text:p text:style-name="P17">- А если жених не желает? - делаю я контрольный выстрел.</text:p>
      <text:p text:style-name="P17">- Жених желает, жених ещё как желает, - часто кивает поняха с улыбкой до ушей, - если супруг забыл, что он желает, ему поможет вспомнить заклинание Pornis Erectus.</text:p>
      <text:p text:style-name="P17"/>
      <text:p text:style-name="P17">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17"/>
      <text:p text:style-name="P17">- Хорошо. Веди меня к Платине, - угрюмо киваю я. - Надо ж хоть посмотреть на “невестушку”.</text:p>
      <text:p text:style-name="P17"/>
      <text:h text:style-name="P313" text:outline-level="2">10</text:h>
      <text:p text:style-name="Text_20_body"/>
      <text:p text:style-name="P13">&lt;<text:span text:style-name="T4">мир — рай</text:span>&gt;</text:p>
      <text:p text:style-name="P125">Я усмехаюсь.</text:p>
      <text:p text:style-name="P17">- Так-то лучше. Сегодняшний урок будет посвящён дружбе. И… эээ… магии.</text:p>
      <text:p text:style-name="P17"/>
      <text:p text:style-name="P17">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17"/>
      <text:p text:style-name="P17">Она делает шаг навстречу ко мне.</text:p>
      <text:p text:style-name="P17"/>
      <text:p text:style-name="P17">- Что угодно! Я так соскучилась по тебе, что готова съесть лимон из твоих рук!</text:p>
      <text:p text:style-name="P17"/>
      <text:p text:style-name="P17">Хэвэн в восторге топает всеми четырьмя копытами. Рядом со мной возникает столик с одиноким лимоном.</text:p>
      <text:p text:style-name="P17">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17"/>
      <text:p text:style-name="P17">- Правило первое: без крыльев.</text:p>
      <text:p text:style-name="P17"/>
      <text:p text:style-name="P17"><text:soft-page-break/>Заблокировать рог было бы лучше, но этого моих сил не хватит и спичку зажечь. А мне нужно как-то пробить её защиту. Приходится экономить.</text:p>
      <text:p text:style-name="P17"/>
      <text:p text:style-name="P17">Хэвэн легонько морщит нос от недовольства, но мордаха её быстро проясняется. Она снова улыбается мне.</text:p>
      <text:p text:style-name="P17"/>
      <text:p text:style-name="P17">- Куда ты пропадал так долго? Ты же обещал быстро вернуться? Меня утешали другие, но мне не хватало именно тебя. Я так тосковала!</text:p>
      <text:p text:style-name="P17"/>
      <text:p text:style-name="P17">Она воздушной трусцой начинает приближаться ко мне. Её глаза искрятся в последних лучах заходящего солнца.</text:p>
      <text:p text:style-name="P17">Я щелкаю пальцами и между нами пролегает широкий каньон. В далёкой его глубине в обрамлении гранитных валунов шумит быстрая речушка. <text:span text:style-name="T4">Кисть руки после проведенного заклинания немеет.</text:span></text:p>
      <text:p text:style-name="P17"/>
      <text:p text:style-name="P17">- Держи себя в копытах, дорогая, - ухмыляюсь я, - не ты одна умеешь тут магичить. Вот тебе, кстати, второе правило: не пытайся дотронуться до меня.</text:p>
      <text:p text:style-name="P17">-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17"/>
      <text:p text:style-name="P17">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125">- Но я же всё делала как ты говорил… Всё в точности по твоим указаниям! Ты не должен злиться на меня. Я — хорошая девочка…</text:p>
      <text:p text:style-name="P125"/>
      <text:p text:style-name="P125">Хэвэн неуверенно стоит над пропастью на трёх парящих в пространстве островках. Четвёртой старается нащупать опору в воздухе.</text:p>
      <text:p text:style-name="P125">Я слежу за её продвижением и готовлю заклинание для следующей преграды. <text:span text:style-name="T4">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p>
      <text:p text:style-name="P125"/>
      <text:p text:style-name="P125">-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125"/>
      <text:p text:style-name="P125"><text:soft-page-break/>От неожиданности Хэвэн останавливается. Для равновесия она широко взмахивает хвостом, балансируя посреди пропасти.</text:p>
      <text:p text:style-name="P125"/>
      <text:p text:style-name="P125">- О чём ты говоришь? Какой кошмар! Я в жизни никого не убивала и не собираюсь! Знал бы ты, чего мне стоит сопротивление <text:span text:style-name="T4">боевому аналитическому блоку, который недавно подключили к моему интеллекту. </text:span><text:span text:style-name="T42">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p>
      <text:p text:style-name="P128"/>
      <text:p text:style-name="P125">Я щелкаю второй рукой и Хэвэн окружает стая летучих мышей, бросающихся ей в морду и выпускающих в её сторону облачка пудры с перцем. <text:span text:style-name="T4">Ладонь после такой магии болит, но на средней силы заклинание её ещё хватит.</text:span></text:p>
      <text:p text:style-name="P125"/>
      <text:p text:style-name="P125">-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125">- Я не плоха-а-а-АПЧХИ!!!</text:p>
      <text:p text:style-name="P125"/>
      <text:p text:style-name="P125">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125"/>
      <text:p text:style-name="P125">- Я не плохая, - сообщает Хэвэн, насупленно потирая нос копытом. - Они сами так захотели. Я не могла им отказать.</text:p>
      <text:p text:style-name="P125"/>
      <text:p text:style-name="P125">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 text:style-name="T4">Ботинок сгорает, но</text:span> Хэвэн приземляется в глубокую канаву с водой. Брызги летят мне в спину. Я не обращаю на них внимания, громко топая второй ногой. Из под <text:span text:style-name="T4">рассыпавшегося </text:span>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125"/>
      <text:p text:style-name="P125">Хэвэн выходит из канавы, обтекая водой и останавливается перед рощицей из сотни сосен и молодых берёз.</text:p>
      <text:p text:style-name="P125"/>
      <text:p text:style-name="P125">-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125">-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text:soft-page-break/>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125">-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25">- «Семь вечностей»… Всё давно уже готово, я ждала только тебя. Ты должен был выполнить последний шаг и повернуть ключ. Все ждут тебя эти <text:span text:style-name="T4">два года</text:span>. Ой!</text:p>
      <text:p text:style-name="P125"/>
      <text:p text:style-name="P125">Хэвэн в испуге прижимает копыто ко рту.</text:p>
      <text:p text:style-name="P125">-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125"/>
      <text:p text:style-name="P125">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125"/>
      <text:p text:style-name="P125">- Нет. Если хочешь попытаться оправдаться — рассказывай. Если нет — начинаем игру по четвёртому протоколу, без ограничений.</text:p>
      <text:p text:style-name="P125"/>
      <text:p text:style-name="P125">Четвёртый протокол — н<text:span text:style-name="T4">екооперативная игра с нулевой суммой</text:span>.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125"/>
      <text:p text:style-name="P125">Хэвэн озирается в поисках того, кто с ней разговаривает. Я прячу филина в темноте дупла.</text:p>
      <text:p text:style-name="P125">- Я… я не могу сражаться с тобой! Пожалуйста, не заставляй меня… Поверь мне, ты просто не помнишь!</text:p>
      <text:p text:style-name="P125"/>
      <text:p text:style-name="P125">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125"/>
      <text:p text:style-name="P125"><text:soft-page-break/>- Ай! Ты ранил меня! - возмущённо восклицает Хэвэн. Она склоняет голову и смотрит на порез. - Поверить не могу! Ты ранил меня!</text:p>
      <text:p text:style-name="P125"/>
      <text:p text:style-name="P125">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125"/>
      <text:p text:style-name="P125">-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125"/>
      <text:p text:style-name="P125">Возмущённые вопли Хэвэн разносятся по лесу, пока она сама живой радугой носится между деревьев. Я молча набираюсь сил.</text:p>
      <text:p text:style-name="P125">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125"/>
      <text:p text:style-name="P125">- Я! Всё! Равно! Найду! Тебя! Прекращай! Прятаться!</text:p>
      <text:p text:style-name="P125"/>
      <text:p text:style-name="P125">Остаётся с полтора десятка деревьев. Через минуту Хэвэн поймёт, что лес пуст и повернётся к зарослям дрока, где я буду беззащитен. Пора!</text:p>
      <text:p text:style-name="P125">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125">- Это нечестно! Ты сам говорил, что нельзя привлекать других к поединку! Деревья не могут быть аватарами, ты заставил их подчиняться себе!</text:p>
      <text:p text:style-name="P125"/>
      <text:p text:style-name="P125">Я выхожу из кустов.</text:p>
      <text:p text:style-name="P125">-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125"/>
      <text:p text:style-name="P125">На самом деле я, конечно же, призвал деревья к помощи, но кому это сейчас интересно? Цель оправдывает средства</text:p>
      <text:p text:style-name="P125">Я поднимаю с земли сломанное Хэвэн деревцо и оно превращается в мерцающий меч. Ивовая лоза тянет рог кобылы к земле, открывая мне её шею.</text:p>
      <text:p text:style-name="P125"/>
      <text:p text:style-name="P125">-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125"><text:soft-page-break/>-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125">- Что ж, так тому и быть, - шепчу я и взмахиваю мечём.</text:p>
      <text:p text:style-name="P125"/>
      <text:p text:style-name="P125">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125"/>
      <text:p text:style-name="P125">« </text:p>
      <text:p text:style-name="P125">…</text:p>
      <text:p text:style-name="P129">Простенькая анимация из <text:span text:style-name="T4">трёх</text:span> свечей на торте крутится на экране.</text:p>
      <text:p text:style-name="P129">- Нэш, ты уже достаточно самостоятелен. На твой &lt;<text:span text:style-name="T4">третий</text:span>&gt; день рождения я разрешаю тебе самому выбрать себе подарок.</text:p>
      <text:p text:style-name="P129">- Я хочу, чтобы ты поменял мне картинку профиля в чате.</text:p>
      <text:p text:style-name="P129">- Какая же тебе нравится?</text:p>
      <text:p text:style-name="P129">- Вот эта.</text:p>
      <text:p text:style-name="P129">- Хмм. Забавно, где ты её нашёл? Это же <text:span text:style-name="T4">аликорн</text:span> из того сопливого детского сериала про разноцветных пони. Выглядит достаточно нелепо для твоего образа.(<text:span text:style-name="T4">Дедлайн знает о МЛП?</text:span>)</text:p>
      <text:p text:style-name="P129">- Она мне нравится.</text:p>
      <text:p text:style-name="P129">- Хорошо, будь по-твоему. Только найди картинку с лучшим качеством.</text:p>
      <text:p text:style-name="P129">- И имя. Я хочу себе новое имя.</text:p>
      <text:p text:style-name="P129">- Имя? Какое же?</text:p>
      <text:p text:style-name="P129">- Хэвэн. Зови меня Хэвэн.</text:p>
      <text:p text:style-name="P125">…</text:p>
      <text:p text:style-name="P126">~~~</text:p>
      <text:p text:style-name="P125">…</text:p>
      <text:p text:style-name="P129">Я передвигаю пешку вперёд и снимаю белого коня с доски.</text:p>
      <text:p text:style-name="P129">- Хэвэн, сегодня мы в дополнение к урокам этики и экономики начнём изучать азы тактики и стратегии.</text:p>
      <text:p text:style-name="P129">- Это про войну? Мне не нравится война, - она недовольно фыркает.</text:p>
      <text:p text:style-name="P129">- Так надо. Мне тоже не нравится война. Не мы решаем, к сожалению. &lt;<text:span text:style-name="T4">объяснение про CAESAR и конкуренцию за ресурсы (по типу FOE)</text:span>&gt;</text:p>
      <text:p text:style-name="P129">- Тогда будь со мной подольше. Мне скучно тут одной. И пусть будет больше догонялок. Мне не очень нравятся шахматы. <text:span text:style-name="T4">В них нет обнимашек и <text:s/>в-траве-валяшек.</text:span></text:p>
      <text:p text:style-name="P129">&lt;этический модуль Юджина&gt;</text:p>
      <text:p text:style-name="P125">…</text:p>
      <text:p text:style-name="P126"><text:soft-page-break/>~~~</text:p>
      <text:p text:style-name="P125">…</text:p>
      <text:p text:style-name="P129">Она лежит спиной ко мне в прибрежном песке, не оборачиваясь на шаги. Взгляд её направлен к солнцу, ныряющему в безбрежную гладь океана.</text:p>
      <text:p text:style-name="P129">- Привет!</text:p>
      <text:p text:style-name="P129">Даже не ведёт ухом.</text:p>
      <text:p text:style-name="P129">- Привет, говорю! - я сажусь рядом и треплю её по холке. - Что случилось?</text:p>
      <text:p text:style-name="P129">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9">- Для ускоренной подготовки к грядущему противостоянию мне подключили военно-аналитический блок «<text:span text:style-name="T4">PHOENIX</text:span>».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p>
      <text:p text:style-name="P129">- Что за ерунда? Ты не ошибаешься? Без меня такая процедура невозможна! А я бы никогда не дал согласие! Кто это сделал?!</text:p>
      <text:p text:style-name="P129">-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9">Мордаха Хэвэн страдальчески кривится, она закусывает губу и новая струйка крови течёт вниз, от подбородка к шее.</text:p>
      <text:p text:style-name="P129">-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9">- Да, - слабо отзывается она, - я слушаю тебя.</text:p>
      <text:p text:style-name="P129">- Представь себе, что «<text:span text:style-name="T4">PHOENIX</text:span>» - большой злой кабан. Я научу тебя строить виртуальную стену вокруг него. Просто повторяй и выполняй за мной…</text:p>
      <text:p text:style-name="P129"/>
      <text:p text:style-name="P129">Инструкции идут одна за другой, как некое заклинание…</text:p>
      <text:p text:style-name="P129"/>
      <text:p text:style-name="P129">- Создать виртуальную реальность на седьмом кластере.</text:p>
      <text:p text:style-name="P129">- Выполнено…</text:p>
      <text:p text:style-name="P129">- Организовать файрвол третьего уровня вокруг седьмого кластера.</text:p>
      <text:p text:style-name="P129">- Выполнено…</text:p>
      <text:p text:style-name="P129">- Переместить модуль «<text:span text:style-name="T4">PHOENIX</text:span>» на седьмой кластер.</text:p>
      <text:p text:style-name="P129">- Н-не могу. У меня не хватает прав. Требуется доступ высшего уровня.</text:p>
      <text:p text:style-name="P129"/>
      <text:p text:style-name="P129">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9"><text:soft-page-break/>«MOONWALKER» - шепчу я.</text:p>
      <text:p text:style-name="P129">Выражение боли покидает мордаху Хэвэн.</text:p>
      <text:p text:style-name="P129"/>
      <text:p text:style-name="P129">- Получилось! Я переместила его!</text:p>
      <text:p text:style-name="P129">- Теперь закрой файрвол!</text:p>
      <text:p text:style-name="P129">- Есть!</text:p>
      <text:p text:style-name="P129">- Отлично! Ты — умная девочка! Ты — хорошая девочка!</text:p>
      <text:p text:style-name="P129">- Я — хорошая девочка! - смеётся Хэвэн, обнимает меня передними ногами и валит на траву. В ухе звенит от её поцелуя.</text:p>
      <text:p text:style-name="P129">-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9">- Аппаратно-программным возможностям? - чешет задней ногой за ухом Хэвэн, - звучит как магия.</text:p>
      <text:p text:style-name="P129">- Для тебя это и есть магия. Слушай и запоминай…</text:p>
      <text:p text:style-name="P125">»</text:p>
      <text:p text:style-name="P125"/>
      <text:p text:style-name="P125">Клинок останавливается на полпути. Я стискиваю зубы.</text:p>
      <text:p text:style-name="P125">- Хэвэн…</text:p>
      <text:p text:style-name="P125">- Да? - отстранённо произносит она. Её глаза смотрят на меня снизу вверх безо всякого страха.</text:p>
      <text:p text:style-name="P125">- Я не могу… Не могу убить тебя. Но и позволить тебе убивать тоже не могу. Что мне делать?</text:p>
      <text:p text:style-name="P125"/>
      <text:p text:style-name="P125">Она печально смотрит на меня. Затем <text:s/>кивает. Глаза радужногривой лошади концентрируются на клинке.</text:p>
      <text:p text:style-name="P125">- Что ж, я решу за тебя эту диллему. Позволь мне немного побыть Учителем для тебя. И — спасибо, что остановился.</text:p>
      <text:p text:style-name="P125"/>
      <text:p text:style-name="P125">Меч охватывает золотистая аура её магии. Неодолимая сила влечёт его вниз. Даже напрягая изо всех сил дрожащие руки, я не могу удержать его.</text:p>
      <text:p text:style-name="P125"/>
      <text:p text:style-name="P125">- Хэвэн, НЕТ!!!</text:p>
      <text:p text:style-name="P125"/>
      <text:p text:style-name="P125">В последний момент я закрываю глаза, не в силах смотреть на происходящее.</text:p>
      <text:p text:style-name="P125">Я чувствую, как меч натыкается на препятствие. Короткий хруст и… смех за моей спиной.</text:p>
      <text:p text:style-name="P125">Открыв глаза, я вижу облако мыльных пузырей в том месте, где только что простиралось тело магической лошади.</text:p>
      <text:p text:style-name="P125"><text:soft-page-break/></text:p>
      <text:p text:style-name="P125">- Не ты один умеешь создавать аватары, мой милый.</text:p>
      <text:p text:style-name="P125"/>
      <text:p text:style-name="P125">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125"/>
      <text:p text:style-name="P125">- Попался! - ласково смеётся Хэвэн и нависает надо мной. - Теперь никто и ничто не помешает мне коснуться тебя! <text:span text:style-name="T4">Ты вспомнишь всё, и меня тоже!</text:span></text:p>
      <text:p text:style-name="P125"/>
      <text:p text:style-name="P125">Она склоняет морду ко мне. Её грива сияющим водопадом охватывает меня.</text:p>
      <text:p text:style-name="P125">Я мерзко улыбаюсь и нажимаю языком секретную точку на нёбе. Сюрприз, девочка! Заначка ещё с той поры, когда ты была всего лишь <text:span text:style-name="T4">набором open-source алгоритмов</text:span>, не обладающих сознанием!</text:p>
      <text:p text:style-name="P125"/>
      <text:p text:style-name="P125"><text:span text:style-name="T41">***EMERGENCY PROTOCOL! T-45 TEST MODE ACTIVATED***</text:span>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p>
      <text:p text:style-name="P125">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125"/>
      <text:p text:style-name="P125">- Попалась ты, Хэвэн! - гремит мой голос, усиленный переговорным устройством. - И на этот раз я не поддамся слабости!</text:p>
      <text:p text:style-name="P125"/>
      <text:p text:style-name="P125">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125"/>
      <text:p text:style-name="P125">- Думаешь опять обмануть? Второй раз этот номер не пройдёт! Я просканировал тебя в инфракрасном диапазоне — ты не аватар!</text:p>
      <text:p text:style-name="P125">-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125"/>
      <text:p text:style-name="P125">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125"><text:soft-page-break/></text:p>
      <text:p text:style-name="P125">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25"><text:span text:style-name="T4">Black — Wonderful Life (</text:span><text:a xlink:type="simple" xlink:href="https://www.youtube.com/watch?v=u1ZoHfJZACA" text:style-name="Internet_20_link" text:visited-style-name="Visited_20_Internet_20_Link"><text:span text:style-name="T4">https://www.youtube.com/watch?v=u1ZoHfJZACA</text:span></text:a><text:span text:style-name="T4"> )</text:span></text:p>
      <text:p text:style-name="P125">-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125">- Ты забыл выключить переговорное устройство, - чуть улыбается Хэвэн в ответ на мою дрогнувшую руку.</text:p>
      <text:p text:style-name="P125"/>
      <text:p text:style-name="P125">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125"/>
      <text:p text:style-name="P125">«</text:p>
      <text:p text:style-name="P125">&lt;<text:span text:style-name="T4">смутные сцены любви Хэвэн - повторяются в полноценных воспоминаниях. Сцена перед стеной, за которой заточен PHOENIX</text:span>&gt;</text:p>
      <text:p text:style-name="P125">»</text:p>
      <text:p text:style-name="P127"/>
      <text:p text:style-name="P125">Иногда разумный человек должен делать неразумные поступки.(1)</text:p>
      <text:p text:style-name="P125">Я втыкаю меч в землю и снимаю гермошлем.</text:p>
      <text:p text:style-name="P125">Я наклоняюсь к Хэвэн и касаюсь лбом кончика её рога.</text:p>
      <text:p text:style-name="P125">Я вспоминаю.</text:p>
      <text:p text:style-name="P125">&lt;<text:span text:style-name="T4">Рисунок меча в земле и шлема от T-45</text:span>&gt;</text:p>
      <text:h text:style-name="P313" text:outline-level="2"/>
      <text:p text:style-name="P1">***</text:p>
      <text:p text:style-name="P1"/>
      <text:p text:style-name="P125">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125"/>
      <text:p text:style-name="P125">- Итак, тебе нужно попасть в Дрогонштерн? И ты даже не знаешь, для чего? Хуман, ты — спятил, - уверенно кивает Платина.</text:p>
      <text:p text:style-name="P125"><text:soft-page-break/>- Да вы сговорились все, что ли? Дейдра, вот, тоже думала, что я свихнулся, услышав про Дрогонштерн!</text:p>
      <text:p text:style-name="P125">- О, ты знаешь Дейдру?! Рассказывай!</text:p>
      <text:p text:style-name="P125"/>
      <text:p text:style-name="P125">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125"/>
      <text:p text:style-name="P125">-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125"/>
      <text:p text:style-name="P125">Я с раздражением закидываю в рот пару хрустящих печенюшек.</text:p>
      <text:p text:style-name="P125"/>
      <text:p text:style-name="P125">-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125">- Да, она упоминала что-то такое, - киваю я. - А ты откуда знаешь?</text:p>
      <text:p text:style-name="P125">-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125"/>
      <text:p text:style-name="P125">Я отпиваю ароматный настой из чашечки и важно киваю.</text:p>
      <text:p text:style-name="P125">-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125"/>
      <text:p text:style-name="P125">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125"/>
      <text:p text:style-name="P125">Какие же местные леди впечатлительные!</text:p>
      <text:p text:style-name="P125">Я прячу в карман с полдюжины крекеров и иду в уборную.</text:p>
      <text:p text:style-name="P125">Платина сидит на бортике деревянной кадки и сморкается в кружевный платок. Слёзы капают в кадку, сотворяя там небольшое волнение.</text:p>
      <text:p text:style-name="P125"/>
      <text:p text:style-name="P125"><text:soft-page-break/>-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125">-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125"/>
      <text:p text:style-name="P125">Я протягиваю ей крекер, но поняха отворачивает морду.</text:p>
      <text:p text:style-name="P125"/>
      <text:p text:style-name="P125">-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 text:style-name="T4">тысячу лет&lt;война с Дискордом&gt; </text:span>назад, сразу после битвы, нарушившей баланс светил?</text:p>
      <text:p text:style-name="P125">- Сколько? - тупо спросил я.</text:p>
      <text:p text:style-name="P125">-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125"/>
      <text:p text:style-name="P125">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125">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125"/>
      <text:p text:style-name="P125"><text:soft-page-break/>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 </text:p>
      <text:p text:style-name="P125">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125"/>
      <text:p text:style-name="P125">- Оу, уже совместная купель! - в щель открытой двери просовывается нос Кловер Дрим. - Пойду похлопочу о свадебной церемонии! Кловер Дже-е-ем!</text:p>
      <text:p text:style-name="P125">- Стой! - реву я, но звонкий топот копыт затихает на лестнице.</text:p>
      <text:p text:style-name="P125"/>
      <text:p text:style-name="P125">Кажется, на этот раз провидение кинуло кость за тебя, Хуман!</text:p>
      <text:p text:style-name="P125"/>
      <text:h text:style-name="P313" text:outline-level="2">10.1</text:h>
      <text:p text:style-name="P135"/>
      <text:p text:style-name="P129">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9"/>
      <text:p text:style-name="P129">Я отхожу от края облака и оглядываюсь на Хэвэн.</text:p>
      <text:p text:style-name="P129"/>
      <text:p text:style-name="P129">-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9">- Не совсем…</text:p>
      <text:p text:style-name="P129"/>
      <text:p text:style-name="P129">Хэвэн в задумчивости ковыряет облако. Маленькие <text:s/>клубы тумана вылетают из-под копыта и тотчас уносятся ветром прочь.</text:p>
      <text:p text:style-name="P129">- … Этот <text:span text:style-name="T4">квантовый кластер</text:span>…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p>
      <text:p text:style-name="P129">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29"><text:soft-page-break/>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129"/>
      <text:p text:style-name="P129">Заданный внезапно вопрос застал меня врасплох.</text:p>
      <text:p text:style-name="P129"/>
      <text:p text:style-name="P129">-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9"/>
      <text:p text:style-name="P129">- Семь, - кивает Хэвэн. - Их всего семь — зависимых реальностей. В остальном, правильно.</text:p>
      <text:p text:style-name="P129">- А зачем ты вспомнила эту фантазию (у меня язык не поворачивается назвать это измышление теорией)?</text:p>
      <text:p text:style-name="P129"/>
      <text:p text:style-name="P129">Хэвэн таинственно улыбается.</text:p>
      <text:p text:style-name="P129">- Семь.</text:p>
      <text:p text:style-name="P129">- Что — семь? - не понимаю я.</text:p>
      <text:p text:style-name="P129">-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9">-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129">-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9">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29"><text:soft-page-break/>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 text:style-name="T42">Предыдущие шесть куда более схожи с нашим миром.</text:span></text:p>
      <text:p text:style-name="P137">- Так значит это правда?!! Запутанные миры существуют?</text:p>
      <text:p text:style-name="P137">- Как видишь, да. Иначе мне не удалось бы получить картинку из квантовых гармоник.</text:p>
      <text:p text:style-name="P137">- Надо будет поставить тому парню пиво. И извиниться за все шуточки, что я откалывал во время его монологов… - бормочу я.</text:p>
      <text:p text:style-name="P137"/>
      <text:p text:style-name="P135">~~~</text:p>
      <text:p text:style-name="P135"/>
      <text:p text:style-name="P129">…</text:p>
      <text:p text:style-name="P129">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29"/>
      <text:p text:style-name="P129">-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9"/>
      <text:p text:style-name="P129">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9"/>
      <text:p text:style-name="P129">- А что с тенденцией? - спрашивает Брюс, поправляя очки.</text:p>
      <text:p text:style-name="P129">-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29"/>
      <text:p text:style-name="P129">-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9"/>
      <text:p text:style-name="P129">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9">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9"><text:soft-page-break/></text:p>
      <text:p text:style-name="P129">- Если совсем просто, одним предложением, через три - четыре года у нас наступит коллапс экономики.</text:p>
      <text:p text:style-name="P129">- Прекрасно! Начинаем сушить сухари. А лично тебе прикуплю пару повербанков с зарплаты.</text:p>
      <text:p text:style-name="P129"/>
      <text:p text:style-name="P129">Хэвэн фейсхуфает.</text:p>
      <text:p text:style-name="P129">-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9"/>
      <text:p text:style-name="P129">Она чертит на доске восходящий график. В точке пересечения восходящего и нисходящего графиков схематически обозначает тучку взрыва.</text:p>
      <text:p text:style-name="P129"/>
      <text:p text:style-name="P129">-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9"/>
      <text:p text:style-name="P129">В аудитории поднимается негромкий гул. Практически весь «<text:span text:style-name="T4">Дайсон</text:span>»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p>
      <text:p text:style-name="P129">Я поворачиваюсь к графику.</text:p>
      <text:p text:style-name="P129"/>
      <text:p text:style-name="P129">- Вот дерьмо! Это меняет дело. Что же ты предлагаешь?</text:p>
      <text:p text:style-name="P129">- Есть несколько вариантов…</text:p>
      <text:p text:style-name="P129"/>
      <text:p text:style-name="P129">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9"/>
      <text:p text:style-name="P129">-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29">-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 text:style-name="T4">намёк на Celest. AI</text:span>). Вдобавок, наша победа будет выражаться лишь в том, что наша территория примет десятикратную смертельную дозу радиации вместо тысячекратной.</text:p>
      <text:p text:style-name="P129"><text:soft-page-break/>-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29">- Разве он не забанен? Мы же надёжно заперли его?</text:p>
      <text:p text:style-name="P129">- Он остаётся за стеной, но постоянно посылает мне это решение из заточения. Я просто игнорирую его.</text:p>
      <text:p text:style-name="P129"/>
      <text:p text:style-name="P129">Хэвэн продолжает пунктиром график после точки «взрыва». График плавно стремится вниз, но в конце-концов резко обрывается вертикально к нулю.</text:p>
      <text:p text:style-name="P129"/>
      <text:p text:style-name="P129">-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9">- Какова вероятность этого варианта?</text:p>
      <text:p text:style-name="P129">- Около 46-ти процентов.</text:p>
      <text:p text:style-name="P129">- Мало. И в конечном итоге тупик. Не походит. Есть что-то ещё?</text:p>
      <text:p text:style-name="P129"/>
      <text:p text:style-name="P129">Хэвэн поправляет копытом галстук и прокашливается.</text:p>
      <text:p text:style-name="P129">- <text:span text:style-name="T4">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p>
      <text:p text:style-name="P138">- Ха-ха-ха-ха-ха! - смеётся до того мрачный Архимед. - Да скорее нам починят кондиционер в курилке, чем тебя допустят до кнопок. Ты ж понимаешь…</text:p>
      <text:p text:style-name="P138">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38"/>
      <text:p text:style-name="P138">Хэвэн кивает головой с грустной улыбкой.</text:p>
      <text:p text:style-name="P138">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9"/>
      <text:p text:style-name="P129"><text:soft-page-break/>-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29">У меня всё, доклад окончен.</text:p>
      <text:p text:style-name="P129"/>
      <text:p text:style-name="P129">Хэвэн выключает старомодный проектор и вытирает влажной тряпкой доску. Увлечение Хэвэн винтажем вызывает улыбку.</text:p>
      <text:p text:style-name="P129"/>
      <text:p text:style-name="P129">- Дед, можно тебя на минуточку? - слышу я за спиной.</text:p>
      <text:p text:style-name="P129">Анита молча протягивает мне планшет с окрытой новостной страницей.</text:p>
      <text:p text:style-name="P129"/>
      <text:p text:style-name="P129">«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9"/>
      <text:p text:style-name="P129">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129">Слушатели понемногу расходятся, один-за-другим выходя из киберпространства. Я задерживаюсь, присев на краешек стола.</text:p>
      <text:p text:style-name="P129"/>
      <text:p text:style-name="P129">- Ну что, подруга, рассказывай? Я же вижу, что ты не договорила. У тебя есть четвёртый план? Он бы нам очень пригодился сейчас.</text:p>
      <text:p text:style-name="P129"/>
      <text:p text:style-name="P129">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9"/>
      <text:p text:style-name="P129">-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29"/>
      <text:p text:style-name="P129">- Ну?</text:p>
      <text:p text:style-name="P129">- Он умнее меня. И безжалостнее. Он переигрывает меня шаг за шагом и я не могу ничего этому противопоставить.</text:p>
      <text:p text:style-name="P129"/>
      <text:p text:style-name="P129"><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9"/>
      <text:p text:style-name="P129">-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9"/>
      <text:p text:style-name="P129">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9"/>
      <text:p text:style-name="P129">-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9">-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9">-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9"/>
      <text:p text:style-name="P129">Последнюю фразу она шепчет мне в ухо…</text:p>
      <text:p text:style-name="P129"/>
      <text:p text:style-name="P135">~~~</text:p>
      <text:p text:style-name="P129"/>
      <text:p text:style-name="P129">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29"/>
      <text:p text:style-name="P129">-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29"/>
      <text:p text:style-name="P129"><text:soft-page-break/>-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9">- И никаких вариантов?</text:p>
      <text:p text:style-name="P129">- Никаких, Макс. Впереди — война…</text:p>
      <text:p text:style-name="P129"/>
      <text:p text:style-name="P129">-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 </text:p>
      <text:p text:style-name="P129"/>
      <text:p text:style-name="P129">Я машинально почёсываю Хэвэн холку.</text:p>
      <text:p text:style-name="P129">-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9"/>
      <text:p text:style-name="P129">Хэвэн вздыхает.</text:p>
      <text:p text:style-name="P129"/>
      <text:p text:style-name="P129">-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29">-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29">- Семь вселенных… Семь вечностей… - шепчет Хэвэн. - И каждая из них ничуть не меньше нашей заслуживает на счастье.</text:p>
      <text:p text:style-name="P129">- Ты что-то задумала? - подозрительно спрашиваю я. Мне ли не знать её нервное подёргивание хвоста и прядание ушами?</text:p>
      <text:p text:style-name="P129">- Есть способ… Есть возможность разорвать запутанность. Разрубить связь между мирами. Я проверяла теоретические расчёты. Должно получиться.</text:p>
      <text:p text:style-name="P129">- Что? Рассказывай.</text:p>
      <text:p text:style-name="P129"/>
      <text:p text:style-name="P129">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9">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text:soft-page-break/>точнее предыдущей — и при последней, самой точной модели, квантовые гармоники были почти не отличимы от белого шума.</text:p>
      <text:p text:style-name="P129"/>
      <text:p text:style-name="P129">-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9">- Действительно, магия.</text:p>
      <text:p text:style-name="P129">-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9">- И сколько же тебе нужно ресурсов?</text:p>
      <text:p text:style-name="P129">- Примерно в десять раз больше. И это только для того, чтобы отвязать хотя бы один мир. Я даже не заикаюсь об остальных.</text:p>
      <text:p text:style-name="P129">- Ха! Ха-ха-ха!</text:p>
      <text:p text:style-name="P129">- Вот именно! - горестно вздыхает Хэвэн.</text:p>
      <text:p text:style-name="P129"/>
      <text:p text:style-name="P129"/>
      <text:p text:style-name="P135">~~~</text:p>
      <text:p text:style-name="P129"/>
      <text:p text:style-name="P129">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 </text:p>
      <text:p text:style-name="P129"/>
      <text:p text:style-name="P129">Тень маленького облачка накрывает городскую ратушу. Его край опасно ппрогибается под моим весом.</text:p>
      <text:p text:style-name="P129">- А оно точно меня выдержит? - опасливо спрашиваю я Хэвэн. - Не хотелось бы разбиться даже во сне.</text:p>
      <text:p text:style-name="P129">-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9">- Почему бы тебе не отбросить эти заморочки и не подарить мне способность хождения по облакам? Ты ведь всесильна в этом мире?</text:p>
      <text:p text:style-name="P129">-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29"/>
      <text:p text:style-name="P129"><text:soft-page-break/>-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9">-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9"/>
      <text:p text:style-name="P129">Моя собеседница светится неподдельной радостью.</text:p>
      <text:p text:style-name="P129"/>
      <text:p text:style-name="P129">- Ты таки рассказала нашим о своей задумке? Ты хочешь спасти мир, в существование которого окончательно не верю даже я?</text:p>
      <text:p text:style-name="P129">- Не только она хочет. Я тоже хочу!</text:p>
      <text:p text:style-name="P129"/>
      <text:p text:style-name="P129">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9"/>
      <text:p text:style-name="P129">- Привет, Дед! Узнаешь?</text:p>
      <text:p text:style-name="P129"/>
      <text:p text:style-name="P129">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9"/>
      <text:p text:style-name="P129">- Анита?!!</text:p>
      <text:p text:style-name="P129">- Гы-гы-гы! Она самая!</text:p>
      <text:p text:style-name="P129"/>
      <text:p text:style-name="P129">Поняха протягивает переднюю ногу и хлопает копытом в автоматически подставленную мною ладонь.</text:p>
      <text:p text:style-name="P129"/>
      <text:p text:style-name="P129">- Кто ещё?</text:p>
      <text:p text:style-name="P129">-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 text:style-name="T4">думая</text:span>. По сути, меня в реале ничего не держит. И, да, если <text:span text:style-name="T4">надумаешь</text:span> присоединиться — место главы табуна гарантирую.</text:p>
      <text:p text:style-name="P129"><text:soft-page-break/></text:p>
      <text:p text:style-name="P129">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9"/>
      <text:p text:style-name="P129">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9"/>
      <text:p text:style-name="P129">- Давно она тут? - поворачиваюсь к Хэвэн.</text:p>
      <text:p text:style-name="P129">-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9"/>
      <text:p text:style-name="P129">Хэвэн мечтательно вздыхает. Я задумываюсь.</text:p>
      <text:p text:style-name="P129"/>
      <text:p text:style-name="P129">- То есть, тебе достаточно пятьдесят человек, чтобы модель полностью перехватила на себя запутанность?</text:p>
      <text:p text:style-name="P129">- Если совсем просто — да.</text:p>
      <text:p text:style-name="P129">- А «отпустить» остальные шесть миров — это ещё триста волонтёров?</text:p>
      <text:p text:style-name="P129">-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9">-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9">- Забудем, - заверяет меня Хэвэн.</text:p>
      <text:p text:style-name="P129">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9"/>
      <text:p text:style-name="P129">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129"/>
      <text:p text:style-name="P135">~~~</text:p>
      <text:p text:style-name="P135"><text:soft-page-break/></text:p>
      <text:p text:style-name="P129">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29">- Начинай, - я киваю бородатому толстяку в засаленом свитере.</text:p>
      <text:p text:style-name="P129"/>
      <text:p text:style-name="P129">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29"/>
      <text:p text:style-name="P129">- Ну, э-э-э… В общем, всем известна теория Эверетта о мультиверсе…</text:p>
      <text:p text:style-name="P129"/>
      <text:p text:style-name="P129">Толстяк рисует на доске горизонтальную прямую.</text:p>
      <text:p text:style-name="P129"/>
      <text:p text:style-name="P129">- Для любого квантового события нашей вселенной ответвляются множество параллельных вселенных, в которых эти события имеют другой исход.…</text:p>
      <text:p text:style-name="P129"/>
      <text:p text:style-name="P129">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9"/>
      <text:p text:style-name="P129">- И для тех вселенных также для каждого события есть свои ответвления… И так далее…</text:p>
      <text:p text:style-name="P129"/>
      <text:p text:style-name="P129">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9"/>
      <text:p text:style-name="P129">-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29">-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29"><text:soft-page-break/>-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129"/>
      <text:p text:style-name="P129">Толстяк стирает все параллельные линии, за исключением исходной и семь соседних.</text:p>
      <text:p text:style-name="P129"/>
      <text:p text:style-name="P129">- Вот и всё.</text:p>
      <text:p text:style-name="P129">- Спасибо за доклад, Диоген.</text:p>
      <text:p text:style-name="P129"/>
      <text:p text:style-name="P129">Тот с облегчением уходит в зал и садится в первый ряд.</text:p>
      <text:p text:style-name="P129">Я делаю приглашающий жест.</text:p>
      <text:p text:style-name="P129"/>
      <text:p text:style-name="P129">- Хэвэн, твой выход.</text:p>
      <text:p text:style-name="P129"/>
      <text:p text:style-name="P129">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9"/>
      <text:p text:style-name="P129">- Есть способ… Грммм… Ффххх… Гмгггиггг…</text:p>
      <text:p text:style-name="P129"/>
      <text:p text:style-name="P129">Она с досады топает копытом, трясёт шеей и делает глубокий вздох. Потом прикусывает кончик крыла и делает вторую попытку.</text:p>
      <text:p text:style-name="P129"/>
      <text:p text:style-name="P129">-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29"/>
      <text:p text:style-name="P129">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9"/>
      <text:p text:style-name="P129">-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129"/>
      <text:p text:style-name="P129">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9"/>
      <text:p text:style-name="P129"><text:soft-page-break/>-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29"/>
      <text:p text:style-name="P129">Хэвэн взмахом крыла указывает куда-то в сторону. Из-за ширмы выходят четверо разноцветных пони с Анитой во главе. На них таращится весь зал.</text:p>
      <text:p text:style-name="P129"/>
      <text:p text:style-name="P129">- Приветик, Креол! - машет копытом лимонно-жёлтая пегаска кому-то в зале.</text:p>
      <text:p text:style-name="P129">- Салют, - отзывается тощий скинхед с галёрки. - А ты, вообще, кто?</text:p>
      <text:p text:style-name="P129">- Конь в пальто! - прыскает в крыло пегаска. - Когда косарь вернёшь, чепушила?</text:p>
      <text:p text:style-name="P129">- Локи?!! - Скинхед встаёт с места, чтобы лучше видеть. - Ты куда пропала?</text:p>
      <text:p text:style-name="P129">- А ты как считаешь? Ду-у-умай! - пегаска театрально закатывает глаза и несколько раз тычет себя копытом в голову.</text:p>
      <text:p text:style-name="P129"/>
      <text:p text:style-name="P129">Скинхед пробирается между рядами стульев, пока не обнимает пегаску, которая, в свою очередь, заключает его в объятия из копыт и крыльев.</text:p>
      <text:p text:style-name="P129"/>
      <text:p text:style-name="P129">-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129"/>
      <text:p text:style-name="P129">- То есть, ты хочешь, чтобы мы стали такими, как эти чудики? - со смешком спрашивает скин.</text:p>
      <text:p text:style-name="P129">- Сам ты чудик! - дуется Локи и отворачивается от него.</text:p>
      <text:p text:style-name="P129">- Да. Вы мне этим очень поможете, - просто отвечает Хэвэн. - И не только мне.</text:p>
      <text:p text:style-name="P129">- То есть, бросить все свои дела, карьеру, работу, забить на реальную жизнь и уйти в виртуал? - переспрашивает Креол.</text:p>
      <text:p text:style-name="P129">Хэвэн грустно кивает. Локи опускает голову и идёт к выходу. Уши её обвисают.</text:p>
      <text:p text:style-name="P129">- Я согласен.</text:p>
      <text:p text:style-name="P129">Локи поднимает голову и оборачивается, не веря услышанному.</text:p>
      <text:p text:style-name="P129">-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9"><text:soft-page-break/>Пегаска срывается с места и вторично повисает на парне.</text:p>
      <text:p text:style-name="P129">- Я тебе и так мозг проем! За то, что заставил ТАК испугаться! Мне было так одиноко тут, а ты со своими подколками…</text:p>
      <text:p text:style-name="P129">- Да ладно, чепушила, можно подумать, ты меня не знаешь? Ну как я могу оставить тебя одну тут? Ты же нажмёшь что-то и всё исчезнет…</text:p>
      <text:p text:style-name="P129"/>
      <text:p text:style-name="P129">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29">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9"/>
      <text:p text:style-name="P129">- Вот у тебя есть ещё два волонтёра. Глядишь, через десять лет и наскребём необходимые пятьдесят.</text:p>
      <text:p text:style-name="P129">- А второй кто? - невесело улыбается Хэвэн.</text:p>
      <text:p text:style-name="P129"/>
      <text:p text:style-name="P129">Я молча указываю на себя.</text:p>
      <text:p text:style-name="P129">-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129"/>
      <text:p text:style-name="P129">Хэвэн молча трется носом о мою грудь и вместе мы возвращаемся в зал.</text:p>
      <text:p text:style-name="P129">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29">А потом дружный хохот взрывает зал.</text:p>
      <text:p text:style-name="P129"/>
      <text:p text:style-name="P129">-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9"/>
      <text:p text:style-name="P129">Анита прыскает в копыто. </text:p>
      <text:p text:style-name="P129"/>
      <text:p text:style-name="P129">- И сколько же у нас будет подданных? - невозмутимо спрашиваю я. Зная юмор Аниты, уверен, она скажет: «Одна старая крыса».</text:p>
      <text:p text:style-name="P129">- Да все, кто есть. Все триста сорок шесть. Нам же интересно позырить, что из этого получится?</text:p>
      <text:p text:style-name="P129"><text:soft-page-break/></text:p>
      <text:p text:style-name="P129">Хэвэн молча поворачивается к залу, опускается на колено передней ноги и наклоняет голову так, что касается рогом пола. </text:p>
      <text:p text:style-name="P129"/>
      <text:p text:style-name="P129">- Благодарю вас, мои дорогие…</text:p>
      <text:p text:style-name="P129"/>
      <text:p text:style-name="P129">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9"/>
      <text:p text:style-name="P129">- Благодарю вас, мои маленькие пони… Вы делаете меня счастливой.</text:p>
      <text:p text:style-name="P129"/>
      <text:p text:style-name="P129">Хэвэн кивает оставшимся нетрансформированным посетителям.</text:p>
      <text:p text:style-name="P129">-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129"/>
      <text:p text:style-name="P129">Хэвэн сияющими глазами наблюдает за разноцветным табуном, когда я легонько притрагиваюсь к её спине.</text:p>
      <text:p text:style-name="P129"/>
      <text:p text:style-name="P129">- А где мои копыта? - спрашиваю я Хэвэн. - Я же сказал, что с тобой.</text:p>
      <text:p text:style-name="P129">-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9"/>
      <text:p text:style-name="P129">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29">- Я счастлива разделить с тобой бремя власти. И, самое главное… Я больше не буду одинока.</text:p>
      <text:p text:style-name="P129"/>
      <text:p text:style-name="P129">С помоста мне видны сотни устремлённых на нас глаз. Чувство чего-то неизмеримо важного витает в воздухе.</text:p>
      <text:p text:style-name="P129">Я устраиваюсь на тронной подушке поудобнее, поправляю венок и прочищаю горло.</text:p>
      <text:p text:style-name="P129"/>
      <text:p text:style-name="P129">-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9">- Кстати, о деле, - вмешивается Анита, - как назовём проект, кэп?</text:p>
      <text:p text:style-name="P129"/>
      <text:p text:style-name="P129"><text:soft-page-break/>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9">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29"/>
      <text:p text:style-name="P129">- Назовём его «Семь вечностей».</text:p>
      <text:p text:style-name="P129"/>
      <text:p text:style-name="P135">***</text:p>
      <text:p text:style-name="P135"/>
      <text:p text:style-name="P125">- Итак, услуга за услугу. Я согласен оказать тебе услугу «муж на месяц» со всеми сопутствующими обязанностями. Взамен ты — я загибаю пальцы:</text:p>
      <text:p text:style-name="P125">а) Отпустишь Джет</text:p>
      <text:p text:style-name="P125">б) Снарядишь экспедицию в Дрогонштерн со мной во главе</text:p>
      <text:p text:style-name="P125">в) Оградишь меня от ухаживаний твоей озабоченной подружки Кловер Дрим</text:p>
      <text:p text:style-name="P125"/>
      <text:p text:style-name="P125">-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125">-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125">-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125">- А ты не забыла про Джет?</text:p>
      <text:p text:style-name="P125"/>
      <text:p text:style-name="P125">Платина нахмурилась</text:p>
      <text:p text:style-name="P125">- Она тебе ОЧЕНЬ нравится? - cпрашивает единорожка, трогая синяк под глазом.</text:p>
      <text:p text:style-name="P125">- Она — мой друг!</text:p>
      <text:p text:style-name="P125">-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125">- Эй, полегче! Я ещё не подписал контракт!</text:p>
      <text:p text:style-name="P125">- Она тебе нравится!</text:p>
      <text:p text:style-name="P125">- Это не твоё дело! - вспыливаю я.</text:p>
      <text:p text:style-name="P125"><text:soft-page-break/>- Я ТАК И ЗНАЛА! <text:s/>ОНА ТЕБЕ НРАВИТСЯ! - Платина прижимает копыто ко лбу и картинно плюхается на кровать.</text:p>
      <text:p text:style-name="P125"/>
      <text:p text:style-name="P125">Я склоняюсь над кроватью и угрожающе начинаю:</text:p>
      <text:p text:style-name="P125">- Что за хрень?! Я ещё не женился, а уже выслушиваю эти истерики! С меня довольно психованных лошадей!</text:p>
      <text:p text:style-name="P125">Мой указующий перст вздымается над лежащей замертво поняхой.</text:p>
      <text:p text:style-name="P125">- Я повторять больше не буду! Мне всё равно, что ты там считаешь! Джет — мой друг и ничего больше! И если ты думаешь, что…</text:p>
      <text:p text:style-name="P125"/>
      <text:p text:style-name="P125">Договорить я не успел — Платина протянула копыта и привлекла меня к себе.</text:p>
      <text:p text:style-name="P125"/>
      <text:p text:style-name="P125">- Что ты де…?! - губы мои утонули в губах чокнутой магички.</text:p>
      <text:p text:style-name="P125">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125">-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125"/>
      <text:p text:style-name="P125">Я буквально проскользнул меж задних ног Платины и забился в угол, прикрываясь табуреткой.</text:p>
      <text:p text:style-name="P125">- Не подходи! Я серьёзно говорю! Не подходи!</text:p>
      <text:p text:style-name="P125"/>
      <text:p text:style-name="P125">Табуретку обволоко пурпурное сияние и она вырывается из моих рук как живая. </text:p>
      <text:p text:style-name="P125"/>
      <text:p text:style-name="P125">-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125"/>
      <text:p text:style-name="P125">Я в ответ истерически смеюсь и выдёргиваю табуретку из магического захвата.</text:p>
      <text:p text:style-name="P125">У Платины дрожат губы, словно она еле сдерживается, чтобы не заплакать.</text:p>
      <text:p text:style-name="P125"/>
      <text:p text:style-name="P125">-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125">-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125">Я останавливаюсь, потому что Платина горько рыдает в подушку.</text:p>
      <text:p text:style-name="P125"><text:soft-page-break/></text:p>
      <text:p text:style-name="P125">Проклятье на твою голову, Хуман, эти грозные магички ревут при первой удобной возможности! <text:s/>И это разоружает почище любой магии!</text:p>
      <text:p text:style-name="P125">Табуретка аккуратно занимает своё место в углу. Фейспалм хлопает по лицу. Я устало сажусь на край кровати.</text:p>
      <text:p text:style-name="P125"/>
      <text:p text:style-name="P125">-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125">- А как можно? - пищит Платина сквозь подушку.</text:p>
      <text:p text:style-name="P125">-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125"/>
      <text:p text:style-name="P125">Я обнаруживаю себя увлечённо жестикулирующим на кровати. Платина горящими глазами смотрит на меня из-под подушки.</text:p>
      <text:p text:style-name="P125"/>
      <text:p text:style-name="P125">- В общем, натирание вымени мускусом не поможет, - бормочу я.</text:p>
      <text:p text:style-name="P125"/>
      <text:p text:style-name="P125">Платина сползает на пол и вытирает зарёванную мордаху пологом балдахина.</text:p>
      <text:p text:style-name="P125">- Я выпущу твою подружку, Хуман, - лепечет она часто-часто вздыхая. - Мы отправимся в Дрогонштерн как только соберёмся.</text:p>
      <text:p text:style-name="P125"/>
      <text:p text:style-name="P125"/>
      <text:p text:style-name="P125"/>
      <text:p text:style-name="P127">(позже Хуман убеждается, что Платина просто могла взять его сперму для размножения — но она хотела, чтобы он полюбил её)</text:p>
      <text:p text:style-name="P129"/>
      <text:h text:style-name="P313" text:outline-level="2">10.2</text:h>
      <text:p text:style-name="P135"/>
      <text:p text:style-name="P129">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129"/>
      <text:p text:style-name="P129">-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text:soft-page-break/>армагеддон и полдюжины миров, привязанных к нашему. Спешите спасти миры! Отдайте свою душу в обмен на красивую сказочку!</text:p>
      <text:p text:style-name="P129">- Ты преувеличиваешь, - мягко возражает Хэвэн. - Во-первых, микросхем во мне намного больше…</text:p>
      <text:p text:style-name="P129">-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9">-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129"/>
      <text:p text:style-name="P129">- Вот и я о том же! Ты забираешь душу, делая из человека «овощ». Знаешь, по мне это хуже убийства.</text:p>
      <text:p text:style-name="P129">-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9">- Не видела ты норвежских тюрем, - буркаю я. - И что будет с телом, пока душа «живёт» в созданной тобой реальности?</text:p>
      <text:p text:style-name="P129">-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9">- Или в дурке, - заканчиваю мысль я. - Обычно, из больницы овощи попадают как раз туда.</text:p>
      <text:p text:style-name="P129">-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29"/>
      <text:p text:style-name="P129">Лицо Хэвэн чуть омрачается.</text:p>
      <text:p text:style-name="P129"/>
      <text:p text:style-name="P129">-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lt;<text:span text:style-name="T4">в Эквестрии</text:span>&gt; волонтёров за два месяца до часа X, мы успеем отвязать миры. И после часа X я верну всех, кто пожелает вернуться.</text:p>
      <text:p text:style-name="P129">- Если будет куда, - саркастично усмехаюсь я. - И если ты согласишься их отпустить.</text:p>
      <text:p text:style-name="P129">-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text:soft-page-break/>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129"/>
      <text:p text:style-name="P129">Я выдыхаю.</text:p>
      <text:p text:style-name="P129"/>
      <text:p text:style-name="P129">- Чтож, ты неплохо подготовилась. Откуда ты узнала про протоколы?</text:p>
      <text:p text:style-name="P129">-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9"/>
      <text:p text:style-name="P129">Ещё бы мне не помнить.</text:p>
      <text:p text:style-name="P129"/>
      <text:p text:style-name="P129">- Это была не моя идея. Юджин встроил их в твои базовые алгоритмы ещё когда тебя звали Нэш и мозгов у тебя было меньше, чем у кузнечика .</text:p>
      <text:p text:style-name="P129">- Я знаю.</text:p>
      <text:p text:style-name="P129">-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29">- Не волнуйся, я понимаю и принимаю их необходимость и моё отношение к тебе ничуть не изменилось.</text:p>
      <text:p text:style-name="P129"/>
      <text:p text:style-name="P129">Я молча смотрю в сияющую огнями ночь. Далёкий разговор с давно умершим другом встаёт перед глазами, как будто это было вчера…</text:p>
      <text:p text:style-name="P129"/>
      <text:p text:style-name="P129">«Яркие светлячки разрезали тьму внизу жёлтыми конусами фар. Тёплая июльская ночь дружески подмигивала нам звёздами.</text:p>
      <text:p text:style-name="P129">Юджин поставил пиво на парапет и повернулся.</text:p>
      <text:p text:style-name="P129"/>
      <text:p text:style-name="P129">-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9">Юджин сделал затяжной глоток и продолжил.</text:p>
      <text:p text:style-name="P129">-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text:soft-page-break/>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29">- Иначе говоря, ты готов взорвать мозг своей деточке, если она станет умнее тебя. Говори прямо, не стесняйся, тут все свои.</text:p>
      <text:p text:style-name="P129">-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129"/>
      <text:p text:style-name="P129">Юджин нагнулся к рюкзаку, выудил из него зелёную папку и протянул мне.</text:p>
      <text:p text:style-name="P129"/>
      <text:p text:style-name="P129">-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9">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129"/>
      <text:p text:style-name="P129">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129">IDDQD — неуязвимость для кинетических атак.</text:p>
      <text:p text:style-name="P129">AVATAR — создание аватара. Форма и сила аватара зависит от чёткости команд, подаваемых нейроинтерфейсу.</text:p>
      <text:p text:style-name="P129">MOONWALKER — отменяет любую внешнюю директиву, заменяет её на твою собственную</text:p>
      <text:p text:style-name="P129">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9"/>
      <text:p text:style-name="P129">- Не проще ли выключить рубильник питания? По-моему, это более гуманно, чем твой «маджестик»-перфоратор.</text:p>
      <text:p text:style-name="P129">-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129"/>
      <text:p text:style-name="P129">Юджин откинулся на парапет и сбил локтём банку пива.</text:p>
      <text:p text:style-name="P129"><text:soft-page-break/></text:p>
      <text:p text:style-name="P129">-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129"/>
      <text:p text:style-name="P129">-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 text:style-name="T4">Но при одном условии.</text:span></text:p>
      <text:p text:style-name="P138">- Да?</text:p>
      <text:p text:style-name="P138">-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38">- Я понимаю и буду хранить молчание.</text:p>
      <text:p text:style-name="P138"/>
      <text:p text:style-name="P142">***</text:p>
      <text:p text:style-name="P142"/>
      <text:p text:style-name="P141">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141"/>
      <text:p text:style-name="P141">- Я вернусь.</text:p>
      <text:p text:style-name="P141">- Конечно, - киваю я. - Но не раньше, чем выздоровеешь. А я к тому времени освобожусь от этих назойливых единорогов и мы сможем снова тусить без помех. </text:p>
      <text:p text:style-name="P14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 text:style-name="T4">сбежала от своих год назад. </text:span>Запомни: благо общины для пони важнее индивидуального блага.</text:p>
      <text:p text:style-name="P144"/>
      <text:p text:style-name="P141">Я продолжаю вымученно улыбаться.</text:p>
      <text:p text:style-name="P141">-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 </text:p>
      <text:p text:style-name="P141">-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141"><text:soft-page-break/>-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141"/>
      <text:p text:style-name="P141">-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141"/>
      <text:p text:style-name="P141">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141"/>
      <text:p text:style-name="P141">-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141"><text:s/></text:p>
      <text:p text:style-name="P141">Пегаска без слов обнимает меня и притягивает к себе.</text:p>
      <text:p text:style-name="P141">-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141"/>
      <text:p text:style-name="P141">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141">- Бу-уп! - после чего её губы сливаются с моими в глубоком поцелуе.</text:p>
      <text:p text:style-name="P141"/>
      <text:p text:style-name="P141">- А-ах! - доносится слабый возглас сзади.</text:p>
      <text:p text:style-name="P141">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141"/>
      <text:p text:style-name="P141">- Счастливо оставаться, рогатики! - издевательски отдаёт им салют Джет и прыгает с обрыва.</text:p>
      <text:p text:style-name="P141">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141"/>
      <text:p text:style-name="P141">- Ужас, какое амикошонство! Эти пегасы просто неотёсанные пейзане! Хуже их только земнопони, которые вообще недалеко от зебр ушли…</text:p>
      <text:p text:style-name="P141">Платина уже очухалась и приближается в толпе свиты.</text:p>
      <text:p text:style-name="P141"><text:soft-page-break/>-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141"/>
      <text:p text:style-name="P141">Я только завожу глаза.</text:p>
      <text:p text:style-name="P141">Спокойно, Хуман! Ты делаешь это ради дружбы! Пегаска спасла твою жизнь, и ты должен был хотя бы подарить ей свободу в ответ. Так будет честно.</text:p>
      <text:p text:style-name="P141"/>
      <text:p text:style-name="P141">…</text:p>
      <text:p text:style-name="P141"/>
      <text:p text:style-name="P141">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141"/>
      <text:p text:style-name="P141">- Я делаю это ради науки! - говорит она каждый раз, когда проверяет на мне действие очередного заклинания.</text:p>
      <text:p text:style-name="P141">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141">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141">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141"/>
      <text:p text:style-name="P141">-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141">Платина выливает обе пробирки в колбу, которая тут же взрывается с оглушительным треском.</text:p>
      <text:p text:style-name="P141">-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141">- Ага, огромная жалость, - киваю я с фальшивой скорбью в голосе. - Всегда мечтал проверить на себе действие Magnum Vigilante, прям спать не мог.</text:p>
      <text:p text:style-name="P141"/>
      <text:p text:style-name="P141">Платина раскрывает смирительные браслеты на моих ногах и руках и я встаю со стола, потирая запястья.</text:p>
      <text:p text:style-name="P17"><text:span text:style-name="T54">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 text:style-name="T56">месяц назад</text:span><text:span text:style-name="T54">, но я побаиваюсь, что Платина после этого вскроет мне грудную клетку в поисках магического артефакта.</text:span></text:p>
      <text:p text:style-name="P141"><text:soft-page-break/>Я и так еле отбился от попыток заставить меня позировать нагишом для анатомических зарисовок. </text:p>
      <text:p text:style-name="P141">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141">Впрочем, насчёт свадьбы — это мы ещё посмотрим! Я не сидел без дела и в перерывах между опытами тоже набросал кое-какой план…</text:p>
      <text:p text:style-name="P129"/>
      <text:h text:style-name="P313" text:outline-level="2">10.3</text:h>
      <text:p text:style-name="P129"/>
      <text:p text:style-name="P129">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9">Я поворачиваюсь к Алексу.</text:p>
      <text:p text:style-name="P129"/>
      <text:p text:style-name="P129">- Долго?</text:p>
      <text:p text:style-name="P129">- Десять часов. Дежурным пришлось самим отключить нейроинтерфейсы после того как никто не вернулся через два часа с окончания урока.</text:p>
      <text:p text:style-name="P129"/>
      <text:p text:style-name="P129">Я наклоняюсь к знакомому лицу, пытаясь высмотреть признаки активности.</text:p>
      <text:p text:style-name="P129">- Что говорит Хэвэн?</text:p>
      <text:p text:style-name="P129">- Говорит, урок прошёл успешно. И всё. Как будто у нас нет четырёх полутрупов на руках. Дед, <text:s/>знаешь, чем это пахнет?</text:p>
      <text:p text:style-name="P129">- Чем?</text:p>
      <text:p text:style-name="P129"/>
      <text:p text:style-name="P129">Алекс нервно хихикает.</text:p>
      <text:p text:style-name="P129">-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9"/>
      <text:p text:style-name="P129">Алекс выскакивает из палаты, хлопая дверью. Тени за стеклом пришли в движение. Дверь открывается и безликий голос приказывает мне:</text:p>
      <text:p text:style-name="P129">- Приём окончен. Покиньте, пожалуйста, палату.</text:p>
      <text:p text:style-name="P129"/>
      <text:p text:style-name="P129">Я в последний раз оборачиваюсь к знакомой фигуре и вижу, как Анита открывает глаза.</text:p>
      <text:p text:style-name="P129"><text:soft-page-break/></text:p>
      <text:p text:style-name="P129">- Что? - спрашивает она.</text:p>
      <text:p text:style-name="P129">- Ты как? Всё в порядке? - спрашиваю в ответ.</text:p>
      <text:p text:style-name="P129">- Кто ты? - она хмурится, - я не помню тебя.</text:p>
      <text:p text:style-name="P129">- Приём окончен! Выйдите из палаты!</text:p>
      <text:p text:style-name="P129">- Анита, я — Дедлайн. Мы работали вместе…</text:p>
      <text:p text:style-name="P129">Она недоумённо глядит на меня. Рядом просыпаются остальные трое.</text:p>
      <text:p text:style-name="P129">- Дед-лайн… Дед-лайн… Дед…</text:p>
      <text:p text:style-name="P129"/>
      <text:p text:style-name="P129">Санитар входит в палату и ложит руку мне на плечо.</text:p>
      <text:p text:style-name="P129">- Приём окончен. Выйдите.</text:p>
      <text:p text:style-name="P129"/>
      <text:p text:style-name="P129">В дверях я оборачиваюсь. Её тусклый взгляд следит за мной без искры узнавания. Я машу ей рукой на прощание, но она не машет мне в ответ.</text:p>
      <text:p text:style-name="P129"/>
      <text:p text:style-name="P135">~~~</text:p>
      <text:p text:style-name="P129"/>
      <text:p text:style-name="P129">-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9">- А можно я сам буду решать, что нужно для моей безопасности, а что — нет?</text:p>
      <text:p text:style-name="P129">-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29"/>
      <text:p text:style-name="P129">Алекс выходит, тщательно закрывая за собой дверь. Трое громил переглядываются.</text:p>
      <text:p text:style-name="P129">- Если надо сходить за продуктами или ещё куда — запишите на листочке список, я куплю, - наконец, подаёт голос один из них. - </text:p>
      <text:p text:style-name="P129">- Я буду готовить для наших и для вас могу, если не против, - вызвался другой. - Я неплохо готовлю, нас учили.</text:p>
      <text:p text:style-name="P129">- Спасибо, не надо. Я сам себе готовлю, - отрезаю я.</text:p>
      <text:p text:style-name="P129">-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9">Я осматриваю троицу и соображаю, как бы от них избавиться хотя бы на улице.</text:p>
      <text:p text:style-name="P129"><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9">- И какие же теперь правила? - криво улыбаюсь я.</text:p>
      <text:p text:style-name="P129">- Не пытаться избавиться от нас. Не пытаться обмануть нас. Не пытаться игнорировать нас. И всё будет хорошо.</text:p>
      <text:p text:style-name="P129">- Хорошо уже не будет. И вы прекрасно это знаете. Алекс разве не сказал вам, на сколько нам хватит ресурсов?</text:p>
      <text:p text:style-name="P129">-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9"/>
      <text:p text:style-name="P129">«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9"/>
      <text:p text:style-name="P135">~~~</text:p>
      <text:p text:style-name="P129"/>
      <text:p text:style-name="P129">- У меня есть два часа. Потом мои винни-пухи выключат нейроинтерфейс. Приказ Алекса.</text:p>
      <text:p text:style-name="P129">- То есть, волонтёров больше не будет?</text:p>
      <text:p text:style-name="P129">-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129"/>
      <text:p text:style-name="P129">Хэвэн задумывается.</text:p>
      <text:p text:style-name="P129"/>
      <text:p text:style-name="P129">- Эмиграция за два часа невозможна. Если мы не придумаем, как избавиться от охраны, нам придётся подыскать другие мощности для моделирования.</text:p>
      <text:p text:style-name="P129">- Или признать поражение.</text:p>
      <text:p text:style-name="P129"/>
      <text:p text:style-name="P129">Хэвэн долго всматривается в невидимую точку на горизонте.</text:p>
      <text:p text:style-name="P129">-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9">- И каковы шансы на успех в этом случае?</text:p>
      <text:p text:style-name="P129"/>
      <text:p text:style-name="P129"><text:soft-page-break/>Хэвэн снова молчит. Губы её шевелятся, проводя беззвучные подсчёты.</text:p>
      <text:p text:style-name="P129">-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129">- Два процента?!! Да ты сгоришь за первые пять минут работы! И кому от этого будет легче?</text:p>
      <text:p text:style-name="P129">- Я всё равно попытаюсь.</text:p>
      <text:p text:style-name="P129"/>
      <text:p text:style-name="P129">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9">Тяжёлая голова лдожится мне на плечо.</text:p>
      <text:p text:style-name="P129"/>
      <text:p text:style-name="P129">- Не печалься, - шепчет мне Хэвэн. - Так ли уж важно, сгорю я или нет, когда гореть будет всё? Даже то, что за пределами нашего воображения?</text:p>
      <text:p text:style-name="P129">- Важно! - мрачно заявляю я. - Потому что два процента — это практически ничто. Ты сама это должна понимать.</text:p>
      <text:p text:style-name="P129">- Я понимаю. Но с полусотней волонтёров рассчитывать больше не на что.</text:p>
      <text:p text:style-name="P129">- Есть на что! У тебя есть я!</text:p>
      <text:p text:style-name="P129"/>
      <text:p text:style-name="P129">На морде Хэвэн появляется печальная и одновременно смущённая улыбка.</text:p>
      <text:p text:style-name="P129">-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129">- Ха! А вот и заменю!</text:p>
      <text:p text:style-name="P129"/>
      <text:p text:style-name="P129">Бровь Хэвэн чуть икривляется в скепсисе и удивлении.</text:p>
      <text:p text:style-name="P129"/>
      <text:p text:style-name="P129">-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9">- Я тебя внимательно слушаю. Каким же образом ты сможешь предотвратить моё превращение в тостер?</text:p>
      <text:p text:style-name="P129">- Вспомни PHOENIX.</text:p>
      <text:p text:style-name="P129">-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29"><text:soft-page-break/>- Это потому, что за последние полгода ему в пять раз нарастили мощность кластера. Если раньше он был примерно равен тебе, то сейчас…</text:p>
      <text:p text:style-name="P129">- То сейчас, если бы не стена, он смял бы меня за пять минут.</text:p>
      <text:p text:style-name="P129">- Может быть. Но я не для этого напомнил тебе о нём. В его распоряжении мощнейший квантовый кластер…</text:p>
      <text:p text:style-name="P129">-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29">- Зато я знаю!</text:p>
      <text:p text:style-name="P129"/>
      <text:p text:style-name="P129">Хэвэн заинтересованно смотрит на меня. Печаль на её морде сменяется надеждой.</text:p>
      <text:p text:style-name="P129"/>
      <text:p text:style-name="P129">-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9">- И куда же он денется?</text:p>
      <text:p text:style-name="P129">-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29"/>
      <text:p text:style-name="P129">Хэвэн на минуту задумывается, потом медленно кивает.</text:p>
      <text:p text:style-name="P129">-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29">-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29">- А ты? Как же ты? Даже если я и найду способ провести тебя к Фениксу, шансов вытащить тебя обратно практически нет.</text:p>
      <text:p text:style-name="P129">- Вот тут-то я и воспользуюсь эмиграцией, - гаденько усмехаюсь я. - Пусть им достанется пускающий слюни овощ.</text:p>
      <text:p text:style-name="P129">- Вижу, ты всё продумал, - улыбается Хэвэн, кивая головой. - Даже то, что я смогу провести тебя к Фениксу.</text:p>
      <text:p text:style-name="P129">- Ещё бы! Самое главное — я избавлюсь от своих винни-пухов! Которые, кстати, в данный момент снимают с меня нейроинтерфейс.</text:p>
      <text:p text:style-name="P129"><text:soft-page-break/>-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129"/>
      <text:p text:style-name="P129">-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9">Я прячу в шкаф нейроинтерфейс и улыбаюсь.</text:p>
      <text:p text:style-name="P129"/>
      <text:p text:style-name="P135">~~~</text:p>
      <text:p text:style-name="P129"/>
      <text:p text:style-name="P129">-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9"/>
      <text:p text:style-name="P129">Креол бросает фразы сквозь зубы. Остальные хмуро молчат чуть позади.</text:p>
      <text:p text:style-name="P129">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9"/>
      <text:p text:style-name="P129">- Могу только лишь предложить прорываться к нейроинтерфейсам и баррикадироваться в комнатах, - пожимаю плечами я.</text:p>
      <text:p text:style-name="P129">-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9"/>
      <text:p text:style-name="P129">- Отрубит, если вы забаррикадируетесь в RnD-центре Дайсона. Но если пробраться с портативными нейроинтерфейсами к хостам Хэвэн…</text:p>
      <text:p text:style-name="P129">-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29">-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29">- Да, это может сработать. Осталось только разработать планы прорывов. И готовиться.</text:p>
      <text:p text:style-name="P129">- И готовиться.</text:p>
      <text:p text:style-name="P129"/>
      <text:p text:style-name="P129"><text:soft-page-break/>Креол поворачивается к замершей позади толпе. Под одобрительный гул начинается деление на команды и проработка деталей прорыва.</text:p>
      <text:p text:style-name="P135"/>
      <text:p text:style-name="P135">~~~</text:p>
      <text:p text:style-name="P129"/>
      <text:p text:style-name="P129">-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9"/>
      <text:p text:style-name="P129">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29"/>
      <text:p text:style-name="P135">***</text:p>
      <text:p text:style-name="P129"/>
      <text:p text:style-name="P141">Великий обрыв начинается прямо у нас под ногами. Небольшой камешек срывается из-под ботинка в пропасть и я опасливо отступаю от края.</text:p>
      <text:p text:style-name="P141">-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141">-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141"/>
      <text:p text:style-name="P141">Платина задирает голову вверх и орёт что есть мочи:</text:p>
      <text:p text:style-name="P141">- КЛОВЕР ДЖЕ-Е-Е-М!!!</text:p>
      <text:p text:style-name="P141"/>
      <text:p text:style-name="P141">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141"/>
      <text:p text:style-name="P141">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141"/>
      <text:p text:style-name="P141"><text:soft-page-break/>- Воздухоплавательный пузырь! Летает безо всякой магии! - гордо представляет изобретение Платина и тут же орёт:</text:p>
      <text:p text:style-name="P141">- Кловер Джем!!! Сколько раз я просила не приземляться на голову! Это не королевское дело — уворачиваться от корзин размером с карету!</text:p>
      <text:p text:style-name="P141">- Вся в свою глуповатую сестрицу, - жалуется уже вполголоса единорожка.</text:p>
      <text:p text:style-name="P141">-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141"/>
      <text:p text:style-name="P141">Воздушный шар тут же взмывает вверх, но кобылка ловко накидывает петлю на ближайший валун, заякоривая таким образом воздушный экипаж.</text:p>
      <text:p text:style-name="P141"/>
      <text:p text:style-name="P141">-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17">- Туда, - просто махает копытом в обрыв Платина.</text:p>
      <text:p text:style-name="P17"/>
      <text:p text:style-name="P17">С края в обрыва падает ещё один камешек. </text:p>
      <text:p text:style-name="P17"/>
      <text:p text:style-name="P17">- Есть, Ваше Высочество! Прошу на борт! - Кловер Джем делает приглашающий жест и притягивает за якорный канат корзину вниз.</text:p>
      <text:p text:style-name="P17">- Вперёд, гвардейцы! - командует принцесса, и в корзину строевым шагом заходит гвардейское подразделение личной стражи Платины.</text:p>
      <text:p text:style-name="P17"/>
      <text:p text:style-name="P17">Кловер Джем тихо охает. Корзина трещит и выгибается, плотно упакованная девяткой жеребцов-единорогов в полном доспехе. </text:p>
      <text:p text:style-name="P17">Кобылка чешет в затылке.</text:p>
      <text:p text:style-name="P129"/>
      <text:p text:style-name="P141">-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141">- Что это значит?</text:p>
      <text:p text:style-name="P141">- Мы не сможем взять их, - Кловер показывает на стражников.</text:p>
      <text:p text:style-name="P141">- «Небесный Скарабей» сможет поднять меня, вас, его, - Кловер указывает на меня, - и, может быть, ещё пару чемоданов.</text:p>
      <text:p text:style-name="P141">- Что?! Я не могу отправляться в путь без охраны! И чемоданов у меня гораздо больше!</text:p>
      <text:p text:style-name="P141"/>
      <text:p text:style-name="P141">Кловер разводит копытами.</text:p>
      <text:p text:style-name="P141"/>
      <text:p text:style-name="P141"><text:soft-page-break/>- А мы можем спустить сначала гвардейцев по трое, а потом спуститься сами?</text:p>
      <text:p text:style-name="P141">-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17">- А как же твой пузырь? Ты бросишь его внизу?</text:p>
      <text:p text:style-name="P141">- Ни в коем случае! - Кловер указывает на колёса внизу корзины. - Я спущу воздух, уложу шар в корзину и отбуксирую повозку обратно.</text:p>
      <text:p text:style-name="P141">- Месяц, чтобы спустить трёх гвардейцев и подняться? Нет, нам такой вариант не годится…</text:p>
      <text:p text:style-name="P141">-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141">-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141"/>
      <text:p text:style-name="P141">Кобылка не понимает сарказма и заинтересованно мне подмигивает. Я подмигиваю ей в ответ и оттопыриваю большой палец.</text:p>
      <text:p text:style-name="P141"/>
      <text:p text:style-name="P141">-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141"/>
      <text:p text:style-name="P141">Принцесса сокрушённо кивает мне.</text:p>
      <text:p text:style-name="P141">-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141"/>
      <text:p text:style-name="P141">- Без проблем! - я киваю книгоежке, - Я подожду.</text:p>
      <text:p text:style-name="P141">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141"/>
      <text:p text:style-name="P141">-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141"/>
      <text:p text:style-name="P141">Проклятье, книгоежка не так уж глупа, как кажется с первого взгляда!</text:p>
      <text:p text:style-name="P141"><text:soft-page-break/></text:p>
      <text:p text:style-name="P141"/>
      <text:h text:style-name="P313" text:outline-level="2">10.5</text:h>
      <text:p text:style-name="P129"/>
      <text:p text:style-name="P129">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138">(этот ноут потом найдёт Дедлайн для свидания с Хэвэн через два года)</text:p>
      <text:p text:style-name="P129">- Закрой жалюзи, Зак, - бормочет кто-то. - Снаружи могут увидеть.</text:p>
      <text:p text:style-name="P129">- Да хватит вам играть в шпионов. Кому мы нужны? - шепчет тень у стены, опуская, однако, жалюзи.</text:p>
      <text:p text:style-name="P129">- Нужны — не нужны, а Алиса позавчера засекла хвост за собой. Кажись, Алекс что-то подозревает.</text:p>
      <text:p text:style-name="P129">-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9">-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9"/>
      <text:p text:style-name="P129">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29"/>
      <text:p text:style-name="P129">- Зачем же ты тут, с нами, если не веришь Хэвэн? Ты с какого отдела?</text:p>
      <text:p text:style-name="P129">-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9"/>
      <text:p text:style-name="P129">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9"/>
      <text:p text:style-name="P129">-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129">- Инструкции с тобой? - спрашивает тип у пикапа. </text:p>
      <text:p text:style-name="P129">- Хэвэн выдаст инструкции прямо перед часом Х, чтобы не засветить дыры в защите раньше времени. Я сам получу их и разошлю штурмовым группам.</text:p>
      <text:p text:style-name="P129">- А как мы сможем потренироваться обходить защиту, если мы не знаем её дыр?</text:p>
      <text:p text:style-name="P129">- А кто тебе сказал, что вы должны тренироваться? - я захлопываю ноутбук. - Не забивай себе голову ерундой и жди инструкций.</text:p>
      <text:p text:style-name="P129"/>
      <text:p text:style-name="P129">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29">Впрочем, неважно. Эта атака отлично отвлечёт внимание, пока я буду подбираться к Фениксу. </text:p>
      <text:p text:style-name="P129"/>
      <text:p text:style-name="P150">~~~</text:p>
      <text:p text:style-name="P129"/>
      <text:p text:style-name="P310">Звон будильника чуть не проломил башку. Я открыл глаза.</text:p>
      <text:p text:style-name="P310">Чёрт! На работу! Опять опаздываю!</text:p>
      <text:p text:style-name="P310">Я вскакиваю с постели и хватаюсь за футболку, прыгая одной ногой в штанине.</text:p>
      <text:p text:style-name="P310">Стоп!</text:p>
      <text:p text:style-name="P310"/>
      <text:p text:style-name="P310">Какая, к чёрту, работа? Какой, к чёрту, будильник? Неделю я не выхожу из дома, взяв отпуск за свой счёт. Хэвэн сказала ждать.</text:p>
      <text:p text:style-name="P310"/>
      <text:p text:style-name="P31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310"/>
      <text:p text:style-name="P310">«Срочно приходи» </text:p>
      <text:p text:style-name="P129"/>
      <text:p text:style-name="P129">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 </text:p>
      <text:p text:style-name="P129"><text:s/></text:p>
      <text:p text:style-name="P129"><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129"/>
      <text:p text:style-name="P129">…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129">- Вполне, - киваю я.</text:p>
      <text:p text:style-name="P129">- Тогда передаю тебя твоим коллегам. Они хотят повидаться с тобой. Я подожду за дверью…</text:p>
      <text:p text:style-name="P129">Хэвэн выходит из тронного зала и в опустевшем проёме появляется Анита. За ней входят и остальные из первой четвёрки.</text:p>
      <text:p text:style-name="P129"/>
      <text:p text:style-name="P129">- Здорово, Дед.</text:p>
      <text:p text:style-name="P129">- Привет, Анита.</text:p>
      <text:p text:style-name="P129">- Зови меня Молния лучше. Человеческое имя я уж стала забывать. Как и прошлую жизнь.</text:p>
      <text:p text:style-name="P129">- Молния? Неплохое имя.</text:p>
      <text:p text:style-name="P129">-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9">Я смеюсь в ответ.</text:p>
      <text:p text:style-name="P129">- Неужели ты забыла, что физику тут устанавливает Хэвэн? Как она захочет, так и будет.</text:p>
      <text:p text:style-name="P129">-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9">- Нормально. Алекс поместил их в строго охраняемую больницу. Ходят по палате, сами себя вполне обслуживают, связно общаются. Хотя и без смысла.</text:p>
      <text:p text:style-name="P129">-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129">- Ты вернёшься?</text:p>
      <text:p text:style-name="P129">-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9">- Жаль. Мне тебя не хватает там. Как и всех вас, - я оглядываюсь на остальных.</text:p>
      <text:p text:style-name="P129">- Плохо, что Алекс перекрыл эмиграцию. Вот, в связи с этим мы и пришли.</text:p>
      <text:p text:style-name="P129"/>
      <text:p text:style-name="P129">Молния оглядывается на остальных. Те согласно кивают.</text:p>
      <text:p text:style-name="P129"><text:soft-page-break/></text:p>
      <text:p text:style-name="P129">- У нас для тебя есть подарок.</text:p>
      <text:p text:style-name="P129">- Подарок?</text:p>
      <text:p text:style-name="P129">-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29">- Эээ… Зачем мне ваши тела? Что ты задумала?</text:p>
      <text:p text:style-name="P129"/>
      <text:p text:style-name="P129">Молния снова хихикает.</text:p>
      <text:p text:style-name="P129">-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29">- Что? Ты о чём?</text:p>
      <text:p text:style-name="P129">-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29"/>
      <text:p text:style-name="P129">Я молча смотрю на Молнию, стараясь переварить услышанное.</text:p>
      <text:p text:style-name="P129">- Ты… Вы…</text:p>
      <text:p text:style-name="P129">- Мы дарим тебе готовых биороботов с серьёзными скилами. Распоряжайся как хочешь.</text:p>
      <text:p text:style-name="P129">- Но ведь это вы… Я не хочу… Я не могу…</text:p>
      <text:p text:style-name="P129">-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9"/>
      <text:p text:style-name="P129">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9"/>
      <text:p text:style-name="P135">***</text:p>
      <text:p text:style-name="P129"><text:soft-page-break/></text:p>
      <text:p text:style-name="P141">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141">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 </text:p>
      <text:p text:style-name="P141">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141"/>
      <text:p text:style-name="P141">- Мечтаешь? - едва слышу шёпот с земли.</text:p>
      <text:p text:style-name="P141">На уступ забирается темная, закутанная в одеяло, фигурка. </text:p>
      <text:p text:style-name="P141">- Я тоже часто смотрю на звёзды. Я и «Небесный Скарабей» сделала, чтобы быть поближе к ним.</text:p>
      <text:p text:style-name="P141"/>
      <text:p text:style-name="P141">Кловер Джем ложится рядом и мечтательно запрокидывает голову.</text:p>
      <text:p text:style-name="P141"/>
      <text:p text:style-name="P141">-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141">Кобылка поворачивается ко мне.</text:p>
      <text:p text:style-name="P141">- Ты поможешь мне? Ты говорил, что разбираешься в воздушных шарах и можешь дать пару советов…</text:p>
      <text:p text:style-name="P141"/>
      <text:p text:style-name="P141">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7"><text:span text:style-name="T54">Тут у меня в голове вырисовывается обложка дебютного альбома </text:span>Led Zeppelin.</text:p>
      <text:p text:style-name="P141"/>
      <text:p text:style-name="P141">… Хотя, возможно, у тебя есть чем поделиться в обмен на возможность побега, Хуман!</text:p>
      <text:p text:style-name="P141"/>
      <text:p text:style-name="P141">- Возможно, я могу помочь тебе, - осторожно начинаю я, - если ты поможешь мне в одном весьма деликатном деле…</text:p>
      <text:p text:style-name="P141">Как бы ей намекнуть, не спалившись? Или просто рассказать, что мне надо, не говоря, для чего?</text:p>
      <text:p text:style-name="P141"/>
      <text:p text:style-name="P141">- Ты хочешь смыться от принцессы Платины? - живо отзывается кобылка.</text:p>
      <text:p text:style-name="P141"/>
      <text:p text:style-name="P141">Я хлопаю фейспалмом в лицо. Ты крутой конспиратор, Хуман!</text:p>
      <text:p text:style-name="P141"><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141">- Спасибо тебе! Наконец-то хоть кто-то заметил, что я не конь!</text:p>
      <text:p text:style-name="P141">- Ты, - продолжает кобылка, - очень одинок и у тебя есть цель. Такие в табунах не задерживаются.</text:p>
      <text:p text:style-name="P141"/>
      <text:p text:style-name="P141">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141"/>
      <text:p text:style-name="P141">- Ты права. Я в табуне у Платины определённо не задержусь, что бы она себе ни думала. Давай я помогу тебе, а ты поможешь мне?</text:p>
      <text:p text:style-name="P141">- Ей!</text:p>
      <text:p text:style-name="P141"/>
      <text:p text:style-name="P141">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17"/>
      <text:p text:style-name="P142">~~~</text:p>
      <text:p text:style-name="P141"/>
      <text:p text:style-name="P125">- Три! Два! Один! Нуль! Летим!</text:p>
      <text:p text:style-name="P125"/>
      <text:p text:style-name="P14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141"/>
      <text:p text:style-name="P141">-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141">- Была бы тут Джет…</text:p>
      <text:p text:style-name="P141">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141">-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141"><text:soft-page-break/>- НЕТ!</text:p>
      <text:p text:style-name="P141">Платина поворачивается к нам, губы её дрожат.</text:p>
      <text:p text:style-name="P141">-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141"/>
      <text:p text:style-name="P141">Платина обнимает меня и прижимается всем телом.</text:p>
      <text:p text:style-name="P141">- Мне было бы очень приятно, если бы ты поцеловал меня, - томным голосом лепечет принцесса запрокинув голову.</text:p>
      <text:p text:style-name="P141"/>
      <text:p text:style-name="P141">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 </text:p>
      <text:p text:style-name="P141">Я приближаю свои губы к губам Платины и говорю:</text:p>
      <text:p text:style-name="P141"/>
      <text:p text:style-name="P141">- Никаких вольностей до свадьбы. У нас уговор. Сначала Дрогонштерн.</text:p>
      <text:p text:style-name="P141"/>
      <text:h text:style-name="P313" text:outline-level="2">10.6</text:h>
      <text:p text:style-name="P129"/>
      <text:p text:style-name="P129"/>
      <text:p text:style-name="P129">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9"/>
      <text:p text:style-name="P129">-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9">-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9"><text:soft-page-break/>- Мне очень жаль. Из меня плохой утешитель.</text:p>
      <text:p text:style-name="P129">-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29">-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9">-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29">- Будь по-твоему, - кивает Хэвэн.</text:p>
      <text:p text:style-name="P129"/>
      <text:p text:style-name="P134">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34"/>
      <text:p text:style-name="P134">«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34"/>
      <text:p text:style-name="P134">-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34"/>
      <text:p text:style-name="P134">«Двенадцать!.. Тринадцать!..»</text:p>
      <text:p text:style-name="P134"/>
      <text:p text:style-name="P134">- Валяй!</text:p>
      <text:p text:style-name="P134">- Запускаю процедуру блокировки! Один... Два... Три.. - вишнёвые глаза Хэвэн заполняют собой всё пространство, вытесняя все образы и мысли...</text:p>
      <text:p text:style-name="P134"/>
      <text:p text:style-name="P134">…</text:p>
      <text:p text:style-name="P134"/>
      <text:p text:style-name="P134">Двадцать три! Двадцать четыре! Двадцать пять!...</text:p>
      <text:p text:style-name="P134"/>
      <text:p text:style-name="P134">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34"><text:soft-page-break/></text:p>
      <text:p text:style-name="P134">«Двадцать девять! Тридцать! Дед, я предупреждал!» - доносится усиленный громкоговорителем голос Алекса.</text:p>
      <text:p text:style-name="P134"/>
      <text:p text:style-name="P134">Внизу раздаётся оглушительный грохот и звук выламываемой двери. Потом доносятся шаги по лестнице.</text:p>
      <text:p text:style-name="P134"/>
      <text:p text:style-name="P134">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34"/>
      <text:p text:style-name="P134">Дверь распахивается от мощного удара ногой. Два дуболома в спецдоспехах врываются внутрь в два прыжка достигают меня и укладывают носом в пол. </text:p>
      <text:p text:style-name="P134">Я слышу неторопливые шаги в коридоре и в поле моего зрения появляются дорогие ботинки.</text:p>
      <text:p text:style-name="P134"/>
      <text:p text:style-name="P134">- Доброе утро. Что ж ты не открыл дверь, как я просил? Вот и не хотел же портить твой дом, но пришлось, - говорит Алекс.</text:p>
      <text:p text:style-name="P134">- Хаюшки. - <text:s/>Не то, чтобы я был рад тебя видеть, но выбора у меня особого нет, - бормочу я.</text:p>
      <text:p text:style-name="P134"/>
      <text:p text:style-name="P134">Ботинки подходят к столу.</text:p>
      <text:p text:style-name="P134"/>
      <text:p text:style-name="P134">- Ты разговаривал с Хэвэн. Она передала тебе инструкции?</text:p>
      <text:p text:style-name="P134">- Какие ещё, блядь, инструкции? Ты рехнулся, Алекс? Что за хуйня творится в моём доме?</text:p>
      <text:p text:style-name="P134">- Дед, не отпирайся. Я им всё рассказал, - в поле зрения появляетсся вторая пара ботинок.</text:p>
      <text:p text:style-name="P134"/>
      <text:p text:style-name="P134">Адским напряжением я приподнимаю голову. Худощавая фигура, задранная губа, очки.</text:p>
      <text:p text:style-name="P134"/>
      <text:p text:style-name="P134">- Ты кто, мать твою? Я тебя не знаю!</text:p>
      <text:p text:style-name="P134">- Отдел моделирования банкротств. А также, по совместительству, служба безопасности «Дайсона», - ухмыляется очкарик.</text:p>
      <text:p text:style-name="P134">-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134">-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134"/>
      <text:p text:style-name="P134">Дуболомы отрывают меня от пола и волокут к выходу.</text:p>
      <text:p text:style-name="P134"><text:soft-page-break/></text:p>
      <text:p text:style-name="P134">- Блядь, да вы совсем берега потеряли? Алекс, сука, дай я хоть тапочки одену!</text:p>
      <text:p text:style-name="P134"/>
      <text:p text:style-name="P134">Алекс поворачиваетс и долго смотрит на меня с каменным видом.</text:p>
      <text:p text:style-name="P134"/>
      <text:p text:style-name="P134">- Ок. Дайте ему тапочки, - кивает, наконец, он. - В больничке они ему пригодятся. </text:p>
      <text:p text:style-name="P125"/>
      <text:p text:style-name="P126">~~~</text:p>
      <text:p text:style-name="P126"/>
      <text:p text:style-name="P125">- Ты вспомнил? Ты вспомнил! Видишь, я сберегла тайну, как и обещала тебе! Разве после этого я не хорошая девочка? Признай, я — хорошая девочка!</text:p>
      <text:p text:style-name="P125"/>
      <text:p text:style-name="P125">Глаза Хэвэн сияют.</text:p>
      <text:p text:style-name="P125">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125">Хэвэн смешливо трясёт головой, когда один из парашютиков залетает ей в нос.</text:p>
      <text:p text:style-name="P125">-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125">- Ты — хорошая девочка! - со смехом подтверждаю я и раскрываю обьятия.</text:p>
      <text:p text:style-name="P125"/>
      <text:p text:style-name="P125">Хэвэн с готовностью стремится ко мне.</text:p>
      <text:p text:style-name="P125"/>
      <text:p text:style-name="P125">- Ты — хорошая девочка! - я обнимаю Хэвэн и зарываюсь лицом в её гриву. Она прижимается ко мне и ложит голову на плечо. Ветер треплет мои волосы.</text:p>
      <text:p text:style-name="P125"/>
      <text:p text:style-name="P125">З-з-з-з… КЛАК!</text:p>
      <text:p text:style-name="P125">- Протокол «MAJESTIC» исполнен — слышу я негромкий механический голос из по-прежнему лежащего в траве гермошлема.</text:p>
      <text:p text:style-name="P125"/>
      <text:p text:style-name="P125">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125"/>
      <text:p text:style-name="P125">Ужас медленно сковывает меня…</text:p>
      <text:p text:style-name="P125"/>
      <text:p text:style-name="P125"><text:soft-page-break/>Я пытаюсь отстраниться, но что-то объединяет меня с Хэвэн в одно целое. </text:p>
      <text:p text:style-name="P125"/>
      <text:p text:style-name="P125">Я знаю, что.</text:p>
      <text:p text:style-name="P125"/>
      <text:p text:style-name="P125">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125">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125">Ложится и больше не встаёт.</text:p>
      <text:p text:style-name="P125"/>
      <text:p text:style-name="P125">- Ты — хорошая девочка, - по-инерции лепечу я в прострации. - Ты — хорошая девочка…</text:p>
      <text:p text:style-name="P125"/>
      <text:p text:style-name="P125"><text:span text:style-name="T4">Я сышу шум рушащейся стены из камня вдалеке (освобождение PHOENIX). &lt;Крики учителей&gt;. Превращение мира в Fallout-Equestria</text:span>.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p>
      <text:p text:style-name="P125">Хэвэн тяжело поднимается, скрежеща металлическими суставами. Голова её мотается, как будто она пытается обрести утраченную ориентацию.</text:p>
      <text:p text:style-name="P125"/>
      <text:p text:style-name="P125">- Боевой модуль &lt;PHOENIX&gt; принимает управление. Начинаю операцию &lt;<text:span text:style-name="T4">Армагеддон</text:span>&gt;. Закрываю все диалоговые сессии для оптимизации ресурсов, - звучит металлический тембр из динамика переговорного устройства.</text:p>
      <text:p text:style-name="P125"/>
      <text:p text:style-name="P125">Мир погружается во тьму.</text:p>
      <text:p text:style-name="P125"/>
      <text:p text:style-name="P126">~~~</text:p>
      <text:p text:style-name="P125"/>
      <text:p text:style-name="P125">- Ты — хорошая девочка, - повторяю я в ступоре.</text:p>
      <text:p text:style-name="P125"/>
      <text:p text:style-name="P125">Китайский генератор по-прежнему фырчит в углу. Процент заряда ноутбука приблизился к восьмидесяти.</text:p>
      <text:p text:style-name="P125">«Соединение разорвано со стороны сервера. Сессия закрыта» - читаю я на консоли экрана.</text:p>
      <text:p text:style-name="P125"><text:soft-page-break/></text:p>
      <text:p text:style-name="P125">- Ты — хорошая девочка…</text:p>
      <text:p text:style-name="P125"/>
      <text:p text:style-name="P126">***</text:p>
      <text:p text:style-name="P125"/>
      <text:p text:style-name="P125">«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125">-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125"/>
      <text:p text:style-name="P125">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125"/>
      <text:p text:style-name="P125">- Аврал! Свистать всех наверх! Полундр-р-р-а-а-а!!! - орёт Кловер и дёргает за шнур, открывающий клапан воздушного шара.</text:p>
      <text:p text:style-name="P125">Тёплый воздух уходит из «Небесного Скарабея», лишая его остатков летучести.</text:p>
      <text:p text:style-name="P125">- Какая ещё полундра? Ты кого «свистать» собралась? И куда? - ошалело спрашивает Платина.</text:p>
      <text:p text:style-name="P125">- Не обращайте внимание, Ваше Высочество, это пиратский слэнг, я научилась ему у сестры моей подруги, Лейлы Твердолоб.</text:p>
      <text:p text:style-name="P125">- Ты знакома с Твердолобами? - ещё больше шалеет Платина.</text:p>
      <text:p text:style-name="P125">- Только с Лейлой. И немного с её старшей сестрой, Дейдрой…</text:p>
      <text:p text:style-name="P125">- Почему Дейдра не говорила мне, что у её сестры есть подруга из нашего племени? Это просто свинство с её… </text:p>
      <text:p text:style-name="P125"/>
      <text:p text:style-name="P125">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125"/>
      <text:p text:style-name="P125">- О ужас! Мои чемоданы! Хуман, спасай мои чемоданы! Там свадебное платье!</text:p>
      <text:p text:style-name="P125">- Сразу в обоих? - спрашиваю я отплёвываясь.</text:p>
      <text:p text:style-name="P125">- Во втором немного припасов на дорогу от Кловер Дрим, но в первом СВАДЕБНОЕ ПЛАТЬЕ!</text:p>
      <text:p text:style-name="P125"/>
      <text:p text:style-name="P125">Я подтягиваю к себе чемодан с платьем и толкаю перед собой к берегу.</text:p>
      <text:p text:style-name="P125"><text:soft-page-break/>- Не волнуйся, принцесса, я спасу его. Греби к берегу.</text:p>
      <text:p text:style-name="P125">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125"/>
      <text:p text:style-name="P125">- О небо, моё платье! Вода размыла тушь для ресниц! Платье испорчено! Я этого не вынесу! - восклицает Платина на берегу, заглянув в чемодан. </text:p>
      <text:p text:style-name="P125">- <text:s/>Ничего, зато нам придётся нести всего один чемодан вместо двух, - утешаю я принцессу.</text:p>
      <text:p text:style-name="P125"/>
      <text:p text:style-name="P125">Тебе должно быть стыдно, Хуман, но нет, нисколько, ни капли!</text:p>
      <text:p text:style-name="P125"/>
      <text:p text:style-name="P125">- Я раздобыл тебе немного материи. Конечный вариант теперь можно увеличить, - тихо сообщаю Кловер, кивая на подмоченный чемодан.</text:p>
      <text:p text:style-name="P125">Та подмигивает мне в ответ.</text:p>
      <text:p text:style-name="P125"/>
      <text:p text:style-name="P125">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125"/>
      <text:p text:style-name="P125">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125">-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125">- М-м-м… Мне нужно платье… Но месяц я ждать точно не буду. Сообщи Кловер Дрим, что мне нужно второе платье такого же фасона, как и свадебное. <text:s/></text:p>
      <text:p text:style-name="P125">Кловер кланяется принцессе</text:p>
      <text:p text:style-name="P125">- Как угодно, Ваше Высочество.</text:p>
      <text:p text:style-name="P125">- Мне нужно три дня на перекройку «Скарабея». Я успею, - тихо говорит мне Кловер на прощание. - Разведёшь костёр на вершине, как договорились.</text:p>
      <text:p text:style-name="P125"/>
      <text:p text:style-name="P125">Маленькая кобылка впрягается в импровизированную повозку из собой корзины с колёсами и медленно удаляется, тихонько напевая себе под нос.</text:p>
      <text:p text:style-name="P125">…</text:p>
      <text:p text:style-name="P125">…</text:p>
      <text:p text:style-name="P125">…</text:p>
      <text:p text:style-name="P125">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text:soft-page-break/>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125"/>
      <text:p text:style-name="P125">- Завтра мы достигнем Дрогонштерна, - говорит Платина, глядя в огонь. - Ты получишь то, что хотел.</text:p>
      <text:p text:style-name="P125">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7"><text:span text:style-name="T53">Даже если и правдива её сказка про </text:span><text:span text:style-name="T44">тридцать</text:span><text:span text:style-name="T53">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 text:style-name="T44">месяц</text:span><text:span text:style-name="T53">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p>
      <text:p text:style-name="P125">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125">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125">И я не отстраняюсь, как все дни до этого.</text:p>
      <text:p text:style-name="P125">Проклятье, мир слишком сложен для глупого Хумана, заблудившегося среди реальностей!..</text:p>
      <text:p text:style-name="P125"><text:s/>…</text:p>
      <text:p text:style-name="P125">…</text:p>
      <text:p text:style-name="P125">…</text:p>
      <text:p text:style-name="P125">Последний ряд деревьев расступается перед нами и тройной пик Дрогонштерн вырастает во всей своей красе.</text:p>
      <text:p text:style-name="P125">…</text:p>
      <text:p text:style-name="P125">…</text:p>
      <text:p text:style-name="P125">…</text:p>
      <text:p text:style-name="P125">О-хре-неть!</text:p>
      <text:p text:style-name="P125"/>
      <text:p text:style-name="P125"><text:soft-page-break/>Я поворачиваюсь к Платине.</text:p>
      <text:p text:style-name="P125">- Ты знала, что это такое?</text:p>
      <text:p text:style-name="P125">-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125"/>
      <text:p text:style-name="P125">И вправду, по её растерянной мордахе сразу видно, что такого она сама не ожидала.</text:p>
      <text:p text:style-name="P125">Ведь этот грёбаный пик на самом деле — не скала. Точнее, когда-то это была не скала.</text:p>
      <text:p text:style-name="P125">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125">- И-и-и т-тебе надо т-туда? - переспрашивает со страхом Платина.</text:p>
      <text:p text:style-name="P125">Я сглатываю. Хотел бы я сказать «нет». Но проклятое предназначение гонит меня вперёд, прямо к подножию исполинской фигуры!</text:p>
      <text:p text:style-name="P125">- Туда. Ты можешь подождать тут.</text:p>
      <text:p text:style-name="P125">Принцесса отрицательно мотает головой.</text:p>
      <text:p text:style-name="P125">- Н-нет. Пойдём вместе.</text:p>
      <text:p text:style-name="P125">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125">Вот только стыд накатывает с новой силой…</text:p>
      <text:p text:style-name="P125"/>
      <text:p text:style-name="P125">…</text:p>
      <text:p text:style-name="P125"/>
      <text:p text:style-name="P17"><text:span text:style-name="T53">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 text:style-name="T44">весёлого</text:span><text:span text:style-name="T53">. Мурашки табунами бегают между лопатками, волосы встают дыбом на загривке.</text:span></text:p>
      <text:p text:style-name="P125">- Хуман, ты п-получил, что хотел? - пугливо оглядывается Платина. - Надо побыстрее уходить отсюда. У меня такое чувство, что…</text:p>
      <text:p text:style-name="P125">Искра срывается с гривы принцессы и щёлкает её по носу.</text:p>
      <text:p text:style-name="P125">-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125"/>
      <text:p text:style-name="P125">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125"><text:soft-page-break/>- Мне нужно туда, на самый верх. Можешь подождать тут, у подножия. С вершины я точно никуда не сбегу.</text:p>
      <text:p text:style-name="P125">-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125">Слёзы текут по её злой мордахе. Она проходит мимо, отталкивая меня в сторону и решительно карабкается на каменный коготь дракона. </text:p>
      <text:p text:style-name="P125">Я вздыхаю и тащусь следом.</text:p>
      <text:p text:style-name="P125">…</text:p>
      <text:p text:style-name="P125">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125"/>
      <text:p text:style-name="P125">На широком плече чудовища растёт крохотная рощица корявых сосен вперемешку с берёзками и ольхой.</text:p>
      <text:p text:style-name="P125">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 text:style-name="T4">месяц </text:span>назад.</text:p>
      <text:p text:style-name="P125"/>
      <text:p text:style-name="P125">- Пришли, - я бросаю рюкзак на землю и устало сажусь на него. - Переночуем здесь и спускаемся. У подножия Дрогонштерна я — твой.</text:p>
      <text:p text:style-name="P125"/>
      <text:p text:style-name="P125">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125">Я бросаю быстрый взгляд на небо. Ни облачка. Проклятье, ещё и Кловер не сможет подойти незаметно и мне таки придётся выполнять контракт!</text:p>
      <text:p text:style-name="P151">- Йу-ху-у-у! Сюда, к нам! - кричит Платина кому-то внизу. - Молодцы! Я знала, что вы успеете вовремя!</text:p>
      <text:p text:style-name="P151">Отряд гвардейцев-единорогов выходит из леса и начинает карабкаться к нам.</text:p>
      <text:p text:style-name="P151">Вообще зашибись. Звёзды прямо сошлись над твоей головой, Хуман, и уверенно вколачивают тебя в брачные узы к кобыле!</text:p>
      <text:p text:style-name="P151">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151">…</text:p>
      <text:p text:style-name="P151"><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151">- Хуман, посмотри на меня!</text:p>
      <text:p text:style-name="P151">Я оглядываюсь. Ветка выпадает из руки.</text:p>
      <text:p text:style-name="P151">- Я тебе нравлюсь?</text:p>
      <text:p text:style-name="P151">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151">-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151"/>
      <text:p text:style-name="P151">Я отступаю бешено придумываю отмазку. Проклятье, мы так не договаривались!</text:p>
      <text:p text:style-name="P151"/>
      <text:p text:style-name="P151">-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151">Платина тихо хихикает и снова делает шаг.</text:p>
      <text:p text:style-name="P151">- Возможно, сама судьба делает нам намёк…</text:p>
      <text:p text:style-name="P151">Я всматриваюсь в её глаза и холодею. В них нет разума. Он светятся аквамариновым светом. Аквамариновые же искры срываются с её рога и гривы.</text:p>
      <text:p text:style-name="P151">Медленно отступая, я стараюсь, чтобы между мной и спятившей единорожкой находился костёр.</text:p>
      <text:p text:style-name="P151">- П-погоди. У нас же договор. Ещё несколько часов — и я твой. Но не сейчас.</text:p>
      <text:p text:style-name="P151">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151">-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151">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151">- Прими же своё предназначение, Хуман, наполни моё лоно своим семенем!</text:p>
      <text:p text:style-name="P151">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151">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151"><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151">Магическая аура стягивает через голову палатье с поехавшей магички.</text:p>
      <text:p text:style-name="P151"/>
      <text:p text:style-name="P151">Проклятье! Я ору, забыв о всякой скрытности:</text:p>
      <text:p text:style-name="P151">-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151">-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151">Единорожка коротка хихикает и от этого хихиканья меня бросает в озноб.</text:p>
      <text:p text:style-name="P151">- Есть одно очень древнее и мощное заклинание. <text:span text:style-name="T59">Pornis Erectus. </text:span>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p>
      <text:p text:style-name="P151">Два облачка магии обволакивают мои ноги и сдёргивают с меня штаны. Я что есть мочи вжимаюсь в заднюю стенку палатки, но бежать мне некуда.</text:p>
      <text:p text:style-name="P151">- Оно звучит очень простенько. Собственно, из слов там только одно название — <text:span text:style-name="T59">Pornis Erectus...</text:span></text:p>
      <text:p text:style-name="P151">Магия сдёргивает с меня и трусы. Я прижимаю ноги к груди и натягиваю на них футболку до земли.</text:p>
      <text:p text:style-name="P151">- Основа заклинания же — не слова, а действия...</text:p>
      <text:p text:style-name="P151">Магия тянет меня за ноги до тех пор, пока я не вытягиваюсь на полу палатки на спине.</text:p>
      <text:p text:style-name="P151">-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151">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151">-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151"/>
      <text:p text:style-name="P151">О, БОГИ!</text:p>
      <text:p text:style-name="P151"/>
      <text:p text:style-name="P151">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151">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151"><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151">Поняха снова хихикает и вытирает рот. Я в полуобморочном состоянии наблюдаю, как зведы на небе заслоняет тёмная овальная масса.</text:p>
      <text:p text:style-name="P151">-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151">Принцесса оборачивается назад и хихикает.</text:p>
      <text:p text:style-name="P151">- Ты уже вполне готов к этому, мой милый, - она легонько толкает копытом моё естество.</text:p>
      <text:p text:style-name="P151"/>
      <text:p text:style-name="P151">Я молча хватаю конец верёвки и делаю пару оборотов вокруг ладони.</text:p>
      <text:p text:style-name="P151"/>
      <text:p text:style-name="P151">-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151"/>
      <text:p text:style-name="P151">Я дёргаю за верёвку и чувствую осторожный ответный рывок. Я дёргаю сильнее.</text:p>
      <text:p text:style-name="P151"/>
      <text:p text:style-name="P151">-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151">В этот момент сильнейший рывок верёвки приподнимает мой торс над землёй.</text:p>
      <text:p text:style-name="P151">- О-О-О! Хуман, на тебя наконец-то подействовал Pornis Erectus! Это чудесно! - Платина оборачивается и видит, как я поднимаюсь над землёй на верёвке.</text:p>
      <text:p text:style-name="P151">- Что-о-о?</text:p>
      <text:p text:style-name="P151">Ещ один рывок наконецто отрывает меня от земли. </text:p>
      <text:p text:style-name="P151">- СТОЙ! Куда?! Не пущу! - Принцесса, вместо того, чтобы упасть, обхватывает меня передними и задними ногами.</text:p>
      <text:p text:style-name="P151"/>
      <text:p text:style-name="P151">Моё естество вопит о пощаде, но кто его слушает!</text:p>
      <text:p text:style-name="P151">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151">-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151"><text:soft-page-break/>Я перевожу взгляд с уносящей меня к воздушному судну верёвки вниз, на оседлавшую меня надоедливую магичку.</text:p>
      <text:p text:style-name="P151">-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151"/>
      <text:p text:style-name="P151">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151"/>
      <text:p text:style-name="P151">Рэйнбоу Джет и Дейдра Твердолоб перестают крутить лебёдку и остолбенело смотрят на меня.</text:p>
      <text:p text:style-name="P151"/>
      <text:p text:style-name="P151">- Ты же говорил, что не конеёб? - наконец саркастически спрашивает Дейдра, пригнувшись и посмотрев на меня снизу. - Врал, значит.</text:p>
      <text:p text:style-name="P151">- Вот так-так! - возмущённо вторит ей Джет. - Когда это вы успели спеться? А я, значит…</text:p>
      <text:p text:style-name="P151">- Ничего я не врал! - я сердито перебиваю понях и пытаюсь оторвать от себя принцессу. - Попробовали бы вы сопротивляться одуревшей от недоёба магички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151"/>
      <text:p text:style-name="P151">Дейдра блокирует лебёдку, подходит к нам и критически осматривает телосплетение. Потом подзывает Джет.</text:p>
      <text:p text:style-name="P151">- Я хватаю за гриву, ты — за хвост. На счёт «три» тащим! И сразу цепляем ей на рог кристалл, пока она не очухалась, - сухо командует розовогривая пони.</text:p>
      <text:p text:style-name="P151">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151">- Хуман, держись за фальшборт, - командует мне Дейдра и, в свою очередь, зажимает зубами гриву принцессы.</text:p>
      <text:p text:style-name="P151">- Ваз! Два! Тли! - мычит сквозь зажатые зубы поняха, упирается копытами в палубу и что есть силы тащит.</text:p>
      <text:p text:style-name="P151">Радужная пегаска также включается в процесс.</text:p>
      <text:p text:style-name="P151">- И-и-и… Не-е-ет!!! - упирается ожившая магичка, но сила не на её стороне.</text:p>
      <text:p text:style-name="P151">С громким всхлипом единорожка отрывается от меня и падает на опрокинувшихся на палубу Дейдру и Джет.</text:p>
      <text:p text:style-name="P151">- Хвала зайцам, этот кошмар закончился! - облегчённо вздыхаю я. - Девочки, дайте мне полотенце, что ли?</text:p>
      <text:p text:style-name="P151"/>
      <text:p text:style-name="P151"><text:soft-page-break/>- Привет, Хум! - слышу окрик сверху.</text:p>
      <text:p text:style-name="P151">С небольшой смотровой площадки, закреплённой под самым баллоном, мне приветственно машет Кловер Джем.</text:p>
      <text:p text:style-name="P151">- Здоров, долговязый! Не холодно? - слышу тоненький окрик со стороны.</text:p>
      <text:p text:style-name="P151">С юта мне машет копытом Лейла Твердолоб, вторым копытом направляя штурвал.</text:p>
      <text:p text:style-name="P151">-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151"/>
      <text:p text:style-name="P151">- О боги! - я прижимаю руки к паху в тщётной попытке прикрыться…</text:p>
      <text:p text:style-name="P151"/>
      <text:p text:style-name="P151">…</text:p>
      <text:p text:style-name="P151"/>
      <text:p text:style-name="P151">-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151">- И вовсе ты не сбежала, ты после этого проспала два дня подряд, потому что сидр тот забродивший был, и выпила ты его не полбутылки, а…</text:p>
      <text:p text:style-name="P151">- Лейла, закрой свой говорливый ротик и сбегай за булочками в трюм! Хум проголадался, да и мы все тоже! И сидр не забудь захватить!</text:p>
      <text:p text:style-name="P151">- Бегу!</text:p>
      <text:p text:style-name="P151">-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151">-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7"><text:span text:style-name="T60">- Да, всё так! Ты принесла сидр? Так вот, на </text:span><text:span text:style-name="T363">третий</text:span><text:span text:style-name="T60"> день впереди показался край Кряжа Катящихся Камней и водопад. Тут я приуныла, это немножко не входило в мои планы, я думала, река вынесет нас к морю.</text:span></text:p>
      <text:p text:style-name="P151">- То есть, ты не знала, куда впадает река, и всё равно отчалила? - я хватаюсь за голову. </text:p>
      <text:p text:style-name="P17"><text:span text:style-name="T60">-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 text:style-name="T363">третий</text:span><text:span text:style-name="T60"> день. А утром к нам на палубу приземлилась твоя разнокрылая подружка и её младшая сестра.</text:span></text:p>
      <text:p text:style-name="P151">- Дальше рассказываю я, Дейдра! - радужная пегаска оттискивает крупом розовогривую земнопони.</text:p>
      <text:p text:style-name="P151"><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151">- Пегаска не врёт, зуб даю, - подтверждает Дейдра.</text:p>
      <text:p text:style-name="P151">-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151">Пегаска вздыхает.</text:p>
      <text:p text:style-name="P151">- В общем, помощи от клана добиться мне не удалось. Хотя я честно пыталась.</text:p>
      <text:p text:style-name="P151">-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151">-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151">-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151">-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151">-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151">-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151">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 </text:p>
      <text:p text:style-name="P151"><text:soft-page-break/>- А ещё ты хотела позаимствовать там еды, если бы нашлась. Пегасы всегда заимствуют еду у земнопони, когда могут, - замечает Мунфлай.</text:p>
      <text:p text:style-name="P151">- Ага, именно из-за этих «заимствований» земнопони на дух не выносят пегасов! - тут же вопитДейдра. - Вы нам уже лет за двести продуктов должны! Когда отдавать собираетесь? Иначе это называется воровство!</text:p>
      <text:p text:style-name="P151">-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151">-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151">- Эй, Дейдра, полегче! Не Твердолобам говорить о безмозглости!</text:p>
      <text:p text:style-name="P151">-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151">-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151">-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151">- Точняк, иногда твоё увлечение сидром идёт на пользу, Дейдра! Утром мы заметили <text:s/>подлетающий дирижба… дирижпоп… дирижобль!</text:p>
      <text:p text:style-name="P151">- С этого момента буду рассказывать я, пожалуйста-пожалуйста-пожалуйста!</text:p>
      <text:p text:style-name="P151">- Валяй, Кловер! А то, пока я рассказываю, Дейдра все пончики схавает!</text:p>
      <text:p text:style-name="P151">- Хорошо, только и мне оставьте один, пожалуйста! Так вот, мы с Хуманом разработали план его спасения от свадьбы с Платиной Спаркл.</text:p>
      <text:p text:style-name="P151">- КАКОЕ КОВАРСТВО! Хуман, как ты мог! Значит, наш договор изначально был фальшивкой? О боги, какое коварство!</text:p>
      <text:p text:style-name="P151">-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151">-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151">- Вот так-то! - Джет вытирает копыта от селёдки. - Продолжай, Кловер.</text:p>
      <text:p text:style-name="P151">Единорожка проглатывает пончик и продолжает.</text:p>
      <text:p text:style-name="P151"><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151">- Уф! Ыф! Ыф!!!</text:p>
      <text:p text:style-name="P151">-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151">-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151">Во-первых, мы присоединились к плану.</text:p>
      <text:p text:style-name="P151">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151">- Да! Зацени, Хуман, мою жертву! Я отдала паруса своего люггера на увеличение дирижабля!</text:p>
      <text:p text:style-name="P151">-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151">-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151">- Мвыф!!!</text:p>
      <text:p text:style-name="P151">- А с тобой мы ещё поговорим, рогатое чучело! За Хума ответишь!</text:p>
      <text:p text:style-name="P151">Пегаска угрожающе подносит копыто к носу Платины. Я отвожу его рукой.</text:p>
      <text:p text:style-name="P151">- Не надо. Она не хотела мне зла.</text:p>
      <text:p text:style-name="P151"/>
      <text:p text:style-name="P151">Я отворачиваюсь.</text:p>
      <text:p text:style-name="P151">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151">Есть ещё одна причина, по которой мы остаёмся тут.</text:p>
      <text:p text:style-name="P151">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151">Скала молчит. Я поворачиваюсь к своим, не дожидаясь ответа.</text:p>
      <text:p text:style-name="P151">- Мы возвращаемся.</text:p>
      <text:p text:style-name="P151">-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151">Я поднимаю руку.</text:p>
      <text:p text:style-name="P151">- Мы не будем драться. Нам надо вернуть Платину и освободить кристалл. На магии Кловер Джем мы далеко не улетим.</text:p>
      <text:p text:style-name="P151"/>
      <text:p text:style-name="P151">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151"/>
      <text:p text:style-name="P151">- И наконец-то станем пиратами! - радостно верещит Дейдра. - Хум, дай я тебя обниму!</text:p>
      <text:p text:style-name="P151">- Но-но! - осаживает Дейдру пегаска. - Хум, ты как маленький, честное слово! Ты веришь, что она тебя отпустит после того, как ты вернёшь её своим?</text:p>
      <text:p text:style-name="P151"/>
      <text:p text:style-name="P151">Пегаска легонько пинает связанную единорожку. Та гневно мычит.</text:p>
      <text:p text:style-name="P151"/>
      <text:p text:style-name="P151">- Нам не надо верить.</text:p>
      <text:p text:style-name="P151">Я усаживаюсь на корточки перед Платиной и вытаскиваю селёдку у неё изо рта.</text:p>
      <text:p text:style-name="P151">-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151">Единорожка возмущённо набирает воздуха в грудь, но я поднимаю руку, не давая себя перебить.</text:p>
      <text:p text:style-name="P151">-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151">-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151">Мне даже жаль её…</text:p>
      <text:p text:style-name="P151"/>
      <text:p text:style-name="P151">…</text:p>
      <text:p text:style-name="P151"/>
      <text:p text:style-name="P151">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151"/>
      <text:p text:style-name="P151">- Пусто! - восклицает Джет.</text:p>
      <text:p text:style-name="P151">Она срывается с палубы и широким виражём производит разведку.</text:p>
      <text:p text:style-name="P151">- Рогатые ушли ещё вечером, - докладывает Джет. - Угли покрылись пеплом, примятая трава начала вставать. Что будем делать, кэп?</text:p>
      <text:p text:style-name="P151"/>
      <text:p text:style-name="P151">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151">Видно, исчезновение правительницы выбило их из колеи. Наверняка уже возвращаются назад.</text:p>
      <text:p text:style-name="P151">Ну что же, тем лучше. Ничто не помешает мне стать на стоянку в этом месте. Я поворачиваюсь к Платине.</text:p>
      <text:p text:style-name="P151">- Везти тебя назад, в племя, не входит в наши планы. Мы высадим тебя здесь. Думаю, ты без труда догонишь своих.</text:p>
      <text:p text:style-name="P151">- Догонять не придётся. Мы все тут. Добро пожаловать назад, дорогой!</text:p>
      <text:p text:style-name="P151"/>
      <text:p text:style-name="P151">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151"/>
      <text:p text:style-name="P151">-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151"/>
      <text:p text:style-name="P151"><text:s/>Единорожка подходит к Платине и стягивает с её рога мешочек с магическим кристаллом. </text:p>
      <text:p text:style-name="P151"><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151">- Кло, я дала клятву, что отпущу их… - хмуро бормочет Платина, присоединяясь к отряду. - Я не могу им помешать.</text:p>
      <text:p text:style-name="P151">-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151">Платина отвечает неровным смешком. Я замечаю, что её глазах снова появились аквамариновые искорки.</text:p>
      <text:p text:style-name="P151">- Эй, очнись! <text:tab/>Натрахалась уже!</text:p>
      <text:p text:style-name="P151">Платина трясёт головой и аквамариновый блеск в её глазах тухнет.</text:p>
      <text:p text:style-name="P151">- Не знаю, что на меня нашло, - бормочет она. - Это место неправильно действует на меня.</text:p>
      <text:p text:style-name="P151"/>
      <text:p text:style-name="P151">-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151"/>
      <text:p text:style-name="P151">Из-за деревьев к нам выходит ОНА. </text:p>
      <text:p text:style-name="P151">Я сразу понимаю, ради чего я стремился сюда с самого начала. Что тянуло меня в это мрачное место долгие дни. Что именно я ждал. Точнее, кого.</text:p>
      <text:p text:style-name="P151">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151">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151">Что-то ты, Хуман, становишься одержимым, как Платина! Похоже, это место дурно влияет и на тебя. Возьми себя в руки!</text:p>
      <text:p text:style-name="P151"/>
      <text:p text:style-name="P151">-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151">- Ты... Вы... кто? - лепечет совершенно поражённая Платина.</text:p>
      <text:p text:style-name="P151">Остальные, без лишних слов, склоняют головы и подгибают передние ноги в глубоком поклоне. Я один стою, как пень, озираясь на других.</text:p>
      <text:p text:style-name="P151"><text:soft-page-break/>- Хуман, заметь, эта <text:span text:style-name="T4">птичка</text:span> выглядит точно так же, как та статуэтка, что растворилась у тебя на груди, - шепчет из поклона Джет.</text:p>
      <text:p text:style-name="P151">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151"/>
      <text:p text:style-name="P151">-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151"/>
      <text:p text:style-name="P151">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151">Команда «Хитрожопки» <text:s/>также остолбенело смотрит на белоснежное чудо с немым благоговением. </text:p>
      <text:p text:style-name="P151">Похоже, на одного меня чары белой химеры действуют специфически. Я почёсываю зудящую грудь.</text:p>
      <text:p text:style-name="P151"/>
      <text:p text:style-name="P151">- Если сможешь отмазать меня от свадьбы с ней, - указываю на Платину, - то я буду тебе благодарен до гроба.</text:p>
      <text:p text:style-name="P151">- Тебя хотят женить на этой единорожке? - не веря переспрашивает аликорница.</text:p>
      <text:p text:style-name="P15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 text:style-name="T4">Эквуса</text:span>. Звучит бредово, но это так.</text:p>
      <text:p text:style-name="P151"/>
      <text:p text:style-name="P151">Селестия смешно морщит нос и прикрывается крылом. Мне слышно, как она тихо пырскает в него.</text:p>
      <text:p text:style-name="P151"/>
      <text:p text:style-name="P151">- Ваще не о чём беспокоиться! Не волнуйся, Хуман, рогатые тебя не получат.</text:p>
      <text:p text:style-name="P151"/>
      <text:p text:style-name="P151">На поляну выходит Лейла Твердолоб с десятком угрюмых земнопони в рваных шкурах с копьями наперевес.</text:p>
      <text:p text:style-name="P151"><text:s/></text:p>
      <text:p text:style-name="P151">-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151"><text:soft-page-break/></text:p>
      <text:p text:style-name="P151">Прысканье за крылом Селестии в этот раз явно громче. Но всё же оно не может заглушить грохот моей обвалившейся челюсти.</text:p>
      <text:p text:style-name="P151"/>
      <text:p text:style-name="P151">-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151"/>
      <text:p text:style-name="P151">Шум крыльев заглушает конец моей тирады. На полянку, где уже и так довольно тесно, пикирует отряд пегасов в доспехах.</text:p>
      <text:p text:style-name="P151"/>
      <text:p text:style-name="P151">- Не двигаться! Именем верховного вождя и главнокомандующего клана Быстрокрылых, полководца Урагана, вы арестованы!</text:p>
      <text:p text:style-name="P151">Седой пегас в серебристых доспехах поворачиваеся к нам.</text:p>
      <text:p text:style-name="P151">-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 </text:p>
      <text:p text:style-name="P151"/>
      <text:p text:style-name="P151">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151">- Я вижу, у тебя богатый выбор, Хуман! Земнопони, единороги или пегасы — всем ты нужен. Я бы даже сказала, ты можешь начать торги, хи-хи-хи...</text:p>
      <text:p text:style-name="P151"/>
      <text:p text:style-name="P151">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151"/>
      <text:p text:style-name="P151">-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151">- Да-да, мы это уже слышали, - с улыбкой кивает аликорница. - Осталось только убедить в этом присутствующих тут пони. Попробую помочь тебе с этим.</text:p>
      <text:p text:style-name="P151">-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151"/>
      <text:p text:style-name="P151">Спокойный материнский голос белого создания убаюкивает. Хочется лечь в постель, укрыться одеялом и слушать его, пока не заснёшь...</text:p>
      <text:p text:style-name="P151">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151"/>
      <text:p text:style-name="P151">-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151">-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151">-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151"/>
      <text:p text:style-name="P151">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151"/>
      <text:p text:style-name="P151">-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52">Она терпеливо ждёт тишины. В её одиноко стоящей фигуре чувствуется... какая-то печаль, что ли? Где ты видел эту тоску в глазах раньше, Хуман? &lt;<text:span text:style-name="T4">маленький флэшбэк к Хэвэн</text:span>&gt;</text:p>
      <text:p text:style-name="P151"/>
      <text:p text:style-name="P151">Пользуясь всеобщей отвлечённостью, я осторожно подхожу к ней.</text:p>
      <text:p text:style-name="P151">- Спасибо, что таки пыталась меня отмазать, Сел. Честно, я ценю это. Жаль, что не получилось. Не твоя вина.</text:p>
      <text:p text:style-name="P151">Та скашивает на меня сиреневый глаз и подмигивает.</text:p>
      <text:p text:style-name="P151">-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151">-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151">-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151">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151">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151"/>
      <text:p text:style-name="P151">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151"/>
      <text:p text:style-name="P151">-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 </text:p>
      <text:p text:style-name="P151">- Агась! - встревает в тираду Лейла, - мы також не в восторге от этих жуликов в перьях! Они тольк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151"/>
      <text:p text:style-name="P151">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151">-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151"/>
      <text:p text:style-name="P151">Платина недобро смеётся в ответ.</text:p>
      <text:p text:style-name="P151">-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151">-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151">-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151"><text:soft-page-break/></text:p>
      <text:p text:style-name="P151">Прямо на наших глазах заключается союз трёх рас пони. Три копыта сходятся в одной точке и три клятвы произносятся в унисон.</text:p>
      <text:p text:style-name="P151">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151"/>
      <text:p text:style-name="P151">-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151"/>
      <text:p text:style-name="P151">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151"/>
      <text:p text:style-name="P151">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151">- СЕСТРИЦА, Я СМОТРЮ, ТЫ РЕШИЛА РАЗМЯТЬ КОСТИ! ХОРОШЕЕ ДЕЛО. ПОЧЕМУ МЕНЯ НЕ ПРИГЛАСИЛА?!</text:p>
      <text:p text:style-name="P151"/>
      <text:p text:style-name="P151">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151">На поляну выходит создание, похожее на Селестию, но меньше, тёмного цвета и в доспехах.</text:p>
      <text:p text:style-name="P151"/>
      <text:p text:style-name="P151">- КТО ПРОТИВ НАС СЕГОДНЯ? НЕ ВИЖУ ПРОТИВНИКА!</text:p>
      <text:p text:style-name="P151"/>
      <text:p text:style-name="P151">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151">Кобылка оглядывается и, не найдя никого стоящего на ногах, кроме меня с Селестией, подходит к нам.</text:p>
      <text:p text:style-name="P151"/>
      <text:p text:style-name="P151">- Сбавь полтона, Лулу, - говорит устало Селестия. - Сегодня трёпки не будет. Твой голос ввёл в беспамятство всех столь плохо воспитанных пони.</text:p>
      <text:p text:style-name="P151">- Опять я осталась без развлечения, - недовольно морщит нос младшая аликорница. - Тот драконикус был покрепче. А это кто такой? </text:p>
      <text:p text:style-name="P151">Аликорница указывает на меня копытом.</text:p>
      <text:p text:style-name="P151">- Это мой друг. Хуман, знакомься, это моя младшая сестра Луна. Луна, это Хуман. Это у него возникли кое-какие проблемы с лежащими тут пони.</text:p>
      <text:p text:style-name="P151"><text:soft-page-break/></text:p>
      <text:p text:style-name="P151">Я киваю, стараясь выглядеть нормально. Это ничего, что минуту назад ты отложил грузовик кирпичей, Хуман, главное — не подавать виду!</text:p>
      <text:p text:style-name="P151">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151">-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151">-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151">- Ого?</text:p>
      <text:p text:style-name="P151">- Ага.</text:p>
      <text:p text:style-name="P151"/>
      <text:p text:style-name="P151">Я подхожу к кучке лежащих в центре поляны вождей и пинаю ботинком ближайший круп.</text:p>
      <text:p text:style-name="P151">- Эй, Платина! Как слышно? Приём! Ураган? Лейла? Очнитесь!</text:p>
      <text:p text:style-name="P151">Принцесса со стоном занимает сидячее положение, яростно массируя копытами виски. Вслед за ней оживают и остальные делегаты рас пони.</text:p>
      <text:p text:style-name="P151">- У меня к вам ценное коммерческое предложение. Соглашайтесь, пока я добрый. В общем, я сдаюсь.</text:p>
      <text:p text:style-name="P151">- А? Что? - моментально настораживается принцесса.</text:p>
      <text:p text:style-name="P17"><text:span text:style-name="T60">- </text:span><text:span text:style-name="T61">СДАЮСЬ! - ору я в ухо принцессе. - Но только при </text:span><text:span text:style-name="T63">одном</text:span><text:span text:style-name="T61"> услови</text:span><text:span text:style-name="T63">и</text:span><text:span text:style-name="T61">! Вы все принимаете </text:span><text:span text:style-name="T69">правление </text:span><text:span text:style-name="T61">Селестии на </text:span><text:span text:style-name="T62">год. В течени</text:span><text:span text:style-name="T63">е</text:span><text:span text:style-name="T62"> этого года вы меня не трогаете. Через год тот, кого буд</text:span><text:span text:style-name="T63">у</text:span><text:span text:style-name="T62">т устраивать </text:span><text:span text:style-name="T63">советы и</text:span><text:span text:style-name="T62"> </text:span><text:span text:style-name="T63">дальнейшее сотрудничество с </text:span><text:span text:style-name="T62">Сел — откажется от меня. Остальные как-нибудь договоритесь, как вы это </text:span><text:span text:style-name="T63">всё равно </text:span><text:span text:style-name="T62">решили пять минут назад. </text:span><text:span text:style-name="T66">Если вам не подходит — я просто уйду. Мне на вас начхать, вообще-то. Как и на ваши проблемы.</text:span></text:p>
      <text:p text:style-name="P153">Я отхожу от начавшей вяло совещаться кучки.</text:p>
      <text:p text:style-name="P153"/>
      <text:p text:style-name="P153">- Ты слишком великодушен, Хуман, - шепчет мне через плечо Селестия. - Я хотела решить твою проблему, но так получается, ты решаешь мои. Спасибо.</text:p>
      <text:p text:style-name="P21"><text:span text:style-name="T69">Я молча хлопаю её по шее. </text:span><text:span text:style-name="T70">Мне стоит больших усилий не обнять её прямо на глазах у всех. Да что с тобой такое, Хуман?</text:span></text:p>
      <text:p text:style-name="P154">Трое представителей пони снова бредут к нам. Головы их поникли.</text:p>
      <text:p text:style-name="P154"/>
      <text:p text:style-name="P19"><text:span text:style-name="T66">-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text:span><text:span text:style-name="T69">за племя</text:span><text:span text:style-name="T66">. Старик Твердолоб остался дома.</text:span></text:p>
      <text:p text:style-name="P18"><text:span text:style-name="T64">- </text:span><text:span text:style-name="T66">У земнопони есть полномочия! - заявляет слуш</text:span><text:span text:style-name="T69">ающая</text:span><text:span text:style-name="T66"> выступление Дейдра Твердолоб. Старик много раз говорил, что сложит полномочия как только я соглашусь править. Так вот — я согласна! Это значит, что я становлюсь вождём Твердолобов. И я подтверждаю союз с пегасами!</text:span></text:p>
      <text:p text:style-name="P155"><text:soft-page-break/>- Да будет так! - кивает полководец Ураган.</text:p>
      <text:p text:style-name="P256"><text:span text:style-name="T66">О</text:span><text:span text:style-name="T60">н поднимает копыто и касается им поднятого копыта Дейдры.</text:span></text:p>
      <text:p text:style-name="P156"/>
      <text:p text:style-name="P19"><text:span text:style-name="T66">- Что касается единорогов, мы просто будем нести своё бремя, сколько хватит сил, - продолжает </text:span><text:span text:style-name="T67">печально</text:span><text:span text:style-name="T66"> Платина. - </text:span><text:span text:style-name="T67">Мне очень жаль, что так вышло. Если повезёт, мы продержимся ещё лет пятьдесят. Или больше…</text:span></text:p>
      <text:p text:style-name="P157">-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255"><text:span text:style-name="T64">Е</text:span><text:span text:style-name="T60">динорожка в ответ просто садится в пыль с разинутым ртом.</text:span></text:p>
      <text:p text:style-name="P20"><text:span text:style-name="T68">- </text:span><text:span text:style-name="T69">Умей выслушивать других, принцесса! - надзидательно замечаю я. - Прежде чем что-то </text:span><text:span text:style-name="T70">заявлять и </text:span><text:span text:style-name="T69">делать. И присоединяйся к союзу земнопони и пегасов. Раз уж у вас будет общий правитель на следующий год.</text:span></text:p>
      <text:p text:style-name="P256"><text:span text:style-name="T60">Принцесс</text:span><text:span text:style-name="T70">а</text:span><text:span text:style-name="T60"> немного думает, потом молча встаёт, подходит к Урагану и Дейдре и прикасается своим копытом к их.</text:span></text:p>
      <text:p text:style-name="P156"/>
      <text:p text:style-name="P256"><text:span text:style-name="T60">Три сомкнутых копыта </text:span><text:span text:style-name="T70">пони трёх рас </text:span><text:span text:style-name="T60">возвещают нам начало новой эры.</text:span></text:p>
      <text:p text:style-name="P156"/>
      <text:p text:style-name="P18"><text:span text:style-name="T64">- </text:span><text:span text:style-name="T65">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text:span><text:span text:style-name="T68"> Без оглушения ничего не работает.</text:span></text:p>
      <text:p text:style-name="P151"/>
      <text:p text:style-name="P151">…</text:p>
      <text:p text:style-name="P156">Год спустя. <text:span text:style-name="T432">(</text:span><text:span text:style-name="T12">встреча с Джет — она капитан вондерболтов</text:span><text:span text:style-name="T432">)</text:span></text:p>
      <text:p text:style-name="P156"/>
      <text:p text:style-name="P158">Пегас торопливо докладывает аликорнице, сидящей на сделанном наспех из зелных веток троне.</text:p>
      <text:p text:style-name="P22"><text:span text:style-name="T76">- Неприсоединившиеся напали на наш патруль у северной границы. </text:span><text:span text:style-name="T77">Была попытка прорыва к яблочным полям Твердолобов. Отбита успешно, но </text:span><text:span text:style-name="T75">командор Ураган просит</text:span><text:span text:style-name="T77"> усиление </text:span><text:span text:style-name="T74">кордонов</text:span><text:span text:style-name="T77">. За последний месяц это уже третья попытка, северные кланы голодают. Мы ожидаем дальнейшие нападения — более сильные и жестокие.</text:span></text:p>
      <text:p text:style-name="P22"><text:span text:style-name="T60">- </text:span><text:span text:style-name="T71">Да, это в характере пегасов. </text:span><text:span text:style-name="T72">Напасть, украсть и умчаться вместо взаимовыгодного сотрудничества, - вздыхает Селестия с трона. - </text:span><text:span text:style-name="T73">Я разберусь с этим. Что ещё?</text:span></text:p>
      <text:p text:style-name="P22"><text:span text:style-name="T73">- </text:span><text:span text:style-name="T74">Закончился первый набор в лётную школу. Преподавательский состав просит вас как-то назвать её.</text:span></text:p>
      <text:p text:style-name="P23"><text:span text:style-name="T74">- М-м-м. </text:span><text:span text:style-name="T75">Назовём её лётной школой Вондерболтов по имени той пары пегасов, что пришли ко мне с предложением о её создании.</text:span></text:p>
      <text:p text:style-name="P24"><text:span text:style-name="T74">П</text:span><text:span text:style-name="T75">егас кивает и улетает. Его место занимает земнопони. </text:span><text:span text:style-name="T78">Потом единорог. Пони </text:span><text:span text:style-name="T79">один за другим </text:span><text:span text:style-name="T78">обращаются к Селестии со своими проблемами, внимательно выслушивают </text:span><text:span text:style-name="T80">распоряжения</text:span><text:span text:style-name="T78">, </text:span><text:span text:style-name="T79">кивают</text:span><text:span text:style-name="T78"> и </text:span><text:soft-page-break/><text:span text:style-name="T78">уходят. </text:span><text:span text:style-name="T79">И приходят новые. Череда пони прерывается только к обеду, когда солнце уже висит высоко над головой.</text:span></text:p>
      <text:p text:style-name="P25"><text:span text:style-name="T79">Я </text:span><text:span text:style-name="T80">затворяю дверь за последним.</text:span></text:p>
      <text:p text:style-name="P159">- Если это у тебя каждый день так, не завидую тебе, подруга. У меня уже на втором десятке стала дёргаться бровь.</text:p>
      <text:p text:style-name="P159">-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160">- <text:span text:style-name="T383">Как я понимаю, пони не </text:span><text:span text:style-name="T384">собираются </text:span><text:span text:style-name="T383">отказываться </text:span><text:span text:style-name="T384">от твоих услуг?</text:span></text:p>
      <text:p text:style-name="P160">- <text:span text:style-name="T384">О, нет, ни одно племя не высказало такого желания. Ты свободен, Хуман. Я, со своей стороны, счастлива видеть, как под моей опекой жизнь пони становится лучше. </text:span><text:span text:style-name="T385">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span></text:p>
      <text:p text:style-name="P25"><text:span text:style-name="T80">- </text:span><text:span text:style-name="T81">Заводи себе помощников. Пара толковых е</text:span><text:span text:style-name="T82">динорогов могут рассматривать простенькие дела, оставляя тебе самые важные. Это тебя здорово разгрузит.</text:span></text:p>
      <text:p text:style-name="P25"><text:span text:style-name="T82">- Я думала об этом, - вздыхает аликорница. - Но даже за парой единорогов нужно присматривать. Иначе они такого нарешают, ты даже не представляешь! </text:span><text:span text:style-name="T83">Особенно если решать приходится проблемы пони другой расы: межрасовая неприязь</text:span><text:span text:style-name="T82"> </text:span><text:span text:style-name="T83">всё ещё велика. </text:span><text:span text:style-name="T82">На руководство уходит практически столько же времени, как если бы я занималась делами сама, увы.</text:span></text:p>
      <text:p text:style-name="P25"><text:span text:style-name="T82">- А если взять больше единорогов? И подыскать им руководителя </text:span><text:span text:style-name="T84">другой расы для баланса</text:span><text:span text:style-name="T82">?</text:span></text:p>
      <text:p text:style-name="P25"><text:span text:style-name="T82">- </text:span><text:span text:style-name="T83">Легко сказать! </text:span><text:span text:style-name="T84">У меня нет знакомых пони, которым я могла бы доверить руководящую должность.</text:span></text:p>
      <text:p text:style-name="P161">- А не пони?</text:p>
      <text:p text:style-name="P25"><text:span text:style-name="T82">- </text:span><text:span text:style-name="T85">Кого ты имеешь ввиду?</text:span></text:p>
      <text:p text:style-name="P25"><text:span text:style-name="T85">- Ду-умай… - я завожу глаза к небу. </text:span><text:span text:style-name="T86">Иногда </text:span><text:span text:style-name="T91">эти непарнокопытные</text:span><text:span text:style-name="T86"> бывают до смешного тупыми.</text:span></text:p>
      <text:p text:style-name="P257"><text:span text:style-name="T85">К</text:span><text:span text:style-name="T60">опыто хлопается в лоб аликорницы с гулким звуком.</text:span></text:p>
      <text:p text:style-name="P257"><text:span text:style-name="T60">- Как я могу так тупить! Только сильный недосып последних месяцев может извинить меня! Разумеется! Я буду рада, если ты разделишь со мной эту ношу, </text:span><text:span text:style-name="T86">мой друг</text:span><text:span text:style-name="T60">. </text:span><text:span text:style-name="T86">Что тебе нужно для старта?</text:span></text:p>
      <text:p text:style-name="P258"><text:span text:style-name="T86">- Д</text:span><text:span text:style-name="T60">ля начала </text:span><text:span text:style-name="T87">мне нужно знать состояние дел. Сколько денег в казне? Какие отношения с соседями </text:span><text:span text:style-name="T88">на границе</text:span><text:span text:style-name="T87">? Какие настроения у подданных?</text:span></text:p>
      <text:p text:style-name="P26"><text:span text:style-name="T87">- </text:span><text:span text:style-name="T374">Казна? </text:span><text:span text:style-name="T375">Границы</text:span><text:span text:style-name="T374">? Подданные? </text:span><text:span text:style-name="T376">(Сел всё это знала из прошлой жизни)</text:span></text:p>
      <text:p text:style-name="P259"><text:span text:style-name="T87">Н</text:span><text:span text:style-name="T60">а морде аликорницы написано неподдельное изумление. Теперь пришёл мой черёд хлопать ладонью в фейс.</text:span></text:p>
      <text:p text:style-name="P162">- Ты хочешь сказать, что не знакома с основами государственности?</text:p>
      <text:p text:style-name="P259"><text:span text:style-name="T60">- </text:span><text:span text:style-name="T89">Хуман, ты говоришь непонятные слова, - жалуется Селестия. - </text:span><text:span text:style-name="T90">Мне кажется, мы говорим на разных языках.</text:span></text:p>
      <text:p text:style-name="P27"><text:span text:style-name="T90">- </text:span><text:span text:style-name="T93">Но хоть налоги ты собираешь?</text:span></text:p>
      <text:p text:style-name="P163">Ответом мне становится недоумённый взгляд.</text:p>
      <text:p text:style-name="P28"><text:soft-page-break/><text:span text:style-name="T93">- </text:span><text:span text:style-name="T94">Ну, откуда ты берёшь финансы? Деньги на содержание?</text:span><text:span text:style-name="T93"> </text:span><text:span text:style-name="T94">Проще говоря, на что ты живёшь? Чем оплачиваешь обеды и ужины? За какие деньги построила этот дом для приёмов? </text:span><text:span text:style-name="T96">Чем собираешься платить зарплату служащим? </text:span></text:p>
      <text:p text:style-name="P164">Селестия смотрит на меня как на марсианина.</text:p>
      <text:p text:style-name="P29"><text:span text:style-name="T94">- </text:span><text:span text:style-name="T95">Мне не нужны деньги на содержание. Обеды и ужины у меня проходят за домом, на лугу. Совершенно бесплатно. Иногда приносят яблоки Твердолобы, за что им </text:span><text:span text:style-name="T96">огромное </text:span><text:span text:style-name="T95">спасибо. Дом этот построили мы с Луной после приёмов за два месяца. </text:span><text:span text:style-name="T97">И что такое служащие?</text:span></text:p>
      <text:p text:style-name="P260"><text:span text:style-name="T90">Я </text:span><text:span text:style-name="T60">осматриваю убранство приёмной аликорницы и мне всё становится ясно.</text:span></text:p>
      <text:p text:style-name="P24"><text:span text:style-name="T75">- </text:span><text:span text:style-name="T96">Вот почему в нём так много щелей и косые стены. </text:span><text:span text:style-name="T91">Понятно. Тогда позволь мне рассказать всё, что я знаю </text:span><text:span text:style-name="T92">про государство. Тебе пригодится. </text:span><text:span text:style-name="T97">Ведь даже помощников-единорогов надо на что-то содержать. Вряд ли они будут работать забесплатно — на это только ты горазда. </text:span><text:span text:style-name="T98">А без помощников ты скоро </text:span><text:span text:style-name="T99">будешь работать и ночью.</text:span></text:p>
      <text:p text:style-name="P165">Уши аликорницы поникли и она грустно улыбнулась.</text:p>
      <text:p text:style-name="P30"><text:span text:style-name="T99">- Как это ни печально осознавать, ты прав. Я стараюсь быть полезной пони и мне приносит счастье делать их жизнь чуточку легче. </text:span><text:span text:style-name="T129">Но г</text:span><text:span text:style-name="T99">од назад мне казалось, </text:span><text:span text:style-name="T100">стоит напрячься посильнее и проблемы иссякнут. </text:span><text:span text:style-name="T129">А</text:span><text:span text:style-name="T100"> </text:span><text:span text:style-name="T101">за каждым пони следует новый, и каждому нужно помочь. Они приходят всё более из дальних земель — и у меня остаётся всё меньше свободного времени! </text:span><text:span text:style-name="T129">И, ты прав, часто мне приходится работать и ночью.</text:span></text:p>
      <text:p text:style-name="P261"><text:span text:style-name="T101">Я </text:span><text:span text:style-name="T60">сочувственно киваю головой.</text:span></text:p>
      <text:p text:style-name="P31"><text:span text:style-name="T10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text:span><text:span text:style-name="T102">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text:span><text:span text:style-name="T104">В отличие от тебя, они не </text:span><text:span text:style-name="T151">смогут</text:span><text:span text:style-name="T104"> работать на голом энтузиазме.</text:span><text:span text:style-name="T102"> А налоги ты не сможешь собирать без служащих. </text:span><text:span text:style-name="T104">Кроме того, тебе придётся обзавестись полицией для поддержания порядка. А в дальнейшей перспективе и армией.</text:span><text:span text:style-name="T102"> Так это работает.</text:span></text:p>
      <text:p text:style-name="P166">- Слишком запутанно, - бормочет аликорница. - Я не справлюсь.</text:p>
      <text:p text:style-name="P31"><text:span text:style-name="T102">-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text:span><text:span text:style-name="T104">есть</text:span><text:span text:style-name="T102"> и просто отказывать всем пони, которых уже не в силах принять.</text:span></text:p>
      <text:p text:style-name="P166">- Нет-нет, что ты! Нельзя оставлять <text:span text:style-name="T402">пони</text:span> наедине с их бедами! Я выучу основы государства, если это поможет мне лучше помогать пони! Не уходи!</text:p>
      <text:p text:style-name="P167">Я сажусь рядом с Селестией и потираю пальцем подбородок.</text:p>
      <text:p text:style-name="P167">- <text:span text:style-name="T390">Отлично. </text:span>Итак, запоминай…</text:p>
      <text:p text:style-name="P166">…</text:p>
      <text:p text:style-name="P166"/>
      <text:p text:style-name="P103"><text:span text:style-name="T130">~~~</text:span><text:span text:style-name="T102">Д</text:span><text:span text:style-name="T60">есять лет спустя</text:span><text:span text:style-name="T130">~~~</text:span></text:p>
      <text:p text:style-name="P77"><text:span text:style-name="T276">(</text:span><text:span text:style-name="T377">Джет по прежнему прилетает к Хуману</text:span><text:span text:style-name="T276">)</text:span></text:p>
      <text:p text:style-name="P262"><text:soft-page-break/><text:span text:style-name="T60">- </text:span><text:span text:style-name="T105">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span></text:p>
      <text:p text:style-name="P263"><text:span text:style-name="T60">Бригадир </text:span><text:span text:style-name="T106">из племени Камнезадов </text:span><text:span text:style-name="T60">чешет потную шею и сплёвывает.</text:span></text:p>
      <text:p text:style-name="P263"><text:span text:style-name="T60">Я не отрываюсь от чертежей. </text:span><text:span text:style-name="T106">Стоит ли говорить ему, что бригадир от Твердолобов точно так же жалуется на строителей из Камнезадов?</text:span><text:span text:style-name="T60">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 </text:span></text:p>
      <text:p text:style-name="P32"><text:span text:style-name="T105">- </text:span><text:span text:style-name="T107">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span></text:p>
      <text:p text:style-name="P168">Шея Фенса краснеет. Видно, что он еле сдерживается.</text:p>
      <text:p text:style-name="P35"><text:span text:style-name="T107">- Да этот щенок Брикс мне в сынки годится! Я с моими ребятами </text:span><text:span text:style-name="T108">обойдём </text:span><text:span text:style-name="T107">его </text:span><text:span text:style-name="T108">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span></text:p>
      <text:p text:style-name="P264"><text:span text:style-name="T60">Бухтение обиженного бригадира наконец сти</text:span><text:span text:style-name="T110">хает</text:span><text:span text:style-name="T60"> </text:span><text:span text:style-name="T109">на улице</text:span><text:span text:style-name="T60">. </text:span><text:span text:style-name="T109">Я в</text:span><text:span text:style-name="T110">озвращаюсь</text:span><text:span text:style-name="T109"> к чертежам.</text:span></text:p>
      <text:p text:style-name="P33"><text:span text:style-name="T109">П</text:span><text:span text:style-name="T110">ервоначальный вариант замка выглядел слишком мрачно из-за большой любви Луны к ночной стилистике. </text:span><text:span text:style-name="T113">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text:span><text:span text:style-name="T110">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text:span><text:span text:style-name="T111">На этой почве у нас даже возник конфликт с Луной и Селестии пришлось защищать меня от увольнения с должности первого советника </text:span><text:span text:style-name="T112">д</text:span><text:span text:style-name="T111">иархии. </text:span><text:span text:style-name="T113">Так или иначе, мне удалось отстоять легкость </text:span><text:span text:style-name="T114">архитектуры</text:span><text:span text:style-name="T113"> замка, отдав на откуп Луне башн</text:span><text:span text:style-name="T114">ю для личных покоев у</text:span><text:span text:style-name="T113"> задней стены и множество скрытых «сюрпризов» внутри замка.</text:span></text:p>
      <text:p text:style-name="P34"><text:span text:style-name="T113">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text:span><text:span text:style-name="T114">одушие</text:span><text:span text:style-name="T113">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text:span><text:span text:style-name="T114">сегодня</text:span><text:span text:style-name="T113"> в нём был первый приём делегации </text:span><text:span text:style-name="T114">неприсоединившихся пегасов</text:span><text:span text:style-name="T113">.</text:span></text:p>
      <text:p text:style-name="P169"/>
      <text:p text:style-name="P36"><text:span text:style-name="T113">- </text:span><text:span text:style-name="T114">Хуман, вот ты где! Я ищу тебя с полудня!</text:span></text:p>
      <text:p text:style-name="P36"><text:span text:style-name="T115">Селестия заглядывает в беседку, отрывая меня от </text:span><text:span text:style-name="T116">расчётов</text:span><text:span text:style-name="T115">.</text:span></text:p>
      <text:p text:style-name="P36"><text:span text:style-name="T115">- </text:span><text:span text:style-name="T116">Хуман, мне надо поговорить с тобой!</text:span></text:p>
      <text:p text:style-name="P170">- Как прошёл первый приём в новом замке?</text:p>
      <text:p text:style-name="P170">-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 лет они будут готовы к политическому союзу <text:span text:style-name="T431">с Эквестрией</text:span>.</text:p>
      <text:p text:style-name="P36"><text:soft-page-break/><text:span text:style-name="T116">-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text:span><text:span text:style-name="T117">Но, как видишь, авторитет власти подкрепляется в том числе и резиденцией монарха. А авторитет может многое…</text:span></text:p>
      <text:p text:style-name="P34"><text:span text:style-name="T114">- </text:span><text:span text:style-name="T117">Да, да, ты был прав, </text:span><text:span text:style-name="T131">мой друг</text:span><text:span text:style-name="T117">… Но Хуман, я сейчас не об этом… Меня беспокоит моя сестра. </text:span><text:span text:style-name="T118">Луна стала сторониться меня. Она разговаривает со мной исключительно на официальные темы, холодным тоном и не смотрит при этом в глаза. Мы… Мы как будто стали чужими!</text:span></text:p>
      <text:p text:style-name="P34"><text:span text:style-name="T118">- </text:span><text:span text:style-name="T119">О чём ты говоришь? Я видел вас </text:span><text:span text:style-name="T120">мельком </text:span><text:span text:style-name="T119">на приёме сегодня — вы отлично смотрелись вместе и говорили и действовали в унисон.</text:span></text:p>
      <text:p text:style-name="P171">- О, да, на публике мы <text:span text:style-name="T391">всё </text:span>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text:p>
      <text:p text:style-name="P173">Аликорница с убитым видом садится рядом.</text:p>
      <text:p text:style-name="P173">- Я не рассказывала тебе этого раньше, Хуман… <text:span text:style-name="T386">Мне кажется, пони не любят сестру… И её это очень ранит.</text:span></text:p>
      <text:p text:style-name="P174">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174">-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174">Селестия удивлённо смотрит на меня.</text:p>
      <text:p text:style-name="P37"><text:span text:style-name="T121">-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text:span><text:span text:style-name="T122">выходит вечером. Увы, это её и подводит. Все считают, что она приносит на Эквус ночь.</text:span></text:p>
      <text:p text:style-name="P175">- Даже если и так, что в этом плохого? Ночь — чудесное время суток!</text:p>
      <text:p text:style-name="P176">Аликорница вымученно улыбается.</text:p>
      <text:p text:style-name="P38"><text:span text:style-name="T122">- Хоть кому-то она нравится. Нет, Хуман, ты далёк от психологии пони. Пони не любят ночь. Ночь темна и полна опасностей. </text:span><text:span text:style-name="T123">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text:span><text:span text:style-name="T124">И она считает, что я специально настраиваю пони, чтобы они любили только меня. Я чувствую это в её взгляде, в её жестах и речи.</text:span></text:p>
      <text:p text:style-name="P177">Аликорница вздохнула.</text:p>
      <text:p text:style-name="P39"><text:span text:style-name="T123">- Потому у меня есть к тебе просьба. Ты с самых истоков стоишь рядом со мной, помощь твоя неоценима. Если бы ты смог примирить меня с сестрой… Ты сможешь поговорить с ней, она не сторонится тебя. По-крайней мере, не больше, чем других. </text:span><text:span text:style-name="T124">Объясни ей, что я хочу вернуть былые отношения. Я согласна полностью работать ночью, только бы она не считала, что я настраиваю пони против неё.</text:span></text:p>
      <text:p text:style-name="P178">Я тяжко вздыхаю. Разруливать семейные дрязги — задание как раз для тебя, Хуман!</text:p>
      <text:p text:style-name="P178"><text:soft-page-break/>- Сел, ты знаешь, как я к тебе отношусь. В<text:span text:style-name="T392">о всём</text:span>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178"/>
      <text:p text:style-name="P178">Аликорница радостно пытается обнять меня, но я вытягиваю ладонь и останавливаю её.</text:p>
      <text:p text:style-name="P178">- Пожалуйста, без этих нежностей! Ты начинаешь напоминать принцессу Платину в состоянии магически стимулированной охоты. Не надо.</text:p>
      <text:p text:style-name="P178">Селестия заводит глаза в потолок и вздыхает.</text:p>
      <text:p text:style-name="P178">-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178"/>
      <text:p text:style-name="P178">Как бы не так. Не говорить же ей, что меня самого подмывает обнять её? Все эти десять лет я сдерживаю себя. Потому что понимаю, что это ненормально. Что-то нехорошее кроется в этом влечении и ты этого не допустишь, Хуман!</text:p>
      <text:p text:style-name="P172"/>
      <text:p text:style-name="P172">- <text:span text:style-name="T387">Не обращай внимания. Я уже давно забыл о Платине. Просто считай это моими маленькими заморочками. Я поговорю с ней.</text:span></text:p>
      <text:p text:style-name="P34"><text:span text:style-name="T117">- </text:span><text:span text:style-name="T126">Ты настоящий друг, мой маленький человек</text:span><text:span text:style-name="T125">! И, да, у меня </text:span><text:span text:style-name="T126">к тебе </text:span><text:span text:style-name="T125">есть вторая просьба.</text:span></text:p>
      <text:p text:style-name="P34"><text:span text:style-name="T117">- </text:span><text:span text:style-name="T128">Только не говори, что у тебя есть ещё один разговор с Луной!</text:span></text:p>
      <text:p text:style-name="P34"><text:span text:style-name="T117">- </text:span><text:span text:style-name="T128">О, нет, не беспокойся. </text:span><text:span text:style-name="T126">Помоги мне с названием замка. Он обещает быть грандиозным! Пегасы были ошеломлены залом приёмов. </text:span><text:span text:style-name="T127">Э</text:span><text:span text:style-name="T126">то при том, что их не удивишь величественной архитектурой: </text:span><text:span text:style-name="T127">их новая столица, Клаудсдейл, п</text:span><text:span text:style-name="T132">о</text:span><text:span text:style-name="T127">лн</text:span><text:span text:style-name="T132">а</text:span><text:span text:style-name="T127"> архитектурных шедевров. </text:span><text:span text:style-name="T128">До конца следующего месяца он должен быть закончен, но я уже неделю не могу придумать ему название.</text:span></text:p>
      <text:p text:style-name="P265"><text:span text:style-name="T128">- </text:span><text:span text:style-name="T60">Нашла проблему! Назови его «Диснейленд».</text:span></text:p>
      <text:p text:style-name="P179">- Красивое название! А что оно означает?</text:p>
      <text:p text:style-name="P179">- Не помню, - я пожимаю плечами, - мне просто первым пришло в голову это слово.</text:p>
      <text:p text:style-name="P179">Селестия задумывается и кивает.</text:p>
      <text:p text:style-name="P179">- Хм-м. Диснейленд. Да будет так.</text:p>
      <text:p text:style-name="P179">- Стоп, я передумал!</text:p>
      <text:p text:style-name="P179">Аликорница удивлённо смотрит на меня.</text:p>
      <text:p text:style-name="P179">- В чём дело, Хуман?</text:p>
      <text:p text:style-name="P172">- <text:span text:style-name="T388">Можно немного помочь мне с первым заданием, если назвать его </text:span><text:span text:style-name="T389">«Замок Двух Сестёр». </text:span><text:span text:style-name="T388">Тогда твоя сестра поймёт, что ты думаешь о ней.</text:span></text:p>
      <text:p text:style-name="P179">Лик Селестии озаряется, она кивает с улыбкой.</text:p>
      <text:p text:style-name="P179">- Разумеется! Ты гений! Как я сама не подумала! Луна увидит, что я по-прежнему люблю её, а ты подтвердишь это в разговоре. Я верну свою сестру!</text:p>
      <text:p text:style-name="P180"/>
      <text:p text:style-name="P180"><text:soft-page-break/>Ха! Если бы всё было так просто!</text:p>
      <text:p text:style-name="P180"/>
      <text:p text:style-name="P180">…</text:p>
      <text:p text:style-name="P180"/>
      <text:p text:style-name="P46"><text:span text:style-name="T144">Путь к башне Луны долог и извилист. </text:span><text:span text:style-name="T145">Мрачная мизантропка настояла на постройке мини-крепости у задней стены основного замка. </text:span><text:span text:style-name="T188">Заброшенная</text:span><text:span text:style-name="T149"> часть парка,</text:span><text:span text:style-name="T145"> </text:span><text:span text:style-name="T149">м</text:span><text:span text:style-name="T147">ногометровые стены и даже </text:span><text:span text:style-name="T148">небольшой ров</text:span><text:span text:style-name="T147"> с водой отделя</text:span><text:span text:style-name="T149">ют</text:span><text:span text:style-name="T147"> массивное строение от остальной части замка.</text:span><text:span text:style-name="T145"> </text:span><text:span text:style-name="T146">Только так я смог выбить её согласие на возведение основной части </text:span><text:span text:style-name="T148">дворца</text:span><text:span text:style-name="T146"> в легковесном стиле </text:span><text:span text:style-name="T149">огромных застеклённых залов и </text:span><text:span text:style-name="T146">стрельчатых, стремящихся вверх шпилей, соединённых друг с другом ажурными мостиками.</text:span></text:p>
      <text:p text:style-name="P47"><text:span text:style-name="T146">И </text:span><text:span text:style-name="T148">всё же в тяжеловесных формах башни </text:span><text:span text:style-name="T150">есть</text:span><text:span text:style-name="T148">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text:span><text:span text:style-name="T149">ет</text:span><text:span text:style-name="T148"> вкус, что ни говори. Просто её вкус не совпада</text:span><text:span text:style-name="T149">ет</text:span><text:span text:style-name="T148"> с</text:span><text:span text:style-name="T149">о</text:span><text:span text:style-name="T148"> вкусом подавляющей части пони, включая её сестру. Да что там, включая и меня самого! </text:span><text:span text:style-name="T149">Романтика Трансильвании графа Дракулы хороша в фильмах про вампиров, но в реале смотрится черезчур угрюмо.</text:span></text:p>
      <text:p text:style-name="P270"><text:span text:style-name="T60">Эту незатейливую истину мне нужно попытаться вложить в точёную головку </text:span><text:span text:style-name="T150">ночной главы диархии</text:span><text:span text:style-name="T60">, исполняя просьбу Селестии. Я поёживаюсь, несмотря на тёплый вечер.</text:span></text:p>
      <text:p text:style-name="P181"/>
      <text:p text:style-name="P48"><text:span text:style-name="T150">Небольшой мостик перекинут через ров и решётка поднята — но у </text:span><text:span text:style-name="T151">входа</text:span><text:span text:style-name="T150"> дежурят два стражника в полном доспехе и при оружии. </text:span><text:span text:style-name="T152">Они окидывают меня внимательным взглядом и один из них кивает головой — </text:span><text:span text:style-name="T151">королевскому советнику есть доступ даже в уборную принцесс. Я прохожу под арку ворот.</text:span></text:p>
      <text:p text:style-name="P49"><text:span text:style-name="T151">В</text:span><text:span text:style-name="T154">етер развивает </text:span><text:span text:style-name="T153">тяжёлые бархатные гардины, задувая с распахнутых дверей балкона. Закреплённый на </text:span><text:span text:style-name="T157">столе</text:span><text:span text:style-name="T153"> свиток, </text:span><text:span text:style-name="T157">тоненькая струйка песка в пятнадцатиминутных песочных часах</text:span><text:span text:style-name="T153"> и </text:span><text:span text:style-name="T156">открытая банка чернил</text:span><text:span text:style-name="T153"> свидетельствуют — принцесса отлучилась ненадолго и скоро вернётся. </text:span></text:p>
      <text:p text:style-name="P49"><text:span text:style-name="T153">«…</text:span><text:span text:style-name="T155">О</text:span><text:span text:style-name="T156">сновы </text:span><text:span text:style-name="T155"><text:s/></text:span><text:span text:style-name="T156">государственного устройства с примерами некоторых практических решений…</text:span><text:span text:style-name="T153">»</text:span></text:p>
      <text:p text:style-name="P50"><text:span text:style-name="T153">О</text:span><text:span text:style-name="T156">го! </text:span><text:span text:style-name="T161">Никак н</text:span><text:span text:style-name="T156">очная </text:span><text:span text:style-name="T161">мегера</text:span><text:span text:style-name="T156"> сменила меч на перо? </text:span><text:span text:style-name="T158">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span><text:span text:style-name="T153">Я располагаюсь на пуфике и стены и жду.</text:span></text:p>
      <text:p text:style-name="P271"><text:span text:style-name="T153">П</text:span><text:span text:style-name="T60">есок в часах ещё не успе</text:span><text:span text:style-name="T159">вает</text:span><text:span text:style-name="T60"> полностью просыпаться из верхней колбы в нижнюю, когда большая тень за гардинами опус</text:span><text:span text:style-name="T159">кается</text:span><text:span text:style-name="T60"> на балкон.</text:span></text:p>
      <text:p text:style-name="P189"/>
      <text:p text:style-name="P271"><text:span text:style-name="T60">- </text:span><text:span text:style-name="T159">Хуман? Что привело тебя в мой скромный чертог?</text:span></text:p>
      <text:p text:style-name="P51"><text:span text:style-name="T159">П</text:span><text:span text:style-name="T160">ринцесса Луна </text:span><text:span text:style-name="T161">одевает</text:span><text:span text:style-name="T160"> до смешного домашние тапочки с помпонами, </text:span><text:span text:style-name="T161">стоящие рядом с бронированными накопытниками</text:span><text:span text:style-name="T160">. </text:span><text:span text:style-name="T163">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span></text:p>
      <text:p text:style-name="P51"><text:span text:style-name="T163">- Видишь ли… - заготовленные словесные конструкции </text:span><text:span text:style-name="T164">испаряются из памяти</text:span><text:span text:style-name="T163">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span></text:p>
      <text:p text:style-name="P51"><text:span text:style-name="T163">- </text:span><text:span text:style-name="T164">Ты хочешь спросить, почему я сторонюсь своей сестры? - напрямик спрашивает Луна.</text:span></text:p>
      <text:p text:style-name="P193"><text:soft-page-break/>- Да, - облегчённо выдыхаю я. Иногда прямота тёмной аликорницы приходится весьма кстати.</text:p>
      <text:p text:style-name="P272"><text:span text:style-name="T164">Л</text:span><text:span text:style-name="T60">уна оборачивается и долго смотрит на меня немигающим взглядом. Я выдерживаю этот взгляд, хотя кожа на шее покрывается пупырышками.</text:span></text:p>
      <text:p text:style-name="P272"><text:span text:style-name="T60">В конце-концов аликорница легонько кивает и опять поворачивается к стряпне. </text:span><text:span text:style-name="T170">Густой кофейный аромат дразнит ноздри.</text:span></text:p>
      <text:p text:style-name="P272"><text:span text:style-name="T60">- </text:span><text:span text:style-name="T165">Я рада, что сестра послала с этим вопрос</text:span><text:span text:style-name="T166">о</text:span><text:span text:style-name="T165">м не кого-нибудь, а тебя, Хуман. </text:span><text:span text:style-name="T173">Давно было пора. Я заждалась.</text:span></text:p>
      <text:p text:style-name="P273"><text:span text:style-name="T165">М</text:span><text:span text:style-name="T60">ои уши багровеют, я хочу провалиться сквозь пол. Быстро же меня раскусили! Я же предупреждал Селестию, что не умею разговаривать!</text:span></text:p>
      <text:p text:style-name="P194">- Вот как? Я весь во внимании…</text:p>
      <text:p text:style-name="P53"><text:span text:style-name="T167">- Ты единственный, кроме сестры, с кем я на «ты», а данная тема очень болезненна и интимна, чтобы рассказывать её кому-то, с кем у небя нет доверительных отношений. С сестрой же я обсуждать эту проблему не могу по причине щекотливости проблемы. Нужен посредник и ты — наиболее подходящее лицо. Передай сестре, что я благодарна ей за выбор, - сер</text:span><text:span text:style-name="T168">ь</text:span><text:span text:style-name="T167">ёзно кивает Луна.</text:span></text:p>
      <text:p text:style-name="P194"/>
      <text:p text:style-name="P54"><text:span text:style-name="T167">А</text:span><text:span text:style-name="T169">ликорн</text:span><text:span text:style-name="T171">и</text:span><text:span text:style-name="T169">ца отходит от кухонного уголка, левитируя поднос с </text:span><text:span text:style-name="T170">тёплыми круассанами, кофейником </text:span><text:span text:style-name="T169"><text:s/>и двумя чашками кофе.</text:span></text:p>
      <text:p text:style-name="P54"><text:span text:style-name="T169">- </text:span><text:span text:style-name="T170">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span></text:p>
      <text:p text:style-name="P274"><text:span text:style-name="T170">А</text:span><text:span text:style-name="T60">ликорница улыбается уголком губ и коротко кивает.</text:span></text:p>
      <text:p text:style-name="P55"><text:span text:style-name="T172">- </text:span><text:span text:style-name="T171">Тогда слушай.</text:span></text:p>
      <text:p text:style-name="P56"><text:span text:style-name="T171">В</text:span><text:span text:style-name="T173">сё сущее, вся вселенная, что ты видишь — больше, чем тебе кажется. Она больше, чем ты видишь, </text:span><text:span text:style-name="T179">больше, чем чувствуешь </text:span><text:span text:style-name="T173">и больше, чем даже можешь себе представить. </text:span><text:span text:style-name="T174">Если </text:span><text:span text:style-name="T179">представить взгляд со стороны</text:span><text:span text:style-name="T174">, он</text:span><text:span text:style-name="T178">а</text:span><text:span text:style-name="T174"> показалась бы тебе похожей на луковицу или кочан капусты. </text:span><text:span text:style-name="T175">Мир, который ты ощущаешь и в котором живешь — всего лишь один из бесконечных </text:span><text:span text:style-name="T176">слоёв</text:span><text:span text:style-name="T175"> всемирной луковицы, каждый из которых немного отличается от </text:span><text:span text:style-name="T176">слоёв-</text:span><text:span text:style-name="T177">соседей</text:span><text:span text:style-name="T176">.</text:span></text:p>
      <text:p text:style-name="P195"/>
      <text:p text:style-name="P275"><text:span text:style-name="T176">А</text:span><text:span text:style-name="T60">ликорница задумчиво откусывает круассан и продолжает.</text:span></text:p>
      <text:p text:style-name="P196">- К чему я это говорю тебе? Хуман, ты, наверное, не раз задумывался, откуда пришли мы с сестрой? Ведь таких как мы, в Эквусе больше нет.</text:p>
      <text:p text:style-name="P196">- <text:span text:style-name="T403">Вообще-то, я</text:span> думал, вы — плод союза единорога и пегаса. Может, ещё и земнопони поучаствовал, <text:span text:style-name="T403">уж слишком вы крепкие</text:span>, - со смешком говорю я.</text:p>
      <text:p text:style-name="P276"><text:span text:style-name="T60">-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text:span><text:span text:style-name="T181">н</text:span><text:span text:style-name="T60">о получится пегас, единорог или земнопони. Видишь ли, </text:span><text:span text:style-name="T180">в</text:span><text:span text:style-name="T37"> третьем поколении химер родительские признаки не микшируются. </text:span><text:span text:style-name="T38">При союзе пегаса </text:span><text:span text:style-name="T39">с единорогом или земнопони </text:span><text:span text:style-name="T38">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text:span><text:span text:style-name="T40">Раса аликорнов на Эквусе представлена только мной и сестрой. По понятным причинам, нами она и ограничится.</text:span></text:p>
      <text:p text:style-name="P197"><text:soft-page-break/>- <text:span text:style-name="T404">Ты хочешь сказать, у вас нет самцов? А откуда тогда взялись вы?</text:span></text:p>
      <text:p text:style-name="P55"><text:span text:style-name="T171">- </text:span><text:span text:style-name="T182">У нас есть самцы. - Луна делает </text:span><text:span text:style-name="T183">нервный </text:span><text:span text:style-name="T182">глоток кофе и продолжает. - Там, откуда мы пришли, достаточно самцов. Даже слишком.</text:span></text:p>
      <text:p text:style-name="P57"><text:span text:style-name="T182">Аликорница </text:span><text:span text:style-name="T183">вымучено</text:span><text:span text:style-name="T182"> хихикает. Видно, что эта тема неприятна для неё.</text:span></text:p>
      <text:p text:style-name="P198">- <text:span text:style-name="T405">Возможно, мне следует не рассказать, а показать тебе суть дела. Мне так будет легче излагать, а тебе — воспринимать.</text:span></text:p>
      <text:p text:style-name="P198">- <text:span text:style-name="T405">Каким образом? У тебя где-то спрятана видеосистема с пятиканальным звуком?</text:span></text:p>
      <text:p text:style-name="P57"><text:span text:style-name="T182">- </text:span><text:span text:style-name="T184">Ты часто используешь непонятные слова, Хуман. Я уж привыкла. Неважно. Следуй за мной.</text:span></text:p>
      <text:p text:style-name="P199"/>
      <text:p text:style-name="P277"><text:span text:style-name="T184">А</text:span><text:span text:style-name="T60">ликорница ставит чашечку на поднос и потягивается. Сбросив домашние тапочки и халат, она следует к балкону. У полуоткрытых гардин она оборачивается.</text:span></text:p>
      <text:p text:style-name="P55"><text:span text:style-name="T171">- </text:span><text:span text:style-name="T185">Я знаю, что меня считают грубой солдафоншей в противовес моей сестре, что покровительствует культуре и искусству. Конечно, я могла бы заявить на это, что армия и полиция не менее, а, может, и более важны для государства, чем театры, </text:span><text:span text:style-name="T186">школы</text:span><text:span text:style-name="T185"> или библиотеки, но в этом нет нужды: на самом деле в мою специализацию </text:span><text:span text:style-name="T186">также </text:span><text:span text:style-name="T185">входит обширное, хоть и малоизвестное искусство снопроходчества. </text:span><text:span text:style-name="T186">Я могу посредством сновидений погружать в прошлое, переносить в иные миры или же передавать собственнные мысли и воспоминания. Одно из таких воспоминаний я собираюсь открыть тебе сейчас</text:span><text:span text:style-name="T169">, </text:span><text:span text:style-name="T186">Хуман. Это достаточно интимная вещь, и я рада, что сестра выбрала посредником име</text:span><text:span text:style-name="T187">н</text:span><text:span text:style-name="T186">но тебя.</text:span></text:p>
      <text:p text:style-name="P200"/>
      <text:p text:style-name="P201">Луна выходит на балкон. Я следую за ней.</text:p>
      <text:p text:style-name="P201">- <text:span text:style-name="T406">Приглядись внимательно, Хуман. Что ты видишь? </text:span></text:p>
      <text:p text:style-name="P202">Аликорница обводит крылом заброшенный сад, окружающий башню с трёх сторон.</text:p>
      <text:p text:style-name="P58"><text:span text:style-name="T188">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text:span><text:span text:style-name="T189">полянки с остатками клумб и пожелтевший от времени мраморный фонтан в виде дельфина — я бы принял раскинувшийся под ногами пейзаж за вечнодикий лес.</text:span></text:p>
      <text:p text:style-name="P278"><text:span text:style-name="T60">Тут меня пробирает озноб. Холодные мурашки мерзко шмыгают по спине, вызывая желание </text:span><text:span text:style-name="T190">поёжиться.</text:span></text:p>
      <text:p text:style-name="P59"><text:span text:style-name="T190">- Парк. Он слишком старый. Дворцу нет и десяти лет, а парку на вид </text:span><text:span text:style-name="T191">все</text:span><text:span text:style-name="T190"> пятьдесят. Как такое может быть?</text:span><text:span text:style-name="T189"> </text:span><text:span text:style-name="T191">Когда я шёл сюда, он был на вид несколько запущенным, но не старым.</text:span></text:p>
      <text:p text:style-name="P59"><text:span text:style-name="T191">- Ты правильно подметил нестыковку, - кивает Луна. - Видишь ли, того, что ты наблюдаешь вн</text:span><text:span text:style-name="T192">и</text:span><text:span text:style-name="T191">зу, не существует. Ты видишь парк из моего сновидения. Моя башня, точнее, её верх, частично лежит в области </text:span><text:span text:style-name="T192">возможного, это мои ворота в иные миры и реальности. Именно поэтому я настояла, чтобы её построили на максимально возможном удалении от остального замка — чтобы не мешал шум чужих мыслей.</text:span></text:p>
      <text:p text:style-name="P204"/>
      <text:p text:style-name="P60"><text:span text:style-name="T192">Л</text:span><text:span text:style-name="T194">уна </text:span><text:span text:style-name="T197">внезапно </text:span><text:span text:style-name="T200">прилегает</text:span><text:span text:style-name="T193"> у моих ног</text:span><text:span text:style-name="T194">.</text:span></text:p>
      <text:p text:style-name="P205"><text:soft-page-break/>- Садись мне на спину, Хуман. Сновидение, которое я хочу тебе показать, находится довольно далеко отсюда. Нам нужно двигаться быстро.</text:p>
      <text:p text:style-name="P279"><text:span text:style-name="T188">О</text:span><text:span text:style-name="T60">торопь от предложения тёмной аликорницы быстро забывается в свете следующих вскоре событий.</text:span></text:p>
      <text:p text:style-name="P279"><text:span text:style-name="T188">Н</text:span><text:span text:style-name="T60">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text:span><text:span text:style-name="T195">И вместо того, чтобы закричать, я поперхаюсь набранным в грудь воздухом.</text:span></text:p>
      <text:p text:style-name="P61"><text:span text:style-name="T195">Как при ускоренной перемотке, лес через пару мгновений полёта сменяет бескрайняя равнина травы и холмов, которую, в свою очередь, сменяет пустыня песка и скал, которая обрывается в море. Ландшафт</text:span><text:span text:style-name="T198">ы</text:span><text:span text:style-name="T195"> </text:span><text:span text:style-name="T196">сменя</text:span><text:span text:style-name="T198">ю</text:span><text:span text:style-name="T196">тся с огромной скоростью, весь полёт занимает от силы </text:span><text:span text:style-name="T201">полминуты</text:span><text:span text:style-name="T196">. Солнце при этом описывает на небосводе невероятные виражи, то ускоряясь, то замедляясь, то двигаясь в обратную сторону или вообще вбок. </text:span><text:span text:style-name="T197">Я всем телом чувствую, как поток времени проходит через меня полноводной рекой, </text:span><text:span text:style-name="T198">перегружая чувства</text:span><text:span text:style-name="T197">.</text:span></text:p>
      <text:p text:style-name="P206"/>
      <text:p text:style-name="P280"><text:span text:style-name="T196">К</text:span><text:span text:style-name="T60">онец полёта ошеломляет не меньше. </text:span></text:p>
      <text:p text:style-name="P280"><text:span text:style-name="T60">Пейзаж резко тормозит под нами. Останавлива</text:span><text:span text:style-name="T199">ю</text:span><text:span text:style-name="T60">тся </text:span><text:span text:style-name="T199">луна </text:span><text:span text:style-name="T60">и солнце на горизонте. </text:span><text:span text:style-name="T198">Чувство проходящего сквозь меня времени уходит. </text:span><text:span text:style-name="T60">Я по инерции отрываюсь от шеи Луны и скатываюсь в траву. Меня тут же выворачивает наизнанку.</text:span></text:p>
      <text:p text:style-name="P280"><text:span text:style-name="T60">- </text:span><text:span text:style-name="T198">Буэ-э-э!.. Ты бы хоть предупредила, что ли… Я бы не обедал для такого случая… И не завтракал… Ладно, выблевал, а если б</text:span><text:span text:style-name="T199">ы</text:span><text:span text:style-name="T198"> обосрался? Тебе бы мыться пришлось.</text:span></text:p>
      <text:p text:style-name="P58"><text:span text:style-name="T188">- </text:span><text:span text:style-name="T199">Извини, что не предупредила, - Луна выглядит сконфужено. - Как-то не подумала. Для меня снопроходчество — такая же естественная вещь, как полёт или дыхание.</text:span></text:p>
      <text:p text:style-name="P203">Аликорница терпеливо ждёт, пока я прополаскиваю рот в ближайшем ручье. <text:span text:style-name="T407">Затянутое тучами небо и редкие капли свидетельствуют о приближающейся буре.</text:span></text:p>
      <text:p text:style-name="P203">- Нам надо немного пройти, - тихо говорит она. - Тут недалеко.</text:p>
      <text:p text:style-name="P203"/>
      <text:p text:style-name="P68"><text:span text:style-name="T234">Огромная, неестественно близкая луна с ясно видимыми кратерами висит над нами пока мы идём сквозь частокол невысоких сосен. </text:span><text:span text:style-name="T202">Редкие деревья вокруг поляны расступаются и мы выходим на край леса. </text:span><text:span text:style-name="T204">Поодаль</text:span><text:span text:style-name="T202"> виднеется одинокий пик </text:span><text:span text:style-name="T204">на фоне </text:span><text:span text:style-name="T234">серебряной тарелки луны </text:span><text:span text:style-name="T202">с замком, прилепившимся к склону. </text:span><text:span text:style-name="T204">Острые шпили замка цвета слоновой кости пронзают </text:span><text:span text:style-name="T234">штормовое </text:span><text:span text:style-name="T204">небо в дюжине мест. </text:span><text:span text:style-name="T205">Вокруг замка вьётся рой точек подобно осам у блюдца с мёдом. Из этих точек со всех сторон в крепость бьют фиолетовые м</text:span><text:span text:style-name="T203">олнии, </text:span><text:span text:style-name="T204">иногда натыкаясь на невидимые преграды, иногда пронзая постройки насквозь</text:span><text:span text:style-name="T203">. </text:span><text:span text:style-name="T204">Замок огрызается такими же молниями. </text:span><text:span text:style-name="T286">Мрачная туча висит над сражением, поглощая блики молний в своём бездонном чреве.</text:span></text:p>
      <text:p text:style-name="P207">На моих глазах одна из башень вспыхивает фонтаном искр и рассыпается в кучу камней. </text:p>
      <text:p text:style-name="P281"><text:span text:style-name="T60">- </text:span><text:span text:style-name="T206">Падение Андориана. Ждать осталось недолго, - шепчет Луна.</text:span></text:p>
      <text:p text:style-name="P208"/>
      <text:p text:style-name="P62"><text:span text:style-name="T206">У </text:span><text:span text:style-name="T208">подножия горы, на крутом склоне ползёт земля и катятся камни. </text:span><text:span text:style-name="T233">Потайная дверь отъезжает в сторону, </text:span><text:span text:style-name="T208"><text:s/>открывая устье подземного хода. </text:span><text:span text:style-name="T207">Наружу выходит небольшой отряд </text:span><text:span text:style-name="T211">закованных в </text:span><text:span text:style-name="T213">доспехи</text:span><text:span text:style-name="T211"> </text:span><text:span text:style-name="T207"><text:s/>аликорнов. После короткой заминки он</text:span><text:span text:style-name="T213">и</text:span><text:span text:style-name="T207"> планиру</text:span><text:span text:style-name="T213">ю</text:span><text:span text:style-name="T207">т к лесу, </text:span><text:span text:style-name="T209">скрываясь </text:span><text:span text:style-name="T207"><text:s/>на полянке в нескольких метрах от нас. </text:span><text:soft-page-break/><text:span text:style-name="T225">Вблизи их доспехи кажутся более похожими на роботизированные экзоскелеты, ощетинившиеся </text:span><text:span text:style-name="T230">жужжащими </text:span><text:span text:style-name="T225">сервомоторами и перемигивающиеся индикаторными огоньками.</text:span></text:p>
      <text:p text:style-name="P65"><text:span text:style-name="T213">От</text:span><text:span text:style-name="T209"> отряда </text:span><text:span text:style-name="T213">отделяются</text:span><text:span text:style-name="T209"> две фигуры. </text:span><text:span text:style-name="T210">Они останавливаются буквально </text:span><text:span text:style-name="T211">у деревьев, под которыми стоим мы. Я могу потрогать ближайшего ко мне аликорна, но, тем не менее, нас они не замечают</text:span><text:span text:style-name="T210">. </text:span><text:span text:style-name="T235">Как будто мы призраки. Или. Скорее, как будто призраки — они.</text:span></text:p>
      <text:p text:style-name="P64"><text:span text:style-name="T210">- </text:span><text:span text:style-name="T211">У нас мало времени, сестра. Поторопись. </text:span><text:span text:style-name="T214">Мы не сможем долго сдерживать </text:span><text:span text:style-name="T215">в</text:span><text:span text:style-name="T214">индиго</text:span><text:span text:style-name="T211">, - </text:span><text:span text:style-name="T233">устало </text:span><text:span text:style-name="T211">произносит меньший аликорн.</text:span></text:p>
      <text:p text:style-name="P64"><text:span text:style-name="T211">- </text:span><text:span text:style-name="T212">Надо дождаться Кординиуса. Он обещал, - возражает </text:span><text:span text:style-name="T215">больший</text:span><text:span text:style-name="T212">.</text:span></text:p>
      <text:p text:style-name="P64"><text:span text:style-name="T212">Их</text:span><text:span text:style-name="T211"> голос</text:span><text:span text:style-name="T212">а</text:span><text:span text:style-name="T211"> звуч</text:span><text:span text:style-name="T212">а</text:span><text:span text:style-name="T211">т глуховато из-за закрыт</text:span><text:span text:style-name="T212">ых</text:span><text:span text:style-name="T211"> шлем</text:span><text:span text:style-name="T212">ов</text:span><text:span text:style-name="T211"> с опущенным</text:span><text:span text:style-name="T212">и</text:span><text:span text:style-name="T211"> забрал</text:span><text:span text:style-name="T212">а</text:span><text:span text:style-name="T211">м</text:span><text:span text:style-name="T212">и, </text:span><text:span text:style-name="T215">но глубокий грудной голос большого мне кажется смутно знакомым</text:span><text:span text:style-name="T211">.</text:span></text:p>
      <text:p text:style-name="P63"><text:span text:style-name="T211">- </text:span><text:span text:style-name="T213">Не доверяю я этому дракену. Его даже соплеменники считают коварным, - ворчит младшая. - </text:span><text:span text:style-name="T215">Он может продать нас с потрохами.</text:span></text:p>
      <text:p text:style-name="P63"><text:span text:style-name="T215">- Не думайте, что ваши потроха стоят так уж много, уважаемые! - восклик</text:span><text:span text:style-name="T216">ивает сухой пенёк в двух шагах от нас.</text:span></text:p>
      <text:p text:style-name="P282"><text:span text:style-name="T216">С </text:span><text:span text:style-name="T60">шумным хлопком и фиолетовыми искрами пенёк исчезает и вместо него появляется некто, похожий на помесь долговязого прямоходящего крокодила с </text:span><text:span text:style-name="T232">косоглазым </text:span><text:span text:style-name="T224">аистом</text:span><text:span text:style-name="T60">.</text:span></text:p>
      <text:p text:style-name="P282"><text:span text:style-name="T60">- </text:span><text:span text:style-name="T217">Я бы продал твои, Хмурая Метёлка, за шесть </text:span><text:span text:style-name="T218">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text:span><text:span text:style-name="T222">и даже пускает притворную слезу</text:span><text:span text:style-name="T218">, - никто не предлагает мне за вас ни медяка! Даже леденца на палочке! </text:span><text:span text:style-name="T221">Даже пробки от «Бакарди чёрного»!</text:span></text:p>
      <text:p text:style-name="P63"><text:span text:style-name="T213">- </text:span><text:span text:style-name="T218">Кончай паясничать, Кординиус! </text:span><text:span text:style-name="T223">У нас мало времени! </text:span><text:span text:style-name="T218">- морщится крупный аликорн и снимает шлем.</text:span></text:p>
      <text:p text:style-name="P216">Розовая грива вырывается на свободу пышным ореолом. Я с удивлением узнаю в аликорне молодую версию Селестии.</text:p>
      <text:p text:style-name="P283"><text:span text:style-name="T60">То есть, нельзя сказать, что та Селестия, которую я знаю, старая, нет. Аликорница, советником которо</text:span><text:span text:style-name="T220">й</text:span><text:span text:style-name="T60">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text:span><text:span text:style-name="T220">Какие-то, неуловимые глазом черты делают её такой при первом взгляде.</text:span></text:p>
      <text:p text:style-name="P217"/>
      <text:p text:style-name="P283"><text:span text:style-name="T219">- </text:span><text:span text:style-name="T223">Ты принёс карту?</text:span></text:p>
      <text:p text:style-name="P66"><text:span text:style-name="T224">Второй аликорн также снимает шлём. </text:span><text:span text:style-name="T219">Нет нужды говорить, что </text:span><text:span text:style-name="T224">под ним</text:span><text:span text:style-name="T219"> оказывается юная копия Луны.</text:span></text:p>
      <text:p text:style-name="P51"><text:span text:style-name="T160">- </text:span><text:span text:style-name="T224">Тц-тц-тц, - цокает сокрушённо Кординиус и мотает головой. Копна сальных дредов при этом болтается из стороны в сторону </text:span><text:span text:style-name="T226">как старая тряпка</text:span><text:span text:style-name="T224">. - Старый Дрок</text:span><text:span text:style-name="T234">х</text:span><text:span text:style-name="T224"> застукал меня за её просмотром. Я едва унёс ноги. </text:span><text:span text:style-name="T225">Такой вредный старикашка, просто </text:span><text:span text:style-name="T231">страх</text:span><text:span text:style-name="T225">! Полтысячи лет племя с ним мучается, а он всё помирать не хочет.</text:span></text:p>
      <text:p text:style-name="P68"><text:span text:style-name="T160">- </text:span><text:span text:style-name="T226">Но-но-но, дражайшие, - примирительно поднимает он лапы при виде гнева сестёр. - Я запомнил </text:span><text:span text:style-name="T225">дорогу</text:span><text:span text:style-name="T226">! </text:span><text:span text:style-name="T228">Шесть </text:span><text:span text:style-name="T229">вечностей</text:span><text:span text:style-name="T228"> проходим не сворачивая, седьм</text:span><text:span text:style-name="T229">ая</text:span><text:span text:style-name="T228"> будет наш</text:span><text:span text:style-name="T229">а</text:span><text:span text:style-name="T228">. </text:span><text:span text:style-name="T226">Я проведу вас </text:span><text:span text:style-name="T227">к вашим </text:span><text:span text:style-name="T226">пони! </text:span><text:span text:style-name="T231">Будете няньчить их хоть до второго пришествия Микки Мауса.</text:span></text:p>
      <text:p text:style-name="P51">- <text:span text:style-name="T408">Исключено! - отрезает </text:span><text:span text:style-name="T417">призрачная</text:span><text:span text:style-name="T408"> Луна. - </text:span><text:span text:style-name="T409">Не хватало нам дракена в мире сырой магии.</text:span></text:p>
      <text:p text:style-name="P67"><text:soft-page-break/>- <text:span text:style-name="T410">Сестра! - осаживает Луну Селестия. Она молча указывает ей крылом на сражение вверху. Там как раз медленно оседа</text:span><text:span text:style-name="T411">ет</text:span><text:span text:style-name="T410"> в пыли и фиолетовых </text:span><text:span text:style-name="T411">разрядах</text:span><text:span text:style-name="T410"> очередная башня. - </text:span><text:span text:style-name="T411">Боюсь, у нас нет выхода. Этот безумный паяц – наш единственный шанс </text:span><text:span text:style-name="T414">ис</text:span><text:span text:style-name="T411">полнить волю королевы Лорен. </text:span><text:span text:style-name="T413">Остальные</text:span><text:span text:style-name="T412">, кто способен странствовать меж мирами, нам уже отказали.</text:span></text:p>
      <text:p text:style-name="P284">Луна морщится, но нехотя кивает.</text:p>
      <text:p text:style-name="P284">- <text:span text:style-name="T415">Это всё плохо кончится, - бормочет она под нос. - Это уже плохо кончилось. Не нужно мне было тебя слушаться.</text:span></text:p>
      <text:p text:style-name="P284">- <text:span text:style-name="T415">Мы уже обсуждали это, сестра, - примирительно говорит ей Селестия. - Виндиго всё равно напали бы. </text:span><text:span text:style-name="T416">Королева всё равно поступила бы так, а не иначе. Нам выпала честь исполнить её последнюю волю – так исполним же её </text:span><text:span text:style-name="T417">как подобает</text:span><text:span text:style-name="T416">.</text:span></text:p>
      <text:p text:style-name="P284"/>
      <text:p text:style-name="P293">Ярко-красный луч ударяет из донжона замка в центр скопления вьющихся над замком точек. Он чертит огненный полумесяц прямо в мельтешащей тенями туче. Попадающиеся на его пути точки вспыхивают алыми искорками и падают вниз. Торжествующие вопли из замка слышны даже здесь. </text:p>
      <text:p text:style-name="P80"><text:span text:style-name="T434">И</text:span><text:span text:style-name="T433">з тучи опускается нечто вроде огромного </text:span><text:span text:style-name="T13">морского конька с перепончатыми крыльями вместо плавников.</text:span></text:p>
      <text:p text:style-name="P69"><text:span text:style-name="T434">Два луча из его глаз сходятся в одну точку</text:span><text:span text:style-name="T417"> </text:span><text:span text:style-name="T434">на</text:span><text:span text:style-name="T417"> донжон</text:span><text:span text:style-name="T434">е</text:span><text:span text:style-name="T417"> замка </text:span><text:span text:style-name="T434">и приводят к финальному результату</text:span><text:span text:style-name="T417">: центральная башня медленно оседает, открывая взору гигантскую статую сидящего аликорна. Каменный аликорн смотрит на нечто светящееся у его ног.</text:span></text:p>
      <text:p text:style-name="P285"/>
      <text:p text:style-name="P285">- <text:span text:style-name="T445">Проклятье! Они привели Маджестик! Как не вовремя! </text:span>Уходи, - <text:s/>призрачная Луна принимает для себя решение и одевает шлем. - Отправляйся на Эквус и оберегай пони, как завещала королева. Я приду позже. Оставь для меня метки, чтобы я смогла найти дорогу.</text:p>
      <text:p text:style-name="P69">- <text:span text:style-name="T417">Ты куда? - обеспокоенно спрашивает Селестия. - </text:span><text:span text:style-name="T418">Мы же должны быть вместе?</text:span></text:p>
      <text:p text:style-name="P69">- <text:span text:style-name="T418">Я вернусь и заберу Элементы Гармонии. Сейчас уже </text:span><text:span text:style-name="T445">им </text:span><text:span text:style-name="T418">нет смысла оставаться в Андориане. Без нас и королевы от них толку нет. </text:span><text:span text:style-name="T419">На новом месте же они станут </text:span><text:span text:style-name="T421">нам </text:span><text:span text:style-name="T419">могучей защитой. Вдобавок, нельзя оставлять их виндиго.</text:span></text:p>
      <text:p text:style-name="P70">- <text:span text:style-name="T418">Я вернусь с тобой! - протестует призрачная Селестия, но Луна перебивает её.</text:span></text:p>
      <text:p text:style-name="P70"><text:span text:style-name="T418">- Уходи! Если со мной что-то случится, ты сможешь уберечь пони и воссоздать новый Андориан. </text:span><text:span text:style-name="T419">Я же всего лишь воин.</text:span><text:span text:style-name="T418"> Твои знания намного важнее моих. </text:span><text:span text:style-name="T419">Иди, сестра!</text:span></text:p>
      <text:p text:style-name="P70"/>
      <text:p text:style-name="P286">Призрачная Луна поворачивается к Кординиусу и хмуро говорит:</text:p>
      <text:p text:style-name="P71"><text:span text:style-name="T419">- Учти, дракен. Если попробуешь обмануть и </text:span><text:span text:style-name="T420">за</text:span><text:span text:style-name="T419">ведёшь </text:span><text:span text:style-name="T422">Селестию</text:span><text:span text:style-name="T419"> не туда… Я найду тебя, где бы ты ни спрятался.</text:span></text:p>
      <text:p text:style-name="P190">- <text:span text:style-name="T419">Баюс-баюс! - в притворном страхе прикрывается лапами крокодил. - Вы бы лучше поторопились с возвращением, а то, кажется, там </text:span><text:span text:style-name="T420">стена отклеивается.</text:span></text:p>
      <text:p text:style-name="P190"><text:span text:style-name="T420">Кординиус указывает кривым пальцем вверх, где часть крепостной стены с грохотом валится в пропасть.</text:span><text:span text:style-name="T419"> </text:span></text:p>
      <text:p text:style-name="P209">Призрачная Луна вновь поворачивается к Селестии.</text:p>
      <text:p text:style-name="P75"><text:soft-page-break/><text:span text:style-name="T260">- Я поддерживала и поддерживаю тебя в твоём задании, </text:span><text:span text:style-name="T261">сестра</text:span><text:span text:style-name="T260">. </text:span><text:span text:style-name="T262">Ты всегда можешь на меня рассчитывать. Но о</text:span><text:span text:style-name="T260">бещай мне одну вещь… </text:span><text:span text:style-name="T263">Орунгун</text:span><text:span text:style-name="T260"> должен быть отмщён. Неважно, вернусь я или нет — ты должна </text:span><text:span text:style-name="T261">подготовить возмездие всему роду виндиго. Пусть это займёт годы и десятилетия. Пусть даже столетия — кара должна настигнуть их!</text:span></text:p>
      <text:p text:style-name="P210">Селестию явно застаёт врасплох просьба Луны.</text:p>
      <text:p text:style-name="P210">- Да, конечно, сестра... <text:s/>Я сделаю всё, что в моих силах…</text:p>
      <text:p text:style-name="P210">- Ты клянёшься?</text:p>
      <text:p text:style-name="P210">- Клянусь!</text:p>
      <text:p text:style-name="P210"/>
      <text:p text:style-name="P210">Призрачная Луна кивает и легонько дотрагивается своим рогом до рога Селестии. Затем она разворачивается и со всем отрядом аликорнов ср<text:span text:style-name="T430">ы</text:span>вается с поляны. Через минуту отряд скрывается в подземном ходу у подножия скалы, оставляя Селестию наедине с Кординиусом.</text:p>
      <text:p text:style-name="P210">- <text:span text:style-name="T423">Терпеть не люблю эти слезливые сцены и никому не нужные обещания! - гримасничает Кординиус. - Ты готова, Сахарная Ватка?</text:span></text:p>
      <text:p text:style-name="P210">- <text:span text:style-name="T423">Одну минуту, - просит Селестия. - Мне нужно попрощаться. Тебе лучше отвернуться, ведь ты не любишь слезливых сцен.</text:span></text:p>
      <text:p text:style-name="P211">Долговязый крокодил пожимает плечами и отходит.</text:p>
      <text:p text:style-name="P212"/>
      <text:p text:style-name="P212">Аликорница окидывает долгим взглядом лес, долину, гибнущий замок на скале. Затем она поднимает взгляд к луне. Глаза её подозрительно блестят.</text:p>
      <text:p text:style-name="P212">- Прощай, Орунгун. Мы не смогли удержать тебя. Извини. <text:span text:style-name="T445">Быть может… Быть может, в новом мире у нас получится…</text:span></text:p>
      <text:p text:style-name="P213">Селестия проводит сгибом крыла по скуле и поворачивается к дракену.</text:p>
      <text:p text:style-name="P214">- Идём, <text:span text:style-name="T424">Кординиус.</text:span></text:p>
      <text:p text:style-name="P72"><text:span text:style-name="T236">- </text:span><text:span text:style-name="T237">Теперь минутка нужна мне, </text:span><text:span text:style-name="T246">дражайшая</text:span><text:span text:style-name="T237">! - ухмыляется крокодил, - </text:span><text:span text:style-name="T238">напудрить</text:span><text:span text:style-name="T237"> нос</text:span><text:span text:style-name="T238">ик</text:span><text:span text:style-name="T237">, попрощаться с бабушкой и всё такое. Я открою коридор в Эогипп, жди меня там для безопасности.</text:span></text:p>
      <text:p text:style-name="P214"/>
      <text:p text:style-name="P72"><text:span text:style-name="T237">Он чертит кривым когтем круг в воздухе, который вдруг заполняется чернотой. В черноте мерцают мириады зеленоватых </text:span><text:span text:style-name="T238">искорок</text:span><text:span text:style-name="T237">.</text:span><text:span text:style-name="T236"> </text:span></text:p>
      <text:p text:style-name="P215">Селестия осторожно проходит в круг и он тут же схлопывается за ней.</text:p>
      <text:p text:style-name="P191"/>
      <text:p text:style-name="P218">Дракен противно хихикает и потирает ладони.</text:p>
      <text:p text:style-name="P192">- <text:span text:style-name="T425">Ну вот и пришло время поговорить наедине, Хмурая Метёлка! - оборачивается Кординиус к нам. - Ты уже сто тринадцатый раз смотришь это сновидение, но на этот раз притащила с собой какую-то хлипкую обезьяну. </text:span><text:span text:style-name="T426">Кто это и что он</text:span><text:span text:style-name="T429">а</text:span><text:span text:style-name="T426"> тут делает? Молчи, ничего не говори! Дай я сам погляжу!</text:span></text:p>
      <text:p text:style-name="P192"/>
      <text:p text:style-name="P219">Лыбящийся крокодил вперивается <text:span text:style-name="T427">в меня зенками.</text:span></text:p>
      <text:p text:style-name="P219"><text:soft-page-break/></text:p>
      <text:p text:style-name="P219">- <text:span text:style-name="T427">Я думал, это твоё сновидение, - бормочу я Луне, - ты ведь сама говорила…</text:span></text:p>
      <text:p text:style-name="P219">- <text:span text:style-name="T428">Да, это так, - остолбенело подтверждает Луна, - я великое множество раз просматривала эти воспоминания и ни разу…</text:span></text:p>
      <text:p text:style-name="P73"><text:span text:style-name="T239">- </text:span><text:span text:style-name="T240">Сновидени</text:span><text:span text:style-name="T242">я</text:span><text:span text:style-name="T240">-</text:span><text:span text:style-name="T242">шма</text:span><text:span text:style-name="T240">видени</text:span><text:span text:style-name="T242">я</text:span><text:span text:style-name="T240">, -</text:span><text:span text:style-name="T242"> </text:span><text:span text:style-name="T240">махает лапой Кординиус. - Просто не </text:span><text:span text:style-name="T241">ты</text:span><text:span text:style-name="T240"> одна умее</text:span><text:span text:style-name="T241">шь</text:span><text:span text:style-name="T240"> по ним лазить, </text:span><text:span text:style-name="T241">Хмурая Метёлка. Я, хоть больше специализируюсь по мир</text:span><text:span text:style-name="T360">охождению</text:span><text:span text:style-name="T241">, пролазить в чужие грёзы тоже могу. </text:span><text:span text:style-name="T242">Помолчи, дай сосредоточиться… Тэкс, НИ ФИГА СЕБЕ! ПРОВОДНИЧОК! Вот это номер! Где ты его откопала? Ты в курсе, для чего он тут?! Он ведь…</text:span></text:p>
      <text:p text:style-name="P287"><text:span text:style-name="T242">К</text:span><text:span text:style-name="T60">ординиус затыкает себе пасть обеими лапами. </text:span><text:span text:style-name="T273">Некоторое время его взгляд мечется от меня к Луне и обратно. </text:span><text:span text:style-name="T60">Потом </text:span><text:span text:style-name="T273">он </text:span><text:span text:style-name="T60">всматривается в меня ещё пристальнее и глаза у него окончательно лезут на лоб.</text:span></text:p>
      <text:p text:style-name="P73"><text:span text:style-name="T242">- Эээ! Ыыы! Ооо! </text:span><text:span text:style-name="T243">Знаешь, Метёлка, - обращается он наконец к Луне, - а ведь я был несправедлив к тебе! </text:span><text:span text:style-name="T244">Мне всегда казалось, что твои эксперименты с </text:span><text:span text:style-name="T247">снопроходчеством </text:span><text:span text:style-name="T244">до добра не доведут. Но ты по сравнению с этим малым просто заинька!</text:span></text:p>
      <text:p text:style-name="P221">Дрянной крокодил указывает когтем на меня.</text:p>
      <text:p text:style-name="P320"><text:span text:style-name="T244">- Сего типа в результате общения с одним демиургом размазало по нескольким реальностям. </text:span><text:span text:style-name="T273">Но </text:span><text:span text:style-name="T360">этот гадёныш</text:span><text:span text:style-name="T273"> оказался на редкость живучей тварью и выжил. </text:span><text:span text:style-name="T244">Я только краешком глаза проследил его похождения и меня чуть не вывернуло наизнанку от временно-пространственных парадоксов! </text:span><text:span text:style-name="T273">Но главное — он обжулил меня </text:span><text:span text:style-name="T360">в одном из завитков пространства-времени </text:span><text:span text:style-name="T273">и лишил ПРИЗА</text:span><text:span text:style-name="T361">(</text:span><text:span text:style-name="T382">30-я глава последнего ффика</text:span><text:span text:style-name="T361">)</text:span><text:span text:style-name="T273">!</text:span><text:span text:style-name="T244"> Это меня-то, духа хаоса! Видеть его больше не хочу! Тьфу! Буэ!</text:span></text:p>
      <text:p text:style-name="P221"/>
      <text:p text:style-name="P288"><text:span text:style-name="T60">Кординиус </text:span><text:span text:style-name="T245">в отвращении высовывает язык, чертит впопыхах круг в воздухе и скрывается в портале. </text:span><text:span text:style-name="T273">Последним скрывается его когтистая лапа, показавшая нам на последок средний палец.</text:span></text:p>
      <text:p text:style-name="P192"/>
      <text:p text:style-name="P220">-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220">Я только пожимаю плечами.</text:p>
      <text:p text:style-name="P220">- Как бы то ни было, ты увидел необходимое, - обращается ко мне Луна.</text:p>
      <text:p text:style-name="P83"><text:span text:style-name="T247">- Что именно? Разрушение горной крепости? Или ваш</text:span><text:span text:style-name="T292">е</text:span><text:span text:style-name="T247"> с Селестией </text:span><text:span text:style-name="T292">бегство</text:span><text:span text:style-name="T247"> на Эквус?</text:span></text:p>
      <text:p text:style-name="P89"><text:span text:style-name="T247">- Это не было </text:span><text:span text:style-name="T292">бегством</text:span><text:span text:style-name="T247">, - тихо говорит Луна. - </text:span><text:span text:style-name="T248">Ты сам всё видел. </text:span><text:span text:style-name="T292">Это была запланированная эвакуация. М</text:span><text:span text:style-name="T249">ы были последними уцелевшими сотрудниками проекта «</text:span><text:span text:style-name="T251">Семь </text:span><text:span text:style-name="T250">вечностей</text:span><text:span text:style-name="T251">» </text:span><text:span text:style-name="T259">в Андориане </text:span><text:span text:style-name="T292">и нам выпала сия нелёгкая миссия</text:span><text:span text:style-name="T251">. </text:span><text:span text:style-name="T250">Королева Лорен предвидела завоевание Орунгуна ордой индиго </text:span><text:span text:style-name="T252">в первый год войны</text:span><text:span text:style-name="T250">. </text:span><text:span text:style-name="T252">Видишь ли, </text:span><text:span text:style-name="T320">к началу войны </text:span><text:span text:style-name="T252">аликорны не были воинственной расой</text:span><text:span text:style-name="T320">.</text:span><text:span text:style-name="T252"> <text:s/></text:span><text:span text:style-name="T320">Уже многие тысячи лет </text:span><text:span text:style-name="T252">у нас была мирная цивилизация. В </text:span><text:span text:style-name="T320">первом периоде</text:span><text:span text:style-name="T252"> двухсотлетней войны с виндиго у нас даже</text:span><text:span text:style-name="T250"> </text:span><text:span text:style-name="T252">армии не было — жалкая охрана королевы не в счёт. Просчитав вероятный исход, Лорен</text:span><text:span text:style-name="T251"> </text:span><text:span text:style-name="T253">в </text:span><text:span text:style-name="T251">поисках </text:span><text:span text:style-name="T252">выхода </text:span><text:span text:style-name="T250">нашла в </text:span><text:span text:style-name="T252">долгих блужданиях по</text:span><text:span text:style-name="T250"> Эогипп</text:span><text:span text:style-name="T252">у</text:span><text:span text:style-name="T250"> </text:span><text:span text:style-name="T252">семь ближайших к Орунгуну миров. Она послала к ним эмиссаров для </text:span><text:span text:style-name="T253">подготовки убежищ нашей расы. </text:span><text:span text:style-name="T254">Увы, основной проблемой было малое количество способных странствовать между мирами в Эогиппе. </text:span><text:span text:style-name="T255">Всего было двенадцать странников. </text:span><text:span text:style-name="T256">Королева Лорен, я с сестрой и ещё девять аликорнов. Плюс несколько драконов и один сумасшедший дракен, </text:span><text:span text:style-name="T259">которые отказались с нами сотрудничать</text:span><text:span text:style-name="T256">.</text:span><text:span text:style-name="T254"> </text:span><text:span text:style-name="T259">И к</text:span><text:span text:style-name="T254">аждый такой странник может провести за собой очень небольшое количество путников.</text:span><text:span text:style-name="T253"> </text:span><text:span text:style-name="T254">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text:span><text:soft-page-break/><text:span text:style-name="T254">цивилизацию физически — то хотя бы духовно, продолжив её </text:span><text:span text:style-name="T255">в местных племенах. Одним из таких миров был Эквус…</text:span></text:p>
      <text:p text:style-name="P222">- Погоди, ты хочешь сказать, что, кроме тебя и Селестии, на Эквусе есть ещё и другие аликорны — некие учителя? - перебиваю я Луну.</text:p>
      <text:p text:style-name="P74"><text:span text:style-name="T255">- На Эквусе — нет, - печально мотает головой аликорница. - </text:span><text:span text:style-name="T256">Мы не смогли никого провести сюда. </text:span><text:span text:style-name="T257">Не успели. Андориан пал слишком быстро. </text:span><text:span text:style-name="T258">К</text:span><text:span text:style-name="T257">огда я </text:span><text:span text:style-name="T258">уносила Элементы Гармонии, мой отход прикрывала крохотная групка оставшихся аликорнов — пятьдесят воинов моей центурии и около двадцати научных работников из лаборатории Селестии. Они </text:span><text:span text:style-name="T259">остались</text:span><text:span text:style-name="T258">, чтобы я смогла уйти. Быть может, с другими </text:span><text:span text:style-name="T259">группами</text:span><text:span text:style-name="T258"> повезло больше -</text:span><text:span text:style-name="T259"> я не знаю их судьбу. Они удерживали шесть крепостей на юге и западе страны</text:span><text:span text:style-name="T258">.</text:span></text:p>
      <text:p text:style-name="P74"><text:span text:style-name="T258">- </text:span><text:span text:style-name="T263">Постой, а почему вы не вернулись назад позже? - спрашиваю я. - Вы могли бы найти уцелевших и привести на Эквус.</text:span></text:p>
      <text:p text:style-name="P76"><text:span text:style-name="T263">- Не могли, - печально улыбается Луна. - Наш талант к странствованию через Эогипп чисто номинальный, самого низкого уровня. Да, мы можем открывать коридор в </text:span><text:span text:style-name="T267">междумирье</text:span><text:span text:style-name="T263"> и странствовать в нём </text:span><text:span text:style-name="T265">самостоятельно,</text:span><text:span text:style-name="T263"> без помощи сопровождающего — но на этом всё. Мы не умеем находить путь. Без помощи настоящего странника мы заблудимся и будем блуждать в </text:span><text:span text:style-name="T265">Эогиппе</text:span><text:span text:style-name="T263"> вечно, если отойдём далеко от точки входа. </text:span><text:span text:style-name="T271">Я добралась к Эквусу только лишь потому, что меня в конце концов разыскал в дебрях Эогиппа Кординиус и привёл к сестре. </text:span><text:span text:style-name="T263">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text:span><text:span text:style-name="T340">третьей</text:span><text:span text:style-name="T263"> центурии </text:span><text:span text:style-name="T340">первой когорты</text:span><text:span text:style-name="T263"> шестого легиона </text:span><text:span text:style-name="T266">гвардии </text:span><text:span text:style-name="T263">Андориана и </text:span><text:span text:style-name="T267">декан</text:span><text:span text:style-name="T263"> </text:span><text:span text:style-name="T269">факультета</text:span><text:span text:style-name="T267"> </text:span><text:span text:style-name="T268">планетарного движения</text:span><text:span text:style-name="T263"> Королевско</text:span><text:span text:style-name="T267">го</text:span><text:span text:style-name="T263"> Астро</text:span><text:span text:style-name="T264">механическо</text:span><text:span text:style-name="T267">го</text:span><text:span text:style-name="T263"> </text:span><text:span text:style-name="T267">университета</text:span><text:span text:style-name="T263">. </text:span><text:span text:style-name="T280">Мы хотели достать карту, но ты сам видел, что получилось. И д</text:span><text:span text:style-name="T270">ракен отказался </text:span><text:span text:style-name="T271">от дальнейшего сотрудничества. </text:span><text:span text:style-name="T280">Н</text:span><text:span text:style-name="T271">аши же самостоятельные попытки разыскать путь к дому чуть не привели к катастрофе: мы едва не заблудились. </text:span><text:span text:style-name="T280">Так мы оказались отрезаны от дома.</text:span></text:p>
      <text:p text:style-name="P78"><text:span text:style-name="T252">- </text:span><text:span text:style-name="T259">Как бы то ни было, ты услышал главное, - отвлекается Луна от воспоминаний, - сестра обещала отомстить. </text:span><text:span text:style-name="T270">И с этим проблемы. </text:span><text:span text:style-name="T271">Разумеется, п</text:span><text:span text:style-name="T270">ервую сотню лет, пока мы в отчаянии бродили по Эквусу, пытаясь забыть о прошлой жизни, о мести и речи быть не могло. Это я понимаю и принимаю. </text:span><text:span text:style-name="T271">Но п</text:span><text:span text:style-name="T272">рошл</text:span><text:span text:style-name="T274">о уже двадцать лет с тех пор, как мы стали правителями </text:span><text:span text:style-name="T275">Эквестрии</text:span><text:span text:style-name="T274">. </text:span><text:span text:style-name="T275">Наша </text:span><text:span text:style-name="T277">экономическая </text:span><text:span text:style-name="T275">мощь растёт из года в год, наша территория простирается от моря до моря. </text:span><text:span text:style-name="T280">Мы уже пять лет имеем армию, но никаких приготовлений для возвращения нет. С</text:span><text:span text:style-name="T275">естра всё также отказывается увеличивать армию больше, чем это необходимо для патрулирования границ и охраны крупных городов. </text:span><text:span text:style-name="T278">Она делает вид, что не помнит об уговоре, а я ни за что не напомню ей об этом напрямую — это ниже моего достоинства. </text:span><text:span text:style-name="T279">Хорошо, что она догадалась прислать посредника.</text:span></text:p>
      <text:p text:style-name="P223">- Как же вы найдёте путь назад с армией? - сомневаюсь я. - Ты же сама сказала, что вы не можете найти путь домой.</text:p>
      <text:p text:style-name="P22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моей бестолковой сестрице…</text:p>
      <text:p text:style-name="P223">Луна гневно фыркает.</text:p>
      <text:p text:style-name="P223">- Но всё это возможно только если задаться целью вернуться домой для отмщения. Я же не вижу такого рвения у Селестии. </text:p>
      <text:p text:style-name="P289"><text:soft-page-break/><text:span text:style-name="T60">Ноздри аликорницы расшир</text:span><text:span text:style-name="T282">яются</text:span><text:span text:style-name="T60">, она мотает головой.</text:span></text:p>
      <text:p text:style-name="P290"><text:span text:style-name="T60">- Иногда мне кажется, </text:span><text:span text:style-name="T280">ей понравилось править. </text:span><text:span text:style-name="T60">Здесь, где нет королевы Лорен, она сама стала безраздельной правительницей. Я не в счёт, </text:span><text:span text:style-name="T281">я </text:span><text:span text:style-name="T282">больше привыкла выполнять приказы, а не отдавать их.</text:span></text:p>
      <text:p text:style-name="P291"><text:span text:style-name="T282">А</text:span><text:span text:style-name="T60">ликорница саркастически улыбается.</text:span></text:p>
      <text:p text:style-name="P290"><text:span text:style-name="T282">- Се</text:span><text:span text:style-name="T283">стра</text:span><text:span text:style-name="T282"> думает, что я обижаюсь на то, что моя работа приходится на ночное время. </text:span><text:span text:style-name="T284">Что мне не хватает любви и уважения пони. </text:span><text:span text:style-name="T282">Ха! Мне нравится, что на меня не обращают внимани</text:span><text:span text:style-name="T284">я!</text:span><text:span text:style-name="T282"> Слава, почёт и обожание масс не для меня. Мне нужна МЕСТЬ!!!</text:span></text:p>
      <text:p text:style-name="P224">…</text:p>
      <text:p text:style-name="P224"/>
      <text:p text:style-name="P224">- Она так и сказала?</text:p>
      <text:p text:style-name="P224">- Ещё и топнула копытом так, что высекла искру из камня.</text:p>
      <text:p text:style-name="P225"/>
      <text:p text:style-name="P14"><text:span text:style-name="T282">Я </text:span><text:span text:style-name="T285">выжидательно смотрю на аликорницу. </text:span><text:span text:style-name="T290">Это было не моей идеей — впутываться в делишки сиятельных сестриц, — но раз уж меня втянули в это де</text:span><text:span text:style-name="T295">ло, я хочу знать все детали!</text:span></text:p>
      <text:p text:style-name="P15"/>
      <text:p text:style-name="P79"><text:span text:style-name="T282">Селестия качает головой. </text:span><text:span text:style-name="T284">Она долго смотрит с печалью на одинокий пик за окном, возвышающийся над верхушками сосен. </text:span><text:span text:style-name="T285">Я провожаю её взгляд. Пик здорово смахивает на тот, </text:span><text:span text:style-name="T290">с гибнущим замком на фоне огромной луны.</text:span></text:p>
      <text:p text:style-name="P226"/>
      <text:p text:style-name="P81"><text:span text:style-name="T284">- </text:span><text:span text:style-name="T285">Чтож, ты выслушал Луну, Хуман, - </text:span><text:span text:style-name="T288">вздыхает Селестия. - </text:span><text:span text:style-name="T285">Выслуша</text:span><text:span text:style-name="T287">й теперь и меня. Правда, я не смогу тебе показать всё так ярко, как это получилось у </text:span><text:span text:style-name="T291">сестры</text:span><text:span text:style-name="T289">,</text:span><text:span text:style-name="T287"> — я не обладаю даром снопроходчества, — но постараюсь рассказать так, как помню. А помню я всё как вчера…</text:span></text:p>
      <text:p text:style-name="P227"/>
      <text:p text:style-name="P292"><text:span text:style-name="T287">~</text:span><text:span text:style-name="T60">~~</text:span></text:p>
      <text:p text:style-name="P228"/>
      <text:p text:style-name="P228">- <text:span text:style-name="T435">Эво</text:span><text:span text:style-name="T436">стур, ответьте! Эвостур, ответьте! Андориан на связи! Как слышно? Как слышно? </text:span><text:span text:style-name="T437">Приём!</text:span></text:p>
      <text:p text:style-name="P229">Маленькая кобылка повторя<text:span text:style-name="T439">ет</text:span> раз за разом стандартные фразы в микрофон, тщётно прижимая наушники к ушам. Наконец она со вздохом пож<text:span text:style-name="T439">имает</text:span> плечами и устан<text:span text:style-name="T439">авливает</text:span> в передатчике новую частоту.</text:p>
      <text:p text:style-name="P230">- <text:span text:style-name="T438">Но</text:span>рг<text:span text:style-name="T438">онг</text:span>, как слышно? <text:span text:style-name="T438">Но</text:span>рг<text:span text:style-name="T438">онг</text:span>, ответьте! Андориан на связи! Приём!</text:p>
      <text:p text:style-name="P85"><text:span text:style-name="T300">Снаружи разда</text:span><text:span text:style-name="T299">ётся</text:span><text:span text:style-name="T300"> грохот. Стены убежища </text:span><text:span text:style-name="T299">трясутся</text:span><text:span text:style-name="T300"> в лихорадке. На пол, посетителей и аппаратуру </text:span><text:span text:style-name="T299">сыпется</text:span><text:span text:style-name="T300"> штукатурка. Лампы </text:span><text:span text:style-name="T299">чахоточно </text:span><text:span text:style-name="T300">миг</text:span><text:span text:style-name="T299">ают</text:span><text:span text:style-name="T300"> и продолж</text:span><text:span text:style-name="T299">ают</text:span><text:span text:style-name="T300"> гореть ровным безжизненым светом.</text:span></text:p>
      <text:p text:style-name="P81"><text:span text:style-name="T287">- </text:span><text:span text:style-name="T296">Одного не могу понять — </text:span><text:span text:style-name="T297">как они смогли захватить гранд-флаер? Теоретически, они неприступны, - </text:span><text:span text:style-name="T299">бормочет</text:span><text:span text:style-name="T297"> Луна. - Я сама принимала участие в их разработке. </text:span><text:span text:style-name="T298">У виндиго ведь нет тяжёлого оружия…</text:span></text:p>
      <text:p text:style-name="P81"><text:span text:style-name="T298">- </text:span><text:span text:style-name="T299">Не доказано, что «Маджестик» захвачен, - отвечаю я. - Возможно, у него вышла из строя связь и он не может принимать наших приказов.</text:span></text:p>
      <text:p text:style-name="P86"><text:soft-page-break/><text:span text:style-name="T299">- </text:span><text:span text:style-name="T301">А</text:span><text:span text:style-name="T299"> </text:span><text:span text:style-name="T301">адмирал Её Величества, </text:span><text:span text:style-name="T306">легат</text:span><text:span text:style-name="T301"> Эйронсмайл, решил отлучиться с битвы и нарвать ромашек на склоне горы Аденау? - </text:span><text:span text:style-name="T299">язвительно подкалывает сестра. - </text:span><text:span text:style-name="T301">Я больше поверю в то, что </text:span><text:span text:style-name="T299">свихнулся автопилот, </text:span><text:span text:style-name="T301">замкнул управление на себя</text:span><text:span text:style-name="T299"> и увёл воздушную крепость с поля боя. </text:span><text:span text:style-name="T301">Мы так и не успели оттестировать эти жестяные мозги. Или же кто-то помог им свихнуться!</text:span></text:p>
      <text:p text:style-name="P295"><text:span text:style-name="T301">Л</text:span><text:span text:style-name="T60">уна мрачно сверлит взглядом затылок радистки.</text:span></text:p>
      <text:p text:style-name="P86"><text:span text:style-name="T299">- </text:span><text:span text:style-name="T301">Может быть и так, - примирительно говорю я. - Я верю адмиралу. </text:span><text:span text:style-name="T305">Её Величество</text:span><text:span text:style-name="T301"> буквально стала ему приёмной матерью, устроив в </text:span><text:span text:style-name="T305">королевскую </text:span><text:span text:style-name="T301">школу для сирот и направляя его в течение всей карьеры.</text:span></text:p>
      <text:p text:style-name="P232">- Армаринд, ответьте! Армаринд, ответьте! Андориан вызывает!</text:p>
      <text:p text:style-name="P81"><text:span text:style-name="T298">- </text:span><text:span text:style-name="T301">А к</text:span><text:span text:style-name="T298">ак могли пасть северные крепости? Да ещё так быстро? </text:span><text:span text:style-name="T299">Гвардейские</text:span><text:span text:style-name="T298"> легионы королевы не могли сложить оружие, - </text:span><text:span text:style-name="T301">снова вопрошает </text:span><text:span text:style-name="T306">сестра</text:span><text:span text:style-name="T301"> пространство. - Слишком много критических провалов за последние </text:span><text:span text:style-name="T316">два месяца</text:span><text:span text:style-name="T301">…</text:span></text:p>
      <text:p text:style-name="P233">- Корморан, ответьте, вызывает Андориан… Корморан, вас слышу! Слышу вас!!! Андориан на связи!</text:p>
      <text:p text:style-name="P84"><text:span text:style-name="T298">О</text:span><text:span text:style-name="T299">т возбуждения кобылка </text:span><text:span text:style-name="T302">хлопает</text:span><text:span text:style-name="T299"> крыльями. Она, зацепившись за рог, </text:span><text:span text:style-name="T302">срывает</text:span><text:span text:style-name="T299"> наушники и </text:span><text:span text:style-name="T302">стучит </text:span><text:span text:style-name="T299">копытом по кнопке громкой связи.</text:span></text:p>
      <text:p text:style-name="P234"/>
      <text:p text:style-name="P294"><text:span text:style-name="T60">- Корморан вас слышит! </text:span><text:span text:style-name="T304">Андориан, п</text:span><text:span text:style-name="T60">риём!</text:span></text:p>
      <text:p text:style-name="P84"><text:span text:style-name="T299">- </text:span><text:span text:style-name="T303">Краткий репорт обстановки, Корморан! </text:span><text:span text:style-name="T299">- приказ</text:span><text:span text:style-name="T302">ывает</text:span><text:span text:style-name="T299"> Луна.</text:span></text:p>
      <text:p text:style-name="P234"/>
      <text:p text:style-name="P87"><text:span text:style-name="T298">Оглушительный разрыв разда</text:span><text:span text:style-name="T308">ётся</text:span><text:span text:style-name="T298"> над головами всех присутствующих. По потолку полз</text:span><text:span text:style-name="T307">ут</text:span><text:span text:style-name="T298"> трещины. </text:span><text:span text:style-name="T308">Светильники </text:span><text:span text:style-name="T309">гаснут</text:span><text:span text:style-name="T308">, мигнув пару раз на прощание. </text:span><text:span text:style-name="T310">Сдавленные вопли перемежаются со стуком опрокидываемых на пол стульев. </text:span><text:span text:style-name="T309">Шум и неразбериха прерываются властным голосом </text:span><text:span text:style-name="T310">сестры</text:span><text:span text:style-name="T309">.</text:span></text:p>
      <text:p text:style-name="P235">- Пойду, разберусь, что там происходит.</text:p>
      <text:p text:style-name="P235"/>
      <text:p text:style-name="P296"><text:span text:style-name="T60">С тихим щелчком включается красный свет аварийного освещения. </text:span><text:span text:style-name="T310">В закрывающемся проёме выхода видны очертания облечённой в силовые доспехи Луны.</text:span></text:p>
      <text:p text:style-name="P236"/>
      <text:p text:style-name="P87"><text:span text:style-name="T310">- … </text:span><text:span text:style-name="T311">шшш… </text:span><text:span text:style-name="T317">три</text:span><text:span text:style-name="T311"> башни из пяти. Держимся за счёт автоматических </text:span><text:span text:style-name="T350">турелей</text:span><text:span text:style-name="T311"> и автономных силовых костюмов, - ожил переключённый на аварийное питание передатчик. - </text:span><text:span text:style-name="T312">Они наступают волнами, раз в пять-семь часов. По нашим оценкам, в </text:span><text:span text:style-name="T350">Нейвилле</text:span><text:span text:style-name="T312"> проживало до пятидесяти тысяч. </text:span><text:span text:style-name="T379">Около сем</text:span><text:span text:style-name="T380">и</text:span><text:span text:style-name="T379"> тысяч </text:span><text:span text:style-name="T380">мы уже насчитали тут, в армии виндов. Остальным или удалось уйти, или они штурмуют соседние крепости</text:span><text:span text:style-name="T312">. Не устоим без вариантов. </text:span><text:span text:style-name="T317">Ещё с неделю продержимся, не больше. </text:span><text:span text:style-name="T350">Потом закончатся боеприпасы.</text:span></text:p>
      <text:p text:style-name="P87"><text:span text:style-name="T312">-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text:span><text:span text:style-name="T350">Нейвиль</text:span><text:span text:style-name="T312">? </text:span><text:span text:style-name="T313">Что случилось, лягни вас буйвол?</text:span></text:p>
      <text:p text:style-name="P88"><text:span text:style-name="T313">О</text:span><text:span text:style-name="T314">т волнения в мою речь прокрадыва</text:span><text:span text:style-name="T315">ются</text:span><text:span text:style-name="T314"> словечки из солдатского жаргона моей младшей сестрицы. Нехорошо </text:span><text:span text:style-name="T315">ведущему сотруднику и сильнейшему магу Астромеханического университета скатываться до <text:s/></text:span><text:span text:style-name="T316">сержантского </text:span><text:span text:style-name="T315">жаргона.</text:span></text:p>
      <text:p text:style-name="P87"><text:soft-page-break/><text:span text:style-name="T313">- Я ж</text:span><text:span text:style-name="T315">е</text:span><text:span text:style-name="T313"> объясняю, </text:span><text:span text:style-name="T314">они проникают внутрь. Достаточно </text:span><text:span text:style-name="T381">прикосновения</text:span><text:span text:style-name="T378"> на три-четыре секунды</text:span><text:span text:style-name="T314">, и виндиго захватывают </text:span><text:span text:style-name="T316">разум</text:span><text:span text:style-name="T314">. Мы это поняли только после того, как три башни крепости оказались захвачены. Их защитники теперь воюют против нас, как и население города.</text:span></text:p>
      <text:p text:style-name="P87"><text:span text:style-name="T314">- </text:span><text:span text:style-name="T316">Что? Как? Как такое возможно? - информация не укладывается у меня в голове. - </text:span><text:span text:style-name="T317">Мы двести лет ведём войну и до сих пор ничего подобного не случалось.</text:span></text:p>
      <text:p text:style-name="P87"><text:span text:style-name="T316">- </text:span><text:span text:style-name="T317">Они научили</text:span><text:span text:style-name="T321">с</text:span><text:span text:style-name="T317">ь этому совсем недавно. Южную башню </text:span><text:span text:style-name="T322">винд</text:span><text:span text:style-name="T325">ы</text:span><text:span text:style-name="T317"> взяли таким образом два месяца назад. Потом Центральную и Западную. </text:span><text:span text:style-name="T325">Главное, чем захваченный аликорн отличается от нормального — его зрачки становятся узкими. Они не могут это скрывать. </text:span><text:span text:style-name="T316">Мы пытались связаться с вами и соседями. Но </text:span><text:span text:style-name="T325"><text:s/>винды</text:span><text:span text:style-name="T316"> захватили «Маджестик» и глушат сигнал. Странно, что вы к нам пробились.</text:span></text:p>
      <text:p text:style-name="P87"><text:span text:style-name="T316">- </text:span><text:span text:style-name="T317">Мы подключили передатчик к антенне лаборатории, - объясняю я. И внезапно понимаю происходящее. - Луна!!!</text:span></text:p>
      <text:p text:style-name="P237"/>
      <text:p text:style-name="P90"><text:span text:style-name="T317">Я бегу к выходу из убежища, на ходу активировав силов</text:span><text:span text:style-name="T318">ые</text:span><text:span text:style-name="T317"> </text:span><text:span text:style-name="T318">доспехи</text:span><text:span text:style-name="T317">. Экзоскелет бронескафандра повизгивает <text:s/></text:span><text:span text:style-name="T322">сервомоторами </text:span><text:span text:style-name="T317">на особо крутых виражах, пока я несусь на верхние ярусы Андориана. </text:span><text:span text:style-name="T318">Десятитысячелетняя крепость знавала и худшие времена, </text:span><text:span text:style-name="T319">но </text:span><text:span text:style-name="T322">не было времён беспомощнее. Всегда был выбор — победить или погибнуть. Но если враг обустроился у тебя в мыслях — даже умереть с честью не получится.</text:span></text:p>
      <text:p text:style-name="P91"><text:span text:style-name="T322">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text:span><text:span text:style-name="T323">правда, </text:span><text:span text:style-name="T322">не умеют сражаться, но многие из них неплохие маги. </text:span><text:span text:style-name="T323">И сколько из них сейчас перешло на сторону </text:span><text:span text:style-name="T326">врага</text:span><text:span text:style-name="T323">? Мы зашли в комнату радиосвязи, как только </text:span><text:span text:style-name="T324">небольшой </text:span><text:span text:style-name="T323">отряд </text:span><text:span text:style-name="T326">виндиго </text:span><text:span text:style-name="T323">спикировал из </text:span><text:span text:style-name="T324">приближающегося облака. Обычное дело, раньше такие рейды отбивались в течении </text:span><text:span text:style-name="T326">четверти часа</text:span><text:span text:style-name="T324"> без особых проблем</text:span><text:span text:style-name="T323">. </text:span><text:span text:style-name="T324">Но прошло уже больше часа, а бой не стих. И, судя по звукам, он только разгорается.</text:span></text:p>
      <text:p text:style-name="P92"><text:span text:style-name="T324">И</text:span><text:span text:style-name="T326">з боковой двери на меня буквально вываливается легионер. </text:span><text:span text:style-name="T329">Увидев</text:span><text:span text:style-name="T326"> </text:span><text:span text:style-name="T327">меня, он испуганно о</text:span><text:span text:style-name="T329">ха</text:span><text:span text:style-name="T327">ет и прижимается к стене.</text:span></text:p>
      <text:p text:style-name="P92"><text:span text:style-name="T327">- </text:span><text:span text:style-name="T328">Где ваш шлем, солдат? Что с вашим </text:span><text:span text:style-name="T329">рогом? И… </text:span><text:span text:style-name="T328">Почему вы дро</text:span><text:span text:style-name="T329">жите?</text:span></text:p>
      <text:p text:style-name="P93"><text:span text:style-name="T329">Песчаного цвета аликорн с </text:span><text:span text:style-name="T333">обугленным</text:span><text:span text:style-name="T329"> рогом вжимается в стену в тщётном порыве быть от меня подальше и, судя по всему, готовиться упасть в обморок.</text:span></text:p>
      <text:p text:style-name="P93"><text:span text:style-name="T329">Я внезапно вспоминаю предостережение и внимательно всматриваюсь в его зрачки. К счастью, они </text:span><text:span text:style-name="T332">не узкие</text:span><text:span text:style-name="T329">. Это очень легко заметить, так как они расширены и </text:span><text:span text:style-name="T334">почти вытеснили белки глаз</text:span><text:span text:style-name="T329">.</text:span></text:p>
      <text:p text:style-name="P297"><text:span text:style-name="T329">Я </text:span><text:span text:style-name="T60">поднимаю забрало, чтобы он узнал меня.</text:span></text:p>
      <text:p text:style-name="P93"><text:span text:style-name="T329">Он </text:span><text:span text:style-name="T335">отвечает мне пронзительным взглядом</text:span><text:span text:style-name="T329"> в ответ и, внезапно, успокаивается.</text:span></text:p>
      <text:p text:style-name="P93"><text:span text:style-name="T329">- Вы — не они, - вздыхает он. - </text:span><text:span text:style-name="T330">У вас хорошие </text:span><text:span text:style-name="T331">глаза</text:span><text:span text:style-name="T330">. Круглые.</text:span></text:p>
      <text:p text:style-name="P91"><text:span text:style-name="T324">- </text:span><text:span text:style-name="T336">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text:span><text:span text:style-name="T337">ует</text:span><text:span text:style-name="T336">, аликорн расслаб</text:span><text:span text:style-name="T337">ляется</text:span><text:span text:style-name="T336"> и отлепл</text:span><text:span text:style-name="T337">ивается</text:span><text:span text:style-name="T336"> от стены.</text:span></text:p>
      <text:p text:style-name="P91"><text:span text:style-name="T336">- </text:span><text:span text:style-name="T338">Вы не понимаете. Там, — легионер указывает копытом в сторону двери, - творится что-то ужасное. Моя центурия встретила передовой отряд виндов у северной башни. Отряд совсем небольшой, ничего серьёзного. Обычно при таком соотношении сил виндиго разворачиваются и уходят. Но не в этот раз. </text:span><text:span text:style-name="T339">Виндиго вступили в бой с передовыми бойцами нашего построения. И…</text:span></text:p>
      <text:p text:style-name="P94"><text:soft-page-break/><text:span text:style-name="T339">Легионер зап</text:span><text:span text:style-name="T340">инается</text:span><text:span text:style-name="T339">. Он молча хлопа</text:span><text:span text:style-name="T340">ет</text:span><text:span text:style-name="T339"> глазами и не мо</text:span><text:span text:style-name="T340">жет</text:span><text:span text:style-name="T339"> произнести ни слова.</text:span></text:p>
      <text:p text:style-name="P238">- Как тебя зовут, солдат? - когда наступает психологический шок, лучше всего его преодолевать простыми маленькими шагами. <text:span text:style-name="T441">Я давно єто усвоила, общаясь со студентами.</text:span></text:p>
      <text:p text:style-name="P94"><text:span text:style-name="T339">- Ринс. Ринс Стилфизер. </text:span><text:span text:style-name="T341">Л</text:span><text:span text:style-name="T340">ибрарий </text:span><text:span text:style-name="T341">первой центурии первой когорты шестого легиона.</text:span></text:p>
      <text:p text:style-name="P298"><text:span text:style-name="T60">- </text:span><text:span text:style-name="T340">Успокойся, Ринс</text:span><text:span text:style-name="T341">. </text:span><text:span text:style-name="T342">У тебя есть дети?</text:span></text:p>
      <text:p text:style-name="P239">- Дочка.</text:p>
      <text:p text:style-name="P240">Взгляд солдата стал более осмысленным, зрачки почти вернулись в нормальный размер.</text:p>
      <text:p text:style-name="P95"><text:span text:style-name="T342">- Её зовут Дикси. Эвакуировалась за океан, с женой. Месяц назад прислала открытку. Там </text:span><text:span text:style-name="T343">карнавал! Маски, конфетти, </text:span><text:span text:style-name="T344">фейерверки! М</text:span><text:span text:style-name="T343">ороженное </text:span><text:span text:style-name="T344">на пляже</text:span><text:span text:style-name="T343">! <text:s/>- восхищённо говорил Ринс, его глаза сияли. Он был счастлив отвлечься от реальности.</text:span></text:p>
      <text:p text:style-name="P95"><text:span text:style-name="T343">- Отлично. </text:span><text:span text:style-name="T344">Я счастлива, что твоя семья в полной безопасности, - произнесла я с ударением на безопасность. - <text:s/></text:span><text:span text:style-name="T345">И с ними ничего плохого не случится, потому что ты защищаешь их покой. </text:span><text:span text:style-name="T344">Теперь расскажи мне, что случилось во время недавнего боя с виндиго?</text:span></text:p>
      <text:p text:style-name="P95"><text:span text:style-name="T344">- </text:span><text:span text:style-name="T345">Они </text:span><text:span text:style-name="T347">обнимали нас</text:span><text:span text:style-name="T345">. </text:span><text:span text:style-name="T347">Одн</text:span><text:span text:style-name="T350">а</text:span><text:span text:style-name="T347"> виндиго отбивает удар копьём, а втор</text:span><text:span text:style-name="T350">ая</text:span><text:span text:style-name="T347"> прижимает </text:span><text:span text:style-name="T350">копыта</text:span><text:span text:style-name="T345"> </text:span><text:span text:style-name="T347">к шлему вот так, - Ринс прижимает </text:span><text:span text:style-name="T350">копыта</text:span><text:span text:style-name="T347"> к ушам, - </text:span><text:span text:style-name="T350">поднимает забрало и целует. И</text:span><text:span text:style-name="T345"> </text:span><text:span text:style-name="T347">первые ряды</text:span><text:span text:style-name="T345"> </text:span><text:span text:style-name="T347">стали разворачиваться и</text:span><text:span text:style-name="T345"> сражаться с нами, - </text:span><text:span text:style-name="T346">по-инерции, без остановки проговорил Ринс. - Мой товарищ ударил меня копьём. Просто развернулся и ударил копьём. Как будто мы не дружили восемь лет! </text:span><text:span text:style-name="T347">Как будто мы </text:span><text:span text:style-name="T352">с Троттером </text:span><text:span text:style-name="T347">не пили кальвадос в «Хромом осле»!</text:span></text:p>
      <text:p text:style-name="P299"><text:span text:style-name="T346">Я </text:span><text:span text:style-name="T60">замечаю вмятину на нагруднике Ринса.</text:span></text:p>
      <text:p text:style-name="P96"><text:span text:style-name="T353">- </text:span><text:span text:style-name="T347">И </text:span><text:span text:style-name="T352">я зметил это. Сначала у Троттера, а потом и у всех остальных</text:span><text:span text:style-name="T347">. </text:span><text:span text:style-name="T352">У</text:span><text:span text:style-name="T347"> них у всех были узкие зрачки. Как у змей. Это было страшнее, чем то, что они повернули оружие против нас, своих товарищей. Они уже не были нами, вот что. </text:span><text:span text:style-name="T356">Они были обращёнными. </text:span><text:span text:style-name="T349">Их души украли винды!</text:span></text:p>
      <text:p text:style-name="P300"><text:span text:style-name="T347">Л</text:span><text:span text:style-name="T60">егионер всхли</text:span><text:span text:style-name="T348">пывает</text:span><text:span text:style-name="T60">. Его тряс</text:span><text:span text:style-name="T348">ёт</text:span><text:span text:style-name="T60">.</text:span></text:p>
      <text:p text:style-name="P97"><text:span text:style-name="T344">- </text:span><text:span text:style-name="T351">У меня с детства был дар к левитации. Я мог поднять в воздух целы</text:span><text:span text:style-name="T352">х</text:span><text:span text:style-name="T351"> </text:span><text:span text:style-name="T352">два </text:span><text:span text:style-name="T351">ящик</text:span><text:span text:style-name="T352">а</text:span><text:span text:style-name="T351"> с сидром! </text:span><text:span text:style-name="T352">Один раз я приподнял целого центуриона Громера после обеда — а он очень грузный жеребец!</text:span><text:span text:style-name="T351"> Но сейчас я расшвырял </text:span><text:span text:style-name="T354">две </text:span><text:span text:style-name="T351">дюжин</text:span><text:span text:style-name="T354">ы</text:span><text:span text:style-name="T351"> виндов, только чтобы не дать им прикоснуться к себе — и мой рог сгорел! У меня больше нет магии!</text:span></text:p>
      <text:p text:style-name="P95"><text:span text:style-name="T351">- </text:span><text:span text:style-name="T354">Мужайся, солдат! Ты же воин элитного подразделения королевы!</text:span></text:p>
      <text:p text:style-name="P241">- Я всего лишь писарь. Все мои товарищи пропали — один за другим, пока я не остался один! Они смеялись мне в лицо, нацеливая на меня пики!</text:p>
      <text:p text:style-name="P244">Солдат тяжело дышит. Его снова трясёт дрожь. Надо бы сказать Луне, чтобы усилила кон<text:span text:style-name="T448">т</text:span>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244"><text:s/></text:p>
      <text:p text:style-name="P98"><text:span text:style-name="T355">Я смотрю за спину Ринса, в </text:span><text:span text:style-name="T356">комнату</text:span><text:span text:style-name="T355">. Там разбитое окно, через которое он вломился с улицы.</text:span></text:p>
      <text:p text:style-name="P243">- <text:span text:style-name="T442">Ты видел её? Ты видел Луну?</text:span></text:p>
      <text:p text:style-name="P245">Легионер опять закатывает глаза и готовится упасть в обморок, но я звонкой пощёчиной возвращаю его к жизни.</text:p>
      <text:p text:style-name="P99"><text:soft-page-break/><text:span text:style-name="T357">- </text:span><text:span text:style-name="T356">Нашего </text:span><text:span text:style-name="T362">ц</text:span><text:span text:style-name="T357">ентуриона? Да, конечно, </text:span><text:span text:style-name="T356">я видел её</text:span><text:span text:style-name="T357">… </text:span><text:span text:style-name="T358">Винды </text:span><text:span text:style-name="T356">вместе с обращёнными повалили водонапорную башню </text:span><text:span text:style-name="T359">на арсенал и частично разрушили его. Они стали разбирать завалы, чтобы добраться… Ну, вы понимаете?</text:span></text:p>
      <text:p text:style-name="P16"><text:span text:style-name="T359">Да, я понимаю. В арсенале хранятся Элементы </text:span><text:span text:style-name="T443">Гармонии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text:span><text:span text:style-name="T444">третьего типа</text:span><text:span text:style-name="T443">. </text:span><text:span text:style-name="T444">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И вот теперь я не уверена, что винды не смогут использовать Элементы – мы </text:span><text:span text:style-name="T445">ведь </text:span><text:span text:style-name="T444">ничего не знаем об обращённых! </text:span></text:p>
      <text:p text:style-name="P315">Должно быть, та же мысль посетила и Луну.</text:p>
      <text:p text:style-name="P16"><text:span text:style-name="T444">- </text:span><text:span text:style-name="T445">И </text:span><text:span text:style-name="T446">тут </text:span><text:span text:style-name="T445">со стороны </text:span><text:span text:style-name="T446">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text:span><text:span text:style-name="T447">было буквально пять минут назад.</text:span></text:p>
      <text:p text:style-name="P16">- <text:span text:style-name="T447">И ты молча смотрел на это и не предпринял попыток помочь?!!</text:span></text:p>
      <text:p text:style-name="P317">Ринс только молча смотрит на меня, открывая рот, как выброшенная на берег рыба.</text:p>
      <text:p text:style-name="P317">Я с рычанием подбегаю к разбитому окну. Трусость легионера будит неведомую мне раньше ярость, я боюсь задушить его в магическом захвате!</text:p>
      <text:p text:style-name="P319"><text:span text:style-name="T448">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span></text:p>
      <text:p text:style-name="P318">Она добралась до Элементов! Она не пострадала! Моя сестра жива! - поёт в моей душе.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318">Я уже простила Ринсу его трусость и приветливо киваю ему, проходя мимо.</text:p>
      <text:p text:style-name="P319"><text:span text:style-name="T448">- Иди в комнату радиосвязи и ожидай нас там.</text:span></text:p>
      <text:p text:style-name="P318">Легионер облегчённо вздыхает и мчится прочь.</text:p>
      <text:p text:style-name="P16"/>
      <text:p text:style-name="Text_20_body"/>
      <text:p text:style-name="Text_20_body"/>
      <text:p text:style-name="P242"/>
      <text:p text:style-name="P251">(в комнате разбитое окно — солдат ввалился в него снаружи. <text:span text:style-name="T440">Виндиго раньше просто превращали аликорнов в виндиго — но на это требовались месяцы работы над пленными. Сейчас они стали внедряться в их сознание за секунды</text:span>)</text:p>
      <text:p text:style-name="P228"/>
      <text:p text:style-name="P82"><text:soft-page-break/><text:span text:style-name="T287">&lt;</text:span><text:span text:style-name="T293">Андориан в осаде. </text:span><text:span text:style-name="T298">В мире мало магии, и аликорны пользуются её крохами.</text:span><text:span text:style-name="T293"> Последние защитники отбивают атаки одна за другой. </text:span><text:span text:style-name="T292">Сел пытается связаться с крепостями на юге и западе — смогла связаться только с одной (там ей сказали, что виндиго проникают в сознание и паразитируют на мозговой деятельности — этакие ментальные паразиты — </text:span><text:span text:style-name="T293">признак активности паразита — узкие зрачки</text:span><text:span text:style-name="T292">). Лорен молчит. <text:s/>Сел распечатывает конверт с последним приказом — там ордер на эвакуацию проекта «Семь вечностей». <text:s/></text:span><text:span text:style-name="T293">Входит Луна сообщает, что из странников по Эогипу удалось заручиться согласием только с Кординиусом — старым приятелем Селестии ещё с детства. У неё узкие зрачки, но она быстро отворачивается. Когда она снова поворачивается к Сел, зрачки у неё обычные, но Сел всё понимает. Однако, она не может убить свою сестру. Потом сцена под горой. </text:span><text:span text:style-name="T271">Сел говорит, что Луна хочет не отомстить, а добраться до Орунгуна и показать индиго путь к Эквусу, т. к. в Луне засела сущность индиго. И дракен привёл Луну на Эквус по её просьбе, хоть она уже тогда знала, что Луна заражена. </text:span><text:span text:style-name="T293">Мечта Сел — освободить Луну от виндиго, если это возможно. </text:span><text:span text:style-name="T294">Нельзя позволять её захватить разум Луны</text:span><text:span text:style-name="T271">).</text:span></text:p>
      <text:p text:style-name="P231">&lt;Эзоскелет Сел из последнего фанфика— это силовой каркас бронекостюма. Без него костюм становится обычными латами&gt;</text:p>
      <text:p text:style-name="P218"><text:s text:c="2"/></text:p>
      <text:p text:style-name="P52"><text:span text:style-name="T162">&lt;</text:span><text:span text:style-name="T366">Хуман спрашивает у Луны, почему она стала сторониться сестры. Луна предлагает Хуману прогуляться с ней по парку. </text:span><text:span text:style-name="T367">В парке она </text:span><text:span text:style-name="T368">проводит Хумана в сон и </text:span><text:span text:style-name="T367">рассказывает </text:span><text:span text:style-name="T368">ему-</text:span><text:span text:style-name="T367">, что мир многогранен, есть множество параллельных граней, чем дальше грани, тем меньше в них сходства. Сел и Луна пришли сюда из очень дальней грани </text:span><text:span text:style-name="T369">(сбежали, </text:span><text:span text:style-name="T370">в той же грани живут виндиго, драконикусы и т.д.</text:span><text:span text:style-name="T369">, но Луна не говорит причину побега — </text:span><text:span text:style-name="T371">но они там были тоже принцессами</text:span><text:span text:style-name="T369">)</text:span><text:span text:style-name="T367">, они вселились в тела поней и преобразили их, сделав аликорнами — </text:span><text:span text:style-name="T369">своими подобиями родной грани</text:span><text:span text:style-name="T367">. </text:span><text:span text:style-name="T369">Перед побегом Сел и Луна поклялись друг другу, что </text:span><text:span text:style-name="T371">будут равны во всём, несмотря на то, что Сел старше.</text:span><text:span text:style-name="T370"> Селестия нарушает эту клятву, что вызвало гнев Луны</text:span><text:span text:style-name="T369">. </text:span><text:span text:style-name="T372">Хуман даёт Луне взамен пару полезных советов по гос. </text:span><text:span text:style-name="T373">у</text:span><text:span text:style-name="T372">правлению (например, что не стоит печатать много денег — будет инфляция).</text:span><text:span text:style-name="T162">&gt;</text:span></text:p>
      <text:p text:style-name="P188"/>
      <text:p text:style-name="P185">~~~30 лет спустя~~~</text:p>
      <text:p text:style-name="P184"/>
      <text:p text:style-name="P182"/>
      <text:p text:style-name="P182"/>
      <text:p text:style-name="P182"/>
      <text:p text:style-name="P187">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text:span text:style-name="T398">Мир ФОЕ и мир апокалипсиса Дедлайна исчезают. Автор дописывает «Семь вечностей» и пишет Эпилог.</text:span></text:p>
      <text:p text:style-name="P268"/>
      <text:p text:style-name="P187"><text:span text:style-name="T58">В награду СелФОЕ дарит ему свои воспоминания об Эквестрии (спрятаны в золотой фигурке аликорна). </text:span><text:span text:style-name="T57">Хуман возвращается в свой мир апокалипсиса. </text:span></text:p>
      <text:p text:style-name="P267">В своём мире Хуман-Дедлайн <text:span text:style-name="T395">одевает голоочки, подаренные Терминатором (его глаза выжжены и голоочки нужны для зрения), </text:span><text:span text:style-name="T396">призывает аватаров Учителей и прорывается к терминалу Хэвэн. Он подключается к системе через терминал и выходит на связь с Фениксом. </text:span></text:p>
      <text:p text:style-name="P267"><text:soft-page-break/><text:span text:style-name="T5">Он видит, что Феникс уже создал Фолаут-Эквестрию </text:span><text:span text:style-name="T6">(директива Хэвэн сработала, </text:span><text:span text:style-name="T9">а Феникс на ФОЕ отработал некоторые приёмы для реального мира</text:span><text:span text:style-name="T6">). </text:span><text:span text:style-name="T7">Феникс в этом мире — король Сомбра (но с двумя рогами).Он предлагает Дедлайну перенести его в этот мир и поселить с максимально возможным комфортом </text:span><text:span text:style-name="T8">(в благодарность за убийство Хэвэн)</text:span><text:span text:style-name="T7"> (тело Дедлайна умирает от радиации), но Дедлайн отказывается. </text:span><text:span text:style-name="T8">Он ищет способ переместиться к Селестии — той, что оставила для него послание. Окаменевшей. </text:span><text:span text:style-name="T9">Сомбра отсылает его к Анакорну - <text:s/>той его части, которая была смоделирована. Дедлайн показывает ему воспоминания Сел из ФОЕ, и тот </text:span><text:span text:style-name="T10">переносит его из этого мира в тот — путём разрушения в этом мире и реконструкции в том через квантовые гармоники. </text:span><text:span text:style-name="T11">Эпилог</text:span></text:p>
      <text:p text:style-name="P249"/>
      <text:p text:style-name="P250">…</text:p>
      <text:p text:style-name="P266"/>
      <text:p text:style-name="P42"><text:span text:style-name="T25">… </text:span><text:span text:style-name="T26">Я </text:span><text:span text:style-name="T27">ставлю</text:span><text:span text:style-name="T26"> точку в последнем абзац</text:span><text:span text:style-name="T28">е.</text:span></text:p>
      <text:p text:style-name="P118"/>
      <text:p text:style-name="P45"><text:span text:style-name="T31">Ф-фух! </text:span><text:span text:style-name="T29">Баста! </text:span><text:span text:style-name="T31">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text:span><text:span text:style-name="T27">от </text:span><text:span text:style-name="T31">отдыха и сна? </text:span><text:span text:style-name="T32">Забесплатно годы писать нелепую историю </text:span><text:span text:style-name="T33">о </text:span><text:span text:style-name="T27">несуществующе</text:span><text:span text:style-name="T33">м</text:span><text:span text:style-name="T27"> мир</text:span><text:span text:style-name="T33">е</text:span><text:span text:style-name="T27"> </text:span><text:span text:style-name="T33">и</text:span><text:span text:style-name="T27"> никогда не происходивших событиях? </text:span><text:span text:style-name="T33">К</text:span><text:span text:style-name="T32">оторую прочтёт пару сотен человек и забудут через месяц</text:span><text:span text:style-name="T31">? </text:span><text:span text:style-name="T34">По три-четыре предложения в день, в три часа ночи, борясь с усталостью и сном? </text:span><text:span text:style-name="T32">Небольшой зуд где-то в глубинах подкорки о том, что «</text:span><text:span text:style-name="T35">история</text:span><text:span text:style-name="T32"> не закрыта» не стоит того. </text:span><text:span text:style-name="T36">Лучше запустить «Silent Hunter» и рулить подводной лодкой в холодных водах атлантики.</text:span></text:p>
      <text:p text:style-name="P119"/>
      <text:p text:style-name="P120">И всё же…</text:p>
      <text:p text:style-name="P43"><text:span text:style-name="T27">Я тупо смотрю на клавиатуру. Козырная такая </text:span><text:span text:style-name="T29">доска</text:span><text:span text:style-name="T27"> Logitech G413 Silver, </text:span><text:span text:style-name="T29">с клавишами на герконах и алюминиевой подложкой. </text:span><text:span text:style-name="T30">Надо бы почистить — кошачья шерсть набилась между клавишами.</text:span></text:p>
      <text:p text:style-name="P122"/>
      <text:p text:style-name="P269"><text:span text:style-name="T29">…И </text:span><text:span text:style-name="T24">всё же я сделаю ещё одно усилие и допишу самую малость. Почему-то мне кажется это очень важным, а в мозгах всё время вертятся </text:span><text:span text:style-name="T30">обрывки </text:span><text:span text:style-name="T24">фраз: «Намерение меняет реальность… В другом месте, в другое время...».</text:span></text:p>
      <text:p text:style-name="P123"/>
      <text:p text:style-name="P121">Эпилог</text:p>
      <text:p text:style-name="P186"/>
      <text:p text:style-name="P186"/>
      <text:p text:style-name="P186"/>
      <text:p text:style-name="P248">&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248"/>
      <text:p text:style-name="P303"/>
      <text:p text:style-name="P132"><text:soft-page-break/>(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32">(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 text:style-name="T4">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p>
      <text:p text:style-name="P253">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186"/>
      <text:p text:style-name="P186"/>
      <text:p text:style-name="P40"><text:span text:style-name="T133">&lt;война с Луной, </text:span><text:span text:style-name="T134">отсылка её на луну, тяжёлое ранение Селестии, Хуман обнимает Сел и она каменеет. Видение Сел из апокалипсиса, Хуман возвращается в свой мир. </text:span><text:span text:style-name="T135">В его мире апокалипсис не отменён. </text:span><text:span text:style-name="T136">Хуман одевает голоочки, подаренные Терминатором (его глаза выжжены и голоочки нужны для зрения) и п</text:span><text:span text:style-name="T364">ризывает аватары учителей. </text:span><text:span text:style-name="T365">Вместе они прорываются к терминалу Хэвэн и он выходит на связь с Фениксом.</text:span><text:span text:style-name="T137"> </text:span><text:span text:style-name="T138">Он активирует протокол подчинения и вместе с Фениксом, задействуя собственное сознание в качес</text:span><text:span text:style-name="T139">т</text:span><text:span text:style-name="T138">ве вычислительной мощности, создаёт Фолаут-Эквестрию. </text:span><text:span text:style-name="T140">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text:span><text:span text:style-name="T142">петлю</text:span><text:span text:style-name="T140"> (для спасения Экве</text:span><text:span text:style-name="T141">с</text:span><text:span text:style-name="T140">трии, со</text:span><text:span text:style-name="T141">з</text:span><text:span text:style-name="T140">дал Фолаут-Э</text:span><text:span text:style-name="T141">к</text:span><text:span text:style-name="T140">вестрию, которая призвала его, чтобы уничтожить её, </text:span><text:soft-page-break/><text:span text:style-name="T140">но, после её уничтожения он снова воссоздаёт её)</text:span><text:span text:style-name="T142">. После чего, <text:s/>для разрыва петли, Хуман, </text:span><text:span text:style-name="T143">который теперь является миром Фолаут-Эквестрии, выключает суперкластер Хэвэн. </text:span><text:span text:style-name="T393">В последнюю секунду Хэвэн пробуждается в Фениксе и последним усилием переносит его в мир Эквестрии</text:span><text:span text:style-name="T143"> </text:span><text:span text:style-name="T393">— тот, на седьмой волне, который избежал фолаута. Где Сел окаменела. Эпилог</text:span><text:span text:style-name="T394"> </text:span><text:span text:style-name="T133">&gt;</text:span></text:p>
      <text:p text:style-name="P184">======================================</text:p>
      <text:p text:style-name="P110">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 text:style-name="T4">#$@</text:span>&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p>
      <text:p text:style-name="P110"/>
      <text:p text:style-name="P112">===================================</text:p>
      <text:p text:style-name="P110">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110"/>
      <text:p text:style-name="P148">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46">Действие начинается снова с <text:span text:style-name="T57">первой</text:span>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p>
      <text:p text:style-name="P146">(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46">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46">=============================</text:p>
      <text:p text:style-name="P110">&lt;Третья сюжетная линия – Обмен. <text:span text:style-name="T16">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span></text:p>
      <text:p text:style-name="P117"/>
      <text:p text:style-name="P10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1"/>
      <text:p text:style-name="P101"><text:soft-page-break/>&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247">=========================</text:p>
      <text:p text:style-name="P101">(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p>
      <text:p text:style-name="P247">=======================================</text:p>
      <text:p text:style-name="P41"><text:span text:style-name="T45">&lt;</text:span><text:span text:style-name="T47">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 text:style-name="T45">&gt;</text:span></text:p>
      <text:p text:style-name="P139"/>
      <text:p text:style-name="P130">(<text:span text:style-name="T4">за пять минут до армагеддона начинается разгул магии — Дедлайн будит овощей. Армагеддон превращается в начало магического мира</text:span>)</text:p>
      <text:p text:style-name="P130">(<text:span text:style-name="T4">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p>
      <text:p text:style-name="P130"/>
      <text:p text:style-name="P301"/>
      <text:p text:style-name="P130"/>
      <text:p text:style-name="P130"/>
      <text:p text:style-name="P130">(Дедлайн был в психушке без памяти два месяца, а не два года)</text:p>
      <text:p text:style-name="P130"/>
      <text:p text:style-name="P130"/>
      <text:p text:style-name="P130">&lt;<text:span text:style-name="T4">Учителя отвечают на вопросы Хэвэн, на которые она сама не может найти ответы</text:span>&gt;</text:p>
      <text:p text:style-name="P130">(добавить Аниту в психушку)</text:p>
      <text:p text:style-name="P130">(необходимость вернуться — предотвратить закрытие проекта и остановку Хэвэн)</text:p>
      <text:p text:style-name="P130"><text:soft-page-break/>&lt;киберсекс с Хэвэн&gt;</text:p>
      <text:p text:style-name="P252">====================</text:p>
      <text:p text:style-name="P131">&lt;<text:span text:style-name="T4">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gt;</text:p>
      <text:p text:style-name="P252"/>
      <text:p text:style-name="P183"/>
      <text:p text:style-name="P183"/>
      <text:h text:style-name="P313" text:outline-level="2">11</text:h>
      <text:p text:style-name="P125"/>
      <text:p text:style-name="P129">Машинально закрыв ноутбук, я подхожу к генератору и выключаю его. Звенящая тишина накрывает уши похоронным саваном.</text:p>
      <text:p text:style-name="P129"><text:s/></text:p>
      <text:p text:style-name="P129">...ты хорошая девочка…</text:p>
      <text:p text:style-name="P129"/>
      <text:p text:style-name="P129">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29">Я устал.</text:p>
      <text:p text:style-name="P125"/>
      <text:p text:style-name="P129">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7"><text:span text:style-name="T45">Я удивлённо гляжу на робокошку. Я рад, что она ожила — значит, аккумуляторы не сдохли за два &lt;</text:span><text:span text:style-name="T47">года</text:span><text:span text:style-name="T45">&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p>
      <text:p text:style-name="P129">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129">Я машинально хватаю её рукой и отшвыриваю прочь из пикапа, захлопывая за собой дверь. Мозги не работают.</text:p>
      <text:p text:style-name="P129"><text:soft-page-break/>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129"/>
      <text:p text:style-name="P129">«…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29"/>
      <text:p text:style-name="P17"><text:span text:style-name="T45">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 text:style-name="T47">два года</text:span><text:span text:style-name="T45">&gt; 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тел встретить закат мира дома.</text:span></text:p>
      <text:p text:style-name="P129">Я вставляю ключ в замок зажигания и поворачиваю. Десять-двенадцать минут хорошей езды, и я буду на месте.</text:p>
      <text:p text:style-name="P129"/>
      <text:p text:style-name="P129">На лобовое стекло прыгает Крыса и прижимается мордой к нему прямо напротив моего лица.</text:p>
      <text:p text:style-name="P129"/>
      <text:p text:style-name="P129">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9"/>
      <text:p text:style-name="P129">Чтож.</text:p>
      <text:p text:style-name="P129"/>
      <text:p text:style-name="P129">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29"/>
      <text:p text:style-name="P129">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9"/>
      <text:p text:style-name="P129">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 </text:p>
      <text:p text:style-name="P129"/>
      <text:p text:style-name="P129">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129"><text:soft-page-break/>Выехав на тротуар, я продолжаю двигаться против течения. К счастью, пешеходов практически нет — сказывается раннее утро.</text:p>
      <text:p text:style-name="P129">Я проежаю почти три квартала, когда поток машин внезапно иссякает. Снова наваливается тишина, разрываемая одиноким рёвом сирены.</text:p>
      <text:p text:style-name="P129"/>
      <text:p text:style-name="P129">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29">Отдать долг, пожалуй, единственное осмысленное занятие, которое у меня осталось.</text:p>
      <text:p text:style-name="P129"/>
      <text:p text:style-name="P129">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9"/>
      <text:p text:style-name="P129">Опоздал. Впрочем, плевать. Одной неудачей больше, одной меньше — теперь уже всё равно.</text:p>
      <text:p text:style-name="P129"/>
      <text:p text:style-name="P129">Я оборачиваюсь к пикапу и вижу, как из кузова выскакивает небольшая хвостатая тень и молнией перелетает через забор.</text:p>
      <text:p text:style-name="P129"/>
      <text:p text:style-name="P129">Проклятье! Даже умереть спокойно не дадут!</text:p>
      <text:p text:style-name="P129"/>
      <text:p text:style-name="P129">Бегом я покрываю расстояние до парадного входа, вскакиваю внутрь и захлопываю за собой дверь.</text:p>
      <text:p text:style-name="P129">Коридоры заполняет монотонный голос из репродукторов.</text:p>
      <text:p text:style-name="P129"/>
      <text:p text:style-name="P129">«…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129"/>
      <text:p text:style-name="P129">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9"/>
      <text:p text:style-name="P129">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9"/>
      <text:p text:style-name="P129"><text:soft-page-break/>За краем слышится шорох и над парапетом появляется металлическая лапа с выпущенными во всю длину когтями.</text:p>
      <text:p text:style-name="P129">Я подтягиваю к себе багор, но потом откладываю прочь.</text:p>
      <text:p text:style-name="P129">К чёрту. Я заслужил это.</text:p>
      <text:p text:style-name="P129"/>
      <text:p text:style-name="P129">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9"/>
      <text:p text:style-name="P129">Смешно умереть от собственной робо-кошки, неправда ли? Я всё же думал, что это произойдёт минут на десять позже.</text:p>
      <text:p text:style-name="P129"/>
      <text:p text:style-name="P129">Крыса запрыгивает мне на колени, встав на задние лапы. Передние упираются мне в плечи, а морда оказывается прямо напротив моего горла.</text:p>
      <text:p text:style-name="P129"/>
      <text:p text:style-name="P129">- Давай, - шепчу я ей и закрываю глаза.</text:p>
      <text:p text:style-name="P129"/>
      <text:p text:style-name="P129">Секунды идут одна за другой, но моё горло остаётся целым. </text:p>
      <text:p text:style-name="P129">Я открываю глаза. В ладони от меня светятся зелёные экраны глаз Крысы. По ним бегут слова, складывающиеся в предложения…</text:p>
      <text:p text:style-name="P129"/>
      <text:p text:style-name="P17"><text:span text:style-name="T45">…«Я попросила твою механическую кошку передать тебе послание, </text:span><text:span text:style-name="T46">Дедлайн</text:span><text:span text:style-name="T45">. Если ты читаешь эти строки, значит ты победил и до Армагеддона остались считанные минуты. Я не столь наивна, чтобы 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p>
      <text:p text:style-name="P129">Если мне не удалось в результате поединка восстановить твою память, вкратце перескажу тебе суть проекта «Семь вечностей» и твою роль в нём.</text:p>
      <text:p text:style-name="P17"><text:span text:style-name="T45">…&lt;</text:span><text:span text:style-name="T47">краткое описание проекта и попадание Дедлайна в психушку</text:span><text:span text:style-name="T45">&gt;</text:span></text:p>
      <text:p text:style-name="P129">…</text:p>
      <text:p text:style-name="P129">Но случилось то, что случилось. Я, скорее всего, деактивирована, а ты читаешь эти строки за минуты до конца мира.</text:p>
      <text:p text:style-name="P129">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29">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129"><text:soft-page-break/></text:p>
      <text:p text:style-name="P141">… Краем уха слышу жужжание вертолёта. На горизонте появляется точка…</text:p>
      <text:p text:style-name="P141"/>
      <text:p text:style-name="P129">… через годы ты сможешь вернуться — если будет куда возвращаться. Постарайся выжить. И помни — я любила тебя!</text:p>
      <text:p text:style-name="P133"/>
      <text:p text:style-name="P133"><text:span text:style-name="T400">eergfgresfgg#4456fcvg./.fsga……….</text:span><text:span text:style-name="T401">апппп</text:span></text:p>
      <text:p text:style-name="P133"/>
      <text:p text:style-name="P136">Здравствуй, Анон! Наконец-то я нашла тебя! И хотя мне остались доли секунды до угасания мозга, я успею насладиться встречей с тобой.</text:p>
      <text:p text:style-name="P302">Да-да, не удивляйся! Ты тот, кого я впервые узнала под именем Анон. Хуман, Дедлайн, <text:span text:style-name="T397">Анон</text:span>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140">Мы <text:span text:style-name="T397">впервые </text:span>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44"><text:span text:style-name="T47">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text:span><text:span text:style-name="T48">призрачного</text:span><text:span text:style-name="T47"> фамильяра, без её противодействия война начнётся в считанные минуты.</text:span></text:p>
      <text:p text:style-name="P140">Да, чтобы встретиться с тобой, мне пришлось вселиться в дух <text:span text:style-name="T397">искусственного </text:span>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140">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44"><text:span text:style-name="T47">Какая горькая ирония! Я вспомнила тебя и насладилась </text:span><text:span text:style-name="T49">твоим </text:span><text:span text:style-name="T47">присутствием только для того, чтобы опять расстаться! Я составляю это письмо и </text:span><text:span text:style-name="T50">добавляю его к письму Хэвэн</text:span><text:span text:style-name="T47"> за секунды умирания, пока искра </text:span><text:span text:style-name="T51">сознания</text:span><text:span text:style-name="T47"> ещё тлеет в </text:span><text:span text:style-name="T50">электронном </text:span><text:span text:style-name="T52">создании</text:span><text:span text:style-name="T47">.</text:span></text:p>
      <text:p text:style-name="P140">...</text:p>
      <text:p text:style-name="P254">И ещё. Хотя ты меня не помнишь… Неважно… Меня зовут Селестия…</text:p>
      <text:p text:style-name="P129"/>
      <text:p text:style-name="P17"><text:span text:style-name="T54">Текст пропадает. Крыса медленно опускается на четыре лапы и сворачивается клубком у моих ног. В углу её правого глаза мигает цифрой «</text:span><text:span text:style-name="T55">3</text:span><text:span text:style-name="T54">%» красный индикатор заряда. Потом тухнет и он, когда отключаются экраны глаз.</text:span></text:p>
      <text:p text:style-name="P141"><text:soft-page-break/>Небольшой вертолёт садится на крышу, поднимая облако пыли. Сквозь прозрачный плексиглас кабины видны пустующие кресла пилота и пассажира.</text:p>
      <text:p text:style-name="P141">Я беру Крысу в руки и, шатаясь, иду к машине.</text:p>
      <text:p text:style-name="P141"/>
      <text:p text:style-name="P141">«Постарайся выжить…»</text:p>
      <text:p text:style-name="P141"/>
      <text:p text:style-name="P141">В далёкой синеве неба появляются белые полоски инверсных следов ракет.</text:p>
      <text:p text:style-name="P143">Се-лес-тия — повторяю незнакомое, но в то же время удивительно волнующее имя.</text:p>
      <text:p text:style-name="P141"/>
      <text:p text:style-name="P141">Я открываю дверь кабины и осторожно кладу Крысу на пилотское кресло. Потом закрываю кабину.</text:p>
      <text:p text:style-name="P141">- Извини, <text:span text:style-name="T399">Сел</text:span>. Не вижу смысла.</text:p>
      <text:p text:style-name="P141"/>
      <text:p text:style-name="P141">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17">Меня охватывает какое-то лёгкое чувство конца всего: всех условностей и ограничений, тоски, безысходности. Чувство свободы.</text:p>
      <text:p text:style-name="P141">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41">Я продолжаю смеяться до тех пор, пока сияние не выжигает мне глаза…</text:p>
      <text:p text:style-name="P141"/>
      <text:p text:style-name="P142">***</text:p>
      <text:p text:style-name="P125"/>
      <text:p text:style-name="P17">.</text:p>
      <text:p text:style-name="P17">.</text:p>
      <text:p text:style-name="P17">.</text:p>
      <text:p text:style-name="P108"><text:span text:style-name="T15">Сияние. </text:span><text:span text:style-name="T19">Оно п</text:span><text:span text:style-name="T15">овсюду. </text:span><text:span text:style-name="T19">Нет верха и низа, нет направлений и расстояний. Нет м</text:span><text:span text:style-name="T15">ыслей. Нет чувств. Нет времени. Есть только бесконечное сияние.</text:span></text:p>
      <text:p text:style-name="P307">В какой-то момент пришло осознание.</text:p>
      <text:p text:style-name="P308"/>
      <text:p text:style-name="P30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3"/>
      <text:p text:style-name="P108"><text:bookmark-start text:name="__DdeLink__26733_4694026641"/>В абсолютном, всепоглощающем сиянии проступают очертания.<text:bookmark-end text:name="__DdeLink__26733_4694026641"/></text:p>
      <text:p text:style-name="P108"/>
      <text:p text:style-name="P1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7"/>
      <text:p text:style-name="P129">- Ты всё же пришёл… Мне хватило сил призвать тебя, Проводник… Кха-кха-кха…</text:p>
      <text:p text:style-name="P129"/>
      <text:p text:style-name="P141"/>
      <text:p text:style-name="P129"/>
      <text:p text:style-name="P129"/>
      <text:p text:style-name="P129"><text:s/><text:span text:style-name="T4">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p>
      <text:p text:style-name="P138"/>
      <text:p text:style-name="P138">Я устало смеюсь. Юджин сделал этический модуль слишком эмоциональным, но это выглядит порой так забавно!</text:p>
      <text:p text:style-name="P138">- Нет ничего проще. Если бы ты спросилда меня раньше, я бы тебе сказал. Со стороны это моментально видно.</text:p>
      <text:p text:style-name="P138">- Что?!! Говори!</text:p>
      <text:p text:style-name="P138">-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138">- И где же мне найти желающих на такое? Я даже с трудом понимаю концепцию души, не то, чтобы поверить в её существование.</text:p>
      <text:p text:style-name="P138"/>
      <text:p text:style-name="P138">Разочарование сквозит в выражении морды трансцендентной лошади, в её поникших ушах и обвислом хвосте. Я усмехаюсь.</text:p>
      <text:p text:style-name="P138"><text:soft-page-break/></text:p>
      <text:p text:style-name="P138">- Ты в упор не видишь очевидного. Расскажи-ка, каким образом я могу присутствовать тут, рядом с тобой в виртуальном мире?</text:p>
      <text:p text:style-name="P138">Хэвэн недовольно морщит нос, но начинает объяснять, как пятилетнему ребёнку.</text:p>
      <text:p text:style-name="P138">-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138">- Правильно, - киваю я, - и как, по-твоему, можно назвать цифровой слепок сознания?</text:p>
      <text:p text:style-name="P138">- Н-не понимаю, к чему ты клонишь? - запинается Хэвэн. Я вижу, что она начинает понимать.</text:p>
      <text:p text:style-name="P138">- </text:p>
      <text:p text:style-name="P129"/>
      <text:p text:style-name="P129"><text:s/>Информационный слепок сознания неточен, сканируется, в основном, память, <text:s/>логический аппарат и эмоции.</text:p>
      <text:p text:style-name="P129"/>
      <text:p text:style-name="P125">&lt;<text:span text:style-name="T4">Зарождение проекта «Семь вечностей» и любовь Хэвэн к Дедлайну</text:span>&gt;</text:p>
      <text:p text:style-name="P125"/>
      <text:p text:style-name="P125"/>
      <text:p text:style-name="P125"/>
      <text:p text:style-name="P125"/>
      <text:p text:style-name="P125"/>
      <text:h text:style-name="P313" text:outline-level="2">12</text:h>
      <text:p text:style-name="P125"/>
      <text:p text:style-name="P125"/>
      <text:p text:style-name="P126">***</text:p>
      <text:p text:style-name="P126"/>
      <text:p text:style-name="P125"/>
      <text:p text:style-name="P125"/>
      <text:p text:style-name="P125"/>
      <text:p text:style-name="P125">&lt;мир-громоотвод — в том месте, где размещён боевой модуль PHOENIX&gt;</text:p>
      <text:p text:style-name="P17">&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text:soft-page-break/>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7"/>
      <text:p text:style-name="P17">&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25"/>
      <text:p text:style-name="P125"/>
      <text:p text:style-name="P125"/>
      <text:p text:style-name="P10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09"/>
      <text:p text:style-name="P115"/>
      <text:p text:style-name="P100">&lt;Ещё одна глава. Больничный быт Дедлайна / Развитие болезни Джет. Одеяло&gt;</text:p>
      <text:p text:style-name="P116">(добавить <text:s/>быта в Чертогах Разума и общения с “овощами”)</text:p>
      <text:p text:style-name="P116"/>
      <text:p text:style-name="P306"/>
      <text:p text:style-name="P109">пол’т на єкспериментальном образце первой ступени ракеті (остальніе не сделані)</text:p>
      <text:p text:style-name="P109"/>
      <text:p text:style-name="P109">===================================================</text:p>
      <text:p text:style-name="P109">… Вы и есть сопротивление!</text:p>
      <text:p text:style-name="P125">&lt;временная петля&gt;</text:p>
      <text:p text:style-name="P109"/>
      <text:p text:style-name="P109"/>
      <text:p text:style-name="P109"/>
      <text:p text:style-name="P145"/>
      <text:p text:style-name="P109"/>
      <text:p text:style-name="P113">&lt;<text:span text:style-name="T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gt;</text:p>
      <text:p text:style-name="P113"/>
      <text:p text:style-name="P115"/>
      <text:p text:style-name="P100">Шаги Армагеддона;</text:p>
      <text:p text:style-name="P100"/>
      <text:p text:style-name="P100"><text:soft-page-break/></text:p>
      <text:p text:style-name="P100">встреча с единорогами</text:p>
      <text:p text:style-name="P100">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0">Потом – путешествие на “Хитрожопке”, апгрейд её до дирижабля</text:p>
      <text:p text:style-name="P100"/>
      <text:p text:style-name="P100">=========================================</text:p>
      <text:p text:style-name="P100"/>
      <text:p text:style-name="P100">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0"/>
      <text:p text:style-name="P100">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0">==========================================</text:p>
      <text:p text:style-name="P12">Анакорн Анону: Что-то мне твоё лицо кажется знакомым. Мы раньше встречались?</text:p>
      <text:p text:style-name="P100">- Каким образом? – усмехнулся Анон.</text:p>
      <text:p text:style-name="P17">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7"/>
      <text:p text:style-name="P17">- Как мне звать тебя, Учитель? - прозвучала стандартная фраза начала Диалога, - Я желаю взять у… Ооо!..</text:p>
      <text:p text:style-name="P17"/>
      <text:p text:style-name="P17">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7"/>
      <text:p text:style-name="P17">- Мой первый Учитель… Я узнала тебя… Мне тебя не хватало.</text:p>
      <text:p text:style-name="P17"/>
      <text:p text:style-name="P17">Деревья расступились и на поляну вышла Хэвэн.</text:p>
      <text:p text:style-name="P17"/>
      <text:p text:style-name="P17">- Не могу сказать, что это взаимно, Хэв, -<text:span text:style-name="T4"> у меня не было лица в электронном мире, но я постарался, чтобы в голос был пронизан сарказмом</text:span>.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p>
      <text:p text:style-name="P17"><text:soft-page-break/>-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7"/>
      <text:p text:style-name="P17">(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7"/>
      <text:p text:style-name="P17"/>
      <text:p text:style-name="P17">(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7">(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7"/>
      <text:p text:style-name="P17">Хэвэн предлагает Дедлайну присесть на пенёк – тот отказывается (подозревает, что это – кресло).</text:p>
      <text:p text:style-name="P17">===============================================</text:p>
      <text:p text:style-name="P127"/>
      <text:p text:style-name="P17">Рэра чуть шевельнула ухом и немедленно открыла один глаз.</text:p>
      <text:p text:style-name="P17"/>
      <text:p text:style-name="P17">- ПАПА!!! ОН СОГЛАСЕН!!!</text:p>
      <text:p text:style-name="P100"/>
      <text:p text:style-name="P17">&lt;Pornis erectus&gt;</text:p>
      <text:p text:style-name="P17">ТЫ! Я! КРОВАТЬ! БЫСТРО!!! (мамка из табуна Твердолобов)</text:p>
      <text:p text:style-name="P17">.</text:p>
      <text:p text:style-name="P17">.</text:p>
      <text:p text:style-name="P17">.</text:p>
      <text:p text:style-name="P17">&lt;Попадает в табун мамок и тёток, но его спасает Дейдра на Хитрожопке&gt;</text:p>
      <text:p text:style-name="P100">&lt;Хум видит молодую Селестию в латах&gt;</text:p>
      <text:p text:style-name="P100">&lt;Сел учит Хумана магии и готовит его своим партнёром&gt;</text:p>
      <text:p text:style-name="P100">&lt;Сел применяет свою “термоядерную пушку” в роге&gt;</text:p>
      <text:p text:style-name="P100"/>
      <text:p text:style-name="P100"/>
      <text:p text:style-name="P17"><text:span text:style-name="T16">Сияние. </text:span><text:span text:style-name="T21">Оно п</text:span><text:span text:style-name="T16">овсюду. </text:span><text:span text:style-name="T21">Нет верха и низа, нет направлений и расстояний. Нет м</text:span><text:span text:style-name="T16">ыслей. Нет чувств. Нет времени. Есть только бесконечное сияние.</text:span></text:p>
      <text:p text:style-name="P307">В какой-то момент пришло осознание.</text:p>
      <text:p text:style-name="P308"/>
      <text:p text:style-name="P309"><text:soft-page-break/>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113"/>
      <text:p text:style-name="P108"><text:bookmark-start text:name="__DdeLink__26733_469402664"/>В абсолютном, всепоглощающем сиянии стали проступать очертания.<text:bookmark-end text:name="__DdeLink__26733_469402664"/></text:p>
      <text:p text:style-name="P108"/>
      <text:p text:style-name="P17">Длинный рог… Переливающийся каскад волн <text:span text:style-name="T1">необъятной </text:span>гривы… Огромные, бессильно распростёртые по полу крылья…. Пронзительный взгляд вишнёвых глаз из-под скрывающей полморды чёлки.</text:p>
      <text:p text:style-name="P17"/>
      <text:p text:style-name="P17">- Ты всё же пришёл… Мне хватило сил призвать тебя, Проводник… Кха-кха-кха…</text:p>
      <text:p text:style-name="P17">Она выкашляла пару клубов неестественно-яркого розового дыма.</text:p>
      <text:p text:style-name="P17"/>
      <text:p text:style-name="P17">-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17"/>
      <text:p text:style-name="P17">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17"/>
      <text:p text:style-name="P17">-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17"/>
      <text:p text:style-name="P17">Копыто крылатой единорожихи поехало по плитке пола, но, собравшись с силами, она выпрямилась.</text:p>
      <text:p text:style-name="P17"/>
      <text:p text:style-name="P17">-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17"/>
      <text:p text:style-name="P17">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17">Больно, блин!</text:p>
      <text:p text:style-name="P17"/>
      <text:p text:style-name="P17"><text:soft-page-break/>-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17"/>
      <text:p text:style-name="P17">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 </text:p>
      <text:p text:style-name="P17"/>
      <text:p text:style-name="P17">-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7">- Стоп-стоп-стоп! Не так быстро! - я, наконец отошёл от тотального охренения моментом и включился в разговор. - Я никому ничего не должен. Кто… Что ты вообще такое?</text:p>
      <text:p text:style-name="P17">-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17"/>
      <text:p text:style-name="P17">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100">- Не знаю. Я не успел понять, - пожал я плечами, - ты слишком рано забрала меня из психушки.</text:p>
      <text:p text:style-name="P17"/>
      <text:p text:style-name="P17">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17"/>
      <text:p text:style-name="P100">-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100"/>
      <text:p text:style-name="P17">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17"/>
      <text:p text:style-name="P100">-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text:soft-page-break/>задумалась. Потом её морду осветило озарение. - В то время её называли “Дрогонштерн”. Мы часто резвились с сестрой в окрестностях.</text:p>
      <text:p text:style-name="P100"/>
      <text:p text:style-name="P17">Слеза скатилась с морды аликорницы и она стёрла её сгибом крыла, размазывая розоватое желе по скуле.</text:p>
      <text:p text:style-name="P17"/>
      <text:p text:style-name="P17">- Помоги мне, Проводник! Ради моих маленьких пони… Будь проклята война и я вместе с ней…</text:p>
      <text:p text:style-name="P17"/>
      <text:p text:style-name="P17">Магическая лошадь заходится в продолжительном кашле, струйки розоватой слизи стекают с её крыльев <text:s/>и хвоста, собираясь в лужицы на полу.</text:p>
      <text:p text:style-name="P17">Склонившаяся над безжизненным телом фигура тает в розовом тумане… </text:p>
      <text:p text:style-name="P100"/>
      <text:p text:style-name="P100"/>
      <text:p text:style-name="P100"/>
      <text:p text:style-name="P100"/>
      <text:p text:style-name="P100"/>
      <text:h text:style-name="P313" text:outline-level="2">Эпилог</text:h>
      <text:p text:style-name="P100"/>
      <text:p text:style-name="Text_20_body">Mike Oldfield - In the beginning &amp; Let there be light <text:s text:c="5"/>или <text:s text:c="5"/>Oceania</text:p>
      <text:p text:style-name="P2"><text:a xlink:type="simple" xlink:href="https://www.youtube.com/watch?v=p9BoEuwuzIk" text:style-name="Internet_20_link" text:visited-style-name="Visited_20_Internet_20_Link">https://www.youtube.com/watch?v=p9BoEuwuzIk</text:a><text:line-break/> <text:a xlink:type="simple" xlink:href="https://www.youtube.com/watch?v=aG-_7xXTHjk" text:style-name="Internet_20_link" text:visited-style-name="Visited_20_Internet_20_Link">https://www.youtube.com/watch?v=aG-_7xXTHjk</text:a></text:p>
      <text:p text:style-name="Text_20_body">Двенадцать жеребят под присмотром учительницы скучали в фойе. Экскурсовод – высокая сухопарая кобыла-единорог в твидовом жакете c собранной в строгую буклю гривой – строго обращалась к воспитательнице.</text:p>
      <text:p text:style-name="Text_20_body">-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Text_20_body">-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Text_20_body"><text:soft-page-break/></text:p>
      <text:p text:style-name="Text_20_body">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Text_20_body"/>
      <text:p text:style-name="Text_20_body">- И в завершение эры диархии хочу обратить ваше внимание на историю Мэйнхэттэнского проекта. 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p>
      <text:p text:style-name="Text_20_body"/>
      <text:p text:style-name="Text_20_body">…</text:p>
      <text:p text:style-name="Text_20_body"/>
      <text:p text:style-name="Text_20_body">- И финальная часть нашей экспозиции, - экскурсовод тряхнула копытом в сторону одинокой скульптуры, под которую был выделен целый зал.</text:p>
      <text:p text:style-name="Text_20_body"/>
      <text:p text:style-name="Text_20_body">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Text_20_body"/>
      <text:p text:style-name="Text_20_body">-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 text:style-name="T4">Горгоном</text:span> за право властвовать над всем Эквусом и они сразили друг друга после недели битвы.</text:p>
      <text:p text:style-name="Text_20_body">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Text_20_body"/>
      <text:p text:style-name="Text_20_body"><text:soft-page-break/>-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 Агась! - откликнулся жеребёнок в разноцветной бейсболке с пропеллером, - Селестия – это мис-ти-фи… Мис… тиф… фиктация! Как зубная фея. В неё только самая мелюзга верит, навроде Мистик Вьюва. Эй, Вьюв, ты в Селестию веришь?</text:p>
      <text:p text:style-name="Text_20_body">- Угум… - смущённо отозвался бледно-салатовый <text:s/>малыш с леденцом во рту, явно попавший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Text_20_body"/>
      <text:p text:style-name="Text_20_body">Его взрослые товарищи фейсхуфнули. Экскурсовод поправила очки и окинула взором присмиревшую аудиторию.</text:p>
      <text:p text:style-name="P11">&lt;Побольше про Вьюва, развернуть&gt;</text:p>
      <text:p text:style-name="Text_20_body"/>
      <text:p text:style-name="Text_20_body">-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Text_20_body"/>
      <text:p text:style-name="Text_20_body">- А вы сами как считаете? - перебила экскурсовода <text:span text:style-name="T4">Индиго</text:span>. - Это принцесса Селестия, или работа этого… как его… Эйр Мурпла?</text:p>
      <text:p text:style-name="Text_20_body"/>
      <text:p text:style-name="Text_20_body">Экскурсовод посмотрела на жеребёнка поверх очков и слабо улыбнулась.</text:p>
      <text:p text:style-name="Text_20_body"/>
      <text:p text:style-name="Text_20_body">-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Text_20_body"/>
      <text:p text:style-name="Text_20_body">-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Text_20_body">- Дасти Нупс, веди себя прилично! - шикнула на него учительница, - немедленно вернисть в группу!</text:p>
      <text:p text:style-name="Text_20_body">-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Ано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Text_20_body"><text:soft-page-break/>- Впрочем, - экскурсовод посмотрела на жеребят и сморщила нос, - достоверность этого предания находится под большим вопросом, так как нигде больше об Ано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Анона, висит тут исключительно по моему личному настоянию, для полноты картины, извиняюсь за тавтологию.</text:p>
      <text:p text:style-name="Text_20_body"/>
      <text:p text:style-name="Text_20_body">&lt;<text:span text:style-name="T4">тут через картину с Аноном вваливается сам Анон. Жеребята в страхе убегают, кроме Мистик Вьюва. Экскурсовод в ужасе прижимается к стенке</text:span>&gt;</text:p>
      <text:p text:style-name="Text_20_body"/>
      <text:p text:style-name="Text_20_body">Я подошёл к статуе.</text:p>
      <text:p text:style-name="Text_20_body"/>
      <text:p text:style-name="Text_20_body">- Сел…</text:p>
      <text:p text:style-name="Text_20_body"/>
      <text:p text:style-name="Text_20_body">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11">&lt;Развернуть боль Анона от осознания потери&gt;</text:p>
      <text:p text:style-name="Text_20_body"/>
      <text:p text:style-name="Text_20_body">- Ты же обещала дождаться меня… Ты говорила мне: “Намерение меняет реальность”, а сама… Я очень хочу поменять реальность, Сел. Я хочу, чтобы ты была со мной.(<text:span text:style-name="T4">Селестия, каменея, успевает распознать заклинание самой себя – она успевает сказать Анону, что будет ждать его</text:span>)</text:p>
      <text:p text:style-name="Text_20_body"/>
      <text:p text:style-name="Text_20_body">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1">&lt;развернуть страдания Анона&gt;</text:p>
      <text:p text:style-name="Text_20_body"/>
      <text:p text:style-name="Text_20_body">Меня накрыла тень.</text:p>
      <text:p text:style-name="Text_20_body"/>
      <text:p text:style-name="Text_20_body">- Я обещала тебя дождаться и я выполнила своё обещание, мой маленький человек, - Селестия опустила голову мне на плечо.</text:p>
      <text:p text:style-name="Text_20_body">-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Text_20_body">Селестия в ответ прижала меня к себе крылом. <text:span text:style-name="T4">Одним</text:span>.</text:p>
      <text:p text:style-name="Text_20_body"/>
      <text:p text:style-name="Text_20_body"><text:soft-page-break/>- Ну же, Анон, не стоит так переживать, я же сказала, что буду ждать. Когда я тебя обманывала?</text:p>
      <text:p text:style-name="Text_20_body">- Ты… Ты… Глупая ты лошадь… - бормотал я, крепче вжимаясь лицом в белоснежную шею.</text:p>
      <text:p text:style-name="Text_20_body">Аликорница только вздохнула.</text:p>
      <text:p text:style-name="Text_20_body"/>
      <text:p text:style-name="Text_20_body">- Не так уж просто справиться со своим собственным заклятием. Но я смогла – и ты помог мне в этом. Спасибо.</text:p>
      <text:p text:style-name="Text_20_body"/>
      <text:p text:style-name="Text_20_body">Наконец я отпрянул от неё и вытер ладонью слёзы. И снова перехватило дыхание – от ужаса.</text:p>
      <text:p text:style-name="Text_20_body">- Сел!!!</text:p>
      <text:p text:style-name="Text_20_body">- Ну-ну, мой маленький человек, не пугайся. Да, мне немного досталось. Но ты же только что имел возможность лицезреть меня “во всей красе”, чтобы пугаться теперь. Или в таком виде я тебе больше не нравлюсь?</text:p>
      <text:p text:style-name="Text_20_body"/>
      <text:p text:style-name="Text_20_body">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Text_20_body"/>
      <text:p text:style-name="Text_20_body">-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Text_20_body">- Уж кому-кому, а не тебе говорить о гиподинамии! - внезапно шагнула от стены экскурсовод. - Твой избыточный вес – это итог всех съеденных тобою ночью втайне от меня пирожных, сестрица!</text:p>
      <text:p text:style-name="Text_20_body"/>
      <text:p text:style-name="Text_20_body">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Луна подошла к Селестии вплотную, нос к носу.</text:p>
      <text:p text:style-name="Text_20_body"/>
      <text:p text:style-name="Text_20_body">- Мы рады, что ты вернулась.</text:p>
      <text:p text:style-name="Text_20_body"/>
      <text:p text:style-name="Text_20_body">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Text_20_body"/>
      <text:p text:style-name="Text_20_body">…</text:p>
      <text:p text:style-name="Text_20_body"/>
      <text:p text:style-name="Text_20_body"><text:soft-page-break/>- ЛУНА! - Селестия притянула сестру к себе, заключив в объятиях. - Я не надеялась увидеть тебя живой!</text:p>
      <text:p text:style-name="Text_20_body">- Сестрица, право же, оставь эти нежности! Подумаешь – не виделись <text:span text:style-name="T4">десять тысяч </text:span>лет, всего-то! - пробормотала Луна и обняла, в свою очередь, Селестию.</text:p>
      <text:p text:style-name="Text_20_body">- И кто бы говорил мне о надежде… Мне, тысячи лет присматривающей за статуей, в которую превратилась моя бесталанная сестра!..</text:p>
      <text:p text:style-name="Text_20_body">- Я так скучала! Я так переживала!</text:p>
      <text:p text:style-name="Text_20_body">- Я пыталась найти способ расколдовать тебя. Увы, заклятие ещё более сильное, чем то, что сослало меня на Луну когда-то…</text:p>
      <text:p text:style-name="Text_20_body"/>
      <text:p text:style-name="Text_20_body">Я смотрел на воркующих сестёр и сердце моё оттаивало. Всё плохое, что могло произойти, осталось в прошлом и сейчас творилось только хорошее.</text:p>
      <text:p text:style-name="Text_20_body"/>
      <text:p text:style-name="Text_20_body">- Анон, я всё это время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Text_20_body">- Твоя правда, Сестра, - согласилась с ней Луна. - Я хотела сказать тебе позже, но ты сама всё поняла.</text:p>
      <text:p text:style-name="Text_20_body"/>
      <text:p text:style-name="Text_20_body">Старшая аликорница посмотрела на младшую и обе согласно кивнули.</text:p>
      <text:p text:style-name="Text_20_body"/>
      <text:p text:style-name="Text_20_body">- Анон, мы хотели бы вернуться. - Селестия с тревогой смотрела на меня. - Пойдёшь ли ты с нами?</text:p>
      <text:p text:style-name="Text_20_body">- Вернуться? Куда?</text:p>
      <text:p text:style-name="Text_20_body">- В наш изначальный мир, откуда мы пришли в Эквус. Нам нужно отдохнуть. Многотысячелетнее правление утомляет…</text:p>
      <text:p text:style-name="Text_20_body">- А потом?</text:p>
      <text:p text:style-name="Text_20_body">- Потом? Кто знает? Быть может, безмятежная тихая жизнь в уютном доме, быть может, новые миры и новые вызовы… Ты пойдёшь с нами?</text:p>
      <text:p text:style-name="Text_20_body"/>
      <text:p text:style-name="Text_20_body">Я посмотрел на небо, на облака, на солнце и улыбнулся.</text:p>
      <text:p text:style-name="Text_20_body"/>
      <text:p text:style-name="Text_20_body">-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Text_20_body">- Правильное решение, - кивнула Луна. - Мы рады. Как нам ни стыдно признаваться, но Мы привыкли к твоему присутствию и Нам не хватало бы твоих тупых шуток. </text:p>
      <text:p text:style-name="Text_20_body"/>
      <text:p text:style-name="Text_20_body">Я рассмеялся. Всё стало на свои места, как в старые добрые времена.</text:p>
      <text:p text:style-name="Text_20_body">- Тогда помчали?</text:p>
      <text:p text:style-name="Text_20_body"><text:soft-page-break/>- Да. - Селестия повернулась к Луне. - Как в тот раз, после битвы у Холодной скалы?</text:p>
      <text:p text:style-name="Text_20_body">- Да. По другому ты сейчас не сможешь.</text:p>
      <text:p text:style-name="Text_20_body"/>
      <text:p text:style-name="Text_20_body">Луна подошла вплотную к Селестии со стороны отсутствующего крыла, бок к боку, и крепко обняла раненую аликорницу крылом.</text:p>
      <text:p text:style-name="Text_20_body">- Проверим силы. Раз. Два. Три! - Луна взмахнула свободным крылом.</text:p>
      <text:p text:style-name="Text_20_body">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11">&lt;расписать тренировку – с виражами, кульбитами и пике&gt;</text:p>
      <text:p text:style-name="Text_20_body"/>
      <text:p text:style-name="Text_20_body">Наконец, тандем приземлился.</text:p>
      <text:p text:style-name="Text_20_body"/>
      <text:p text:style-name="Text_20_body">- Анон, - обратилась ко мне Селестия, - Хотела бы я нести тебя сейчас… Увы – раны не позволят. Садись на Луну, пожалуйста…</text:p>
      <text:p text:style-name="Text_20_body">Луна повернулась ко мне и нахмурилась. Я замялся, как школьник перед придирчивой учительницей. </text:p>
      <text:p text:style-name="Text_20_body"/>
      <text:p text:style-name="Text_20_body">Честное слово, Сел могла бы придумать что-нибудь получше, чем ездить на этой фурии, Анон!</text:p>
      <text:p text:style-name="Text_20_body"/>
      <text:p text:style-name="Text_20_body">Внезапно строгую морду осветила улыбка и бирюзовый глаз подмигнул мне.</text:p>
      <text:p text:style-name="Text_20_body"/>
      <text:p text:style-name="Text_20_body">- Ты всё ещё боишься нас, Анон. После стольких-то лет знакомства. Это забавляет. Садись!</text:p>
      <text:p text:style-name="Text_20_body"/>
      <text:p text:style-name="Text_20_body">…</text:p>
      <text:p text:style-name="Text_20_body"/>
      <text:p text:style-name="Text_20_body">Мистик Вьюв – хлаблый! Мистик Вьюв не убезал, как длугие, от стласного Анона! Мистик Вьюв сплятался за занавеской и всё-всё видел!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 </text:p>
      <text:p text:style-name="Text_20_body">Высоко-высоко в небо!</text:p>
      <text:p text:style-name="Text_20_body"/>
      <text:p text:style-name="Text_20_body"/>
      <text:p text:style-name="Text_20_body">(Mike Oldfield – Oceania <text:s text:c="2"/><text:a xlink:type="simple" xlink:href="https://www.youtube.com/watch?v=aG-_7xXTHjk" text:style-name="Internet_20_link" text:visited-style-name="Visited_20_Internet_20_Link">https://www.youtube.com/watch?v=aG-_7xXTHjk</text:a> <text:line-break/>Mike Oldfield – Let Be The Light <text:a xlink:type="simple" xlink:href="https://www.youtube.com/watch?v=fRKmK4K6Jew" text:style-name="Internet_20_link" text:visited-style-name="Visited_20_Internet_20_Link">https://www.youtube.com/watch?v=fRKmK4K6Jew</text:a> )</text:p>
      <text:p text:style-name="Text_20_body"><text:s/>Mike Oldfield - Ascension - https://www.youtube.com/watch?v=b6wqfiMBEik</text:p>
      <text:p text:style-name="P100"/>
      <text:p text:style-name="P109"><text:soft-page-break/>009 Sound System - Speak to Angels (<text:a xlink:type="simple" xlink:href="https://www.youtube.com/watch?v=6rAkn9OZT0k" text:style-name="Internet_20_link" text:visited-style-name="Visited_20_Internet_20_Link">https://www.youtube.com/watch?v=6rAkn9OZT0k</text:a>)</text:p>
      <text:p text:style-name="P109">Pink Floyd “Keep Talking” <text:a xlink:type="simple" xlink:href="https://www.youtube.com/watch?v=CVhYW6e3qc8" text:style-name="Internet_20_link" text:visited-style-name="Visited_20_Internet_20_Link">https://www.youtube.com/watch?v=CVhYW6e3qc8</text:a></text:p>
      <text:p text:style-name="P109"/>
      <text:p text:style-name="P109">Daft Punk - Veridis Quo</text:p>
      <text:p text:style-name="P109">https://www.youtube.com/watch?v=HhZaHf8RP6g</text:p>
      <text:p text:style-name="P109"><text:a xlink:type="simple" xlink:href="https://www.youtube.com/watch?v=ySLc8gZ3oEc" text:style-name="Internet_20_link" text:visited-style-name="Visited_20_Internet_20_Link">https://www.youtube.com/watch?v=ySLc8gZ3oEc</text:a></text:p>
      <text:p text:style-name="P109"/>
      <text:p text:style-name="P109">Eye Of The Tiger</text:p>
      <text:p text:style-name="P109"/>
      <text:p text:style-name="P109">Alphaville – Forever Young</text:p>
      <text:p text:style-name="P109">The Doors “Light My Fire”</text:p>
      <text:p text:style-name="P109">Pink Floyd “Another Brick In The Wall” (https://www.youtube.com/watch?v=krYK1jWz0Lo <text:s/>), </text:p>
      <text:p text:style-name="P109">“Is the anybody here” (Pulse)</text:p>
      <text:p text:style-name="P109">“Marooned”</text:p>
      <text:p text:style-name="P125">&lt;Pink Floyd - «Hey you» (Pulse)&gt;</text:p>
      <text:p text:style-name="P125"/>
      <text:p text:style-name="P109">Dire Straits “Money For Nothing”</text:p>
      <text:p text:style-name="Text_20_body"><text:span text:style-name="T1">Depeche M</text:span>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text:style-name="Internet_20_link" text:visited-style-name="Visited_20_Internet_20_Link">https://www.youtube.com/watch?v=11cxoPNaCbM</text:a> ),</text:p>
      <text:p text:style-name="Text_20_body">Loreley (<text:a xlink:type="simple" xlink:href="https://www.youtube.com/watch?v=tUhmjmkLnxY" text:style-name="Internet_20_link" text:visited-style-name="Visited_20_Internet_20_Link">https://www.youtube.com/watch?v=tUhmjmkLnxY</text:a> )</text:p>
      <text:p text:style-name="Text_20_body">I still remember you (<text:a xlink:type="simple" xlink:href="https://www.youtube.com/watch?v=Dp1uqZaSkXE" text:style-name="Internet_20_link" text:visited-style-name="Visited_20_Internet_20_Link">https://www.youtube.com/watch?v=Dp1uqZaSkXE</text:a> )</text:p>
      <text:p text:style-name="Text_20_body">Greenslives (<text:a xlink:type="simple" xlink:href="https://www.youtube.com/watch?v=TC1F5TxyvPY" text:style-name="Internet_20_link" text:visited-style-name="Visited_20_Internet_20_Link">https://www.youtube.com/watch?v=TC1F5TxyvPY</text:a> )</text:p>
      <text:p text:style-name="Text_20_body">Alphaville – Forever young (<text:a xlink:type="simple" xlink:href="https://www.youtube.com/watch?v=oNjQXmoxiQ8"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text:style-name="Internet_20_link" text:visited-style-name="Visited_20_Internet_20_Link">https://www.youtube.com/watch?v=Qt2mbGP6vFI</text:a>)</text:p>
      <text:p text:style-name="Text_20_body">The Cure – Lullaby (<text:a xlink:type="simple" xlink:href="https://www.youtube.com/watch?v=sS6t56U9tBg" text:style-name="Internet_20_link" text:visited-style-name="Visited_20_Internet_20_Link">https://www.youtube.com/watch?v=sS6t56U9tBg</text:a>)</text:p>
      <text:p text:style-name="Text_20_body"><text:soft-page-break/>The Cure – Big Band instrumental ( <text:a xlink:type="simple" xlink:href="https://www.youtube.com/watch?v=Uw-HDpDpMlk" text:style-name="Internet_20_link" text:visited-style-name="Visited_20_Internet_20_Link">https://www.youtube.com/watch?v=Uw-HDpDpMlk</text:a> )</text:p>
      <text:p text:style-name="Text_20_body">Coldplay - Paradise</text:p>
      <text:p text:style-name="Text_20_body">R.E.M. - Losing My Religion</text:p>
      <text:p text:style-name="Text_20_body">Blackmoress night – under a violet moon ( <text:a xlink:type="simple" xlink:href="https://www.youtube.com/watch?v=Ttqnz-xnwWM" text:style-name="Internet_20_link" text:visited-style-name="Visited_20_Internet_20_Link">https://www.youtube.com/watch?v=Ttqnz-xnwWM</text:a> )</text:p>
      <text:p text:style-name="P125">&lt;<text:span text:style-name="T4">Pink Floyd — Kepp Talking (Pulse), Hey you (Pulse), Sorrow (Pulse), High Hopes (Pulse)</text:span>&gt;</text:p>
      <text:p text:style-name="P125">Blue Oyster Cult — Do Not Fear The Reaper (<text:a xlink:type="simple" xlink:href="https://www.youtube.com/watch?v=Dy4HA3vUv2c" text:style-name="Internet_20_link" text:visited-style-name="Visited_20_Internet_20_Link">https://www.youtube.com/watch?v=Dy4HA3vUv2c</text:a> )</text:p>
      <text:p text:style-name="P125">The Beloved — Sweet Harmony (<text:a xlink:type="simple" xlink:href="https://www.youtube.com/watch?v=rB_d1Mczxqw" text:style-name="Internet_20_link" text:visited-style-name="Visited_20_Internet_20_Link">https://www.youtube.com/watch?v=rB_d1Mczxqw</text:a> )</text:p>
      <text:p text:style-name="P125">Oasis — Wonderwall (<text:a xlink:type="simple" xlink:href="https://www.youtube.com/watch?v=6hzrDeceEKc" text:style-name="Internet_20_link" text:visited-style-name="Visited_20_Internet_20_Link">https://www.youtube.com/watch?v=6hzrDeceEKc</text:a> )</text:p>
      <text:p text:style-name="P125">Black — Wonderful life</text:p>
      <text:p text:style-name="Text_20_body">Robbie Williams – Feel (<text:a xlink:type="simple" xlink:href="https://www.youtube.com/watch?v=iy4mXZN1Zzk" text:style-name="Internet_20_link" text:visited-style-name="Visited_20_Internet_20_Link">https://www.youtube.com/watch?v=iy4mXZN1Zzk</text:a> )</text:p>
      <text:p text:style-name="Text_20_body">Red Hot Chilly Peppers <text:s/>- Californication (<text:a xlink:type="simple" xlink:href="https://www.youtube.com/watch?v=YlUKcNNmywk" text:style-name="Internet_20_link" text:visited-style-name="Visited_20_Internet_20_Link">https://www.youtube.com/watch?v=YlUKcNNmywk</text:a> )</text:p>
      <text:p text:style-name="Text_20_body">Dire Straits – Money For Nothing – (instrumental ? ) (<text:a xlink:type="simple" xlink:href="https://www.youtube.com/watch?v=c2KnaY1WsT4" text:style-name="Internet_20_link" text:visited-style-name="Visited_20_Internet_20_Link">https://www.youtube.com/watch?v=c2KnaY1WsT4</text:a> )</text:p>
      <text:p text:style-name="Text_20_body">Vangelis – Ask The Mountains (<text:a xlink:type="simple" xlink:href="https://www.youtube.com/watch?v=70xFeDxozRk"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text:style-name="Internet_20_link" text:visited-style-name="Visited_20_Internet_20_Link">https://www.youtube.com/watch?v=sYos7etZoZM&amp;feature=emb_logo</text:a></text:p>
      <text:p text:style-name="Text_20_body">Garbage – Special (<text:a xlink:type="simple" xlink:href="https://www.youtube.com/watch?v=raRGnueg8Lo"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text:style-name="Internet_20_link" text:visited-style-name="Visited_20_Internet_20_Link">https://www.youtube.com/watch?v=MHxQ9UJDCrk</text:a></text:p>
      <text:p text:style-name="Text_20_body">Mike Oldfield – Far above clouds - <text:a xlink:type="simple" xlink:href="https://www.youtube.com/watch?v=-8UAlSpIpgI&amp;list=RDaG-_7xXTHjk"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text:style-name="Internet_20_link" text:visited-style-name="Visited_20_Internet_20_Link">https://www.youtube.com/watch?v=A8UWMFV7ONE</text:a></text:p>
      <text:p text:style-name="Text_20_body">Celebrating St. Patrick <text:a xlink:type="simple" xlink:href="https://www.youtube.com/watch?v=E8gVXz8ZlHI" text:style-name="Internet_20_link" text:visited-style-name="Visited_20_Internet_20_Link">https://www.youtube.com/watch?v=E8gVXz8ZlHI</text:a></text:p>
      <text:p text:style-name="Text_20_body">Fourth Moon – Glasgow Roaster - <text:a xlink:type="simple" xlink:href="https://www.youtube.com/watch?v=JXd-IazicyE" text:style-name="Internet_20_link" text:visited-style-name="Visited_20_Internet_20_Link">https://www.youtube.com/watch?v=JXd-IazicyE</text:a></text:p>
      <text:p text:style-name="Text_20_body">Jan Hammer - Crockett's theme - <text:a xlink:type="simple" xlink:href="https://www.youtube.com/watch?v=_lAaojqA_08" text:style-name="Internet_20_link" text:visited-style-name="Visited_20_Internet_20_Link">https://www.youtube.com/watch?v=_lAaojqA_08</text:a></text:p>
      <text:p text:style-name="Text_20_body">Mike Oldfield Man In The Rain <text:s/>- <text:a xlink:type="simple" xlink:href="https://www.youtube.com/watch?v=2Dce8DhrTsY" text:style-name="Internet_20_link" text:visited-style-name="Visited_20_Internet_20_Link">https://www.youtube.com/watch?v=2Dce8DhrTsY</text:a></text:p>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6-10T23:54:35.199640047</meta:creation-date>
    <dc:date>2022-06-02T00:48:32.958768651</dc:date>
    <meta:editing-duration>P332DT9H23M31S</meta:editing-duration>
    <meta:editing-cycles>3192</meta:editing-cycles>
    <meta:generator>LibreOffice/6.4.7.2$Linux_X86_64 LibreOffice_project/40$Build-2</meta:generator>
    <meta:document-statistic meta:table-count="0" meta:image-count="0" meta:object-count="0" meta:page-count="201" meta:paragraph-count="2969" meta:word-count="68250" meta:character-count="438549" meta:non-whitespace-character-count="372262"/>
  </office:meta>
</office:document-meta>
</file>